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in" fo:margin-right="0in" fo:margin-top="0.6665in" fo:margin-bottom="0in" loext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4" style:family="paragraph" style:parent-style-name="Standard">
      <style:paragraph-properties fo:margin-left="0in" fo:margin-right="0in" fo:margin-top="0.1835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" style:family="paragraph" style:parent-style-name="Standard">
      <style:paragraph-properties fo:margin-left="0in" fo:margin-right="0in" fo:margin-top="0.3528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6" style:family="paragraph" style:parent-style-name="Standard">
      <style:paragraph-properties fo:margin-left="0in" fo:margin-right="0in" fo:margin-top="0.3429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7" style:family="paragraph" style:parent-style-name="Standard">
      <style:paragraph-properties fo:margin-left="0in" fo:margin-right="0in" fo:margin-top="0.0193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8" style:family="paragraph" style:parent-style-name="Standard">
      <style:paragraph-properties fo:margin-left="0in" fo:margin-right="0in" fo:margin-top="0.0429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9" style:family="paragraph" style:parent-style-name="Standard">
      <style:paragraph-properties fo:margin-left="0in" fo:margin-right="0in" fo:margin-top="0.0028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0" style:family="paragraph" style:parent-style-name="Standard">
      <style:paragraph-properties fo:margin-left="0in" fo:margin-right="0in" fo:margin-top="0.0028in" fo:margin-bottom="0in" loext:contextual-spacing="false" fo:line-height="115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1" style:family="paragraph" style:parent-style-name="Standard">
      <style:paragraph-properties fo:margin-left="0in" fo:margin-right="0in" fo:margin-top="0.0528in" fo:margin-bottom="0in" loext:contextual-spacing="false" fo:line-height="115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2" style:family="paragraph" style:parent-style-name="Standard">
      <style:paragraph-properties fo:margin-left="0in" fo:margin-right="0in" fo:margin-top="0.0528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3" style:family="paragraph" style:parent-style-name="Standard">
      <style:paragraph-properties fo:margin-left="0in" fo:margin-right="0in" fo:margin-top="0.0465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4" style:family="paragraph" style:parent-style-name="Standard">
      <style:paragraph-properties fo:margin-left="0in" fo:margin-right="0in" fo:margin-top="1.1264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5" style:family="paragraph" style:parent-style-name="Standard">
      <style:paragraph-properties fo:margin-left="0in" fo:margin-right="0in" fo:margin-top="0.0063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6" style:family="paragraph" style:parent-style-name="Standard">
      <style:paragraph-properties fo:margin-left="0in" fo:margin-right="0in" fo:margin-top="0.0098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7" style:family="paragraph" style:parent-style-name="Standard">
      <style:paragraph-properties fo:margin-left="0in" fo:margin-right="0in" fo:margin-top="0.0134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8" style:family="paragraph" style:parent-style-name="Standard">
      <style:paragraph-properties fo:margin-left="0in" fo:margin-right="0in" fo:margin-top="0.0299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9" style:family="paragraph" style:parent-style-name="Standard">
      <style:paragraph-properties fo:margin-left="0in" fo:margin-right="0in" fo:margin-top="0.0165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0" style:family="paragraph" style:parent-style-name="Standard">
      <style:paragraph-properties fo:margin-left="0in" fo:margin-right="0in" fo:margin-top="0.05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1" style:family="paragraph" style:parent-style-name="Standard">
      <style:paragraph-properties fo:margin-left="0in" fo:margin-right="0in" fo:margin-top="0.9362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2" style:family="paragraph" style:parent-style-name="Standard">
      <style:paragraph-properties fo:margin-left="0in" fo:margin-right="0in" fo:margin-top="0.0228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3" style:family="paragraph" style:parent-style-name="Standard">
      <style:paragraph-properties fo:margin-left="0in" fo:margin-right="0in" fo:margin-top="0.0228in" fo:margin-bottom="0in" loext:contextual-spacing="false" fo:line-height="115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4" style:family="paragraph" style:parent-style-name="Standard">
      <style:paragraph-properties fo:margin-left="0in" fo:margin-right="0in" fo:margin-top="0.0563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5" style:family="paragraph" style:parent-style-name="Standard">
      <style:paragraph-properties fo:margin-left="0in" fo:margin-right="0in" fo:margin-top="0.0264in" fo:margin-bottom="0in" loext:contextual-spacing="false" fo:line-height="115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6" style:family="paragraph" style:parent-style-name="Standard">
      <style:paragraph-properties fo:margin-left="0in" fo:margin-right="0in" fo:margin-top="0.0264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7" style:family="paragraph" style:parent-style-name="Standard">
      <style:paragraph-properties fo:margin-left="0in" fo:margin-right="0in" fo:margin-top="0.0362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8" style:family="paragraph" style:parent-style-name="Standard">
      <style:paragraph-properties fo:margin-left="0in" fo:margin-right="0in" fo:margin-top="0.0335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9" style:family="paragraph" style:parent-style-name="Standard">
      <style:paragraph-properties fo:margin-left="0in" fo:margin-right="0in" fo:margin-top="0.2929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0" style:family="paragraph" style:parent-style-name="Standard">
      <style:paragraph-properties fo:margin-left="0in" fo:margin-right="0in" fo:margin-top="0.7264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1" style:family="paragraph" style:parent-style-name="Standard">
      <style:paragraph-properties fo:margin-left="0in" fo:margin-right="0in" fo:margin-top="0.4028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2" style:family="paragraph" style:parent-style-name="Standard">
      <style:paragraph-properties fo:margin-left="0in" fo:margin-right="0in" fo:margin-top="0.7563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3" style:family="paragraph" style:parent-style-name="Standard">
      <style:paragraph-properties fo:margin-left="0in" fo:margin-right="0in" fo:margin-top="0.1264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4" style:family="paragraph" style:parent-style-name="Standard">
      <style:paragraph-properties fo:margin-left="0in" fo:margin-right="0in" fo:margin-top="0.1965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5" style:family="paragraph" style:parent-style-name="Standard">
      <style:paragraph-properties fo:margin-left="0in" fo:margin-right="0in" fo:margin-top="0.6634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6" style:family="paragraph" style:parent-style-name="Standard">
      <style:paragraph-properties fo:margin-left="0in" fo:margin-right="0in" fo:margin-top="0.2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7" style:family="paragraph" style:parent-style-name="Standard">
      <style:paragraph-properties fo:margin-left="0in" fo:margin-right="0in" fo:margin-top="0.8693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8" style:family="paragraph" style:parent-style-name="Standard">
      <style:paragraph-properties fo:margin-left="0in" fo:margin-right="0in" fo:margin-top="0.1335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9" style:family="paragraph" style:parent-style-name="Standard">
      <style:paragraph-properties fo:margin-left="0in" fo:margin-right="0in" fo:margin-top="0.2693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40" style:family="paragraph" style:parent-style-name="Standard">
      <style:paragraph-properties fo:margin-left="0in" fo:margin-right="0in" fo:margin-top="0.3228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41" style:family="paragraph" style:parent-style-name="Standard">
      <style:paragraph-properties fo:margin-left="0in" fo:margin-right="0in" fo:margin-top="0.7098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42" style:family="paragraph" style:parent-style-name="Standard">
      <style:paragraph-properties fo:margin-left="0in" fo:margin-right="0in" fo:margin-top="0.1398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43" style:family="paragraph" style:parent-style-name="Standard">
      <style:paragraph-properties fo:margin-left="0in" fo:margin-right="0in" fo:margin-top="0.4228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44" style:family="paragraph" style:parent-style-name="Standard">
      <style:paragraph-properties fo:margin-left="0in" fo:margin-right="0in" fo:margin-top="0.8299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45" style:family="paragraph" style:parent-style-name="Standard">
      <style:paragraph-properties fo:margin-left="0in" fo:margin-right="0in" fo:margin-top="0.0398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46" style:family="paragraph" style:parent-style-name="Standard">
      <style:paragraph-properties fo:margin-left="0in" fo:margin-right="0in" fo:margin-top="0.1429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47" style:family="paragraph" style:parent-style-name="Standard">
      <style:paragraph-properties fo:margin-left="0in" fo:margin-right="0in" fo:margin-top="0.3063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48" style:family="paragraph" style:parent-style-name="Standard">
      <style:paragraph-properties fo:margin-left="0in" fo:margin-right="0in" fo:margin-top="0.6429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49" style:family="paragraph" style:parent-style-name="Standard">
      <style:paragraph-properties fo:margin-left="0in" fo:margin-right="0in" fo:margin-top="0.5465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0" style:family="paragraph" style:parent-style-name="Standard">
      <style:paragraph-properties fo:margin-left="0in" fo:margin-right="0in" fo:margin-top="0.7228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1" style:family="paragraph" style:parent-style-name="Standard">
      <style:paragraph-properties fo:margin-left="0in" fo:margin-right="0in" fo:margin-top="0.0898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2" style:family="paragraph" style:parent-style-name="Standard">
      <style:paragraph-properties fo:margin-left="0in" fo:margin-right="0in" fo:margin-top="0.4335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3" style:family="paragraph" style:parent-style-name="Standard">
      <style:paragraph-properties fo:margin-left="0in" fo:margin-right="0in" fo:margin-top="0.6835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4" style:family="paragraph" style:parent-style-name="Standard">
      <style:paragraph-properties fo:margin-left="0in" fo:margin-right="0in" fo:margin-top="0.1165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5" style:family="paragraph" style:parent-style-name="Standard">
      <style:paragraph-properties fo:margin-left="0in" fo:margin-right="0in" fo:margin-top="0.3098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6" style:family="paragraph" style:parent-style-name="Standard">
      <style:paragraph-properties fo:margin-left="0in" fo:margin-right="0in" fo:margin-top="0.6264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7" style:family="paragraph" style:parent-style-name="Standard">
      <style:paragraph-properties fo:margin-left="0in" fo:margin-right="0in" fo:margin-top="0.2764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8" style:family="paragraph" style:parent-style-name="Standard">
      <style:paragraph-properties fo:margin-left="0in" fo:margin-right="0in" fo:margin-top="0.5134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9" style:family="paragraph" style:parent-style-name="Standard">
      <style:paragraph-properties fo:margin-left="0in" fo:margin-right="0in" fo:margin-top="0.35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60" style:family="paragraph" style:parent-style-name="Standard">
      <style:paragraph-properties fo:margin-left="0in" fo:margin-right="0in" fo:margin-top="0.0665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61" style:family="paragraph" style:parent-style-name="Standard">
      <style:paragraph-properties fo:margin-left="0in" fo:margin-right="0in" fo:margin-top="0.0693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62" style:family="paragraph" style:parent-style-name="Standard">
      <style:paragraph-properties fo:margin-left="0in" fo:margin-right="0in" fo:margin-top="0.5028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63" style:family="paragraph" style:parent-style-name="Standard">
      <style:paragraph-properties fo:margin-left="0in" fo:margin-right="0in" fo:margin-top="0.6165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64" style:family="paragraph" style:parent-style-name="Standard">
      <style:paragraph-properties fo:margin-left="0in" fo:margin-right="0in" fo:margin-top="0.1563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65" style:family="paragraph" style:parent-style-name="Standard">
      <style:paragraph-properties fo:margin-left="0in" fo:margin-right="0in" fo:margin-top="0.1193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66" style:family="paragraph" style:parent-style-name="Standard">
      <style:paragraph-properties fo:margin-left="0in" fo:margin-right="0in" fo:margin-top="0.0598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67" style:family="paragraph" style:parent-style-name="Standard">
      <style:paragraph-properties fo:margin-left="0in" fo:margin-right="0in" fo:margin-top="1.9429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68" style:family="paragraph" style:parent-style-name="Standard">
      <style:paragraph-properties fo:margin-left="0in" fo:margin-right="0in" fo:margin-top="0.5898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69" style:family="paragraph" style:parent-style-name="Standard">
      <style:paragraph-properties fo:margin-left="0in" fo:margin-right="0in" fo:margin-top="2.0228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70" style:family="paragraph" style:parent-style-name="Standard">
      <style:paragraph-properties fo:margin-left="0in" fo:margin-right="0in" fo:margin-top="0.0634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71" style:family="paragraph" style:parent-style-name="Standard">
      <style:paragraph-properties fo:margin-left="0in" fo:margin-right="0in" fo:margin-top="0.2335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72" style:family="paragraph" style:parent-style-name="Standard">
      <style:paragraph-properties fo:margin-left="0in" fo:margin-right="0in" fo:margin-top="0.0965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73" style:family="paragraph" style:parent-style-name="Standard">
      <style:paragraph-properties fo:margin-left="0in" fo:margin-right="0in" fo:margin-top="0.1598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74" style:family="paragraph" style:parent-style-name="Standard">
      <style:paragraph-properties fo:margin-left="0in" fo:margin-right="0in" fo:margin-top="0.5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75" style:family="paragraph" style:parent-style-name="Standard">
      <style:paragraph-properties fo:margin-left="0in" fo:margin-right="0in" fo:margin-top="0.7398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76" style:family="paragraph" style:parent-style-name="Standard">
      <style:paragraph-properties fo:margin-left="0in" fo:margin-right="0in" fo:margin-top="0.2098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77" style:family="paragraph" style:parent-style-name="Standard">
      <style:paragraph-properties fo:margin-left="0in" fo:margin-right="0in" fo:margin-top="0.7929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78" style:family="paragraph" style:parent-style-name="Standard">
      <style:paragraph-properties fo:margin-left="0in" fo:margin-right="0in" fo:margin-top="0.4965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79" style:family="paragraph" style:parent-style-name="Standard">
      <style:paragraph-properties fo:margin-left="0in" fo:margin-right="0in" fo:margin-top="0.1063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80" style:family="paragraph" style:parent-style-name="Standard">
      <style:paragraph-properties fo:margin-left="0in" fo:margin-right="0in" fo:margin-top="0.9898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81" style:family="paragraph" style:parent-style-name="Standard">
      <style:paragraph-properties fo:margin-left="0in" fo:margin-right="0in" fo:margin-top="1.0929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T1" style:family="text">
      <style:text-properties fo:font-variant="normal" fo:text-transform="none" fo:color="#4747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2" style:family="text">
      <style:text-properties fo:font-variant="normal" fo:text-transform="none" fo:color="#4747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3" style:family="text">
      <style:text-properties fo:font-variant="normal" fo:text-transform="none" fo:color="#4747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4" style:family="text">
      <style:text-properties fo:font-variant="normal" fo:text-transform="none" fo:color="#4747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5" style:family="text">
      <style:text-properties fo:font-variant="normal" fo:text-transform="none" fo:color="#292900" style:text-line-through-style="none" style:text-line-through-type="none" style:text-position="0% 100%" style:font-name="Arial" fo:font-size="19pt" fo:font-style="normal" style:text-underline-style="none" fo:font-weight="bold" style:font-name-asian="Arial1" style:font-size-asian="19pt" style:font-style-asian="normal" style:font-weight-asian="bold" style:font-name-complex="Arial1" style:font-size-complex="19pt"/>
    </style:style>
    <style:style style:name="T6" style:family="text">
      <style:text-properties fo:font-variant="normal" fo:text-transform="none" fo:color="#292900" style:text-line-through-style="none" style:text-line-through-type="none" style:text-position="0% 100%" style:font-name="Times New Roman" fo:font-size="19pt" fo:font-style="normal" style:text-underline-style="none" fo:font-weight="bold" style:font-name-asian="Times New Roman1" style:font-size-asian="19pt" style:font-style-asian="normal" style:font-weight-asian="bold" style:font-name-complex="Times New Roman1" style:font-size-complex="19pt"/>
    </style:style>
    <style:style style:name="T7" style:family="text">
      <style:text-properties fo:font-variant="normal" fo:text-transform="none" fo:color="#373700" style:text-line-through-style="none" style:text-line-through-type="none" style:text-position="0% 100%" style:font-name="Arial" fo:font-size="19pt" fo:font-style="normal" style:text-underline-style="none" fo:font-weight="bold" style:font-name-asian="Arial1" style:font-size-asian="19pt" style:font-style-asian="normal" style:font-weight-asian="bold" style:font-name-complex="Arial1" style:font-size-complex="19pt"/>
    </style:style>
    <style:style style:name="T8" style:family="text">
      <style:text-properties fo:font-variant="normal" fo:text-transform="none" fo:color="#8383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9" style:family="text">
      <style:text-properties fo:font-variant="normal" fo:text-transform="none" fo:color="#838300" style:text-line-through-style="none" style:text-line-through-type="none" style:text-position="0% 100%" style:font-name="Arial" fo:font-size="18pt" fo:font-style="italic" style:text-underline-style="none" fo:font-weight="normal" style:font-name-asian="Arial1" style:font-size-asian="18pt" style:font-style-asian="italic" style:font-weight-asian="normal" style:font-name-complex="Arial1" style:font-size-complex="18pt"/>
    </style:style>
    <style:style style:name="T10" style:family="text">
      <style:text-properties fo:font-variant="normal" fo:text-transform="none" fo:color="#8383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11" style:family="text">
      <style:text-properties fo:font-variant="normal" fo:text-transform="none" fo:color="#838300" style:text-line-through-style="none" style:text-line-through-type="none" style:text-position="0% 100%" style:font-name="Arial" fo:font-size="16pt" fo:font-style="italic" style:text-underline-style="none" fo:font-weight="normal" style:font-name-asian="Arial1" style:font-size-asian="16pt" style:font-style-asian="italic" style:font-weight-asian="normal" style:font-name-complex="Arial1" style:font-size-complex="16pt"/>
    </style:style>
    <style:style style:name="T12" style:family="text">
      <style:text-properties fo:font-variant="normal" fo:text-transform="none" fo:color="#8383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13" style:family="text">
      <style:text-properties fo:font-variant="normal" fo:text-transform="none" fo:color="#838300" style:text-line-through-style="none" style:text-line-through-type="none" style:text-position="0% 100%" style:font-name="Arial" fo:font-size="14pt" fo:font-style="normal" style:text-underline-style="none" fo:font-weight="normal" style:font-name-asian="Arial1" style:font-size-asian="14pt" style:font-style-asian="normal" style:font-weight-asian="normal" style:font-name-complex="Arial1" style:font-size-complex="14pt"/>
    </style:style>
    <style:style style:name="T14" style:family="text">
      <style:text-properties fo:font-variant="normal" fo:text-transform="none" fo:color="#838300" style:text-line-through-style="none" style:text-line-through-type="none" style:text-position="0% 100%" style:font-name="Arial" fo:font-size="19pt" fo:font-style="normal" style:text-underline-style="none" fo:font-weight="normal" style:font-name-asian="Arial1" style:font-size-asian="19pt" style:font-style-asian="normal" style:font-weight-asian="normal" style:font-name-complex="Arial1" style:font-size-complex="19pt"/>
    </style:style>
    <style:style style:name="T15" style:family="text">
      <style:text-properties fo:font-variant="normal" fo:text-transform="none" fo:color="#838300" style:text-line-through-style="none" style:text-line-through-type="none" style:text-position="0% 100%" style:font-name="Arial" fo:font-size="15pt" fo:font-style="normal" style:text-underline-style="none" fo:font-weight="normal" style:font-name-asian="Arial1" style:font-size-asian="15pt" style:font-style-asian="normal" style:font-weight-asian="normal" style:font-name-complex="Arial1" style:font-size-complex="15pt"/>
    </style:style>
    <style:style style:name="T16" style:family="text">
      <style:text-properties fo:font-variant="normal" fo:text-transform="none" fo:color="#b9b9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17" style:family="text">
      <style:text-properties fo:font-variant="normal" fo:text-transform="none" fo:color="#b9b9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18" style:family="text">
      <style:text-properties fo:font-variant="normal" fo:text-transform="none" fo:color="#b9b9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19" style:family="text">
      <style:text-properties fo:font-variant="normal" fo:text-transform="none" fo:color="#8989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20" style:family="text">
      <style:text-properties fo:font-variant="normal" fo:text-transform="none" fo:color="#898900" style:text-line-through-style="none" style:text-line-through-type="none" style:text-position="0% 100%" style:font-name="Arial" fo:font-size="18pt" fo:font-style="italic" style:text-underline-style="none" fo:font-weight="normal" style:font-name-asian="Arial1" style:font-size-asian="18pt" style:font-style-asian="italic" style:font-weight-asian="normal" style:font-name-complex="Arial1" style:font-size-complex="18pt"/>
    </style:style>
    <style:style style:name="T21" style:family="text">
      <style:text-properties fo:font-variant="normal" fo:text-transform="none" fo:color="#898900" style:text-line-through-style="none" style:text-line-through-type="none" style:text-position="0% 100%" style:font-name="Arial" fo:font-size="16pt" fo:font-style="italic" style:text-underline-style="none" fo:font-weight="normal" style:font-name-asian="Arial1" style:font-size-asian="16pt" style:font-style-asian="italic" style:font-weight-asian="normal" style:font-name-complex="Arial1" style:font-size-complex="16pt"/>
    </style:style>
    <style:style style:name="T22" style:family="text">
      <style:text-properties fo:font-variant="normal" fo:text-transform="none" fo:color="#8989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23" style:family="text">
      <style:text-properties fo:font-variant="normal" fo:text-transform="none" fo:color="#8989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24" style:family="text">
      <style:text-properties fo:font-variant="normal" fo:text-transform="none" fo:color="#898900" style:text-line-through-style="none" style:text-line-through-type="none" style:text-position="0% 100%" style:font-name="Arial" fo:font-size="19pt" fo:font-style="normal" style:text-underline-style="none" fo:font-weight="normal" style:font-name-asian="Arial1" style:font-size-asian="19pt" style:font-style-asian="normal" style:font-weight-asian="normal" style:font-name-complex="Arial1" style:font-size-complex="19pt"/>
    </style:style>
    <style:style style:name="T25" style:family="text">
      <style:text-properties fo:font-variant="normal" fo:text-transform="none" fo:color="#898900" style:text-line-through-style="none" style:text-line-through-type="none" style:text-position="0% 100%" style:font-name="Arial" fo:font-size="14pt" fo:font-style="normal" style:text-underline-style="none" fo:font-weight="normal" style:font-name-asian="Arial1" style:font-size-asian="14pt" style:font-style-asian="normal" style:font-weight-asian="normal" style:font-name-complex="Arial1" style:font-size-complex="14pt"/>
    </style:style>
    <style:style style:name="T26" style:family="text">
      <style:text-properties fo:font-variant="normal" fo:text-transform="none" fo:color="#898900" style:text-line-through-style="none" style:text-line-through-type="none" style:text-position="0% 100%" style:font-name="Arial" fo:font-size="15pt" fo:font-style="normal" style:text-underline-style="none" fo:font-weight="normal" style:font-name-asian="Arial1" style:font-size-asian="15pt" style:font-style-asian="normal" style:font-weight-asian="normal" style:font-name-complex="Arial1" style:font-size-complex="15pt"/>
    </style:style>
    <style:style style:name="T27" style:family="text">
      <style:text-properties fo:font-variant="normal" fo:text-transform="none" fo:color="#898900" style:text-line-through-style="none" style:text-line-through-type="none" style:text-position="0% 100%" style:font-name="Courier New" fo:font-size="17pt" fo:font-style="normal" style:text-underline-style="none" fo:font-weight="normal" style:font-name-asian="Courier New1" style:font-size-asian="17pt" style:font-style-asian="normal" style:font-weight-asian="normal" style:font-name-complex="Courier New1" style:font-size-complex="17pt"/>
    </style:style>
    <style:style style:name="T28" style:family="text">
      <style:text-properties fo:font-variant="normal" fo:text-transform="none" fo:color="#8181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29" style:family="text">
      <style:text-properties fo:font-variant="normal" fo:text-transform="none" fo:color="#818100" style:text-line-through-style="none" style:text-line-through-type="none" style:text-position="0% 100%" style:font-name="Arial" fo:font-size="18pt" fo:font-style="italic" style:text-underline-style="none" fo:font-weight="normal" style:font-name-asian="Arial1" style:font-size-asian="18pt" style:font-style-asian="italic" style:font-weight-asian="normal" style:font-name-complex="Arial1" style:font-size-complex="18pt"/>
    </style:style>
    <style:style style:name="T30" style:family="text">
      <style:text-properties fo:font-variant="normal" fo:text-transform="none" fo:color="#8181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31" style:family="text">
      <style:text-properties fo:font-variant="normal" fo:text-transform="none" fo:color="#8181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32" style:family="text">
      <style:text-properties fo:font-variant="normal" fo:text-transform="none" fo:color="#818100" style:text-line-through-style="none" style:text-line-through-type="none" style:text-position="0% 100%" style:font-name="Arial" fo:font-size="14pt" fo:font-style="normal" style:text-underline-style="none" fo:font-weight="normal" style:font-name-asian="Arial1" style:font-size-asian="14pt" style:font-style-asian="normal" style:font-weight-asian="normal" style:font-name-complex="Arial1" style:font-size-complex="14pt"/>
    </style:style>
    <style:style style:name="T33" style:family="text">
      <style:text-properties fo:font-variant="normal" fo:text-transform="none" fo:color="#818100" style:text-line-through-style="none" style:text-line-through-type="none" style:text-position="0% 100%" style:font-name="Arial" fo:font-size="19pt" fo:font-style="normal" style:text-underline-style="none" fo:font-weight="normal" style:font-name-asian="Arial1" style:font-size-asian="19pt" style:font-style-asian="normal" style:font-weight-asian="normal" style:font-name-complex="Arial1" style:font-size-complex="19pt"/>
    </style:style>
    <style:style style:name="T34" style:family="text">
      <style:text-properties fo:font-variant="normal" fo:text-transform="none" fo:color="#818100" style:text-line-through-style="none" style:text-line-through-type="none" style:text-position="0% 100%" style:font-name="Arial" fo:font-size="19pt" fo:font-style="italic" style:text-underline-style="none" fo:font-weight="normal" style:font-name-asian="Arial1" style:font-size-asian="19pt" style:font-style-asian="italic" style:font-weight-asian="normal" style:font-name-complex="Arial1" style:font-size-complex="19pt"/>
    </style:style>
    <style:style style:name="T35" style:family="text">
      <style:text-properties fo:font-variant="normal" fo:text-transform="none" fo:color="#818100" style:text-line-through-style="none" style:text-line-through-type="none" style:text-position="0% 100%" style:font-name="Arial" fo:font-size="15pt" fo:font-style="normal" style:text-underline-style="none" fo:font-weight="normal" style:font-name-asian="Arial1" style:font-size-asian="15pt" style:font-style-asian="normal" style:font-weight-asian="normal" style:font-name-complex="Arial1" style:font-size-complex="15pt"/>
    </style:style>
    <style:style style:name="T36" style:family="text">
      <style:text-properties fo:font-variant="normal" fo:text-transform="none" fo:color="#7b7b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37" style:family="text">
      <style:text-properties fo:font-variant="normal" fo:text-transform="none" fo:color="#7b7b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38" style:family="text">
      <style:text-properties fo:font-variant="normal" fo:text-transform="none" fo:color="#7b7b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39" style:family="text">
      <style:text-properties fo:font-variant="normal" fo:text-transform="none" fo:color="#7b7b00" style:text-line-through-style="none" style:text-line-through-type="none" style:text-position="0% 100%" style:font-name="Arial" fo:font-size="17pt" fo:font-style="italic" style:text-underline-style="none" fo:font-weight="normal" style:font-name-asian="Arial1" style:font-size-asian="17pt" style:font-style-asian="italic" style:font-weight-asian="normal" style:font-name-complex="Arial1" style:font-size-complex="17pt"/>
    </style:style>
    <style:style style:name="T40" style:family="text">
      <style:text-properties fo:font-variant="normal" fo:text-transform="none" fo:color="#7b7b00" style:text-line-through-style="none" style:text-line-through-type="none" style:text-position="0% 100%" style:font-name="Arial" fo:font-size="19pt" fo:font-style="italic" style:text-underline-style="none" fo:font-weight="normal" style:font-name-asian="Arial1" style:font-size-asian="19pt" style:font-style-asian="italic" style:font-weight-asian="normal" style:font-name-complex="Arial1" style:font-size-complex="19pt"/>
    </style:style>
    <style:style style:name="T41" style:family="text">
      <style:text-properties fo:font-variant="normal" fo:text-transform="none" fo:color="#7b7b00" style:text-line-through-style="none" style:text-line-through-type="none" style:text-position="0% 100%" style:font-name="Arial" fo:font-size="19pt" fo:font-style="normal" style:text-underline-style="none" fo:font-weight="normal" style:font-name-asian="Arial1" style:font-size-asian="19pt" style:font-style-asian="normal" style:font-weight-asian="normal" style:font-name-complex="Arial1" style:font-size-complex="19pt"/>
    </style:style>
    <style:style style:name="T42" style:family="text">
      <style:text-properties fo:font-variant="normal" fo:text-transform="none" fo:color="#7b7b00" style:text-line-through-style="none" style:text-line-through-type="none" style:text-position="0% 100%" style:font-name="Arial" fo:font-size="14pt" fo:font-style="normal" style:text-underline-style="none" fo:font-weight="normal" style:font-name-asian="Arial1" style:font-size-asian="14pt" style:font-style-asian="normal" style:font-weight-asian="normal" style:font-name-complex="Arial1" style:font-size-complex="14pt"/>
    </style:style>
    <style:style style:name="T43" style:family="text">
      <style:text-properties fo:font-variant="normal" fo:text-transform="none" fo:color="#7b7b00" style:text-line-through-style="none" style:text-line-through-type="none" style:text-position="0% 100%" style:font-name="Arial" fo:font-size="15pt" fo:font-style="normal" style:text-underline-style="none" fo:font-weight="normal" style:font-name-asian="Arial1" style:font-size-asian="15pt" style:font-style-asian="normal" style:font-weight-asian="normal" style:font-name-complex="Arial1" style:font-size-complex="15pt"/>
    </style:style>
    <style:style style:name="T44" style:family="text">
      <style:text-properties fo:font-variant="normal" fo:text-transform="none" fo:color="#7b7b00" style:text-line-through-style="none" style:text-line-through-type="none" style:text-position="0% 100%" style:font-name="Courier New" fo:font-size="17pt" fo:font-style="normal" style:text-underline-style="none" fo:font-weight="normal" style:font-name-asian="Courier New1" style:font-size-asian="17pt" style:font-style-asian="normal" style:font-weight-asian="normal" style:font-name-complex="Courier New1" style:font-size-complex="17pt"/>
    </style:style>
    <style:style style:name="T45" style:family="text">
      <style:text-properties fo:font-variant="normal" fo:text-transform="none" fo:color="#7b7b00" style:text-line-through-style="none" style:text-line-through-type="none" style:text-position="0% 100%" style:font-name="Courier New" fo:font-size="14pt" fo:font-style="normal" style:text-underline-style="none" fo:font-weight="normal" style:font-name-asian="Courier New1" style:font-size-asian="14pt" style:font-style-asian="normal" style:font-weight-asian="normal" style:font-name-complex="Courier New1" style:font-size-complex="14pt"/>
    </style:style>
    <style:style style:name="T46" style:family="text">
      <style:text-properties fo:font-variant="normal" fo:text-transform="none" fo:color="#8a8a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47" style:family="text">
      <style:text-properties fo:font-variant="normal" fo:text-transform="none" fo:color="#8a8a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48" style:family="text">
      <style:text-properties fo:font-variant="normal" fo:text-transform="none" fo:color="#8a8a00" style:text-line-through-style="none" style:text-line-through-type="none" style:text-position="0% 100%" style:font-name="Arial" fo:font-size="14pt" fo:font-style="normal" style:text-underline-style="none" fo:font-weight="normal" style:font-name-asian="Arial1" style:font-size-asian="14pt" style:font-style-asian="normal" style:font-weight-asian="normal" style:font-name-complex="Arial1" style:font-size-complex="14pt"/>
    </style:style>
    <style:style style:name="T49" style:family="text">
      <style:text-properties fo:font-variant="normal" fo:text-transform="none" fo:color="#8a8a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50" style:family="text">
      <style:text-properties fo:font-variant="normal" fo:text-transform="none" fo:color="#8a8a00" style:text-line-through-style="none" style:text-line-through-type="none" style:text-position="0% 100%" style:font-name="Arial" fo:font-size="18pt" fo:font-style="italic" style:text-underline-style="none" fo:font-weight="normal" style:font-name-asian="Arial1" style:font-size-asian="18pt" style:font-style-asian="italic" style:font-weight-asian="normal" style:font-name-complex="Arial1" style:font-size-complex="18pt"/>
    </style:style>
    <style:style style:name="T51" style:family="text">
      <style:text-properties fo:font-variant="normal" fo:text-transform="none" fo:color="#8a8a00" style:text-line-through-style="none" style:text-line-through-type="none" style:text-position="0% 100%" style:font-name="Arial" fo:font-size="19pt" fo:font-style="normal" style:text-underline-style="none" fo:font-weight="normal" style:font-name-asian="Arial1" style:font-size-asian="19pt" style:font-style-asian="normal" style:font-weight-asian="normal" style:font-name-complex="Arial1" style:font-size-complex="19pt"/>
    </style:style>
    <style:style style:name="T52" style:family="text">
      <style:text-properties fo:font-variant="normal" fo:text-transform="none" fo:color="#8a8a00" style:text-line-through-style="none" style:text-line-through-type="none" style:text-position="0% 100%" style:font-name="Courier New" fo:font-size="16pt" fo:font-style="normal" style:text-underline-style="none" fo:font-weight="normal" style:font-name-asian="Courier New1" style:font-size-asian="16pt" style:font-style-asian="normal" style:font-weight-asian="normal" style:font-name-complex="Courier New1" style:font-size-complex="16pt"/>
    </style:style>
    <style:style style:name="T53" style:family="text">
      <style:text-properties fo:font-variant="normal" fo:text-transform="none" fo:color="#aaaa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54" style:family="text">
      <style:text-properties fo:font-variant="normal" fo:text-transform="none" fo:color="#aaaa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55" style:family="text">
      <style:text-properties fo:font-variant="normal" fo:text-transform="none" fo:color="#aaaa00" style:text-line-through-style="none" style:text-line-through-type="none" style:text-position="0% 100%" style:font-name="Arial" fo:font-size="16pt" fo:font-style="italic" style:text-underline-style="none" fo:font-weight="normal" style:font-name-asian="Arial1" style:font-size-asian="16pt" style:font-style-asian="italic" style:font-weight-asian="normal" style:font-name-complex="Arial1" style:font-size-complex="16pt"/>
    </style:style>
    <style:style style:name="T56" style:family="text">
      <style:text-properties fo:font-variant="normal" fo:text-transform="none" fo:color="#aaaa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57" style:family="text">
      <style:text-properties fo:font-variant="normal" fo:text-transform="none" fo:color="#aaaa00" style:text-line-through-style="none" style:text-line-through-type="none" style:text-position="0% 100%" style:font-name="Arial" fo:font-size="14pt" fo:font-style="normal" style:text-underline-style="none" fo:font-weight="normal" style:font-name-asian="Arial1" style:font-size-asian="14pt" style:font-style-asian="normal" style:font-weight-asian="normal" style:font-name-complex="Arial1" style:font-size-complex="14pt"/>
    </style:style>
    <style:style style:name="T58" style:family="text">
      <style:text-properties fo:font-variant="normal" fo:text-transform="none" fo:color="#aaaa00" style:text-line-through-style="none" style:text-line-through-type="none" style:text-position="0% 100%" style:font-name="Courier New" fo:font-size="16pt" fo:font-style="normal" style:text-underline-style="none" fo:font-weight="normal" style:font-name-asian="Courier New1" style:font-size-asian="16pt" style:font-style-asian="normal" style:font-weight-asian="normal" style:font-name-complex="Courier New1" style:font-size-complex="16pt"/>
    </style:style>
    <style:style style:name="T59" style:family="text">
      <style:text-properties fo:font-variant="normal" fo:text-transform="none" fo:color="#8888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60" style:family="text">
      <style:text-properties fo:font-variant="normal" fo:text-transform="none" fo:color="#888800" style:text-line-through-style="none" style:text-line-through-type="none" style:text-position="0% 100%" style:font-name="Arial" fo:font-size="17pt" fo:font-style="italic" style:text-underline-style="none" fo:font-weight="normal" style:font-name-asian="Arial1" style:font-size-asian="17pt" style:font-style-asian="italic" style:font-weight-asian="normal" style:font-name-complex="Arial1" style:font-size-complex="17pt"/>
    </style:style>
    <style:style style:name="T61" style:family="text">
      <style:text-properties fo:font-variant="normal" fo:text-transform="none" fo:color="#8888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62" style:family="text">
      <style:text-properties fo:font-variant="normal" fo:text-transform="none" fo:color="#888800" style:text-line-through-style="none" style:text-line-through-type="none" style:text-position="0% 100%" style:font-name="Arial" fo:font-size="18pt" fo:font-style="italic" style:text-underline-style="none" fo:font-weight="normal" style:font-name-asian="Arial1" style:font-size-asian="18pt" style:font-style-asian="italic" style:font-weight-asian="normal" style:font-name-complex="Arial1" style:font-size-complex="18pt"/>
    </style:style>
    <style:style style:name="T63" style:family="text">
      <style:text-properties fo:font-variant="normal" fo:text-transform="none" fo:color="#8888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64" style:family="text">
      <style:text-properties fo:font-variant="normal" fo:text-transform="none" fo:color="#888800" style:text-line-through-style="none" style:text-line-through-type="none" style:text-position="0% 100%" style:font-name="Arial" fo:font-size="16pt" fo:font-style="italic" style:text-underline-style="none" fo:font-weight="normal" style:font-name-asian="Arial1" style:font-size-asian="16pt" style:font-style-asian="italic" style:font-weight-asian="normal" style:font-name-complex="Arial1" style:font-size-complex="16pt"/>
    </style:style>
    <style:style style:name="T65" style:family="text">
      <style:text-properties fo:font-variant="normal" fo:text-transform="none" fo:color="#888800" style:text-line-through-style="none" style:text-line-through-type="none" style:text-position="0% 100%" style:font-name="Arial" fo:font-size="14pt" fo:font-style="normal" style:text-underline-style="none" fo:font-weight="normal" style:font-name-asian="Arial1" style:font-size-asian="14pt" style:font-style-asian="normal" style:font-weight-asian="normal" style:font-name-complex="Arial1" style:font-size-complex="14pt"/>
    </style:style>
    <style:style style:name="T66" style:family="text">
      <style:text-properties fo:font-variant="normal" fo:text-transform="none" fo:color="#888800" style:text-line-through-style="none" style:text-line-through-type="none" style:text-position="0% 100%" style:font-name="Arial" fo:font-size="19pt" fo:font-style="italic" style:text-underline-style="none" fo:font-weight="normal" style:font-name-asian="Arial1" style:font-size-asian="19pt" style:font-style-asian="italic" style:font-weight-asian="normal" style:font-name-complex="Arial1" style:font-size-complex="19pt"/>
    </style:style>
    <style:style style:name="T67" style:family="text">
      <style:text-properties fo:font-variant="normal" fo:text-transform="none" fo:color="#888800" style:text-line-through-style="none" style:text-line-through-type="none" style:text-position="0% 100%" style:font-name="Arial" fo:font-size="19pt" fo:font-style="normal" style:text-underline-style="none" fo:font-weight="normal" style:font-name-asian="Arial1" style:font-size-asian="19pt" style:font-style-asian="normal" style:font-weight-asian="normal" style:font-name-complex="Arial1" style:font-size-complex="19pt"/>
    </style:style>
    <style:style style:name="T68" style:family="text">
      <style:text-properties fo:font-variant="normal" fo:text-transform="none" fo:color="#888800" style:text-line-through-style="none" style:text-line-through-type="none" style:text-position="0% 100%" style:font-name="Arial" fo:font-size="15pt" fo:font-style="normal" style:text-underline-style="none" fo:font-weight="normal" style:font-name-asian="Arial1" style:font-size-asian="15pt" style:font-style-asian="normal" style:font-weight-asian="normal" style:font-name-complex="Arial1" style:font-size-complex="15pt"/>
    </style:style>
    <style:style style:name="T69" style:family="text">
      <style:text-properties fo:font-variant="normal" fo:text-transform="none" fo:color="#888800" style:text-line-through-style="none" style:text-line-through-type="none" style:text-position="0% 100%" style:font-name="Courier New" fo:font-size="16pt" fo:font-style="normal" style:text-underline-style="none" fo:font-weight="normal" style:font-name-asian="Courier New1" style:font-size-asian="16pt" style:font-style-asian="normal" style:font-weight-asian="normal" style:font-name-complex="Courier New1" style:font-size-complex="16pt"/>
    </style:style>
    <style:style style:name="T70" style:family="text">
      <style:text-properties fo:font-variant="normal" fo:text-transform="none" fo:color="#9191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71" style:family="text">
      <style:text-properties fo:font-variant="normal" fo:text-transform="none" fo:color="#919100" style:text-line-through-style="none" style:text-line-through-type="none" style:text-position="0% 100%" style:font-name="Arial" fo:font-size="17pt" fo:font-style="italic" style:text-underline-style="none" fo:font-weight="normal" style:font-name-asian="Arial1" style:font-size-asian="17pt" style:font-style-asian="italic" style:font-weight-asian="normal" style:font-name-complex="Arial1" style:font-size-complex="17pt"/>
    </style:style>
    <style:style style:name="T72" style:family="text">
      <style:text-properties fo:font-variant="normal" fo:text-transform="none" fo:color="#919100" style:text-line-through-style="none" style:text-line-through-type="none" style:text-position="0% 100%" style:font-name="Arial" fo:font-size="14pt" fo:font-style="normal" style:text-underline-style="none" fo:font-weight="normal" style:font-name-asian="Arial1" style:font-size-asian="14pt" style:font-style-asian="normal" style:font-weight-asian="normal" style:font-name-complex="Arial1" style:font-size-complex="14pt"/>
    </style:style>
    <style:style style:name="T73" style:family="text">
      <style:text-properties fo:font-variant="normal" fo:text-transform="none" fo:color="#9191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74" style:family="text">
      <style:text-properties fo:font-variant="normal" fo:text-transform="none" fo:color="#919100" style:text-line-through-style="none" style:text-line-through-type="none" style:text-position="0% 100%" style:font-name="Arial" fo:font-size="18pt" fo:font-style="italic" style:text-underline-style="none" fo:font-weight="normal" style:font-name-asian="Arial1" style:font-size-asian="18pt" style:font-style-asian="italic" style:font-weight-asian="normal" style:font-name-complex="Arial1" style:font-size-complex="18pt"/>
    </style:style>
    <style:style style:name="T75" style:family="text">
      <style:text-properties fo:font-variant="normal" fo:text-transform="none" fo:color="#9191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76" style:family="text">
      <style:text-properties fo:font-variant="normal" fo:text-transform="none" fo:color="#919100" style:text-line-through-style="none" style:text-line-through-type="none" style:text-position="0% 100%" style:font-name="Arial" fo:font-size="19pt" fo:font-style="normal" style:text-underline-style="none" fo:font-weight="normal" style:font-name-asian="Arial1" style:font-size-asian="19pt" style:font-style-asian="normal" style:font-weight-asian="normal" style:font-name-complex="Arial1" style:font-size-complex="19pt"/>
    </style:style>
    <style:style style:name="T77" style:family="text">
      <style:text-properties fo:font-variant="normal" fo:text-transform="none" fo:color="#919100" style:text-line-through-style="none" style:text-line-through-type="none" style:text-position="0% 100%" style:font-name="Arial" fo:font-size="15pt" fo:font-style="normal" style:text-underline-style="none" fo:font-weight="normal" style:font-name-asian="Arial1" style:font-size-asian="15pt" style:font-style-asian="normal" style:font-weight-asian="normal" style:font-name-complex="Arial1" style:font-size-complex="15pt"/>
    </style:style>
    <style:style style:name="T78" style:family="text">
      <style:text-properties fo:font-variant="normal" fo:text-transform="none" fo:color="#919100" style:text-line-through-style="none" style:text-line-through-type="none" style:text-position="0% 100%" style:font-name="Courier New" fo:font-size="17pt" fo:font-style="normal" style:text-underline-style="none" fo:font-weight="normal" style:font-name-asian="Courier New1" style:font-size-asian="17pt" style:font-style-asian="normal" style:font-weight-asian="normal" style:font-name-complex="Courier New1" style:font-size-complex="17pt"/>
    </style:style>
    <style:style style:name="T79" style:family="text">
      <style:text-properties fo:font-variant="normal" fo:text-transform="none" fo:color="#919100" style:text-line-through-style="none" style:text-line-through-type="none" style:text-position="0% 100%" style:font-name="Courier New" fo:font-size="18pt" fo:font-style="normal" style:text-underline-style="none" fo:font-weight="normal" style:font-name-asian="Courier New1" style:font-size-asian="18pt" style:font-style-asian="normal" style:font-weight-asian="normal" style:font-name-complex="Courier New1" style:font-size-complex="18pt"/>
    </style:style>
    <style:style style:name="T80" style:family="text">
      <style:text-properties fo:font-variant="normal" fo:text-transform="none" fo:color="#acac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81" style:family="text">
      <style:text-properties fo:font-variant="normal" fo:text-transform="none" fo:color="#acac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82" style:family="text">
      <style:text-properties fo:font-variant="normal" fo:text-transform="none" fo:color="#acac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83" style:family="text">
      <style:text-properties fo:font-variant="normal" fo:text-transform="none" fo:color="#acac00" style:text-line-through-style="none" style:text-line-through-type="none" style:text-position="0% 100%" style:font-name="Arial" fo:font-size="14pt" fo:font-style="normal" style:text-underline-style="none" fo:font-weight="normal" style:font-name-asian="Arial1" style:font-size-asian="14pt" style:font-style-asian="normal" style:font-weight-asian="normal" style:font-name-complex="Arial1" style:font-size-complex="14pt"/>
    </style:style>
    <style:style style:name="T84" style:family="text">
      <style:text-properties fo:font-variant="normal" fo:text-transform="none" fo:color="#9090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85" style:family="text">
      <style:text-properties fo:font-variant="normal" fo:text-transform="none" fo:color="#9090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86" style:family="text">
      <style:text-properties fo:font-variant="normal" fo:text-transform="none" fo:color="#9090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87" style:family="text">
      <style:text-properties fo:font-variant="normal" fo:text-transform="none" fo:color="#909000" style:text-line-through-style="none" style:text-line-through-type="none" style:text-position="0% 100%" style:font-name="Arial" fo:font-size="14pt" fo:font-style="normal" style:text-underline-style="none" fo:font-weight="normal" style:font-name-asian="Arial1" style:font-size-asian="14pt" style:font-style-asian="normal" style:font-weight-asian="normal" style:font-name-complex="Arial1" style:font-size-complex="14pt"/>
    </style:style>
    <style:style style:name="T88" style:family="text">
      <style:text-properties fo:font-variant="normal" fo:text-transform="none" fo:color="#909000" style:text-line-through-style="none" style:text-line-through-type="none" style:text-position="0% 100%" style:font-name="Arial" fo:font-size="14pt" fo:font-style="italic" style:text-underline-style="none" fo:font-weight="normal" style:font-name-asian="Arial1" style:font-size-asian="14pt" style:font-style-asian="italic" style:font-weight-asian="normal" style:font-name-complex="Arial1" style:font-size-complex="14pt"/>
    </style:style>
    <style:style style:name="T89" style:family="text">
      <style:text-properties fo:font-variant="normal" fo:text-transform="none" fo:color="#909000" style:text-line-through-style="none" style:text-line-through-type="none" style:text-position="0% 100%" style:font-name="Arial" fo:font-size="15pt" fo:font-style="normal" style:text-underline-style="none" fo:font-weight="normal" style:font-name-asian="Arial1" style:font-size-asian="15pt" style:font-style-asian="normal" style:font-weight-asian="normal" style:font-name-complex="Arial1" style:font-size-complex="15pt"/>
    </style:style>
    <style:style style:name="T90" style:family="text">
      <style:text-properties fo:font-variant="normal" fo:text-transform="none" fo:color="#e5e5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91" style:family="text">
      <style:text-properties fo:font-variant="normal" fo:text-transform="none" fo:color="#e5e5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92" style:family="text">
      <style:text-properties fo:font-variant="normal" fo:text-transform="none" fo:color="#e5e5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93" style:family="text">
      <style:text-properties fo:font-variant="normal" fo:text-transform="none" fo:color="#e5e500" style:text-line-through-style="none" style:text-line-through-type="none" style:text-position="0% 100%" style:font-name="Arial" fo:font-size="15pt" fo:font-style="normal" style:text-underline-style="none" fo:font-weight="normal" style:font-name-asian="Arial1" style:font-size-asian="15pt" style:font-style-asian="normal" style:font-weight-asian="normal" style:font-name-complex="Arial1" style:font-size-complex="15pt"/>
    </style:style>
    <style:style style:name="T94" style:family="text">
      <style:text-properties fo:font-variant="normal" fo:text-transform="none" fo:color="#e5e500" style:text-line-through-style="none" style:text-line-through-type="none" style:text-position="0% 100%" style:font-name="Arial" fo:font-size="14pt" fo:font-style="normal" style:text-underline-style="none" fo:font-weight="normal" style:font-name-asian="Arial1" style:font-size-asian="14pt" style:font-style-asian="normal" style:font-weight-asian="normal" style:font-name-complex="Arial1" style:font-size-complex="14pt"/>
    </style:style>
    <style:style style:name="T95" style:family="text">
      <style:text-properties fo:font-variant="normal" fo:text-transform="none" fo:color="#8282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96" style:family="text">
      <style:text-properties fo:font-variant="normal" fo:text-transform="none" fo:color="#828200" style:text-line-through-style="none" style:text-line-through-type="none" style:text-position="0% 100%" style:font-name="Arial" fo:font-size="16pt" fo:font-style="italic" style:text-underline-style="none" fo:font-weight="normal" style:font-name-asian="Arial1" style:font-size-asian="16pt" style:font-style-asian="italic" style:font-weight-asian="normal" style:font-name-complex="Arial1" style:font-size-complex="16pt"/>
    </style:style>
    <style:style style:name="T97" style:family="text">
      <style:text-properties fo:font-variant="normal" fo:text-transform="none" fo:color="#8282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98" style:family="text">
      <style:text-properties fo:font-variant="normal" fo:text-transform="none" fo:color="#8282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99" style:family="text">
      <style:text-properties fo:font-variant="normal" fo:text-transform="none" fo:color="#828200" style:text-line-through-style="none" style:text-line-through-type="none" style:text-position="0% 100%" style:font-name="Arial" fo:font-size="18pt" fo:font-style="italic" style:text-underline-style="none" fo:font-weight="normal" style:font-name-asian="Arial1" style:font-size-asian="18pt" style:font-style-asian="italic" style:font-weight-asian="normal" style:font-name-complex="Arial1" style:font-size-complex="18pt"/>
    </style:style>
    <style:style style:name="T100" style:family="text">
      <style:text-properties fo:font-variant="normal" fo:text-transform="none" fo:color="#828200" style:text-line-through-style="none" style:text-line-through-type="none" style:text-position="0% 100%" style:font-name="Arial" fo:font-size="15pt" fo:font-style="normal" style:text-underline-style="none" fo:font-weight="normal" style:font-name-asian="Arial1" style:font-size-asian="15pt" style:font-style-asian="normal" style:font-weight-asian="normal" style:font-name-complex="Arial1" style:font-size-complex="15pt"/>
    </style:style>
    <style:style style:name="T101" style:family="text">
      <style:text-properties fo:font-variant="normal" fo:text-transform="none" fo:color="#828200" style:text-line-through-style="none" style:text-line-through-type="none" style:text-position="0% 100%" style:font-name="Arial" fo:font-size="19pt" fo:font-style="normal" style:text-underline-style="none" fo:font-weight="normal" style:font-name-asian="Arial1" style:font-size-asian="19pt" style:font-style-asian="normal" style:font-weight-asian="normal" style:font-name-complex="Arial1" style:font-size-complex="19pt"/>
    </style:style>
    <style:style style:name="T102" style:family="text">
      <style:text-properties fo:font-variant="normal" fo:text-transform="none" fo:color="#828200" style:text-line-through-style="none" style:text-line-through-type="none" style:text-position="0% 100%" style:font-name="Arial" fo:font-size="14pt" fo:font-style="normal" style:text-underline-style="none" fo:font-weight="normal" style:font-name-asian="Arial1" style:font-size-asian="14pt" style:font-style-asian="normal" style:font-weight-asian="normal" style:font-name-complex="Arial1" style:font-size-complex="14pt"/>
    </style:style>
    <style:style style:name="T103" style:family="text">
      <style:text-properties fo:font-variant="normal" fo:text-transform="none" fo:color="#828200" style:text-line-through-style="none" style:text-line-through-type="none" style:text-position="0% 100%" style:font-name="Courier New" fo:font-size="14pt" fo:font-style="normal" style:text-underline-style="none" fo:font-weight="normal" style:font-name-asian="Courier New1" style:font-size-asian="14pt" style:font-style-asian="normal" style:font-weight-asian="normal" style:font-name-complex="Courier New1" style:font-size-complex="14pt"/>
    </style:style>
    <style:style style:name="T104" style:family="text">
      <style:text-properties fo:font-variant="normal" fo:text-transform="none" fo:color="#9494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105" style:family="text">
      <style:text-properties fo:font-variant="normal" fo:text-transform="none" fo:color="#949400" style:text-line-through-style="none" style:text-line-through-type="none" style:text-position="0% 100%" style:font-name="Arial" fo:font-size="17pt" fo:font-style="italic" style:text-underline-style="none" fo:font-weight="normal" style:font-name-asian="Arial1" style:font-size-asian="17pt" style:font-style-asian="italic" style:font-weight-asian="normal" style:font-name-complex="Arial1" style:font-size-complex="17pt"/>
    </style:style>
    <style:style style:name="T106" style:family="text">
      <style:text-properties fo:font-variant="normal" fo:text-transform="none" fo:color="#9494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107" style:family="text">
      <style:text-properties fo:font-variant="normal" fo:text-transform="none" fo:color="#9494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108" style:family="text">
      <style:text-properties fo:font-variant="normal" fo:text-transform="none" fo:color="#949400" style:text-line-through-style="none" style:text-line-through-type="none" style:text-position="0% 100%" style:font-name="Arial" fo:font-size="14pt" fo:font-style="normal" style:text-underline-style="none" fo:font-weight="normal" style:font-name-asian="Arial1" style:font-size-asian="14pt" style:font-style-asian="normal" style:font-weight-asian="normal" style:font-name-complex="Arial1" style:font-size-complex="14pt"/>
    </style:style>
    <style:style style:name="T109" style:family="text">
      <style:text-properties fo:font-variant="normal" fo:text-transform="none" fo:color="#949400" style:text-line-through-style="none" style:text-line-through-type="none" style:text-position="0% 100%" style:font-name="Arial" fo:font-size="15pt" fo:font-style="normal" style:text-underline-style="none" fo:font-weight="normal" style:font-name-asian="Arial1" style:font-size-asian="15pt" style:font-style-asian="normal" style:font-weight-asian="normal" style:font-name-complex="Arial1" style:font-size-complex="15pt"/>
    </style:style>
    <style:style style:name="T110" style:family="text">
      <style:text-properties fo:font-variant="normal" fo:text-transform="none" fo:color="#949400" style:text-line-through-style="none" style:text-line-through-type="none" style:text-position="0% 100%" style:font-name="Arial" fo:font-size="19pt" fo:font-style="normal" style:text-underline-style="none" fo:font-weight="normal" style:font-name-asian="Arial1" style:font-size-asian="19pt" style:font-style-asian="normal" style:font-weight-asian="normal" style:font-name-complex="Arial1" style:font-size-complex="19pt"/>
    </style:style>
    <style:style style:name="T111" style:family="text">
      <style:text-properties fo:font-variant="normal" fo:text-transform="none" fo:color="#a5a5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112" style:family="text">
      <style:text-properties fo:font-variant="normal" fo:text-transform="none" fo:color="#a5a5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113" style:family="text">
      <style:text-properties fo:font-variant="normal" fo:text-transform="none" fo:color="#a5a500" style:text-line-through-style="none" style:text-line-through-type="none" style:text-position="0% 100%" style:font-name="Arial" fo:font-size="18pt" fo:font-style="italic" style:text-underline-style="none" fo:font-weight="normal" style:font-name-asian="Arial1" style:font-size-asian="18pt" style:font-style-asian="italic" style:font-weight-asian="normal" style:font-name-complex="Arial1" style:font-size-complex="18pt"/>
    </style:style>
    <style:style style:name="T114" style:family="text">
      <style:text-properties fo:font-variant="normal" fo:text-transform="none" fo:color="#a5a5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115" style:family="text">
      <style:text-properties fo:font-variant="normal" fo:text-transform="none" fo:color="#a5a500" style:text-line-through-style="none" style:text-line-through-type="none" style:text-position="0% 100%" style:font-name="Arial" fo:font-size="15pt" fo:font-style="normal" style:text-underline-style="none" fo:font-weight="normal" style:font-name-asian="Arial1" style:font-size-asian="15pt" style:font-style-asian="normal" style:font-weight-asian="normal" style:font-name-complex="Arial1" style:font-size-complex="15pt"/>
    </style:style>
    <style:style style:name="T116" style:family="text">
      <style:text-properties fo:font-variant="normal" fo:text-transform="none" fo:color="#8b8b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117" style:family="text">
      <style:text-properties fo:font-variant="normal" fo:text-transform="none" fo:color="#8b8b00" style:text-line-through-style="none" style:text-line-through-type="none" style:text-position="0% 100%" style:font-name="Arial" fo:font-size="17pt" fo:font-style="italic" style:text-underline-style="none" fo:font-weight="normal" style:font-name-asian="Arial1" style:font-size-asian="17pt" style:font-style-asian="italic" style:font-weight-asian="normal" style:font-name-complex="Arial1" style:font-size-complex="17pt"/>
    </style:style>
    <style:style style:name="T118" style:family="text">
      <style:text-properties fo:font-variant="normal" fo:text-transform="none" fo:color="#8b8b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119" style:family="text">
      <style:text-properties fo:font-variant="normal" fo:text-transform="none" fo:color="#8b8b00" style:text-line-through-style="none" style:text-line-through-type="none" style:text-position="0% 100%" style:font-name="Arial" fo:font-size="18pt" fo:font-style="normal" style:text-underline-style="solid" style:text-underline-width="auto" style:text-underline-color="font-color" fo:font-weight="normal" style:font-name-asian="Arial1" style:font-size-asian="18pt" style:font-style-asian="normal" style:font-weight-asian="normal" style:font-name-complex="Arial1" style:font-size-complex="18pt"/>
    </style:style>
    <style:style style:name="T120" style:family="text">
      <style:text-properties fo:font-variant="normal" fo:text-transform="none" fo:color="#8b8b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121" style:family="text">
      <style:text-properties fo:font-variant="normal" fo:text-transform="none" fo:color="#8b8b00" style:text-line-through-style="none" style:text-line-through-type="none" style:text-position="0% 100%" style:font-name="Arial" fo:font-size="14pt" fo:font-style="normal" style:text-underline-style="none" fo:font-weight="normal" style:font-name-asian="Arial1" style:font-size-asian="14pt" style:font-style-asian="normal" style:font-weight-asian="normal" style:font-name-complex="Arial1" style:font-size-complex="14pt"/>
    </style:style>
    <style:style style:name="T122" style:family="text">
      <style:text-properties fo:font-variant="normal" fo:text-transform="none" fo:color="#8b8b00" style:text-line-through-style="none" style:text-line-through-type="none" style:text-position="0% 100%" style:font-name="Arial" fo:font-size="19pt" fo:font-style="normal" style:text-underline-style="none" fo:font-weight="normal" style:font-name-asian="Arial1" style:font-size-asian="19pt" style:font-style-asian="normal" style:font-weight-asian="normal" style:font-name-complex="Arial1" style:font-size-complex="19pt"/>
    </style:style>
    <style:style style:name="T123" style:family="text">
      <style:text-properties fo:font-variant="normal" fo:text-transform="none" fo:color="#8b8b00" style:text-line-through-style="none" style:text-line-through-type="none" style:text-position="0% 100%" style:font-name="Arial" fo:font-size="15pt" fo:font-style="normal" style:text-underline-style="none" fo:font-weight="normal" style:font-name-asian="Arial1" style:font-size-asian="15pt" style:font-style-asian="normal" style:font-weight-asian="normal" style:font-name-complex="Arial1" style:font-size-complex="15pt"/>
    </style:style>
    <style:style style:name="T124" style:family="text">
      <style:text-properties fo:font-variant="normal" fo:text-transform="none" fo:color="#ffff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125" style:family="text">
      <style:text-properties fo:font-variant="normal" fo:text-transform="none" fo:color="#ffff00" style:text-line-through-style="none" style:text-line-through-type="none" style:text-position="0% 100%" style:font-name="Arial" fo:font-size="17pt" fo:font-style="italic" style:text-underline-style="none" fo:font-weight="normal" style:font-name-asian="Arial1" style:font-size-asian="17pt" style:font-style-asian="italic" style:font-weight-asian="normal" style:font-name-complex="Arial1" style:font-size-complex="17pt"/>
    </style:style>
    <style:style style:name="T126" style:family="text">
      <style:text-properties fo:font-variant="normal" fo:text-transform="none" fo:color="#ffff00" style:text-line-through-style="none" style:text-line-through-type="none" style:text-position="0% 100%" style:font-name="Arial" fo:font-size="18pt" fo:font-style="italic" style:text-underline-style="none" fo:font-weight="normal" style:font-name-asian="Arial1" style:font-size-asian="18pt" style:font-style-asian="italic" style:font-weight-asian="normal" style:font-name-complex="Arial1" style:font-size-complex="18pt"/>
    </style:style>
    <style:style style:name="T127" style:family="text">
      <style:text-properties fo:font-variant="normal" fo:text-transform="none" fo:color="#ffff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128" style:family="text">
      <style:text-properties fo:font-variant="normal" fo:text-transform="none" fo:color="#ffff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129" style:family="text">
      <style:text-properties fo:font-variant="normal" fo:text-transform="none" fo:color="#ffff00" style:text-line-through-style="none" style:text-line-through-type="none" style:text-position="0% 100%" style:font-name="Arial" fo:font-size="15pt" fo:font-style="normal" style:text-underline-style="none" fo:font-weight="normal" style:font-name-asian="Arial1" style:font-size-asian="15pt" style:font-style-asian="normal" style:font-weight-asian="normal" style:font-name-complex="Arial1" style:font-size-complex="15pt"/>
    </style:style>
    <style:style style:name="T130" style:family="text">
      <style:text-properties fo:font-variant="normal" fo:text-transform="none" fo:color="#ffff00" style:text-line-through-style="none" style:text-line-through-type="none" style:text-position="0% 100%" style:font-name="Arial" fo:font-size="14pt" fo:font-style="normal" style:text-underline-style="none" fo:font-weight="normal" style:font-name-asian="Arial1" style:font-size-asian="14pt" style:font-style-asian="normal" style:font-weight-asian="normal" style:font-name-complex="Arial1" style:font-size-complex="14pt"/>
    </style:style>
    <style:style style:name="T131" style:family="text">
      <style:text-properties fo:font-variant="normal" fo:text-transform="none" fo:color="#ffff00" style:text-line-through-style="none" style:text-line-through-type="none" style:text-position="0% 100%" style:font-name="Arial" fo:font-size="19pt" fo:font-style="normal" style:text-underline-style="none" fo:font-weight="normal" style:font-name-asian="Arial1" style:font-size-asian="19pt" style:font-style-asian="normal" style:font-weight-asian="normal" style:font-name-complex="Arial1" style:font-size-complex="19pt"/>
    </style:style>
    <style:style style:name="T132" style:family="text">
      <style:text-properties fo:font-variant="normal" fo:text-transform="none" fo:color="#ffff00" style:text-line-through-style="none" style:text-line-through-type="none" style:text-position="0% 100%" style:font-name="Courier New" fo:font-size="16pt" fo:font-style="normal" style:text-underline-style="none" fo:font-weight="normal" style:font-name-asian="Courier New1" style:font-size-asian="16pt" style:font-style-asian="normal" style:font-weight-asian="normal" style:font-name-complex="Courier New1" style:font-size-complex="16pt"/>
    </style:style>
    <style:style style:name="T133" style:family="text">
      <style:text-properties fo:font-variant="normal" fo:text-transform="none" fo:color="#f7f7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134" style:family="text">
      <style:text-properties fo:font-variant="normal" fo:text-transform="none" fo:color="#f7f7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135" style:family="text">
      <style:text-properties fo:font-variant="normal" fo:text-transform="none" fo:color="#f7f7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136" style:family="text">
      <style:text-properties fo:font-variant="normal" fo:text-transform="none" fo:color="#f7f700" style:text-line-through-style="none" style:text-line-through-type="none" style:text-position="0% 100%" style:font-name="Courier New" fo:font-size="17pt" fo:font-style="normal" style:text-underline-style="none" fo:font-weight="normal" style:font-name-asian="Courier New1" style:font-size-asian="17pt" style:font-style-asian="normal" style:font-weight-asian="normal" style:font-name-complex="Courier New1" style:font-size-complex="17pt"/>
    </style:style>
    <style:style style:name="T137" style:family="text">
      <style:text-properties fo:font-variant="normal" fo:text-transform="none" fo:color="#a4a4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138" style:family="text">
      <style:text-properties fo:font-variant="normal" fo:text-transform="none" fo:color="#a4a4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139" style:family="text">
      <style:text-properties fo:font-variant="normal" fo:text-transform="none" fo:color="#a4a4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140" style:family="text">
      <style:text-properties fo:font-variant="normal" fo:text-transform="none" fo:color="#a4a400" style:text-line-through-style="none" style:text-line-through-type="none" style:text-position="0% 100%" style:font-name="Arial" fo:font-size="19pt" fo:font-style="normal" style:text-underline-style="none" fo:font-weight="normal" style:font-name-asian="Arial1" style:font-size-asian="19pt" style:font-style-asian="normal" style:font-weight-asian="normal" style:font-name-complex="Arial1" style:font-size-complex="19pt"/>
    </style:style>
    <style:style style:name="T141" style:family="text">
      <style:text-properties fo:font-variant="normal" fo:text-transform="none" fo:color="#a4a400" style:text-line-through-style="none" style:text-line-through-type="none" style:text-position="0% 100%" style:font-name="Times New Roman" fo:font-size="16pt" fo:font-style="italic" style:text-underline-style="none" fo:font-weight="normal" style:font-name-asian="Times New Roman1" style:font-size-asian="16pt" style:font-style-asian="italic" style:font-weight-asian="normal" style:font-name-complex="Times New Roman1" style:font-size-complex="16pt"/>
    </style:style>
    <style:style style:name="T142" style:family="text">
      <style:text-properties fo:font-variant="normal" fo:text-transform="none" fo:color="#a4a400" style:text-line-through-style="none" style:text-line-through-type="none" style:text-position="0% 100%" style:font-name="Courier New" fo:font-size="16pt" fo:font-style="normal" style:text-underline-style="none" fo:font-weight="normal" style:font-name-asian="Courier New1" style:font-size-asian="16pt" style:font-style-asian="normal" style:font-weight-asian="normal" style:font-name-complex="Courier New1" style:font-size-complex="16pt"/>
    </style:style>
    <style:style style:name="T143" style:family="text">
      <style:text-properties fo:font-variant="normal" fo:text-transform="none" fo:color="#878700" style:text-line-through-style="none" style:text-line-through-type="none" style:text-position="0% 100%" style:font-name="Arial" fo:font-size="15pt" fo:font-style="normal" style:text-underline-style="none" fo:font-weight="normal" style:font-name-asian="Arial1" style:font-size-asian="15pt" style:font-style-asian="normal" style:font-weight-asian="normal" style:font-name-complex="Arial1" style:font-size-complex="15pt"/>
    </style:style>
    <style:style style:name="T144" style:family="text">
      <style:text-properties fo:font-variant="normal" fo:text-transform="none" fo:color="#8787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145" style:family="text">
      <style:text-properties fo:font-variant="normal" fo:text-transform="none" fo:color="#8787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146" style:family="text">
      <style:text-properties fo:font-variant="normal" fo:text-transform="none" fo:color="#878700" style:text-line-through-style="none" style:text-line-through-type="none" style:text-position="0% 100%" style:font-name="Arial" fo:font-size="17pt" fo:font-style="italic" style:text-underline-style="none" fo:font-weight="normal" style:font-name-asian="Arial1" style:font-size-asian="17pt" style:font-style-asian="italic" style:font-weight-asian="normal" style:font-name-complex="Arial1" style:font-size-complex="17pt"/>
    </style:style>
    <style:style style:name="T147" style:family="text">
      <style:text-properties fo:font-variant="normal" fo:text-transform="none" fo:color="#8787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148" style:family="text">
      <style:text-properties fo:font-variant="normal" fo:text-transform="none" fo:color="#878700" style:text-line-through-style="none" style:text-line-through-type="none" style:text-position="0% 100%" style:font-name="Arial" fo:font-size="18pt" fo:font-style="italic" style:text-underline-style="none" fo:font-weight="normal" style:font-name-asian="Arial1" style:font-size-asian="18pt" style:font-style-asian="italic" style:font-weight-asian="normal" style:font-name-complex="Arial1" style:font-size-complex="18pt"/>
    </style:style>
    <style:style style:name="T149" style:family="text">
      <style:text-properties fo:font-variant="normal" fo:text-transform="none" fo:color="#878700" style:text-line-through-style="none" style:text-line-through-type="none" style:text-position="0% 100%" style:font-name="Arial" fo:font-size="14pt" fo:font-style="normal" style:text-underline-style="none" fo:font-weight="normal" style:font-name-asian="Arial1" style:font-size-asian="14pt" style:font-style-asian="normal" style:font-weight-asian="normal" style:font-name-complex="Arial1" style:font-size-complex="14pt"/>
    </style:style>
    <style:style style:name="T150" style:family="text">
      <style:text-properties fo:font-variant="normal" fo:text-transform="none" fo:color="#878700" style:text-line-through-style="none" style:text-line-through-type="none" style:text-position="0% 100%" style:font-name="Arial" fo:font-size="19pt" fo:font-style="normal" style:text-underline-style="none" fo:font-weight="normal" style:font-name-asian="Arial1" style:font-size-asian="19pt" style:font-style-asian="normal" style:font-weight-asian="normal" style:font-name-complex="Arial1" style:font-size-complex="19pt"/>
    </style:style>
    <style:style style:name="T151" style:family="text">
      <style:text-properties fo:font-variant="normal" fo:text-transform="none" fo:color="#878700" style:text-line-through-style="none" style:text-line-through-type="none" style:text-position="0% 100%" style:font-name="Courier New" fo:font-size="15pt" fo:font-style="normal" style:text-underline-style="none" fo:font-weight="normal" style:font-name-asian="Courier New1" style:font-size-asian="15pt" style:font-style-asian="normal" style:font-weight-asian="normal" style:font-name-complex="Courier New1" style:font-size-complex="15pt"/>
    </style:style>
    <style:style style:name="T152" style:family="text">
      <style:text-properties fo:font-variant="normal" fo:text-transform="none" fo:color="#8e8e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153" style:family="text">
      <style:text-properties fo:font-variant="normal" fo:text-transform="none" fo:color="#8e8e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154" style:family="text">
      <style:text-properties fo:font-variant="normal" fo:text-transform="none" fo:color="#8e8e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155" style:family="text">
      <style:text-properties fo:font-variant="normal" fo:text-transform="none" fo:color="#8e8e00" style:text-line-through-style="none" style:text-line-through-type="none" style:text-position="0% 100%" style:font-name="Arial" fo:font-size="18pt" fo:font-style="italic" style:text-underline-style="none" fo:font-weight="normal" style:font-name-asian="Arial1" style:font-size-asian="18pt" style:font-style-asian="italic" style:font-weight-asian="normal" style:font-name-complex="Arial1" style:font-size-complex="18pt"/>
    </style:style>
    <style:style style:name="T156" style:family="text">
      <style:text-properties fo:font-variant="normal" fo:text-transform="none" fo:color="#8e8e00" style:text-line-through-style="none" style:text-line-through-type="none" style:text-position="0% 100%" style:font-name="Arial" fo:font-size="19pt" fo:font-style="italic" style:text-underline-style="none" fo:font-weight="normal" style:font-name-asian="Arial1" style:font-size-asian="19pt" style:font-style-asian="italic" style:font-weight-asian="normal" style:font-name-complex="Arial1" style:font-size-complex="19pt"/>
    </style:style>
    <style:style style:name="T157" style:family="text">
      <style:text-properties fo:font-variant="normal" fo:text-transform="none" fo:color="#8e8e00" style:text-line-through-style="none" style:text-line-through-type="none" style:text-position="0% 100%" style:font-name="Arial" fo:font-size="13pt" fo:font-style="normal" style:text-underline-style="none" fo:font-weight="normal" style:font-name-asian="Arial1" style:font-size-asian="13pt" style:font-style-asian="normal" style:font-weight-asian="normal" style:font-name-complex="Arial1" style:font-size-complex="13pt"/>
    </style:style>
    <style:style style:name="T158" style:family="text">
      <style:text-properties fo:font-variant="normal" fo:text-transform="none" fo:color="#8c8c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159" style:family="text">
      <style:text-properties fo:font-variant="normal" fo:text-transform="none" fo:color="#8c8c00" style:text-line-through-style="none" style:text-line-through-type="none" style:text-position="0% 100%" style:font-name="Arial" fo:font-size="17pt" fo:font-style="italic" style:text-underline-style="none" fo:font-weight="normal" style:font-name-asian="Arial1" style:font-size-asian="17pt" style:font-style-asian="italic" style:font-weight-asian="normal" style:font-name-complex="Arial1" style:font-size-complex="17pt"/>
    </style:style>
    <style:style style:name="T160" style:family="text">
      <style:text-properties fo:font-variant="normal" fo:text-transform="none" fo:color="#8c8c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161" style:family="text">
      <style:text-properties fo:font-variant="normal" fo:text-transform="none" fo:color="#8c8c00" style:text-line-through-style="none" style:text-line-through-type="none" style:text-position="0% 100%" style:font-name="Arial" fo:font-size="18pt" fo:font-style="italic" style:text-underline-style="none" fo:font-weight="normal" style:font-name-asian="Arial1" style:font-size-asian="18pt" style:font-style-asian="italic" style:font-weight-asian="normal" style:font-name-complex="Arial1" style:font-size-complex="18pt"/>
    </style:style>
    <style:style style:name="T162" style:family="text">
      <style:text-properties fo:font-variant="normal" fo:text-transform="none" fo:color="#8c8c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163" style:family="text">
      <style:text-properties fo:font-variant="normal" fo:text-transform="none" fo:color="#8c8c00" style:text-line-through-style="none" style:text-line-through-type="none" style:text-position="0% 100%" style:font-name="Arial" fo:font-size="16pt" fo:font-style="italic" style:text-underline-style="none" fo:font-weight="normal" style:font-name-asian="Arial1" style:font-size-asian="16pt" style:font-style-asian="italic" style:font-weight-asian="normal" style:font-name-complex="Arial1" style:font-size-complex="16pt"/>
    </style:style>
    <style:style style:name="T164" style:family="text">
      <style:text-properties fo:font-variant="normal" fo:text-transform="none" fo:color="#8c8c00" style:text-line-through-style="none" style:text-line-through-type="none" style:text-position="0% 100%" style:font-name="Arial" fo:font-size="19pt" fo:font-style="normal" style:text-underline-style="none" fo:font-weight="normal" style:font-name-asian="Arial1" style:font-size-asian="19pt" style:font-style-asian="normal" style:font-weight-asian="normal" style:font-name-complex="Arial1" style:font-size-complex="19pt"/>
    </style:style>
    <style:style style:name="T165" style:family="text">
      <style:text-properties fo:font-variant="normal" fo:text-transform="none" fo:color="#8c8c00" style:text-line-through-style="none" style:text-line-through-type="none" style:text-position="0% 100%" style:font-name="Arial" fo:font-size="14pt" fo:font-style="normal" style:text-underline-style="none" fo:font-weight="normal" style:font-name-asian="Arial1" style:font-size-asian="14pt" style:font-style-asian="normal" style:font-weight-asian="normal" style:font-name-complex="Arial1" style:font-size-complex="14pt"/>
    </style:style>
    <style:style style:name="T166" style:family="text">
      <style:text-properties fo:font-variant="normal" fo:text-transform="none" fo:color="#8c8c00" style:text-line-through-style="none" style:text-line-through-type="none" style:text-position="0% 100%" style:font-name="Arial" fo:font-size="15pt" fo:font-style="normal" style:text-underline-style="none" fo:font-weight="normal" style:font-name-asian="Arial1" style:font-size-asian="15pt" style:font-style-asian="normal" style:font-weight-asian="normal" style:font-name-complex="Arial1" style:font-size-complex="15pt"/>
    </style:style>
    <style:style style:name="T167" style:family="text">
      <style:text-properties fo:font-variant="normal" fo:text-transform="none" fo:color="#8c8c00" style:text-line-through-style="none" style:text-line-through-type="none" style:text-position="0% 100%" style:font-name="Arial" fo:font-size="13pt" fo:font-style="normal" style:text-underline-style="none" fo:font-weight="normal" style:font-name-asian="Arial1" style:font-size-asian="13pt" style:font-style-asian="normal" style:font-weight-asian="normal" style:font-name-complex="Arial1" style:font-size-complex="13pt"/>
    </style:style>
    <style:style style:name="T168" style:family="text">
      <style:text-properties fo:font-variant="normal" fo:text-transform="none" fo:color="#8c8c00" style:text-line-through-style="none" style:text-line-through-type="none" style:text-position="0% 100%" style:font-name="Courier New" fo:font-size="18pt" fo:font-style="normal" style:text-underline-style="none" fo:font-weight="normal" style:font-name-asian="Courier New1" style:font-size-asian="18pt" style:font-style-asian="normal" style:font-weight-asian="normal" style:font-name-complex="Courier New1" style:font-size-complex="18pt"/>
    </style:style>
    <style:style style:name="T169" style:family="text">
      <style:text-properties fo:font-variant="normal" fo:text-transform="none" fo:color="#8c8c00" style:text-line-through-style="none" style:text-line-through-type="none" style:text-position="0% 100%" style:font-name="Courier New" fo:font-size="9pt" fo:font-style="normal" style:text-underline-style="none" fo:font-weight="normal" style:font-name-asian="Courier New1" style:font-size-asian="9pt" style:font-style-asian="normal" style:font-weight-asian="normal" style:font-name-complex="Courier New1" style:font-size-complex="9pt"/>
    </style:style>
    <style:style style:name="T170" style:family="text">
      <style:text-properties fo:font-variant="normal" fo:text-transform="none" fo:color="#9595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171" style:family="text">
      <style:text-properties fo:font-variant="normal" fo:text-transform="none" fo:color="#959500" style:text-line-through-style="none" style:text-line-through-type="none" style:text-position="0% 100%" style:font-name="Arial" fo:font-size="17pt" fo:font-style="italic" style:text-underline-style="none" fo:font-weight="normal" style:font-name-asian="Arial1" style:font-size-asian="17pt" style:font-style-asian="italic" style:font-weight-asian="normal" style:font-name-complex="Arial1" style:font-size-complex="17pt"/>
    </style:style>
    <style:style style:name="T172" style:family="text">
      <style:text-properties fo:font-variant="normal" fo:text-transform="none" fo:color="#9595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173" style:family="text">
      <style:text-properties fo:font-variant="normal" fo:text-transform="none" fo:color="#959500" style:text-line-through-style="none" style:text-line-through-type="none" style:text-position="0% 100%" style:font-name="Arial" fo:font-size="16pt" fo:font-style="italic" style:text-underline-style="none" fo:font-weight="normal" style:font-name-asian="Arial1" style:font-size-asian="16pt" style:font-style-asian="italic" style:font-weight-asian="normal" style:font-name-complex="Arial1" style:font-size-complex="16pt"/>
    </style:style>
    <style:style style:name="T174" style:family="text">
      <style:text-properties fo:font-variant="normal" fo:text-transform="none" fo:color="#9595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175" style:family="text">
      <style:text-properties fo:font-variant="normal" fo:text-transform="none" fo:color="#959500" style:text-line-through-style="none" style:text-line-through-type="none" style:text-position="0% 100%" style:font-name="Arial" fo:font-size="18pt" fo:font-style="italic" style:text-underline-style="none" fo:font-weight="normal" style:font-name-asian="Arial1" style:font-size-asian="18pt" style:font-style-asian="italic" style:font-weight-asian="normal" style:font-name-complex="Arial1" style:font-size-complex="18pt"/>
    </style:style>
    <style:style style:name="T176" style:family="text">
      <style:text-properties fo:font-variant="normal" fo:text-transform="none" fo:color="#959500" style:text-line-through-style="none" style:text-line-through-type="none" style:text-position="0% 100%" style:font-name="Arial" fo:font-size="19pt" fo:font-style="normal" style:text-underline-style="none" fo:font-weight="normal" style:font-name-asian="Arial1" style:font-size-asian="19pt" style:font-style-asian="normal" style:font-weight-asian="normal" style:font-name-complex="Arial1" style:font-size-complex="19pt"/>
    </style:style>
    <style:style style:name="T177" style:family="text">
      <style:text-properties fo:font-variant="normal" fo:text-transform="none" fo:color="#959500" style:text-line-through-style="none" style:text-line-through-type="none" style:text-position="0% 100%" style:font-name="Arial" fo:font-size="15pt" fo:font-style="normal" style:text-underline-style="none" fo:font-weight="normal" style:font-name-asian="Arial1" style:font-size-asian="15pt" style:font-style-asian="normal" style:font-weight-asian="normal" style:font-name-complex="Arial1" style:font-size-complex="15pt"/>
    </style:style>
    <style:style style:name="T178" style:family="text">
      <style:text-properties fo:font-variant="normal" fo:text-transform="none" fo:color="#959500" style:text-line-through-style="none" style:text-line-through-type="none" style:text-position="0% 100%" style:font-name="Arial" fo:font-size="14pt" fo:font-style="normal" style:text-underline-style="none" fo:font-weight="normal" style:font-name-asian="Arial1" style:font-size-asian="14pt" style:font-style-asian="normal" style:font-weight-asian="normal" style:font-name-complex="Arial1" style:font-size-complex="14pt"/>
    </style:style>
    <style:style style:name="T179" style:family="text">
      <style:text-properties fo:font-variant="normal" fo:text-transform="none" fo:color="#959500" style:text-line-through-style="none" style:text-line-through-type="none" style:text-position="0% 100%" style:font-name="Courier New" fo:font-size="18pt" fo:font-style="normal" style:text-underline-style="none" fo:font-weight="normal" style:font-name-asian="Courier New1" style:font-size-asian="18pt" style:font-style-asian="normal" style:font-weight-asian="normal" style:font-name-complex="Courier New1" style:font-size-complex="18pt"/>
    </style:style>
    <style:style style:name="T180" style:family="text">
      <style:text-properties fo:font-variant="normal" fo:text-transform="none" fo:color="#858500" style:text-line-through-style="none" style:text-line-through-type="none" style:text-position="0% 100%" style:font-name="Arial" fo:font-size="14pt" fo:font-style="normal" style:text-underline-style="none" fo:font-weight="normal" style:font-name-asian="Arial1" style:font-size-asian="14pt" style:font-style-asian="normal" style:font-weight-asian="normal" style:font-name-complex="Arial1" style:font-size-complex="14pt"/>
    </style:style>
    <style:style style:name="T181" style:family="text">
      <style:text-properties fo:font-variant="normal" fo:text-transform="none" fo:color="#8585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182" style:family="text">
      <style:text-properties fo:font-variant="normal" fo:text-transform="none" fo:color="#858500" style:text-line-through-style="none" style:text-line-through-type="none" style:text-position="0% 100%" style:font-name="Arial" fo:font-size="16pt" fo:font-style="italic" style:text-underline-style="none" fo:font-weight="normal" style:font-name-asian="Arial1" style:font-size-asian="16pt" style:font-style-asian="italic" style:font-weight-asian="normal" style:font-name-complex="Arial1" style:font-size-complex="16pt"/>
    </style:style>
    <style:style style:name="T183" style:family="text">
      <style:text-properties fo:font-variant="normal" fo:text-transform="none" fo:color="#8585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184" style:family="text">
      <style:text-properties fo:font-variant="normal" fo:text-transform="none" fo:color="#8585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185" style:family="text">
      <style:text-properties fo:font-variant="normal" fo:text-transform="none" fo:color="#858500" style:text-line-through-style="none" style:text-line-through-type="none" style:text-position="0% 100%" style:font-name="Arial" fo:font-size="18pt" fo:font-style="italic" style:text-underline-style="none" fo:font-weight="normal" style:font-name-asian="Arial1" style:font-size-asian="18pt" style:font-style-asian="italic" style:font-weight-asian="normal" style:font-name-complex="Arial1" style:font-size-complex="18pt"/>
    </style:style>
    <style:style style:name="T186" style:family="text">
      <style:text-properties fo:font-variant="normal" fo:text-transform="none" fo:color="#858500" style:text-line-through-style="none" style:text-line-through-type="none" style:text-position="0% 100%" style:font-name="Arial" fo:font-size="15pt" fo:font-style="normal" style:text-underline-style="none" fo:font-weight="normal" style:font-name-asian="Arial1" style:font-size-asian="15pt" style:font-style-asian="normal" style:font-weight-asian="normal" style:font-name-complex="Arial1" style:font-size-complex="15pt"/>
    </style:style>
    <style:style style:name="T187" style:family="text">
      <style:text-properties fo:font-variant="normal" fo:text-transform="none" fo:color="#7e7e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188" style:family="text">
      <style:text-properties fo:font-variant="normal" fo:text-transform="none" fo:color="#7e7e00" style:text-line-through-style="none" style:text-line-through-type="none" style:text-position="0% 100%" style:font-name="Arial" fo:font-size="18pt" fo:font-style="italic" style:text-underline-style="none" fo:font-weight="normal" style:font-name-asian="Arial1" style:font-size-asian="18pt" style:font-style-asian="italic" style:font-weight-asian="normal" style:font-name-complex="Arial1" style:font-size-complex="18pt"/>
    </style:style>
    <style:style style:name="T189" style:family="text">
      <style:text-properties fo:font-variant="normal" fo:text-transform="none" fo:color="#7e7e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190" style:family="text">
      <style:text-properties fo:font-variant="normal" fo:text-transform="none" fo:color="#7e7e00" style:text-line-through-style="none" style:text-line-through-type="none" style:text-position="0% 100%" style:font-name="Arial" fo:font-size="17pt" fo:font-style="italic" style:text-underline-style="none" fo:font-weight="normal" style:font-name-asian="Arial1" style:font-size-asian="17pt" style:font-style-asian="italic" style:font-weight-asian="normal" style:font-name-complex="Arial1" style:font-size-complex="17pt"/>
    </style:style>
    <style:style style:name="T191" style:family="text">
      <style:text-properties fo:font-variant="normal" fo:text-transform="none" fo:color="#7e7e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192" style:family="text">
      <style:text-properties fo:font-variant="normal" fo:text-transform="none" fo:color="#7e7e00" style:text-line-through-style="none" style:text-line-through-type="none" style:text-position="0% 100%" style:font-name="Arial" fo:font-size="16pt" fo:font-style="italic" style:text-underline-style="none" fo:font-weight="normal" style:font-name-asian="Arial1" style:font-size-asian="16pt" style:font-style-asian="italic" style:font-weight-asian="normal" style:font-name-complex="Arial1" style:font-size-complex="16pt"/>
    </style:style>
    <style:style style:name="T193" style:family="text">
      <style:text-properties fo:font-variant="normal" fo:text-transform="none" fo:color="#7e7e00" style:text-line-through-style="none" style:text-line-through-type="none" style:text-position="0% 100%" style:font-name="Arial" fo:font-size="13pt" fo:font-style="normal" style:text-underline-style="none" fo:font-weight="normal" style:font-name-asian="Arial1" style:font-size-asian="13pt" style:font-style-asian="normal" style:font-weight-asian="normal" style:font-name-complex="Arial1" style:font-size-complex="13pt"/>
    </style:style>
    <style:style style:name="T194" style:family="text">
      <style:text-properties fo:font-variant="normal" fo:text-transform="none" fo:color="#7e7e00" style:text-line-through-style="none" style:text-line-through-type="none" style:text-position="0% 100%" style:font-name="Arial" fo:font-size="14pt" fo:font-style="normal" style:text-underline-style="none" fo:font-weight="normal" style:font-name-asian="Arial1" style:font-size-asian="14pt" style:font-style-asian="normal" style:font-weight-asian="normal" style:font-name-complex="Arial1" style:font-size-complex="14pt"/>
    </style:style>
    <style:style style:name="T195" style:family="text">
      <style:text-properties fo:font-variant="normal" fo:text-transform="none" fo:color="#7e7e00" style:text-line-through-style="none" style:text-line-through-type="none" style:text-position="0% 100%" style:font-name="Arial" fo:font-size="14pt" fo:font-style="italic" style:text-underline-style="none" fo:font-weight="normal" style:font-name-asian="Arial1" style:font-size-asian="14pt" style:font-style-asian="italic" style:font-weight-asian="normal" style:font-name-complex="Arial1" style:font-size-complex="14pt"/>
    </style:style>
    <style:style style:name="T196" style:family="text">
      <style:text-properties fo:font-variant="normal" fo:text-transform="none" fo:color="#7e7e00" style:text-line-through-style="none" style:text-line-through-type="none" style:text-position="0% 100%" style:font-name="Arial" fo:font-size="19pt" fo:font-style="normal" style:text-underline-style="none" fo:font-weight="normal" style:font-name-asian="Arial1" style:font-size-asian="19pt" style:font-style-asian="normal" style:font-weight-asian="normal" style:font-name-complex="Arial1" style:font-size-complex="19pt"/>
    </style:style>
    <style:style style:name="T197" style:family="text">
      <style:text-properties fo:font-variant="normal" fo:text-transform="none" fo:color="#7e7e00" style:text-line-through-style="none" style:text-line-through-type="none" style:text-position="0% 100%" style:font-name="Courier New" fo:font-size="17pt" fo:font-style="normal" style:text-underline-style="none" fo:font-weight="normal" style:font-name-asian="Courier New1" style:font-size-asian="17pt" style:font-style-asian="normal" style:font-weight-asian="normal" style:font-name-complex="Courier New1" style:font-size-complex="17pt"/>
    </style:style>
    <style:style style:name="T198" style:family="text">
      <style:text-properties fo:font-variant="normal" fo:text-transform="none" fo:color="#8686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199" style:family="text">
      <style:text-properties fo:font-variant="normal" fo:text-transform="none" fo:color="#8686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200" style:family="text">
      <style:text-properties fo:font-variant="normal" fo:text-transform="none" fo:color="#8686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201" style:family="text">
      <style:text-properties fo:font-variant="normal" fo:text-transform="none" fo:color="#868600" style:text-line-through-style="none" style:text-line-through-type="none" style:text-position="0% 100%" style:font-name="Arial" fo:font-size="17pt" fo:font-style="italic" style:text-underline-style="none" fo:font-weight="normal" style:font-name-asian="Arial1" style:font-size-asian="17pt" style:font-style-asian="italic" style:font-weight-asian="normal" style:font-name-complex="Arial1" style:font-size-complex="17pt"/>
    </style:style>
    <style:style style:name="T202" style:family="text">
      <style:text-properties fo:font-variant="normal" fo:text-transform="none" fo:color="#868600" style:text-line-through-style="none" style:text-line-through-type="none" style:text-position="0% 100%" style:font-name="Arial" fo:font-size="19pt" fo:font-style="normal" style:text-underline-style="none" fo:font-weight="normal" style:font-name-asian="Arial1" style:font-size-asian="19pt" style:font-style-asian="normal" style:font-weight-asian="normal" style:font-name-complex="Arial1" style:font-size-complex="19pt"/>
    </style:style>
    <style:style style:name="T203" style:family="text">
      <style:text-properties fo:font-variant="normal" fo:text-transform="none" fo:color="#868600" style:text-line-through-style="none" style:text-line-through-type="none" style:text-position="0% 100%" style:font-name="Arial" fo:font-size="14pt" fo:font-style="normal" style:text-underline-style="none" fo:font-weight="normal" style:font-name-asian="Arial1" style:font-size-asian="14pt" style:font-style-asian="normal" style:font-weight-asian="normal" style:font-name-complex="Arial1" style:font-size-complex="14pt"/>
    </style:style>
    <style:style style:name="T204" style:family="text">
      <style:text-properties fo:font-variant="normal" fo:text-transform="none" fo:color="#868600" style:text-line-through-style="none" style:text-line-through-type="none" style:text-position="0% 100%" style:font-name="Arial" fo:font-size="15pt" fo:font-style="normal" style:text-underline-style="none" fo:font-weight="normal" style:font-name-asian="Arial1" style:font-size-asian="15pt" style:font-style-asian="normal" style:font-weight-asian="normal" style:font-name-complex="Arial1" style:font-size-complex="15pt"/>
    </style:style>
    <style:style style:name="T205" style:family="text">
      <style:text-properties fo:font-variant="normal" fo:text-transform="none" fo:color="#868600" style:text-line-through-style="none" style:text-line-through-type="none" style:text-position="0% 100%" style:font-name="Courier New" fo:font-size="15pt" fo:font-style="normal" style:text-underline-style="none" fo:font-weight="normal" style:font-name-asian="Courier New1" style:font-size-asian="15pt" style:font-style-asian="normal" style:font-weight-asian="normal" style:font-name-complex="Courier New1" style:font-size-complex="15pt"/>
    </style:style>
    <style:style style:name="T206" style:family="text">
      <style:text-properties fo:font-variant="normal" fo:text-transform="none" fo:color="#868600" style:text-line-through-style="none" style:text-line-through-type="none" style:text-position="0% 100%" style:font-name="Courier New" fo:font-size="10pt" fo:font-style="normal" style:text-underline-style="none" fo:font-weight="normal" style:font-name-asian="Courier New1" style:font-size-asian="10pt" style:font-style-asian="normal" style:font-weight-asian="normal" style:font-name-complex="Courier New1" style:font-size-complex="10pt"/>
    </style:style>
    <style:style style:name="T207" style:family="text">
      <style:text-properties fo:font-variant="normal" fo:text-transform="none" fo:color="#9393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208" style:family="text">
      <style:text-properties fo:font-variant="normal" fo:text-transform="none" fo:color="#9393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209" style:family="text">
      <style:text-properties fo:font-variant="normal" fo:text-transform="none" fo:color="#9393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210" style:family="text">
      <style:text-properties fo:font-variant="normal" fo:text-transform="none" fo:color="#939300" style:text-line-through-style="none" style:text-line-through-type="none" style:text-position="0% 100%" style:font-name="Arial" fo:font-size="19pt" fo:font-style="normal" style:text-underline-style="none" fo:font-weight="normal" style:font-name-asian="Arial1" style:font-size-asian="19pt" style:font-style-asian="normal" style:font-weight-asian="normal" style:font-name-complex="Arial1" style:font-size-complex="19pt"/>
    </style:style>
    <style:style style:name="T211" style:family="text">
      <style:text-properties fo:font-variant="normal" fo:text-transform="none" fo:color="#939300" style:text-line-through-style="none" style:text-line-through-type="none" style:text-position="0% 100%" style:font-name="Arial" fo:font-size="14pt" fo:font-style="normal" style:text-underline-style="none" fo:font-weight="normal" style:font-name-asian="Arial1" style:font-size-asian="14pt" style:font-style-asian="normal" style:font-weight-asian="normal" style:font-name-complex="Arial1" style:font-size-complex="14pt"/>
    </style:style>
    <style:style style:name="T212" style:family="text">
      <style:text-properties fo:font-variant="normal" fo:text-transform="none" fo:color="#848400" style:text-line-through-style="none" style:text-line-through-type="none" style:text-position="0% 100%" style:font-name="Arial" fo:font-size="18pt" fo:font-style="italic" style:text-underline-style="none" fo:font-weight="normal" style:font-name-asian="Arial1" style:font-size-asian="18pt" style:font-style-asian="italic" style:font-weight-asian="normal" style:font-name-complex="Arial1" style:font-size-complex="18pt"/>
    </style:style>
    <style:style style:name="T213" style:family="text">
      <style:text-properties fo:font-variant="normal" fo:text-transform="none" fo:color="#8484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214" style:family="text">
      <style:text-properties fo:font-variant="normal" fo:text-transform="none" fo:color="#8484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215" style:family="text">
      <style:text-properties fo:font-variant="normal" fo:text-transform="none" fo:color="#8484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216" style:family="text">
      <style:text-properties fo:font-variant="normal" fo:text-transform="none" fo:color="#848400" style:text-line-through-style="none" style:text-line-through-type="none" style:text-position="0% 100%" style:font-name="Arial" fo:font-size="19pt" fo:font-style="normal" style:text-underline-style="none" fo:font-weight="normal" style:font-name-asian="Arial1" style:font-size-asian="19pt" style:font-style-asian="normal" style:font-weight-asian="normal" style:font-name-complex="Arial1" style:font-size-complex="19pt"/>
    </style:style>
    <style:style style:name="T217" style:family="text">
      <style:text-properties fo:font-variant="normal" fo:text-transform="none" fo:color="#848400" style:text-line-through-style="none" style:text-line-through-type="none" style:text-position="0% 100%" style:font-name="Arial" fo:font-size="15pt" fo:font-style="normal" style:text-underline-style="none" fo:font-weight="normal" style:font-name-asian="Arial1" style:font-size-asian="15pt" style:font-style-asian="normal" style:font-weight-asian="normal" style:font-name-complex="Arial1" style:font-size-complex="15pt"/>
    </style:style>
    <style:style style:name="T218" style:family="text">
      <style:text-properties fo:font-variant="normal" fo:text-transform="none" fo:color="#848400" style:text-line-through-style="none" style:text-line-through-type="none" style:text-position="0% 100%" style:font-name="Arial" fo:font-size="14pt" fo:font-style="normal" style:text-underline-style="none" fo:font-weight="normal" style:font-name-asian="Arial1" style:font-size-asian="14pt" style:font-style-asian="normal" style:font-weight-asian="normal" style:font-name-complex="Arial1" style:font-size-complex="14pt"/>
    </style:style>
    <style:style style:name="T219" style:family="text">
      <style:text-properties fo:font-variant="normal" fo:text-transform="none" fo:color="#848400" style:text-line-through-style="none" style:text-line-through-type="none" style:text-position="0% 100%" style:font-name="Courier New" fo:font-size="18pt" fo:font-style="normal" style:text-underline-style="none" fo:font-weight="normal" style:font-name-asian="Courier New1" style:font-size-asian="18pt" style:font-style-asian="normal" style:font-weight-asian="normal" style:font-name-complex="Courier New1" style:font-size-complex="18pt"/>
    </style:style>
    <style:style style:name="T220" style:family="text">
      <style:text-properties fo:font-variant="normal" fo:text-transform="none" fo:color="#848400" style:text-line-through-style="none" style:text-line-through-type="none" style:text-position="0% 100%" style:font-name="Courier New" fo:font-size="14pt" fo:font-style="italic" style:text-underline-style="none" fo:font-weight="normal" style:font-name-asian="Courier New1" style:font-size-asian="14pt" style:font-style-asian="italic" style:font-weight-asian="normal" style:font-name-complex="Courier New1" style:font-size-complex="14pt"/>
    </style:style>
    <style:style style:name="T221" style:family="text">
      <style:text-properties fo:font-variant="normal" fo:text-transform="none" fo:color="#6e6e00" style:text-line-through-style="none" style:text-line-through-type="none" style:text-position="0% 100%" style:font-name="Arial" fo:font-size="18pt" fo:font-style="italic" style:text-underline-style="none" fo:font-weight="normal" style:font-name-asian="Arial1" style:font-size-asian="18pt" style:font-style-asian="italic" style:font-weight-asian="normal" style:font-name-complex="Arial1" style:font-size-complex="18pt"/>
    </style:style>
    <style:style style:name="T222" style:family="text">
      <style:text-properties fo:font-variant="normal" fo:text-transform="none" fo:color="#6e6e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223" style:family="text">
      <style:text-properties fo:font-variant="normal" fo:text-transform="none" fo:color="#6e6e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224" style:family="text">
      <style:text-properties fo:font-variant="normal" fo:text-transform="none" fo:color="#6e6e00" style:text-line-through-style="none" style:text-line-through-type="none" style:text-position="0% 100%" style:font-name="Arial" fo:font-size="16pt" fo:font-style="italic" style:text-underline-style="none" fo:font-weight="normal" style:font-name-asian="Arial1" style:font-size-asian="16pt" style:font-style-asian="italic" style:font-weight-asian="normal" style:font-name-complex="Arial1" style:font-size-complex="16pt"/>
    </style:style>
    <style:style style:name="T225" style:family="text">
      <style:text-properties fo:font-variant="normal" fo:text-transform="none" fo:color="#6e6e00" style:text-line-through-style="none" style:text-line-through-type="none" style:text-position="0% 100%" style:font-name="Arial" fo:font-size="19pt" fo:font-style="normal" style:text-underline-style="none" fo:font-weight="normal" style:font-name-asian="Arial1" style:font-size-asian="19pt" style:font-style-asian="normal" style:font-weight-asian="normal" style:font-name-complex="Arial1" style:font-size-complex="19pt"/>
    </style:style>
    <style:style style:name="T226" style:family="text">
      <style:text-properties fo:font-variant="normal" fo:text-transform="none" fo:color="#6e6e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227" style:family="text">
      <style:text-properties fo:font-variant="normal" fo:text-transform="none" fo:color="#6e6e00" style:text-line-through-style="none" style:text-line-through-type="none" style:text-position="0% 100%" style:font-name="Arial" fo:font-size="17pt" fo:font-style="italic" style:text-underline-style="none" fo:font-weight="normal" style:font-name-asian="Arial1" style:font-size-asian="17pt" style:font-style-asian="italic" style:font-weight-asian="normal" style:font-name-complex="Arial1" style:font-size-complex="17pt"/>
    </style:style>
    <style:style style:name="T228" style:family="text">
      <style:text-properties fo:font-variant="normal" fo:text-transform="none" fo:color="#6e6e00" style:text-line-through-style="none" style:text-line-through-type="none" style:text-position="0% 100%" style:font-name="Arial" fo:font-size="13pt" fo:font-style="normal" style:text-underline-style="none" fo:font-weight="normal" style:font-name-asian="Arial1" style:font-size-asian="13pt" style:font-style-asian="normal" style:font-weight-asian="normal" style:font-name-complex="Arial1" style:font-size-complex="13pt"/>
    </style:style>
    <style:style style:name="T229" style:family="text">
      <style:text-properties fo:font-variant="normal" fo:text-transform="none" fo:color="#6e6e00" style:text-line-through-style="none" style:text-line-through-type="none" style:text-position="0% 100%" style:font-name="Arial" fo:font-size="14pt" fo:font-style="normal" style:text-underline-style="none" fo:font-weight="normal" style:font-name-asian="Arial1" style:font-size-asian="14pt" style:font-style-asian="normal" style:font-weight-asian="normal" style:font-name-complex="Arial1" style:font-size-complex="14pt"/>
    </style:style>
    <style:style style:name="T230" style:family="text">
      <style:text-properties fo:font-variant="normal" fo:text-transform="none" fo:color="#6e6e00" style:text-line-through-style="none" style:text-line-through-type="none" style:text-position="0% 100%" style:font-name="Times New Roman" fo:font-size="16pt" fo:font-style="italic" style:text-underline-style="none" fo:font-weight="normal" style:font-name-asian="Times New Roman1" style:font-size-asian="16pt" style:font-style-asian="italic" style:font-weight-asian="normal" style:font-name-complex="Times New Roman1" style:font-size-complex="16pt"/>
    </style:style>
    <style:style style:name="T231" style:family="text">
      <style:text-properties fo:font-variant="normal" fo:text-transform="none" fo:color="#777700" style:text-line-through-style="none" style:text-line-through-type="none" style:text-position="0% 100%" style:font-name="Arial" fo:font-size="18pt" fo:font-style="italic" style:text-underline-style="none" fo:font-weight="normal" style:font-name-asian="Arial1" style:font-size-asian="18pt" style:font-style-asian="italic" style:font-weight-asian="normal" style:font-name-complex="Arial1" style:font-size-complex="18pt"/>
    </style:style>
    <style:style style:name="T232" style:family="text">
      <style:text-properties fo:font-variant="normal" fo:text-transform="none" fo:color="#7777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233" style:family="text">
      <style:text-properties fo:font-variant="normal" fo:text-transform="none" fo:color="#777700" style:text-line-through-style="none" style:text-line-through-type="none" style:text-position="0% 100%" style:font-name="Arial" fo:font-size="16pt" fo:font-style="italic" style:text-underline-style="none" fo:font-weight="normal" style:font-name-asian="Arial1" style:font-size-asian="16pt" style:font-style-asian="italic" style:font-weight-asian="normal" style:font-name-complex="Arial1" style:font-size-complex="16pt"/>
    </style:style>
    <style:style style:name="T234" style:family="text">
      <style:text-properties fo:font-variant="normal" fo:text-transform="none" fo:color="#7777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235" style:family="text">
      <style:text-properties fo:font-variant="normal" fo:text-transform="none" fo:color="#7777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236" style:family="text">
      <style:text-properties fo:font-variant="normal" fo:text-transform="none" fo:color="#777700" style:text-line-through-style="none" style:text-line-through-type="none" style:text-position="0% 100%" style:font-name="Arial" fo:font-size="19pt" fo:font-style="normal" style:text-underline-style="none" fo:font-weight="normal" style:font-name-asian="Arial1" style:font-size-asian="19pt" style:font-style-asian="normal" style:font-weight-asian="normal" style:font-name-complex="Arial1" style:font-size-complex="19pt"/>
    </style:style>
    <style:style style:name="T237" style:family="text">
      <style:text-properties fo:font-variant="normal" fo:text-transform="none" fo:color="#777700" style:text-line-through-style="none" style:text-line-through-type="none" style:text-position="0% 100%" style:font-name="Arial" fo:font-size="14pt" fo:font-style="normal" style:text-underline-style="none" fo:font-weight="normal" style:font-name-asian="Arial1" style:font-size-asian="14pt" style:font-style-asian="normal" style:font-weight-asian="normal" style:font-name-complex="Arial1" style:font-size-complex="14pt"/>
    </style:style>
    <style:style style:name="T238" style:family="text">
      <style:text-properties fo:font-variant="normal" fo:text-transform="none" fo:color="#777700" style:text-line-through-style="none" style:text-line-through-type="none" style:text-position="0% 100%" style:font-name="Arial" fo:font-size="15pt" fo:font-style="normal" style:text-underline-style="none" fo:font-weight="normal" style:font-name-asian="Arial1" style:font-size-asian="15pt" style:font-style-asian="normal" style:font-weight-asian="normal" style:font-name-complex="Arial1" style:font-size-complex="15pt"/>
    </style:style>
    <style:style style:name="T239" style:family="text">
      <style:text-properties fo:font-variant="normal" fo:text-transform="none" fo:color="#777700" style:text-line-through-style="none" style:text-line-through-type="none" style:text-position="0% 100%" style:font-name="Courier New" fo:font-size="18pt" fo:font-style="normal" style:text-underline-style="none" fo:font-weight="normal" style:font-name-asian="Courier New1" style:font-size-asian="18pt" style:font-style-asian="normal" style:font-weight-asian="normal" style:font-name-complex="Courier New1" style:font-size-complex="18pt"/>
    </style:style>
    <style:style style:name="T240" style:family="text">
      <style:text-properties fo:font-variant="normal" fo:text-transform="none" fo:color="#777700" style:text-line-through-style="none" style:text-line-through-type="none" style:text-position="0% 100%" style:font-name="Courier New" fo:font-size="16pt" fo:font-style="normal" style:text-underline-style="none" fo:font-weight="normal" style:font-name-asian="Courier New1" style:font-size-asian="16pt" style:font-style-asian="normal" style:font-weight-asian="normal" style:font-name-complex="Courier New1" style:font-size-complex="16pt"/>
    </style:style>
    <style:style style:name="T241" style:family="text">
      <style:text-properties fo:font-variant="normal" fo:text-transform="none" fo:color="#737300" style:text-line-through-style="none" style:text-line-through-type="none" style:text-position="0% 100%" style:font-name="Arial" fo:font-size="18pt" fo:font-style="italic" style:text-underline-style="none" fo:font-weight="normal" style:font-name-asian="Arial1" style:font-size-asian="18pt" style:font-style-asian="italic" style:font-weight-asian="normal" style:font-name-complex="Arial1" style:font-size-complex="18pt"/>
    </style:style>
    <style:style style:name="T242" style:family="text">
      <style:text-properties fo:font-variant="normal" fo:text-transform="none" fo:color="#7373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243" style:family="text">
      <style:text-properties fo:font-variant="normal" fo:text-transform="none" fo:color="#737300" style:text-line-through-style="none" style:text-line-through-type="none" style:text-position="0% 100%" style:font-name="Arial" fo:font-size="16pt" fo:font-style="italic" style:text-underline-style="none" fo:font-weight="normal" style:font-name-asian="Arial1" style:font-size-asian="16pt" style:font-style-asian="italic" style:font-weight-asian="normal" style:font-name-complex="Arial1" style:font-size-complex="16pt"/>
    </style:style>
    <style:style style:name="T244" style:family="text">
      <style:text-properties fo:font-variant="normal" fo:text-transform="none" fo:color="#7373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245" style:family="text">
      <style:text-properties fo:font-variant="normal" fo:text-transform="none" fo:color="#7373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246" style:family="text">
      <style:text-properties fo:font-variant="normal" fo:text-transform="none" fo:color="#737300" style:text-line-through-style="none" style:text-line-through-type="none" style:text-position="0% 100%" style:font-name="Arial" fo:font-size="17pt" fo:font-style="italic" style:text-underline-style="none" fo:font-weight="normal" style:font-name-asian="Arial1" style:font-size-asian="17pt" style:font-style-asian="italic" style:font-weight-asian="normal" style:font-name-complex="Arial1" style:font-size-complex="17pt"/>
    </style:style>
    <style:style style:name="T247" style:family="text">
      <style:text-properties fo:font-variant="normal" fo:text-transform="none" fo:color="#737300" style:text-line-through-style="none" style:text-line-through-type="none" style:text-position="0% 100%" style:font-name="Arial" fo:font-size="15pt" fo:font-style="normal" style:text-underline-style="none" fo:font-weight="normal" style:font-name-asian="Arial1" style:font-size-asian="15pt" style:font-style-asian="normal" style:font-weight-asian="normal" style:font-name-complex="Arial1" style:font-size-complex="15pt"/>
    </style:style>
    <style:style style:name="T248" style:family="text">
      <style:text-properties fo:font-variant="normal" fo:text-transform="none" fo:color="#737300" style:text-line-through-style="none" style:text-line-through-type="none" style:text-position="0% 100%" style:font-name="Arial" fo:font-size="14pt" fo:font-style="normal" style:text-underline-style="none" fo:font-weight="normal" style:font-name-asian="Arial1" style:font-size-asian="14pt" style:font-style-asian="normal" style:font-weight-asian="normal" style:font-name-complex="Arial1" style:font-size-complex="14pt"/>
    </style:style>
    <style:style style:name="T249" style:family="text">
      <style:text-properties fo:font-variant="normal" fo:text-transform="none" fo:color="#737300" style:text-line-through-style="none" style:text-line-through-type="none" style:text-position="0% 100%" style:font-name="Arial" fo:font-size="19pt" fo:font-style="normal" style:text-underline-style="none" fo:font-weight="normal" style:font-name-asian="Arial1" style:font-size-asian="19pt" style:font-style-asian="normal" style:font-weight-asian="normal" style:font-name-complex="Arial1" style:font-size-complex="19pt"/>
    </style:style>
    <style:style style:name="T250" style:family="text">
      <style:text-properties fo:font-variant="normal" fo:text-transform="none" fo:color="#737300" style:text-line-through-style="none" style:text-line-through-type="none" style:text-position="0% 100%" style:font-name="Arial" fo:font-size="19pt" fo:font-style="italic" style:text-underline-style="none" fo:font-weight="normal" style:font-name-asian="Arial1" style:font-size-asian="19pt" style:font-style-asian="italic" style:font-weight-asian="normal" style:font-name-complex="Arial1" style:font-size-complex="19pt"/>
    </style:style>
    <style:style style:name="T251" style:family="text">
      <style:text-properties fo:font-variant="normal" fo:text-transform="none" fo:color="#8f8f00" style:text-line-through-style="none" style:text-line-through-type="none" style:text-position="0% 100%" style:font-name="Arial" fo:font-size="18pt" fo:font-style="italic" style:text-underline-style="none" fo:font-weight="normal" style:font-name-asian="Arial1" style:font-size-asian="18pt" style:font-style-asian="italic" style:font-weight-asian="normal" style:font-name-complex="Arial1" style:font-size-complex="18pt"/>
    </style:style>
    <style:style style:name="T252" style:family="text">
      <style:text-properties fo:font-variant="normal" fo:text-transform="none" fo:color="#8f8f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253" style:family="text">
      <style:text-properties fo:font-variant="normal" fo:text-transform="none" fo:color="#8f8f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254" style:family="text">
      <style:text-properties fo:font-variant="normal" fo:text-transform="none" fo:color="#8f8f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255" style:family="text">
      <style:text-properties fo:font-variant="normal" fo:text-transform="none" fo:color="#8f8f00" style:text-line-through-style="none" style:text-line-through-type="none" style:text-position="0% 100%" style:font-name="Arial" fo:font-size="16pt" fo:font-style="italic" style:text-underline-style="none" fo:font-weight="normal" style:font-name-asian="Arial1" style:font-size-asian="16pt" style:font-style-asian="italic" style:font-weight-asian="normal" style:font-name-complex="Arial1" style:font-size-complex="16pt"/>
    </style:style>
    <style:style style:name="T256" style:family="text">
      <style:text-properties fo:font-variant="normal" fo:text-transform="none" fo:color="#8f8f00" style:text-line-through-style="none" style:text-line-through-type="none" style:text-position="0% 100%" style:font-name="Arial" fo:font-size="15pt" fo:font-style="normal" style:text-underline-style="none" fo:font-weight="normal" style:font-name-asian="Arial1" style:font-size-asian="15pt" style:font-style-asian="normal" style:font-weight-asian="normal" style:font-name-complex="Arial1" style:font-size-complex="15pt"/>
    </style:style>
    <style:style style:name="T257" style:family="text">
      <style:text-properties fo:font-variant="normal" fo:text-transform="none" fo:color="#8f8f00" style:text-line-through-style="none" style:text-line-through-type="none" style:text-position="0% 100%" style:font-name="Arial" fo:font-size="9pt" fo:font-style="italic" style:text-underline-style="none" fo:font-weight="normal" style:font-name-asian="Arial1" style:font-size-asian="9pt" style:font-style-asian="italic" style:font-weight-asian="normal" style:font-name-complex="Arial1" style:font-size-complex="9pt"/>
    </style:style>
    <style:style style:name="T258" style:family="text">
      <style:text-properties fo:font-variant="normal" fo:text-transform="none" fo:color="#8f8f00" style:text-line-through-style="none" style:text-line-through-type="none" style:text-position="0% 100%" style:font-name="Arial" fo:font-size="14pt" fo:font-style="normal" style:text-underline-style="none" fo:font-weight="normal" style:font-name-asian="Arial1" style:font-size-asian="14pt" style:font-style-asian="normal" style:font-weight-asian="normal" style:font-name-complex="Arial1" style:font-size-complex="14pt"/>
    </style:style>
    <style:style style:name="T259" style:family="text">
      <style:text-properties fo:font-variant="normal" fo:text-transform="none" fo:color="#8f8f00" style:text-line-through-style="none" style:text-line-through-type="none" style:text-position="0% 100%" style:font-name="Courier New" fo:font-size="16pt" fo:font-style="normal" style:text-underline-style="none" fo:font-weight="normal" style:font-name-asian="Courier New1" style:font-size-asian="16pt" style:font-style-asian="normal" style:font-weight-asian="normal" style:font-name-complex="Courier New1" style:font-size-complex="16pt"/>
    </style:style>
    <style:style style:name="T260" style:family="text">
      <style:text-properties fo:font-variant="normal" fo:text-transform="none" fo:color="#5b5b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261" style:family="text">
      <style:text-properties fo:font-variant="normal" fo:text-transform="none" fo:color="#5b5b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262" style:family="text">
      <style:text-properties fo:font-variant="normal" fo:text-transform="none" fo:color="#5b5b00" style:text-line-through-style="none" style:text-line-through-type="none" style:text-position="0% 100%" style:font-name="Arial" fo:font-size="18pt" fo:font-style="italic" style:text-underline-style="none" fo:font-weight="normal" style:font-name-asian="Arial1" style:font-size-asian="18pt" style:font-style-asian="italic" style:font-weight-asian="normal" style:font-name-complex="Arial1" style:font-size-complex="18pt"/>
    </style:style>
    <style:style style:name="T263" style:family="text">
      <style:text-properties fo:font-variant="normal" fo:text-transform="none" fo:color="#5b5b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264" style:family="text">
      <style:text-properties fo:font-variant="normal" fo:text-transform="none" fo:color="#646400" style:text-line-through-style="none" style:text-line-through-type="none" style:text-position="0% 100%" style:font-name="Arial" fo:font-size="17pt" fo:font-style="italic" style:text-underline-style="none" fo:font-weight="normal" style:font-name-asian="Arial1" style:font-size-asian="17pt" style:font-style-asian="italic" style:font-weight-asian="normal" style:font-name-complex="Arial1" style:font-size-complex="17pt"/>
    </style:style>
    <style:style style:name="T265" style:family="text">
      <style:text-properties fo:font-variant="normal" fo:text-transform="none" fo:color="#6464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266" style:family="text">
      <style:text-properties fo:font-variant="normal" fo:text-transform="none" fo:color="#6464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267" style:family="text">
      <style:text-properties fo:font-variant="normal" fo:text-transform="none" fo:color="#6464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268" style:family="text">
      <style:text-properties fo:font-variant="normal" fo:text-transform="none" fo:color="#646400" style:text-line-through-style="none" style:text-line-through-type="none" style:text-position="0% 100%" style:font-name="Arial" fo:font-size="18pt" fo:font-style="italic" style:text-underline-style="none" fo:font-weight="normal" style:font-name-asian="Arial1" style:font-size-asian="18pt" style:font-style-asian="italic" style:font-weight-asian="normal" style:font-name-complex="Arial1" style:font-size-complex="18pt"/>
    </style:style>
    <style:style style:name="T269" style:family="text">
      <style:text-properties fo:font-variant="normal" fo:text-transform="none" fo:color="#646400" style:text-line-through-style="none" style:text-line-through-type="none" style:text-position="0% 100%" style:font-name="Arial" fo:font-size="14pt" fo:font-style="normal" style:text-underline-style="none" fo:font-weight="normal" style:font-name-asian="Arial1" style:font-size-asian="14pt" style:font-style-asian="normal" style:font-weight-asian="normal" style:font-name-complex="Arial1" style:font-size-complex="14pt"/>
    </style:style>
    <style:style style:name="T270" style:family="text">
      <style:text-properties fo:font-variant="normal" fo:text-transform="none" fo:color="#9e9e00" style:text-line-through-style="none" style:text-line-through-type="none" style:text-position="0% 100%" style:font-name="Arial" fo:font-size="16pt" fo:font-style="italic" style:text-underline-style="none" fo:font-weight="normal" style:font-name-asian="Arial1" style:font-size-asian="16pt" style:font-style-asian="italic" style:font-weight-asian="normal" style:font-name-complex="Arial1" style:font-size-complex="16pt"/>
    </style:style>
    <style:style style:name="T271" style:family="text">
      <style:text-properties fo:font-variant="normal" fo:text-transform="none" fo:color="#9e9e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272" style:family="text">
      <style:text-properties fo:font-variant="normal" fo:text-transform="none" fo:color="#9e9e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273" style:family="text">
      <style:text-properties fo:font-variant="normal" fo:text-transform="none" fo:color="#9e9e00" style:text-line-through-style="none" style:text-line-through-type="none" style:text-position="0% 100%" style:font-name="Arial" fo:font-size="15pt" fo:font-style="normal" style:text-underline-style="none" fo:font-weight="normal" style:font-name-asian="Arial1" style:font-size-asian="15pt" style:font-style-asian="normal" style:font-weight-asian="normal" style:font-name-complex="Arial1" style:font-size-complex="15pt"/>
    </style:style>
    <style:style style:name="T274" style:family="text">
      <style:text-properties fo:font-variant="normal" fo:text-transform="none" fo:color="#9e9e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275" style:family="text">
      <style:text-properties fo:font-variant="normal" fo:text-transform="none" fo:color="#747400" style:text-line-through-style="none" style:text-line-through-type="none" style:text-position="0% 100%" style:font-name="Arial" fo:font-size="16pt" fo:font-style="italic" style:text-underline-style="none" fo:font-weight="normal" style:font-name-asian="Arial1" style:font-size-asian="16pt" style:font-style-asian="italic" style:font-weight-asian="normal" style:font-name-complex="Arial1" style:font-size-complex="16pt"/>
    </style:style>
    <style:style style:name="T276" style:family="text">
      <style:text-properties fo:font-variant="normal" fo:text-transform="none" fo:color="#7474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277" style:family="text">
      <style:text-properties fo:font-variant="normal" fo:text-transform="none" fo:color="#7474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278" style:family="text">
      <style:text-properties fo:font-variant="normal" fo:text-transform="none" fo:color="#7474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279" style:family="text">
      <style:text-properties fo:font-variant="normal" fo:text-transform="none" fo:color="#747400" style:text-line-through-style="none" style:text-line-through-type="none" style:text-position="0% 100%" style:font-name="Arial" fo:font-size="18pt" fo:font-style="italic" style:text-underline-style="none" fo:font-weight="normal" style:font-name-asian="Arial1" style:font-size-asian="18pt" style:font-style-asian="italic" style:font-weight-asian="normal" style:font-name-complex="Arial1" style:font-size-complex="18pt"/>
    </style:style>
    <style:style style:name="T280" style:family="text">
      <style:text-properties fo:font-variant="normal" fo:text-transform="none" fo:color="#747400" style:text-line-through-style="none" style:text-line-through-type="none" style:text-position="0% 100%" style:font-name="Arial" fo:font-size="19pt" fo:font-style="normal" style:text-underline-style="none" fo:font-weight="bold" style:font-name-asian="Arial1" style:font-size-asian="19pt" style:font-style-asian="normal" style:font-weight-asian="bold" style:font-name-complex="Arial1" style:font-size-complex="19pt"/>
    </style:style>
    <style:style style:name="T281" style:family="text">
      <style:text-properties fo:font-variant="normal" fo:text-transform="none" fo:color="#747400" style:text-line-through-style="none" style:text-line-through-type="none" style:text-position="0% 100%" style:font-name="Arial" fo:font-size="19pt" fo:font-style="normal" style:text-underline-style="none" fo:font-weight="normal" style:font-name-asian="Arial1" style:font-size-asian="19pt" style:font-style-asian="normal" style:font-weight-asian="normal" style:font-name-complex="Arial1" style:font-size-complex="19pt"/>
    </style:style>
    <style:style style:name="T282" style:family="text">
      <style:text-properties fo:font-variant="normal" fo:text-transform="none" fo:color="#747400" style:text-line-through-style="none" style:text-line-through-type="none" style:text-position="0% 100%" style:font-name="Arial" fo:font-size="13pt" fo:font-style="normal" style:text-underline-style="none" fo:font-weight="normal" style:font-name-asian="Arial1" style:font-size-asian="13pt" style:font-style-asian="normal" style:font-weight-asian="normal" style:font-name-complex="Arial1" style:font-size-complex="13pt"/>
    </style:style>
    <style:style style:name="T283" style:family="text">
      <style:text-properties fo:font-variant="normal" fo:text-transform="none" fo:color="#7474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284" style:family="text">
      <style:text-properties fo:font-variant="normal" fo:text-transform="none" fo:color="#747400" style:text-line-through-style="none" style:text-line-through-type="none" style:text-position="0% 100%" style:font-name="Arial" fo:font-size="14pt" fo:font-style="normal" style:text-underline-style="none" fo:font-weight="normal" style:font-name-asian="Arial1" style:font-size-asian="14pt" style:font-style-asian="normal" style:font-weight-asian="normal" style:font-name-complex="Arial1" style:font-size-complex="14pt"/>
    </style:style>
    <style:style style:name="T285" style:family="text">
      <style:text-properties fo:font-variant="normal" fo:text-transform="none" fo:color="#e7e700" style:text-line-through-style="none" style:text-line-through-type="none" style:text-position="0% 100%" style:font-name="Arial" fo:font-size="16pt" fo:font-style="italic" style:text-underline-style="none" fo:font-weight="normal" style:font-name-asian="Arial1" style:font-size-asian="16pt" style:font-style-asian="italic" style:font-weight-asian="normal" style:font-name-complex="Arial1" style:font-size-complex="16pt"/>
    </style:style>
    <style:style style:name="T286" style:family="text">
      <style:text-properties fo:font-variant="normal" fo:text-transform="none" fo:color="#e7e7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287" style:family="text">
      <style:text-properties fo:font-variant="normal" fo:text-transform="none" fo:color="#e7e7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288" style:family="text">
      <style:text-properties fo:font-variant="normal" fo:text-transform="none" fo:color="#e7e7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289" style:family="text">
      <style:text-properties fo:font-variant="normal" fo:text-transform="none" fo:color="#e7e700" style:text-line-through-style="none" style:text-line-through-type="none" style:text-position="0% 100%" style:font-name="Arial" fo:font-size="18pt" fo:font-style="italic" style:text-underline-style="none" fo:font-weight="normal" style:font-name-asian="Arial1" style:font-size-asian="18pt" style:font-style-asian="italic" style:font-weight-asian="normal" style:font-name-complex="Arial1" style:font-size-complex="18pt"/>
    </style:style>
    <style:style style:name="T290" style:family="text">
      <style:text-properties fo:font-variant="normal" fo:text-transform="none" fo:color="#8d8d00" style:text-line-through-style="none" style:text-line-through-type="none" style:text-position="0% 100%" style:font-name="Arial" fo:font-size="16pt" fo:font-style="italic" style:text-underline-style="none" fo:font-weight="normal" style:font-name-asian="Arial1" style:font-size-asian="16pt" style:font-style-asian="italic" style:font-weight-asian="normal" style:font-name-complex="Arial1" style:font-size-complex="16pt"/>
    </style:style>
    <style:style style:name="T291" style:family="text">
      <style:text-properties fo:font-variant="normal" fo:text-transform="none" fo:color="#8d8d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292" style:family="text">
      <style:text-properties fo:font-variant="normal" fo:text-transform="none" fo:color="#8d8d00" style:text-line-through-style="none" style:text-line-through-type="none" style:text-position="0% 100%" style:font-name="Arial" fo:font-size="18pt" fo:font-style="italic" style:text-underline-style="none" fo:font-weight="normal" style:font-name-asian="Arial1" style:font-size-asian="18pt" style:font-style-asian="italic" style:font-weight-asian="normal" style:font-name-complex="Arial1" style:font-size-complex="18pt"/>
    </style:style>
    <style:style style:name="T293" style:family="text">
      <style:text-properties fo:font-variant="normal" fo:text-transform="none" fo:color="#8d8d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294" style:family="text">
      <style:text-properties fo:font-variant="normal" fo:text-transform="none" fo:color="#8d8d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295" style:family="text">
      <style:text-properties fo:font-variant="normal" fo:text-transform="none" fo:color="#8d8d00" style:text-line-through-style="none" style:text-line-through-type="none" style:text-position="0% 100%" style:font-name="Arial" fo:font-size="19pt" fo:font-style="normal" style:text-underline-style="none" fo:font-weight="normal" style:font-name-asian="Arial1" style:font-size-asian="19pt" style:font-style-asian="normal" style:font-weight-asian="normal" style:font-name-complex="Arial1" style:font-size-complex="19pt"/>
    </style:style>
    <style:style style:name="T296" style:family="text">
      <style:text-properties fo:font-variant="normal" fo:text-transform="none" fo:color="#8d8d00" style:text-line-through-style="none" style:text-line-through-type="none" style:text-position="0% 100%" style:font-name="Arial" fo:font-size="14pt" fo:font-style="normal" style:text-underline-style="none" fo:font-weight="normal" style:font-name-asian="Arial1" style:font-size-asian="14pt" style:font-style-asian="normal" style:font-weight-asian="normal" style:font-name-complex="Arial1" style:font-size-complex="14pt"/>
    </style:style>
    <style:style style:name="T297" style:family="text">
      <style:text-properties fo:font-variant="normal" fo:text-transform="none" fo:color="#8d8d00" style:text-line-through-style="none" style:text-line-through-type="none" style:text-position="0% 100%" style:font-name="Arial" fo:font-size="15pt" fo:font-style="normal" style:text-underline-style="none" fo:font-weight="normal" style:font-name-asian="Arial1" style:font-size-asian="15pt" style:font-style-asian="normal" style:font-weight-asian="normal" style:font-name-complex="Arial1" style:font-size-complex="15pt"/>
    </style:style>
    <style:style style:name="T298" style:family="text">
      <style:text-properties fo:font-variant="normal" fo:text-transform="none" fo:color="#8d8d00" style:text-line-through-style="none" style:text-line-through-type="none" style:text-position="0% 100%" style:font-name="Courier New" fo:font-size="17pt" fo:font-style="normal" style:text-underline-style="none" fo:font-weight="normal" style:font-name-asian="Courier New1" style:font-size-asian="17pt" style:font-style-asian="normal" style:font-weight-asian="normal" style:font-name-complex="Courier New1" style:font-size-complex="17pt"/>
    </style:style>
    <style:style style:name="T299" style:family="text">
      <style:text-properties fo:font-variant="normal" fo:text-transform="none" fo:color="#686800" style:text-line-through-style="none" style:text-line-through-type="none" style:text-position="0% 100%" style:font-name="Arial" fo:font-size="16pt" fo:font-style="italic" style:text-underline-style="none" fo:font-weight="normal" style:font-name-asian="Arial1" style:font-size-asian="16pt" style:font-style-asian="italic" style:font-weight-asian="normal" style:font-name-complex="Arial1" style:font-size-complex="16pt"/>
    </style:style>
    <style:style style:name="T300" style:family="text">
      <style:text-properties fo:font-variant="normal" fo:text-transform="none" fo:color="#6868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301" style:family="text">
      <style:text-properties fo:font-variant="normal" fo:text-transform="none" fo:color="#686800" style:text-line-through-style="none" style:text-line-through-type="none" style:text-position="0% 100%" style:font-name="Arial" fo:font-size="17pt" fo:font-style="italic" style:text-underline-style="none" fo:font-weight="normal" style:font-name-asian="Arial1" style:font-size-asian="17pt" style:font-style-asian="italic" style:font-weight-asian="normal" style:font-name-complex="Arial1" style:font-size-complex="17pt"/>
    </style:style>
    <style:style style:name="T302" style:family="text">
      <style:text-properties fo:font-variant="normal" fo:text-transform="none" fo:color="#6868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303" style:family="text">
      <style:text-properties fo:font-variant="normal" fo:text-transform="none" fo:color="#686800" style:text-line-through-style="none" style:text-line-through-type="none" style:text-position="0% 100%" style:font-name="Arial" fo:font-size="15pt" fo:font-style="normal" style:text-underline-style="none" fo:font-weight="normal" style:font-name-asian="Arial1" style:font-size-asian="15pt" style:font-style-asian="normal" style:font-weight-asian="normal" style:font-name-complex="Arial1" style:font-size-complex="15pt"/>
    </style:style>
    <style:style style:name="T304" style:family="text">
      <style:text-properties fo:font-variant="normal" fo:text-transform="none" fo:color="#6868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305" style:family="text">
      <style:text-properties fo:font-variant="normal" fo:text-transform="none" fo:color="#686800" style:text-line-through-style="none" style:text-line-through-type="none" style:text-position="0% 100%" style:font-name="Arial" fo:font-size="18pt" fo:font-style="italic" style:text-underline-style="none" fo:font-weight="normal" style:font-name-asian="Arial1" style:font-size-asian="18pt" style:font-style-asian="italic" style:font-weight-asian="normal" style:font-name-complex="Arial1" style:font-size-complex="18pt"/>
    </style:style>
    <style:style style:name="T306" style:family="text">
      <style:text-properties fo:font-variant="normal" fo:text-transform="none" fo:color="#686800" style:text-line-through-style="none" style:text-line-through-type="none" style:text-position="0% 100%" style:font-name="Arial" fo:font-size="19pt" fo:font-style="normal" style:text-underline-style="none" fo:font-weight="normal" style:font-name-asian="Arial1" style:font-size-asian="19pt" style:font-style-asian="normal" style:font-weight-asian="normal" style:font-name-complex="Arial1" style:font-size-complex="19pt"/>
    </style:style>
    <style:style style:name="T307" style:family="text">
      <style:text-properties fo:font-variant="normal" fo:text-transform="none" fo:color="#686800" style:text-line-through-style="none" style:text-line-through-type="none" style:text-position="0% 100%" style:font-name="Courier New" fo:font-size="17pt" fo:font-style="normal" style:text-underline-style="none" fo:font-weight="normal" style:font-name-asian="Courier New1" style:font-size-asian="17pt" style:font-style-asian="normal" style:font-weight-asian="normal" style:font-name-complex="Courier New1" style:font-size-complex="17pt"/>
    </style:style>
    <style:style style:name="T308" style:family="text">
      <style:text-properties fo:font-variant="normal" fo:text-transform="none" fo:color="#686800" style:text-line-through-style="none" style:text-line-through-type="none" style:text-position="0% 100%" style:font-name="Courier New" fo:font-size="18pt" fo:font-style="normal" style:text-underline-style="none" fo:font-weight="normal" style:font-name-asian="Courier New1" style:font-size-asian="18pt" style:font-style-asian="normal" style:font-weight-asian="normal" style:font-name-complex="Courier New1" style:font-size-complex="18pt"/>
    </style:style>
    <style:style style:name="T309" style:family="text">
      <style:text-properties fo:font-variant="normal" fo:text-transform="none" fo:color="#6f6f00" style:text-line-through-style="none" style:text-line-through-type="none" style:text-position="0% 100%" style:font-name="Arial" fo:font-size="16pt" fo:font-style="italic" style:text-underline-style="none" fo:font-weight="normal" style:font-name-asian="Arial1" style:font-size-asian="16pt" style:font-style-asian="italic" style:font-weight-asian="normal" style:font-name-complex="Arial1" style:font-size-complex="16pt"/>
    </style:style>
    <style:style style:name="T310" style:family="text">
      <style:text-properties fo:font-variant="normal" fo:text-transform="none" fo:color="#6f6f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311" style:family="text">
      <style:text-properties fo:font-variant="normal" fo:text-transform="none" fo:color="#6f6f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312" style:family="text">
      <style:text-properties fo:font-variant="normal" fo:text-transform="none" fo:color="#6f6f00" style:text-line-through-style="none" style:text-line-through-type="none" style:text-position="0% 100%" style:font-name="Arial" fo:font-size="18pt" fo:font-style="italic" style:text-underline-style="none" fo:font-weight="normal" style:font-name-asian="Arial1" style:font-size-asian="18pt" style:font-style-asian="italic" style:font-weight-asian="normal" style:font-name-complex="Arial1" style:font-size-complex="18pt"/>
    </style:style>
    <style:style style:name="T313" style:family="text">
      <style:text-properties fo:font-variant="normal" fo:text-transform="none" fo:color="#6f6f00" style:text-line-through-style="none" style:text-line-through-type="none" style:text-position="0% 100%" style:font-name="Arial" fo:font-size="17pt" fo:font-style="italic" style:text-underline-style="none" fo:font-weight="normal" style:font-name-asian="Arial1" style:font-size-asian="17pt" style:font-style-asian="italic" style:font-weight-asian="normal" style:font-name-complex="Arial1" style:font-size-complex="17pt"/>
    </style:style>
    <style:style style:name="T314" style:family="text">
      <style:text-properties fo:font-variant="normal" fo:text-transform="none" fo:color="#6f6f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315" style:family="text">
      <style:text-properties fo:font-variant="normal" fo:text-transform="none" fo:color="#6f6f00" style:text-line-through-style="none" style:text-line-through-type="none" style:text-position="0% 100%" style:font-name="Arial" fo:font-size="15pt" fo:font-style="normal" style:text-underline-style="none" fo:font-weight="normal" style:font-name-asian="Arial1" style:font-size-asian="15pt" style:font-style-asian="normal" style:font-weight-asian="normal" style:font-name-complex="Arial1" style:font-size-complex="15pt"/>
    </style:style>
    <style:style style:name="T316" style:family="text">
      <style:text-properties fo:font-variant="normal" fo:text-transform="none" fo:color="#6f6f00" style:text-line-through-style="none" style:text-line-through-type="none" style:text-position="0% 100%" style:font-name="Arial" fo:font-size="19pt" fo:font-style="normal" style:text-underline-style="none" fo:font-weight="normal" style:font-name-asian="Arial1" style:font-size-asian="19pt" style:font-style-asian="normal" style:font-weight-asian="normal" style:font-name-complex="Arial1" style:font-size-complex="19pt"/>
    </style:style>
    <style:style style:name="T317" style:family="text">
      <style:text-properties fo:font-variant="normal" fo:text-transform="none" fo:color="#6f6f00" style:text-line-through-style="none" style:text-line-through-type="none" style:text-position="0% 100%" style:font-name="Courier New" fo:font-size="17pt" fo:font-style="normal" style:text-underline-style="none" fo:font-weight="normal" style:font-name-asian="Courier New1" style:font-size-asian="17pt" style:font-style-asian="normal" style:font-weight-asian="normal" style:font-name-complex="Courier New1" style:font-size-complex="17pt"/>
    </style:style>
    <style:style style:name="T318" style:family="text">
      <style:text-properties fo:font-variant="normal" fo:text-transform="none" fo:color="#f3f300" style:text-line-through-style="none" style:text-line-through-type="none" style:text-position="0% 100%" style:font-name="Arial" fo:font-size="16pt" fo:font-style="italic" style:text-underline-style="none" fo:font-weight="normal" style:font-name-asian="Arial1" style:font-size-asian="16pt" style:font-style-asian="italic" style:font-weight-asian="normal" style:font-name-complex="Arial1" style:font-size-complex="16pt"/>
    </style:style>
    <style:style style:name="T319" style:family="text">
      <style:text-properties fo:font-variant="normal" fo:text-transform="none" fo:color="#f3f3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320" style:family="text">
      <style:text-properties fo:font-variant="normal" fo:text-transform="none" fo:color="#f3f3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321" style:family="text">
      <style:text-properties fo:font-variant="normal" fo:text-transform="none" fo:color="#f3f3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322" style:family="text">
      <style:text-properties fo:font-variant="normal" fo:text-transform="none" fo:color="#c0c000" style:text-line-through-style="none" style:text-line-through-type="none" style:text-position="0% 100%" style:font-name="Arial" fo:font-size="18pt" fo:font-style="italic" style:text-underline-style="none" fo:font-weight="normal" style:font-name-asian="Arial1" style:font-size-asian="18pt" style:font-style-asian="italic" style:font-weight-asian="normal" style:font-name-complex="Arial1" style:font-size-complex="18pt"/>
    </style:style>
    <style:style style:name="T323" style:family="text">
      <style:text-properties fo:font-variant="normal" fo:text-transform="none" fo:color="#c0c0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324" style:family="text">
      <style:text-properties fo:font-variant="normal" fo:text-transform="none" fo:color="#c0c0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325" style:family="text">
      <style:text-properties fo:font-variant="normal" fo:text-transform="none" fo:color="#717100" style:text-line-through-style="none" style:text-line-through-type="none" style:text-position="0% 100%" style:font-name="Arial" fo:font-size="18pt" fo:font-style="italic" style:text-underline-style="none" fo:font-weight="normal" style:font-name-asian="Arial1" style:font-size-asian="18pt" style:font-style-asian="italic" style:font-weight-asian="normal" style:font-name-complex="Arial1" style:font-size-complex="18pt"/>
    </style:style>
    <style:style style:name="T326" style:family="text">
      <style:text-properties fo:font-variant="normal" fo:text-transform="none" fo:color="#7171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327" style:family="text">
      <style:text-properties fo:font-variant="normal" fo:text-transform="none" fo:color="#7171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328" style:family="text">
      <style:text-properties fo:font-variant="normal" fo:text-transform="none" fo:color="#7171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329" style:family="text">
      <style:text-properties fo:font-variant="normal" fo:text-transform="none" fo:color="#7171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330" style:family="text">
      <style:text-properties fo:font-variant="normal" fo:text-transform="none" fo:color="#717100" style:text-line-through-style="none" style:text-line-through-type="none" style:text-position="0% 100%" style:font-name="Arial" fo:font-size="19pt" fo:font-style="normal" style:text-underline-style="none" fo:font-weight="normal" style:font-name-asian="Arial1" style:font-size-asian="19pt" style:font-style-asian="normal" style:font-weight-asian="normal" style:font-name-complex="Arial1" style:font-size-complex="19pt"/>
    </style:style>
    <style:style style:name="T331" style:family="text">
      <style:text-properties fo:font-variant="normal" fo:text-transform="none" fo:color="#717100" style:text-line-through-style="none" style:text-line-through-type="none" style:text-position="0% 100%" style:font-name="Arial" fo:font-size="15pt" fo:font-style="normal" style:text-underline-style="none" fo:font-weight="normal" style:font-name-asian="Arial1" style:font-size-asian="15pt" style:font-style-asian="normal" style:font-weight-asian="normal" style:font-name-complex="Arial1" style:font-size-complex="15pt"/>
    </style:style>
    <style:style style:name="T332" style:family="text">
      <style:text-properties fo:font-variant="normal" fo:text-transform="none" fo:color="#717100" style:text-line-through-style="none" style:text-line-through-type="none" style:text-position="0% 100%" style:font-name="Arial" fo:font-size="14pt" fo:font-style="normal" style:text-underline-style="none" fo:font-weight="normal" style:font-name-asian="Arial1" style:font-size-asian="14pt" style:font-style-asian="normal" style:font-weight-asian="normal" style:font-name-complex="Arial1" style:font-size-complex="14pt"/>
    </style:style>
    <style:style style:name="T333" style:family="text">
      <style:text-properties fo:font-variant="normal" fo:text-transform="none" fo:color="#717100" style:text-line-through-style="none" style:text-line-through-type="none" style:text-position="0% 100%" style:font-name="Courier New" fo:font-size="18pt" fo:font-style="normal" style:text-underline-style="none" fo:font-weight="normal" style:font-name-asian="Courier New1" style:font-size-asian="18pt" style:font-style-asian="normal" style:font-weight-asian="normal" style:font-name-complex="Courier New1" style:font-size-complex="18pt"/>
    </style:style>
    <style:style style:name="T334" style:family="text">
      <style:text-properties fo:font-variant="normal" fo:text-transform="none" fo:color="#7c7c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335" style:family="text">
      <style:text-properties fo:font-variant="normal" fo:text-transform="none" fo:color="#7c7c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336" style:family="text">
      <style:text-properties fo:font-variant="normal" fo:text-transform="none" fo:color="#7c7c00" style:text-line-through-style="none" style:text-line-through-type="none" style:text-position="0% 100%" style:font-name="Arial" fo:font-size="18pt" fo:font-style="italic" style:text-underline-style="none" fo:font-weight="normal" style:font-name-asian="Arial1" style:font-size-asian="18pt" style:font-style-asian="italic" style:font-weight-asian="normal" style:font-name-complex="Arial1" style:font-size-complex="18pt"/>
    </style:style>
    <style:style style:name="T337" style:family="text">
      <style:text-properties fo:font-variant="normal" fo:text-transform="none" fo:color="#7c7c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338" style:family="text">
      <style:text-properties fo:font-variant="normal" fo:text-transform="none" fo:color="#7c7c00" style:text-line-through-style="none" style:text-line-through-type="none" style:text-position="0% 100%" style:font-name="Arial" fo:font-size="17pt" fo:font-style="italic" style:text-underline-style="none" fo:font-weight="normal" style:font-name-asian="Arial1" style:font-size-asian="17pt" style:font-style-asian="italic" style:font-weight-asian="normal" style:font-name-complex="Arial1" style:font-size-complex="17pt"/>
    </style:style>
    <style:style style:name="T339" style:family="text">
      <style:text-properties fo:font-variant="normal" fo:text-transform="none" fo:color="#7c7c00" style:text-line-through-style="none" style:text-line-through-type="none" style:text-position="0% 100%" style:font-name="Arial" fo:font-size="19pt" fo:font-style="normal" style:text-underline-style="none" fo:font-weight="normal" style:font-name-asian="Arial1" style:font-size-asian="19pt" style:font-style-asian="normal" style:font-weight-asian="normal" style:font-name-complex="Arial1" style:font-size-complex="19pt"/>
    </style:style>
    <style:style style:name="T340" style:family="text">
      <style:text-properties fo:font-variant="normal" fo:text-transform="none" fo:color="#7c7c00" style:text-line-through-style="none" style:text-line-through-type="none" style:text-position="0% 100%" style:font-name="Arial" fo:font-size="15pt" fo:font-style="normal" style:text-underline-style="none" fo:font-weight="normal" style:font-name-asian="Arial1" style:font-size-asian="15pt" style:font-style-asian="normal" style:font-weight-asian="normal" style:font-name-complex="Arial1" style:font-size-complex="15pt"/>
    </style:style>
    <style:style style:name="T341" style:family="text">
      <style:text-properties fo:font-variant="normal" fo:text-transform="none" fo:color="#7c7c00" style:text-line-through-style="none" style:text-line-through-type="none" style:text-position="0% 100%" style:font-name="Courier New" fo:font-size="17pt" fo:font-style="normal" style:text-underline-style="none" fo:font-weight="normal" style:font-name-asian="Courier New1" style:font-size-asian="17pt" style:font-style-asian="normal" style:font-weight-asian="normal" style:font-name-complex="Courier New1" style:font-size-complex="17pt"/>
    </style:style>
    <style:style style:name="T342" style:family="text">
      <style:text-properties fo:font-variant="normal" fo:text-transform="none" fo:color="#9c9c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343" style:family="text">
      <style:text-properties fo:font-variant="normal" fo:text-transform="none" fo:color="#9c9c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344" style:family="text">
      <style:text-properties fo:font-variant="normal" fo:text-transform="none" fo:color="#9c9c00" style:text-line-through-style="none" style:text-line-through-type="none" style:text-position="0% 100%" style:font-name="Arial" fo:font-size="18pt" fo:font-style="italic" style:text-underline-style="none" fo:font-weight="normal" style:font-name-asian="Arial1" style:font-size-asian="18pt" style:font-style-asian="italic" style:font-weight-asian="normal" style:font-name-complex="Arial1" style:font-size-complex="18pt"/>
    </style:style>
    <style:style style:name="T345" style:family="text">
      <style:text-properties fo:font-variant="normal" fo:text-transform="none" fo:color="#9c9c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346" style:family="text">
      <style:text-properties fo:font-variant="normal" fo:text-transform="none" fo:color="#9c9c00" style:text-line-through-style="none" style:text-line-through-type="none" style:text-position="0% 100%" style:font-name="Arial" fo:font-size="15pt" fo:font-style="normal" style:text-underline-style="none" fo:font-weight="normal" style:font-name-asian="Arial1" style:font-size-asian="15pt" style:font-style-asian="normal" style:font-weight-asian="normal" style:font-name-complex="Arial1" style:font-size-complex="15pt"/>
    </style:style>
    <style:style style:name="T347" style:family="text">
      <style:text-properties fo:font-variant="normal" fo:text-transform="none" fo:color="#9c9c00" style:text-line-through-style="none" style:text-line-through-type="none" style:text-position="0% 100%" style:font-name="Courier New" fo:font-size="16pt" fo:font-style="normal" style:text-underline-style="none" fo:font-weight="normal" style:font-name-asian="Courier New1" style:font-size-asian="16pt" style:font-style-asian="normal" style:font-weight-asian="normal" style:font-name-complex="Courier New1" style:font-size-complex="16pt"/>
    </style:style>
    <style:style style:name="T348" style:family="text">
      <style:text-properties fo:font-variant="normal" fo:text-transform="none" fo:color="#9c9c00" style:text-line-through-style="none" style:text-line-through-type="none" style:text-position="0% 100%" style:font-name="Courier New" fo:font-size="17pt" fo:font-style="normal" style:text-underline-style="none" fo:font-weight="normal" style:font-name-asian="Courier New1" style:font-size-asian="17pt" style:font-style-asian="normal" style:font-weight-asian="normal" style:font-name-complex="Courier New1" style:font-size-complex="17pt"/>
    </style:style>
    <style:style style:name="T349" style:family="text">
      <style:text-properties fo:font-variant="normal" fo:text-transform="none" fo:color="#7a7a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350" style:family="text">
      <style:text-properties fo:font-variant="normal" fo:text-transform="none" fo:color="#7a7a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351" style:family="text">
      <style:text-properties fo:font-variant="normal" fo:text-transform="none" fo:color="#7a7a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352" style:family="text">
      <style:text-properties fo:font-variant="normal" fo:text-transform="none" fo:color="#7a7a00" style:text-line-through-style="none" style:text-line-through-type="none" style:text-position="0% 100%" style:font-name="Arial" fo:font-size="18pt" fo:font-style="italic" style:text-underline-style="none" fo:font-weight="normal" style:font-name-asian="Arial1" style:font-size-asian="18pt" style:font-style-asian="italic" style:font-weight-asian="normal" style:font-name-complex="Arial1" style:font-size-complex="18pt"/>
    </style:style>
    <style:style style:name="T353" style:family="text">
      <style:text-properties fo:font-variant="normal" fo:text-transform="none" fo:color="#7a7a00" style:text-line-through-style="none" style:text-line-through-type="none" style:text-position="0% 100%" style:font-name="Arial" fo:font-size="19pt" fo:font-style="normal" style:text-underline-style="none" fo:font-weight="normal" style:font-name-asian="Arial1" style:font-size-asian="19pt" style:font-style-asian="normal" style:font-weight-asian="normal" style:font-name-complex="Arial1" style:font-size-complex="19pt"/>
    </style:style>
    <style:style style:name="T354" style:family="text">
      <style:text-properties fo:font-variant="normal" fo:text-transform="none" fo:color="#7a7a00" style:text-line-through-style="none" style:text-line-through-type="none" style:text-position="0% 100%" style:font-name="Arial" fo:font-size="14pt" fo:font-style="normal" style:text-underline-style="none" fo:font-weight="normal" style:font-name-asian="Arial1" style:font-size-asian="14pt" style:font-style-asian="normal" style:font-weight-asian="normal" style:font-name-complex="Arial1" style:font-size-complex="14pt"/>
    </style:style>
    <style:style style:name="T355" style:family="text">
      <style:text-properties fo:font-variant="normal" fo:text-transform="none" fo:color="#7a7a00" style:text-line-through-style="none" style:text-line-through-type="none" style:text-position="0% 100%" style:font-name="Arial" fo:font-size="15pt" fo:font-style="normal" style:text-underline-style="none" fo:font-weight="normal" style:font-name-asian="Arial1" style:font-size-asian="15pt" style:font-style-asian="normal" style:font-weight-asian="normal" style:font-name-complex="Arial1" style:font-size-complex="15pt"/>
    </style:style>
    <style:style style:name="T356" style:family="text">
      <style:text-properties fo:font-variant="normal" fo:text-transform="none" fo:color="#7a7a00" style:text-line-through-style="none" style:text-line-through-type="none" style:text-position="0% 100%" style:font-name="Courier New" fo:font-size="16pt" fo:font-style="normal" style:text-underline-style="none" fo:font-weight="normal" style:font-name-asian="Courier New1" style:font-size-asian="16pt" style:font-style-asian="normal" style:font-weight-asian="normal" style:font-name-complex="Courier New1" style:font-size-complex="16pt"/>
    </style:style>
    <style:style style:name="T357" style:family="text">
      <style:text-properties fo:font-variant="normal" fo:text-transform="none" fo:color="#fbfb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358" style:family="text">
      <style:text-properties fo:font-variant="normal" fo:text-transform="none" fo:color="#fbfb00" style:text-line-through-style="none" style:text-line-through-type="none" style:text-position="0% 100%" style:font-name="Arial" fo:font-size="18pt" fo:font-style="italic" style:text-underline-style="none" fo:font-weight="normal" style:font-name-asian="Arial1" style:font-size-asian="18pt" style:font-style-asian="italic" style:font-weight-asian="normal" style:font-name-complex="Arial1" style:font-size-complex="18pt"/>
    </style:style>
    <style:style style:name="T359" style:family="text">
      <style:text-properties fo:font-variant="normal" fo:text-transform="none" fo:color="#fbfb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360" style:family="text">
      <style:text-properties fo:font-variant="normal" fo:text-transform="none" fo:color="#fbfb00" style:text-line-through-style="none" style:text-line-through-type="none" style:text-position="0% 100%" style:font-name="Arial" fo:font-size="14pt" fo:font-style="normal" style:text-underline-style="none" fo:font-weight="normal" style:font-name-asian="Arial1" style:font-size-asian="14pt" style:font-style-asian="normal" style:font-weight-asian="normal" style:font-name-complex="Arial1" style:font-size-complex="14pt"/>
    </style:style>
    <style:style style:name="T361" style:family="text">
      <style:text-properties fo:font-variant="normal" fo:text-transform="none" fo:color="#fbfb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362" style:family="text">
      <style:text-properties fo:font-variant="normal" fo:text-transform="none" fo:color="#fbfb00" style:text-line-through-style="none" style:text-line-through-type="none" style:text-position="0% 100%" style:font-name="Arial" fo:font-size="15pt" fo:font-style="normal" style:text-underline-style="none" fo:font-weight="normal" style:font-name-asian="Arial1" style:font-size-asian="15pt" style:font-style-asian="normal" style:font-weight-asian="normal" style:font-name-complex="Arial1" style:font-size-complex="15pt"/>
    </style:style>
    <style:style style:name="T363" style:family="text">
      <style:text-properties fo:font-variant="normal" fo:text-transform="none" fo:color="#fbfb00" style:text-line-through-style="none" style:text-line-through-type="none" style:text-position="0% 100%" style:font-name="Courier New" fo:font-size="16pt" fo:font-style="normal" style:text-underline-style="none" fo:font-weight="normal" style:font-name-asian="Courier New1" style:font-size-asian="16pt" style:font-style-asian="normal" style:font-weight-asian="normal" style:font-name-complex="Courier New1" style:font-size-complex="16pt"/>
    </style:style>
    <style:style style:name="T364" style:family="text">
      <style:text-properties fo:font-variant="normal" fo:text-transform="none" fo:color="#9999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365" style:family="text">
      <style:text-properties fo:font-variant="normal" fo:text-transform="none" fo:color="#9999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366" style:family="text">
      <style:text-properties fo:font-variant="normal" fo:text-transform="none" fo:color="#9999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367" style:family="text">
      <style:text-properties fo:font-variant="normal" fo:text-transform="none" fo:color="#999900" style:text-line-through-style="none" style:text-line-through-type="none" style:text-position="0% 100%" style:font-name="Arial" fo:font-size="19pt" fo:font-style="normal" style:text-underline-style="none" fo:font-weight="normal" style:font-name-asian="Arial1" style:font-size-asian="19pt" style:font-style-asian="normal" style:font-weight-asian="normal" style:font-name-complex="Arial1" style:font-size-complex="19pt"/>
    </style:style>
    <style:style style:name="T368" style:family="text">
      <style:text-properties fo:font-variant="normal" fo:text-transform="none" fo:color="#999900" style:text-line-through-style="none" style:text-line-through-type="none" style:text-position="0% 100%" style:font-name="Arial" fo:font-size="14pt" fo:font-style="normal" style:text-underline-style="none" fo:font-weight="normal" style:font-name-asian="Arial1" style:font-size-asian="14pt" style:font-style-asian="normal" style:font-weight-asian="normal" style:font-name-complex="Arial1" style:font-size-complex="14pt"/>
    </style:style>
    <style:style style:name="T369" style:family="text">
      <style:text-properties fo:font-variant="normal" fo:text-transform="none" fo:color="#8080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370" style:family="text">
      <style:text-properties fo:font-variant="normal" fo:text-transform="none" fo:color="#8080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371" style:family="text">
      <style:text-properties fo:font-variant="normal" fo:text-transform="none" fo:color="#808000" style:text-line-through-style="none" style:text-line-through-type="none" style:text-position="0% 100%" style:font-name="Arial" fo:font-size="17pt" fo:font-style="italic" style:text-underline-style="none" fo:font-weight="normal" style:font-name-asian="Arial1" style:font-size-asian="17pt" style:font-style-asian="italic" style:font-weight-asian="normal" style:font-name-complex="Arial1" style:font-size-complex="17pt"/>
    </style:style>
    <style:style style:name="T372" style:family="text">
      <style:text-properties fo:font-variant="normal" fo:text-transform="none" fo:color="#8080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373" style:family="text">
      <style:text-properties fo:font-variant="normal" fo:text-transform="none" fo:color="#808000" style:text-line-through-style="none" style:text-line-through-type="none" style:text-position="0% 100%" style:font-name="Arial" fo:font-size="18pt" fo:font-style="italic" style:text-underline-style="none" fo:font-weight="normal" style:font-name-asian="Arial1" style:font-size-asian="18pt" style:font-style-asian="italic" style:font-weight-asian="normal" style:font-name-complex="Arial1" style:font-size-complex="18pt"/>
    </style:style>
    <style:style style:name="T374" style:family="text">
      <style:text-properties fo:font-variant="normal" fo:text-transform="none" fo:color="#808000" style:text-line-through-style="none" style:text-line-through-type="none" style:text-position="0% 100%" style:font-name="Arial" fo:font-size="19pt" fo:font-style="normal" style:text-underline-style="none" fo:font-weight="normal" style:font-name-asian="Arial1" style:font-size-asian="19pt" style:font-style-asian="normal" style:font-weight-asian="normal" style:font-name-complex="Arial1" style:font-size-complex="19pt"/>
    </style:style>
    <style:style style:name="T375" style:family="text">
      <style:text-properties fo:font-variant="normal" fo:text-transform="none" fo:color="#808000" style:text-line-through-style="none" style:text-line-through-type="none" style:text-position="0% 100%" style:font-name="Arial" fo:font-size="14pt" fo:font-style="normal" style:text-underline-style="none" fo:font-weight="normal" style:font-name-asian="Arial1" style:font-size-asian="14pt" style:font-style-asian="normal" style:font-weight-asian="normal" style:font-name-complex="Arial1" style:font-size-complex="14pt"/>
    </style:style>
    <style:style style:name="T376" style:family="text">
      <style:text-properties fo:font-variant="normal" fo:text-transform="none" fo:color="#808000" style:text-line-through-style="none" style:text-line-through-type="none" style:text-position="0% 100%" style:font-name="Arial" fo:font-size="15pt" fo:font-style="normal" style:text-underline-style="none" fo:font-weight="normal" style:font-name-asian="Arial1" style:font-size-asian="15pt" style:font-style-asian="normal" style:font-weight-asian="normal" style:font-name-complex="Arial1" style:font-size-complex="15pt"/>
    </style:style>
    <style:style style:name="T377" style:family="text">
      <style:text-properties fo:font-variant="normal" fo:text-transform="none" fo:color="#7676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378" style:family="text">
      <style:text-properties fo:font-variant="normal" fo:text-transform="none" fo:color="#7676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379" style:family="text">
      <style:text-properties fo:font-variant="normal" fo:text-transform="none" fo:color="#7676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380" style:family="text">
      <style:text-properties fo:font-variant="normal" fo:text-transform="none" fo:color="#767600" style:text-line-through-style="none" style:text-line-through-type="none" style:text-position="0% 100%" style:font-name="Arial" fo:font-size="18pt" fo:font-style="italic" style:text-underline-style="none" fo:font-weight="normal" style:font-name-asian="Arial1" style:font-size-asian="18pt" style:font-style-asian="italic" style:font-weight-asian="normal" style:font-name-complex="Arial1" style:font-size-complex="18pt"/>
    </style:style>
    <style:style style:name="T381" style:family="text">
      <style:text-properties fo:font-variant="normal" fo:text-transform="none" fo:color="#767600" style:text-line-through-style="none" style:text-line-through-type="none" style:text-position="0% 100%" style:font-name="Arial" fo:font-size="19pt" fo:font-style="normal" style:text-underline-style="none" fo:font-weight="normal" style:font-name-asian="Arial1" style:font-size-asian="19pt" style:font-style-asian="normal" style:font-weight-asian="normal" style:font-name-complex="Arial1" style:font-size-complex="19pt"/>
    </style:style>
    <style:style style:name="T382" style:family="text">
      <style:text-properties fo:font-variant="normal" fo:text-transform="none" fo:color="#767600" style:text-line-through-style="none" style:text-line-through-type="none" style:text-position="0% 100%" style:font-name="Arial" fo:font-size="7pt" fo:font-style="normal" style:text-underline-style="none" fo:font-weight="normal" style:font-name-asian="Arial1" style:font-size-asian="7pt" style:font-style-asian="normal" style:font-weight-asian="normal" style:font-name-complex="Arial1" style:font-size-complex="7pt"/>
    </style:style>
    <style:style style:name="T383" style:family="text">
      <style:text-properties fo:font-variant="normal" fo:text-transform="none" fo:color="#767600" style:text-line-through-style="none" style:text-line-through-type="none" style:text-position="0% 100%" style:font-name="Arial" fo:font-size="7pt" fo:font-style="italic" style:text-underline-style="none" fo:font-weight="normal" style:font-name-asian="Arial1" style:font-size-asian="7pt" style:font-style-asian="italic" style:font-weight-asian="normal" style:font-name-complex="Arial1" style:font-size-complex="7pt"/>
    </style:style>
    <style:style style:name="T384" style:family="text">
      <style:text-properties fo:font-variant="normal" fo:text-transform="none" fo:color="#767600" style:text-line-through-style="none" style:text-line-through-type="none" style:text-position="0% 100%" style:font-name="Arial" fo:font-size="14pt" fo:font-style="normal" style:text-underline-style="none" fo:font-weight="normal" style:font-name-asian="Arial1" style:font-size-asian="14pt" style:font-style-asian="normal" style:font-weight-asian="normal" style:font-name-complex="Arial1" style:font-size-complex="14pt"/>
    </style:style>
    <style:style style:name="T385" style:family="text">
      <style:text-properties fo:font-variant="normal" fo:text-transform="none" fo:color="#767600" style:text-line-through-style="none" style:text-line-through-type="none" style:text-position="0% 100%" style:font-name="Arial" fo:font-size="15pt" fo:font-style="normal" style:text-underline-style="none" fo:font-weight="normal" style:font-name-asian="Arial1" style:font-size-asian="15pt" style:font-style-asian="normal" style:font-weight-asian="normal" style:font-name-complex="Arial1" style:font-size-complex="15pt"/>
    </style:style>
    <style:style style:name="T386" style:family="text">
      <style:text-properties fo:font-variant="normal" fo:text-transform="none" fo:color="#767600" style:text-line-through-style="none" style:text-line-through-type="none" style:text-position="0% 100%" style:font-name="Courier New" fo:font-size="16pt" fo:font-style="normal" style:text-underline-style="none" fo:font-weight="normal" style:font-name-asian="Courier New1" style:font-size-asian="16pt" style:font-style-asian="normal" style:font-weight-asian="normal" style:font-name-complex="Courier New1" style:font-size-complex="16pt"/>
    </style:style>
    <style:style style:name="T387" style:family="text">
      <style:text-properties fo:font-variant="normal" fo:text-transform="none" fo:color="#7f7f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388" style:family="text">
      <style:text-properties fo:font-variant="normal" fo:text-transform="none" fo:color="#7f7f00" style:text-line-through-style="none" style:text-line-through-type="none" style:text-position="0% 100%" style:font-name="Arial" fo:font-size="17pt" fo:font-style="italic" style:text-underline-style="none" fo:font-weight="normal" style:font-name-asian="Arial1" style:font-size-asian="17pt" style:font-style-asian="italic" style:font-weight-asian="normal" style:font-name-complex="Arial1" style:font-size-complex="17pt"/>
    </style:style>
    <style:style style:name="T389" style:family="text">
      <style:text-properties fo:font-variant="normal" fo:text-transform="none" fo:color="#7f7f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390" style:family="text">
      <style:text-properties fo:font-variant="normal" fo:text-transform="none" fo:color="#7f7f00" style:text-line-through-style="none" style:text-line-through-type="none" style:text-position="0% 100%" style:font-name="Arial" fo:font-size="16pt" fo:font-style="italic" style:text-underline-style="none" fo:font-weight="normal" style:font-name-asian="Arial1" style:font-size-asian="16pt" style:font-style-asian="italic" style:font-weight-asian="normal" style:font-name-complex="Arial1" style:font-size-complex="16pt"/>
    </style:style>
    <style:style style:name="T391" style:family="text">
      <style:text-properties fo:font-variant="normal" fo:text-transform="none" fo:color="#7f7f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392" style:family="text">
      <style:text-properties fo:font-variant="normal" fo:text-transform="none" fo:color="#7f7f00" style:text-line-through-style="none" style:text-line-through-type="none" style:text-position="0% 100%" style:font-name="Arial" fo:font-size="14pt" fo:font-style="normal" style:text-underline-style="none" fo:font-weight="normal" style:font-name-asian="Arial1" style:font-size-asian="14pt" style:font-style-asian="normal" style:font-weight-asian="normal" style:font-name-complex="Arial1" style:font-size-complex="14pt"/>
    </style:style>
    <style:style style:name="T393" style:family="text">
      <style:text-properties fo:font-variant="normal" fo:text-transform="none" fo:color="#7f7f00" style:text-line-through-style="none" style:text-line-through-type="none" style:text-position="0% 100%" style:font-name="Arial" fo:font-size="13pt" fo:font-style="normal" style:text-underline-style="none" fo:font-weight="normal" style:font-name-asian="Arial1" style:font-size-asian="13pt" style:font-style-asian="normal" style:font-weight-asian="normal" style:font-name-complex="Arial1" style:font-size-complex="13pt"/>
    </style:style>
    <style:style style:name="T394" style:family="text">
      <style:text-properties fo:font-variant="normal" fo:text-transform="none" fo:color="#9696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395" style:family="text">
      <style:text-properties fo:font-variant="normal" fo:text-transform="none" fo:color="#9696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396" style:family="text">
      <style:text-properties fo:font-variant="normal" fo:text-transform="none" fo:color="#969600" style:text-line-through-style="none" style:text-line-through-type="none" style:text-position="0% 100%" style:font-name="Arial" fo:font-size="18pt" fo:font-style="italic" style:text-underline-style="none" fo:font-weight="normal" style:font-name-asian="Arial1" style:font-size-asian="18pt" style:font-style-asian="italic" style:font-weight-asian="normal" style:font-name-complex="Arial1" style:font-size-complex="18pt"/>
    </style:style>
    <style:style style:name="T397" style:family="text">
      <style:text-properties fo:font-variant="normal" fo:text-transform="none" fo:color="#9696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398" style:family="text">
      <style:text-properties fo:font-variant="normal" fo:text-transform="none" fo:color="#969600" style:text-line-through-style="none" style:text-line-through-type="none" style:text-position="0% 100%" style:font-name="Arial" fo:font-size="19pt" fo:font-style="normal" style:text-underline-style="none" fo:font-weight="normal" style:font-name-asian="Arial1" style:font-size-asian="19pt" style:font-style-asian="normal" style:font-weight-asian="normal" style:font-name-complex="Arial1" style:font-size-complex="19pt"/>
    </style:style>
    <style:style style:name="T399" style:family="text">
      <style:text-properties fo:font-variant="normal" fo:text-transform="none" fo:color="#9696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T400" style:family="text">
      <style:text-properties fo:font-variant="normal" fo:text-transform="none" fo:color="#969600" style:text-line-through-style="none" style:text-line-through-type="none" style:text-position="0% 100%" style:font-name="Arial" fo:font-size="14pt" fo:font-style="normal" style:text-underline-style="none" fo:font-weight="normal" style:font-name-asian="Arial1" style:font-size-asian="14pt" style:font-style-asian="normal" style:font-weight-asian="normal" style:font-name-complex="Arial1" style:font-size-complex="14pt"/>
    </style:style>
    <style:style style:name="T401" style:family="text">
      <style:text-properties fo:font-variant="normal" fo:text-transform="none" fo:color="#969600" style:text-line-through-style="none" style:text-line-through-type="none" style:text-position="0% 100%" style:font-name="Arial" fo:font-size="15pt" fo:font-style="normal" style:text-underline-style="none" fo:font-weight="normal" style:font-name-asian="Arial1" style:font-size-asian="15pt" style:font-style-asian="normal" style:font-weight-asian="normal" style:font-name-complex="Arial1" style:font-size-complex="15pt"/>
    </style:style>
    <style:style style:name="T402" style:family="text">
      <style:text-properties fo:font-variant="normal" fo:text-transform="none" fo:color="#969600" style:text-line-through-style="none" style:text-line-through-type="none" style:text-position="0% 100%" style:font-name="Courier New" fo:font-size="10pt" fo:font-style="normal" style:text-underline-style="none" fo:font-weight="normal" style:font-name-asian="Courier New1" style:font-size-asian="10pt" style:font-style-asian="normal" style:font-weight-asian="normal" style:font-name-complex="Courier New1" style:font-size-complex="10pt"/>
    </style:style>
    <style:style style:name="T403" style:family="text">
      <style:text-properties fo:font-variant="normal" fo:text-transform="none" fo:color="#7070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404" style:family="text">
      <style:text-properties fo:font-variant="normal" fo:text-transform="none" fo:color="#7070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405" style:family="text">
      <style:text-properties fo:font-variant="normal" fo:text-transform="none" fo:color="#707000" style:text-line-through-style="none" style:text-line-through-type="none" style:text-position="0% 100%" style:font-name="Arial" fo:font-size="18pt" fo:font-style="italic" style:text-underline-style="none" fo:font-weight="normal" style:font-name-asian="Arial1" style:font-size-asian="18pt" style:font-style-asian="italic" style:font-weight-asian="normal" style:font-name-complex="Arial1" style:font-size-complex="18pt"/>
    </style:style>
    <style:style style:name="T406" style:family="text">
      <style:text-properties fo:font-variant="normal" fo:text-transform="none" fo:color="#7070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407" style:family="text">
      <style:text-properties fo:font-variant="normal" fo:text-transform="none" fo:color="#707000" style:text-line-through-style="none" style:text-line-through-type="none" style:text-position="0% 100%" style:font-name="Arial" fo:font-size="17pt" fo:font-style="italic" style:text-underline-style="none" fo:font-weight="normal" style:font-name-asian="Arial1" style:font-size-asian="17pt" style:font-style-asian="italic" style:font-weight-asian="normal" style:font-name-complex="Arial1" style:font-size-complex="17pt"/>
    </style:style>
    <style:style style:name="T408" style:family="text">
      <style:text-properties fo:font-variant="normal" fo:text-transform="none" fo:color="#707000" style:text-line-through-style="none" style:text-line-through-type="none" style:text-position="0% 100%" style:font-name="Arial" fo:font-size="14pt" fo:font-style="normal" style:text-underline-style="none" fo:font-weight="normal" style:font-name-asian="Arial1" style:font-size-asian="14pt" style:font-style-asian="normal" style:font-weight-asian="normal" style:font-name-complex="Arial1" style:font-size-complex="14pt"/>
    </style:style>
    <style:style style:name="T409" style:family="text">
      <style:text-properties fo:font-variant="normal" fo:text-transform="none" fo:color="#707000" style:text-line-through-style="none" style:text-line-through-type="none" style:text-position="0% 100%" style:font-name="Arial" fo:font-size="15pt" fo:font-style="normal" style:text-underline-style="none" fo:font-weight="normal" style:font-name-asian="Arial1" style:font-size-asian="15pt" style:font-style-asian="normal" style:font-weight-asian="normal" style:font-name-complex="Arial1" style:font-size-complex="15pt"/>
    </style:style>
    <style:style style:name="T410" style:family="text">
      <style:text-properties fo:font-variant="normal" fo:text-transform="none" fo:color="#707000" style:text-line-through-style="none" style:text-line-through-type="none" style:text-position="0% 100%" style:font-name="Arial" fo:font-size="19pt" fo:font-style="italic" style:text-underline-style="none" fo:font-weight="normal" style:font-name-asian="Arial1" style:font-size-asian="19pt" style:font-style-asian="italic" style:font-weight-asian="normal" style:font-name-complex="Arial1" style:font-size-complex="19pt"/>
    </style:style>
    <style:style style:name="T411" style:family="text">
      <style:text-properties fo:font-variant="normal" fo:text-transform="none" fo:color="#7878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412" style:family="text">
      <style:text-properties fo:font-variant="normal" fo:text-transform="none" fo:color="#787800" style:text-line-through-style="none" style:text-line-through-type="none" style:text-position="0% 100%" style:font-name="Arial" fo:font-size="16pt" fo:font-style="italic" style:text-underline-style="none" fo:font-weight="normal" style:font-name-asian="Arial1" style:font-size-asian="16pt" style:font-style-asian="italic" style:font-weight-asian="normal" style:font-name-complex="Arial1" style:font-size-complex="16pt"/>
    </style:style>
    <style:style style:name="T413" style:family="text">
      <style:text-properties fo:font-variant="normal" fo:text-transform="none" fo:color="#7878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414" style:family="text">
      <style:text-properties fo:font-variant="normal" fo:text-transform="none" fo:color="#7878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415" style:family="text">
      <style:text-properties fo:font-variant="normal" fo:text-transform="none" fo:color="#787800" style:text-line-through-style="none" style:text-line-through-type="none" style:text-position="0% 100%" style:font-name="Arial" fo:font-size="17pt" fo:font-style="italic" style:text-underline-style="none" fo:font-weight="normal" style:font-name-asian="Arial1" style:font-size-asian="17pt" style:font-style-asian="italic" style:font-weight-asian="normal" style:font-name-complex="Arial1" style:font-size-complex="17pt"/>
    </style:style>
    <style:style style:name="T416" style:family="text">
      <style:text-properties fo:font-variant="normal" fo:text-transform="none" fo:color="#787800" style:text-line-through-style="none" style:text-line-through-type="none" style:text-position="0% 100%" style:font-name="Arial" fo:font-size="19pt" fo:font-style="normal" style:text-underline-style="none" fo:font-weight="normal" style:font-name-asian="Arial1" style:font-size-asian="19pt" style:font-style-asian="normal" style:font-weight-asian="normal" style:font-name-complex="Arial1" style:font-size-complex="19pt"/>
    </style:style>
    <style:style style:name="T417" style:family="text">
      <style:text-properties fo:font-variant="normal" fo:text-transform="none" fo:color="#787800" style:text-line-through-style="none" style:text-line-through-type="none" style:text-position="0% 100%" style:font-name="Arial" fo:font-size="19pt" fo:font-style="italic" style:text-underline-style="none" fo:font-weight="normal" style:font-name-asian="Arial1" style:font-size-asian="19pt" style:font-style-asian="italic" style:font-weight-asian="normal" style:font-name-complex="Arial1" style:font-size-complex="19pt"/>
    </style:style>
    <style:style style:name="T418" style:family="text">
      <style:text-properties fo:font-variant="normal" fo:text-transform="none" fo:color="#787800" style:text-line-through-style="none" style:text-line-through-type="none" style:text-position="0% 100%" style:font-name="Arial" fo:font-size="14pt" fo:font-style="normal" style:text-underline-style="none" fo:font-weight="normal" style:font-name-asian="Arial1" style:font-size-asian="14pt" style:font-style-asian="normal" style:font-weight-asian="normal" style:font-name-complex="Arial1" style:font-size-complex="14pt"/>
    </style:style>
    <style:style style:name="T419" style:family="text">
      <style:text-properties fo:font-variant="normal" fo:text-transform="none" fo:color="#787800" style:text-line-through-style="none" style:text-line-through-type="none" style:text-position="0% 100%" style:font-name="Arial" fo:font-size="15pt" fo:font-style="normal" style:text-underline-style="none" fo:font-weight="normal" style:font-name-asian="Arial1" style:font-size-asian="15pt" style:font-style-asian="normal" style:font-weight-asian="normal" style:font-name-complex="Arial1" style:font-size-complex="15pt"/>
    </style:style>
    <style:style style:name="T420" style:family="text">
      <style:text-properties fo:font-variant="normal" fo:text-transform="none" fo:color="#787800" style:text-line-through-style="none" style:text-line-through-type="none" style:text-position="0% 100%" style:font-name="Courier New" fo:font-size="17pt" fo:font-style="normal" style:text-underline-style="none" fo:font-weight="normal" style:font-name-asian="Courier New1" style:font-size-asian="17pt" style:font-style-asian="normal" style:font-weight-asian="normal" style:font-name-complex="Courier New1" style:font-size-complex="17pt"/>
    </style:style>
    <style:style style:name="T421" style:family="text">
      <style:text-properties fo:font-variant="normal" fo:text-transform="none" fo:color="#6d6d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422" style:family="text">
      <style:text-properties fo:font-variant="normal" fo:text-transform="none" fo:color="#6d6d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423" style:family="text">
      <style:text-properties fo:font-variant="normal" fo:text-transform="none" fo:color="#6d6d00" style:text-line-through-style="none" style:text-line-through-type="none" style:text-position="0% 100%" style:font-name="Arial" fo:font-size="17pt" fo:font-style="italic" style:text-underline-style="none" fo:font-weight="normal" style:font-name-asian="Arial1" style:font-size-asian="17pt" style:font-style-asian="italic" style:font-weight-asian="normal" style:font-name-complex="Arial1" style:font-size-complex="17pt"/>
    </style:style>
    <style:style style:name="T424" style:family="text">
      <style:text-properties fo:font-variant="normal" fo:text-transform="none" fo:color="#6d6d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425" style:family="text">
      <style:text-properties fo:font-variant="normal" fo:text-transform="none" fo:color="#6d6d00" style:text-line-through-style="none" style:text-line-through-type="none" style:text-position="0% 100%" style:font-name="Arial" fo:font-size="18pt" fo:font-style="italic" style:text-underline-style="none" fo:font-weight="normal" style:font-name-asian="Arial1" style:font-size-asian="18pt" style:font-style-asian="italic" style:font-weight-asian="normal" style:font-name-complex="Arial1" style:font-size-complex="18pt"/>
    </style:style>
    <style:style style:name="T426" style:family="text">
      <style:text-properties fo:font-variant="normal" fo:text-transform="none" fo:color="#6d6d00" style:text-line-through-style="none" style:text-line-through-type="none" style:text-position="0% 100%" style:font-name="Courier New" fo:font-size="16pt" fo:font-style="normal" style:text-underline-style="none" fo:font-weight="normal" style:font-name-asian="Courier New1" style:font-size-asian="16pt" style:font-style-asian="normal" style:font-weight-asian="normal" style:font-name-complex="Courier New1" style:font-size-complex="16pt"/>
    </style:style>
    <style:style style:name="T427" style:family="text">
      <style:text-properties fo:font-variant="normal" fo:text-transform="none" fo:color="#9292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428" style:family="text">
      <style:text-properties fo:font-variant="normal" fo:text-transform="none" fo:color="#9292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429" style:family="text">
      <style:text-properties fo:font-variant="normal" fo:text-transform="none" fo:color="#9292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430" style:family="text">
      <style:text-properties fo:font-variant="normal" fo:text-transform="none" fo:color="#929200" style:text-line-through-style="none" style:text-line-through-type="none" style:text-position="0% 100%" style:font-name="Arial" fo:font-size="15pt" fo:font-style="normal" style:text-underline-style="none" fo:font-weight="normal" style:font-name-asian="Arial1" style:font-size-asian="15pt" style:font-style-asian="normal" style:font-weight-asian="normal" style:font-name-complex="Arial1" style:font-size-complex="15pt"/>
    </style:style>
    <style:style style:name="T431" style:family="text">
      <style:text-properties fo:font-variant="normal" fo:text-transform="none" fo:color="#929200" style:text-line-through-style="none" style:text-line-through-type="none" style:text-position="0% 100%" style:font-name="Arial" fo:font-size="19pt" fo:font-style="normal" style:text-underline-style="none" fo:font-weight="normal" style:font-name-asian="Arial1" style:font-size-asian="19pt" style:font-style-asian="normal" style:font-weight-asian="normal" style:font-name-complex="Arial1" style:font-size-complex="19pt"/>
    </style:style>
    <style:style style:name="T432" style:family="text">
      <style:text-properties fo:font-variant="normal" fo:text-transform="none" fo:color="#929200" style:text-line-through-style="none" style:text-line-through-type="none" style:text-position="0% 100%" style:font-name="Arial" fo:font-size="14pt" fo:font-style="normal" style:text-underline-style="none" fo:font-weight="normal" style:font-name-asian="Arial1" style:font-size-asian="14pt" style:font-style-asian="normal" style:font-weight-asian="normal" style:font-name-complex="Arial1" style:font-size-complex="14pt"/>
    </style:style>
    <style:style style:name="T433" style:family="text">
      <style:text-properties fo:font-variant="normal" fo:text-transform="none" fo:color="#c7c7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434" style:family="text">
      <style:text-properties fo:font-variant="normal" fo:text-transform="none" fo:color="#c7c7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435" style:family="text">
      <style:text-properties fo:font-variant="normal" fo:text-transform="none" fo:color="#c7c7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436" style:family="text">
      <style:text-properties fo:font-variant="normal" fo:text-transform="none" fo:color="#c7c700" style:text-line-through-style="none" style:text-line-through-type="none" style:text-position="0% 100%" style:font-name="Arial" fo:font-size="14pt" fo:font-style="normal" style:text-underline-style="none" fo:font-weight="normal" style:font-name-asian="Arial1" style:font-size-asian="14pt" style:font-style-asian="normal" style:font-weight-asian="normal" style:font-name-complex="Arial1" style:font-size-complex="14pt"/>
    </style:style>
    <style:style style:name="T437" style:family="text">
      <style:text-properties fo:font-variant="normal" fo:text-transform="none" fo:color="#c2c2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438" style:family="text">
      <style:text-properties fo:font-variant="normal" fo:text-transform="none" fo:color="#c2c2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439" style:family="text">
      <style:text-properties fo:font-variant="normal" fo:text-transform="none" fo:color="#a6a6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440" style:family="text">
      <style:text-properties fo:font-variant="normal" fo:text-transform="none" fo:color="#a6a6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441" style:family="text">
      <style:text-properties fo:font-variant="normal" fo:text-transform="none" fo:color="#a6a600" style:text-line-through-style="none" style:text-line-through-type="none" style:text-position="0% 100%" style:font-name="Arial" fo:font-size="19pt" fo:font-style="normal" style:text-underline-style="none" fo:font-weight="normal" style:font-name-asian="Arial1" style:font-size-asian="19pt" style:font-style-asian="normal" style:font-weight-asian="normal" style:font-name-complex="Arial1" style:font-size-complex="19pt"/>
    </style:style>
    <style:style style:name="T442" style:family="text">
      <style:text-properties fo:font-variant="normal" fo:text-transform="none" fo:color="#a6a6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443" style:family="text">
      <style:text-properties fo:font-variant="normal" fo:text-transform="none" fo:color="#cece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444" style:family="text">
      <style:text-properties fo:font-variant="normal" fo:text-transform="none" fo:color="#cece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445" style:family="text">
      <style:text-properties fo:font-variant="normal" fo:text-transform="none" fo:color="#cece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446" style:family="text">
      <style:text-properties fo:font-variant="normal" fo:text-transform="none" fo:color="#adad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447" style:family="text">
      <style:text-properties fo:font-variant="normal" fo:text-transform="none" fo:color="#adad00" style:text-line-through-style="none" style:text-line-through-type="none" style:text-position="0% 100%" style:font-name="Arial" fo:font-size="18pt" fo:font-style="italic" style:text-underline-style="none" fo:font-weight="normal" style:font-name-asian="Arial1" style:font-size-asian="18pt" style:font-style-asian="italic" style:font-weight-asian="normal" style:font-name-complex="Arial1" style:font-size-complex="18pt"/>
    </style:style>
    <style:style style:name="T448" style:family="text">
      <style:text-properties fo:font-variant="normal" fo:text-transform="none" fo:color="#adad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449" style:family="text">
      <style:text-properties fo:font-variant="normal" fo:text-transform="none" fo:color="#adad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450" style:family="text">
      <style:text-properties fo:font-variant="normal" fo:text-transform="none" fo:color="#adad00" style:text-line-through-style="none" style:text-line-through-type="none" style:text-position="0% 100%" style:font-name="Arial" fo:font-size="15pt" fo:font-style="normal" style:text-underline-style="none" fo:font-weight="normal" style:font-name-asian="Arial1" style:font-size-asian="15pt" style:font-style-asian="normal" style:font-weight-asian="normal" style:font-name-complex="Arial1" style:font-size-complex="15pt"/>
    </style:style>
    <style:style style:name="T451" style:family="text">
      <style:text-properties fo:font-variant="normal" fo:text-transform="none" fo:color="#6c6c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452" style:family="text">
      <style:text-properties fo:font-variant="normal" fo:text-transform="none" fo:color="#6c6c00" style:text-line-through-style="none" style:text-line-through-type="none" style:text-position="0% 100%" style:font-name="Arial" fo:font-size="18pt" fo:font-style="italic" style:text-underline-style="none" fo:font-weight="normal" style:font-name-asian="Arial1" style:font-size-asian="18pt" style:font-style-asian="italic" style:font-weight-asian="normal" style:font-name-complex="Arial1" style:font-size-complex="18pt"/>
    </style:style>
    <style:style style:name="T453" style:family="text">
      <style:text-properties fo:font-variant="normal" fo:text-transform="none" fo:color="#6c6c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454" style:family="text">
      <style:text-properties fo:font-variant="normal" fo:text-transform="none" fo:color="#6c6c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455" style:family="text">
      <style:text-properties fo:font-variant="normal" fo:text-transform="none" fo:color="#6c6c00" style:text-line-through-style="none" style:text-line-through-type="none" style:text-position="0% 100%" style:font-name="Arial" fo:font-size="17pt" fo:font-style="italic" style:text-underline-style="none" fo:font-weight="normal" style:font-name-asian="Arial1" style:font-size-asian="17pt" style:font-style-asian="italic" style:font-weight-asian="normal" style:font-name-complex="Arial1" style:font-size-complex="17pt"/>
    </style:style>
    <style:style style:name="T456" style:family="text">
      <style:text-properties fo:font-variant="normal" fo:text-transform="none" fo:color="#6c6c00" style:text-line-through-style="none" style:text-line-through-type="none" style:text-position="0% 100%" style:font-name="Arial" fo:font-size="14pt" fo:font-style="normal" style:text-underline-style="none" fo:font-weight="normal" style:font-name-asian="Arial1" style:font-size-asian="14pt" style:font-style-asian="normal" style:font-weight-asian="normal" style:font-name-complex="Arial1" style:font-size-complex="14pt"/>
    </style:style>
    <style:style style:name="T457" style:family="text">
      <style:text-properties fo:font-variant="normal" fo:text-transform="none" fo:color="#6c6c00" style:text-line-through-style="none" style:text-line-through-type="none" style:text-position="0% 100%" style:font-name="Courier New" fo:font-size="17pt" fo:font-style="normal" style:text-underline-style="none" fo:font-weight="normal" style:font-name-asian="Courier New1" style:font-size-asian="17pt" style:font-style-asian="normal" style:font-weight-asian="normal" style:font-name-complex="Courier New1" style:font-size-complex="17pt"/>
    </style:style>
    <style:style style:name="T458" style:family="text">
      <style:text-properties fo:font-variant="normal" fo:text-transform="none" fo:color="#7979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459" style:family="text">
      <style:text-properties fo:font-variant="normal" fo:text-transform="none" fo:color="#7979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460" style:family="text">
      <style:text-properties fo:font-variant="normal" fo:text-transform="none" fo:color="#7979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461" style:family="text">
      <style:text-properties fo:font-variant="normal" fo:text-transform="none" fo:color="#797900" style:text-line-through-style="none" style:text-line-through-type="none" style:text-position="0% 100%" style:font-name="Arial" fo:font-size="14pt" fo:font-style="normal" style:text-underline-style="none" fo:font-weight="normal" style:font-name-asian="Arial1" style:font-size-asian="14pt" style:font-style-asian="normal" style:font-weight-asian="normal" style:font-name-complex="Arial1" style:font-size-complex="14pt"/>
    </style:style>
    <style:style style:name="T462" style:family="text">
      <style:text-properties fo:font-variant="normal" fo:text-transform="none" fo:color="#797900" style:text-line-through-style="none" style:text-line-through-type="none" style:text-position="0% 100%" style:font-name="Arial" fo:font-size="19pt" fo:font-style="normal" style:text-underline-style="none" fo:font-weight="normal" style:font-name-asian="Arial1" style:font-size-asian="19pt" style:font-style-asian="normal" style:font-weight-asian="normal" style:font-name-complex="Arial1" style:font-size-complex="19pt"/>
    </style:style>
    <style:style style:name="T463" style:family="text">
      <style:text-properties fo:font-variant="normal" fo:text-transform="none" fo:color="#797900" style:text-line-through-style="none" style:text-line-through-type="none" style:text-position="0% 100%" style:font-name="Arial" fo:font-size="15pt" fo:font-style="normal" style:text-underline-style="none" fo:font-weight="normal" style:font-name-asian="Arial1" style:font-size-asian="15pt" style:font-style-asian="normal" style:font-weight-asian="normal" style:font-name-complex="Arial1" style:font-size-complex="15pt"/>
    </style:style>
    <style:style style:name="T464" style:family="text">
      <style:text-properties fo:font-variant="normal" fo:text-transform="none" fo:color="#797900" style:text-line-through-style="none" style:text-line-through-type="none" style:text-position="0% 100%" style:font-name="Courier New" fo:font-size="14pt" fo:font-style="normal" style:text-underline-style="none" fo:font-weight="normal" style:font-name-asian="Courier New1" style:font-size-asian="14pt" style:font-style-asian="normal" style:font-weight-asian="normal" style:font-name-complex="Courier New1" style:font-size-complex="14pt"/>
    </style:style>
    <style:style style:name="T465" style:family="text">
      <style:text-properties fo:font-variant="normal" fo:text-transform="none" fo:color="#9f9f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466" style:family="text">
      <style:text-properties fo:font-variant="normal" fo:text-transform="none" fo:color="#9f9f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467" style:family="text">
      <style:text-properties fo:font-variant="normal" fo:text-transform="none" fo:color="#9f9f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468" style:family="text">
      <style:text-properties fo:font-variant="normal" fo:text-transform="none" fo:color="#9f9f00" style:text-line-through-style="none" style:text-line-through-type="none" style:text-position="0% 100%" style:font-name="Arial" fo:font-size="15pt" fo:font-style="normal" style:text-underline-style="none" fo:font-weight="normal" style:font-name-asian="Arial1" style:font-size-asian="15pt" style:font-style-asian="normal" style:font-weight-asian="normal" style:font-name-complex="Arial1" style:font-size-complex="15pt"/>
    </style:style>
    <style:style style:name="T469" style:family="text">
      <style:text-properties fo:font-variant="normal" fo:text-transform="none" fo:color="#9f9f00" style:text-line-through-style="none" style:text-line-through-type="none" style:text-position="0% 100%" style:font-name="Arial" fo:font-size="14pt" fo:font-style="normal" style:text-underline-style="none" fo:font-weight="normal" style:font-name-asian="Arial1" style:font-size-asian="14pt" style:font-style-asian="normal" style:font-weight-asian="normal" style:font-name-complex="Arial1" style:font-size-complex="14pt"/>
    </style:style>
    <style:style style:name="T470" style:family="text">
      <style:text-properties fo:font-variant="normal" fo:text-transform="none" fo:color="#9f9f00" style:text-line-through-style="none" style:text-line-through-type="none" style:text-position="0% 100%" style:font-name="Arial" fo:font-size="19pt" fo:font-style="normal" style:text-underline-style="none" fo:font-weight="normal" style:font-name-asian="Arial1" style:font-size-asian="19pt" style:font-style-asian="normal" style:font-weight-asian="normal" style:font-name-complex="Arial1" style:font-size-complex="19pt"/>
    </style:style>
    <style:style style:name="T471" style:family="text">
      <style:text-properties fo:font-variant="normal" fo:text-transform="none" fo:color="#c5c5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472" style:family="text">
      <style:text-properties fo:font-variant="normal" fo:text-transform="none" fo:color="#c5c5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473" style:family="text">
      <style:text-properties fo:font-variant="normal" fo:text-transform="none" fo:color="#c5c5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474" style:family="text">
      <style:text-properties fo:font-variant="normal" fo:text-transform="none" fo:color="#7575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475" style:family="text">
      <style:text-properties fo:font-variant="normal" fo:text-transform="none" fo:color="#757500" style:text-line-through-style="none" style:text-line-through-type="none" style:text-position="0% 100%" style:font-name="Arial" fo:font-size="17pt" fo:font-style="italic" style:text-underline-style="none" fo:font-weight="normal" style:font-name-asian="Arial1" style:font-size-asian="17pt" style:font-style-asian="italic" style:font-weight-asian="normal" style:font-name-complex="Arial1" style:font-size-complex="17pt"/>
    </style:style>
    <style:style style:name="T476" style:family="text">
      <style:text-properties fo:font-variant="normal" fo:text-transform="none" fo:color="#7575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477" style:family="text">
      <style:text-properties fo:font-variant="normal" fo:text-transform="none" fo:color="#7575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478" style:family="text">
      <style:text-properties fo:font-variant="normal" fo:text-transform="none" fo:color="#757500" style:text-line-through-style="none" style:text-line-through-type="none" style:text-position="0% 100%" style:font-name="Arial" fo:font-size="18pt" fo:font-style="italic" style:text-underline-style="none" fo:font-weight="normal" style:font-name-asian="Arial1" style:font-size-asian="18pt" style:font-style-asian="italic" style:font-weight-asian="normal" style:font-name-complex="Arial1" style:font-size-complex="18pt"/>
    </style:style>
    <style:style style:name="T479" style:family="text">
      <style:text-properties fo:font-variant="normal" fo:text-transform="none" fo:color="#757500" style:text-line-through-style="none" style:text-line-through-type="none" style:text-position="0% 100%" style:font-name="Arial" fo:font-size="19pt" fo:font-style="normal" style:text-underline-style="none" fo:font-weight="normal" style:font-name-asian="Arial1" style:font-size-asian="19pt" style:font-style-asian="normal" style:font-weight-asian="normal" style:font-name-complex="Arial1" style:font-size-complex="19pt"/>
    </style:style>
    <style:style style:name="T480" style:family="text">
      <style:text-properties fo:font-variant="normal" fo:text-transform="none" fo:color="#757500" style:text-line-through-style="none" style:text-line-through-type="none" style:text-position="0% 100%" style:font-name="Arial" fo:font-size="15pt" fo:font-style="normal" style:text-underline-style="none" fo:font-weight="normal" style:font-name-asian="Arial1" style:font-size-asian="15pt" style:font-style-asian="normal" style:font-weight-asian="normal" style:font-name-complex="Arial1" style:font-size-complex="15pt"/>
    </style:style>
    <style:style style:name="T481" style:family="text">
      <style:text-properties fo:font-variant="normal" fo:text-transform="none" fo:color="#757500" style:text-line-through-style="none" style:text-line-through-type="none" style:text-position="0% 100%" style:font-name="Arial" fo:font-size="14pt" fo:font-style="normal" style:text-underline-style="none" fo:font-weight="normal" style:font-name-asian="Arial1" style:font-size-asian="14pt" style:font-style-asian="normal" style:font-weight-asian="normal" style:font-name-complex="Arial1" style:font-size-complex="14pt"/>
    </style:style>
    <style:style style:name="T482" style:family="text">
      <style:text-properties fo:font-variant="normal" fo:text-transform="none" fo:color="#757500" style:text-line-through-style="none" style:text-line-through-type="none" style:text-position="0% 100%" style:font-name="Courier New" fo:font-size="16pt" fo:font-style="normal" style:text-underline-style="none" fo:font-weight="normal" style:font-name-asian="Courier New1" style:font-size-asian="16pt" style:font-style-asian="normal" style:font-weight-asian="normal" style:font-name-complex="Courier New1" style:font-size-complex="16pt"/>
    </style:style>
    <style:style style:name="T483" style:family="text">
      <style:text-properties fo:font-variant="normal" fo:text-transform="none" fo:color="#757500" style:text-line-through-style="none" style:text-line-through-type="none" style:text-position="0% 100%" style:font-name="Courier New" fo:font-size="17pt" fo:font-style="normal" style:text-underline-style="none" fo:font-weight="normal" style:font-name-asian="Courier New1" style:font-size-asian="17pt" style:font-style-asian="normal" style:font-weight-asian="normal" style:font-name-complex="Courier New1" style:font-size-complex="17pt"/>
    </style:style>
    <style:style style:name="T484" style:family="text">
      <style:text-properties fo:font-variant="normal" fo:text-transform="none" fo:color="#b4b4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485" style:family="text">
      <style:text-properties fo:font-variant="normal" fo:text-transform="none" fo:color="#b4b4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486" style:family="text">
      <style:text-properties fo:font-variant="normal" fo:text-transform="none" fo:color="#b4b4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487" style:family="text">
      <style:text-properties fo:font-variant="normal" fo:text-transform="none" fo:color="#b4b400" style:text-line-through-style="none" style:text-line-through-type="none" style:text-position="0% 100%" style:font-name="Arial" fo:font-size="15pt" fo:font-style="normal" style:text-underline-style="none" fo:font-weight="normal" style:font-name-asian="Arial1" style:font-size-asian="15pt" style:font-style-asian="normal" style:font-weight-asian="normal" style:font-name-complex="Arial1" style:font-size-complex="15pt"/>
    </style:style>
    <style:style style:name="T488" style:family="text">
      <style:text-properties fo:font-variant="normal" fo:text-transform="none" fo:color="#d1d1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489" style:family="text">
      <style:text-properties fo:font-variant="normal" fo:text-transform="none" fo:color="#d1d1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490" style:family="text">
      <style:text-properties fo:font-variant="normal" fo:text-transform="none" fo:color="#d1d100" style:text-line-through-style="none" style:text-line-through-type="none" style:text-position="0% 100%" style:font-name="Arial" fo:font-size="19pt" fo:font-style="normal" style:text-underline-style="none" fo:font-weight="normal" style:font-name-asian="Arial1" style:font-size-asian="19pt" style:font-style-asian="normal" style:font-weight-asian="normal" style:font-name-complex="Arial1" style:font-size-complex="19pt"/>
    </style:style>
    <style:style style:name="T491" style:family="text">
      <style:text-properties fo:font-variant="normal" fo:text-transform="none" fo:color="#d1d1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492" style:family="text">
      <style:text-properties fo:font-variant="normal" fo:text-transform="none" fo:color="#cdcd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493" style:family="text">
      <style:text-properties fo:font-variant="normal" fo:text-transform="none" fo:color="#cdcd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494" style:family="text">
      <style:text-properties fo:font-variant="normal" fo:text-transform="none" fo:color="#cdcd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495" style:family="text">
      <style:text-properties fo:font-variant="normal" fo:text-transform="none" fo:color="#d0d0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496" style:family="text">
      <style:text-properties fo:font-variant="normal" fo:text-transform="none" fo:color="#d0d000" style:text-line-through-style="none" style:text-line-through-type="none" style:text-position="0% 100%" style:font-name="Arial" fo:font-size="15pt" fo:font-style="normal" style:text-underline-style="none" fo:font-weight="normal" style:font-name-asian="Arial1" style:font-size-asian="15pt" style:font-style-asian="normal" style:font-weight-asian="normal" style:font-name-complex="Arial1" style:font-size-complex="15pt"/>
    </style:style>
    <style:style style:name="T497" style:family="text">
      <style:text-properties fo:font-variant="normal" fo:text-transform="none" fo:color="#d0d0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498" style:family="text">
      <style:text-properties fo:font-variant="normal" fo:text-transform="none" fo:color="#d0d0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499" style:family="text">
      <style:text-properties fo:font-variant="normal" fo:text-transform="none" fo:color="#9797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500" style:family="text">
      <style:text-properties fo:font-variant="normal" fo:text-transform="none" fo:color="#9797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501" style:family="text">
      <style:text-properties fo:font-variant="normal" fo:text-transform="none" fo:color="#979700" style:text-line-through-style="none" style:text-line-through-type="none" style:text-position="0% 100%" style:font-name="Arial" fo:font-size="16pt" fo:font-style="italic" style:text-underline-style="none" fo:font-weight="normal" style:font-name-asian="Arial1" style:font-size-asian="16pt" style:font-style-asian="italic" style:font-weight-asian="normal" style:font-name-complex="Arial1" style:font-size-complex="16pt"/>
    </style:style>
    <style:style style:name="T502" style:family="text">
      <style:text-properties fo:font-variant="normal" fo:text-transform="none" fo:color="#9797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503" style:family="text">
      <style:text-properties fo:font-variant="normal" fo:text-transform="none" fo:color="#979700" style:text-line-through-style="none" style:text-line-through-type="none" style:text-position="0% 100%" style:font-name="Arial" fo:font-size="18pt" fo:font-style="italic" style:text-underline-style="none" fo:font-weight="normal" style:font-name-asian="Arial1" style:font-size-asian="18pt" style:font-style-asian="italic" style:font-weight-asian="normal" style:font-name-complex="Arial1" style:font-size-complex="18pt"/>
    </style:style>
    <style:style style:name="T504" style:family="text">
      <style:text-properties fo:font-variant="normal" fo:text-transform="none" fo:color="#979700" style:text-line-through-style="none" style:text-line-through-type="none" style:text-position="0% 100%" style:font-name="Arial" fo:font-size="19pt" fo:font-style="italic" style:text-underline-style="none" fo:font-weight="normal" style:font-name-asian="Arial1" style:font-size-asian="19pt" style:font-style-asian="italic" style:font-weight-asian="normal" style:font-name-complex="Arial1" style:font-size-complex="19pt"/>
    </style:style>
    <style:style style:name="T505" style:family="text">
      <style:text-properties fo:font-variant="normal" fo:text-transform="none" fo:color="#979700" style:text-line-through-style="none" style:text-line-through-type="none" style:text-position="0% 100%" style:font-name="Arial" fo:font-size="19pt" fo:font-style="normal" style:text-underline-style="none" fo:font-weight="normal" style:font-name-asian="Arial1" style:font-size-asian="19pt" style:font-style-asian="normal" style:font-weight-asian="normal" style:font-name-complex="Arial1" style:font-size-complex="19pt"/>
    </style:style>
    <style:style style:name="T506" style:family="text">
      <style:text-properties fo:font-variant="normal" fo:text-transform="none" fo:color="#979700" style:text-line-through-style="none" style:text-line-through-type="none" style:text-position="0% 100%" style:font-name="Arial" fo:font-size="15pt" fo:font-style="normal" style:text-underline-style="none" fo:font-weight="normal" style:font-name-asian="Arial1" style:font-size-asian="15pt" style:font-style-asian="normal" style:font-weight-asian="normal" style:font-name-complex="Arial1" style:font-size-complex="15pt"/>
    </style:style>
    <style:style style:name="T507" style:family="text">
      <style:text-properties fo:font-variant="normal" fo:text-transform="none" fo:color="#d4d4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508" style:family="text">
      <style:text-properties fo:font-variant="normal" fo:text-transform="none" fo:color="#d4d400" style:text-line-through-style="none" style:text-line-through-type="none" style:text-position="0% 100%" style:font-name="Arial" fo:font-size="18pt" fo:font-style="italic" style:text-underline-style="none" fo:font-weight="normal" style:font-name-asian="Arial1" style:font-size-asian="18pt" style:font-style-asian="italic" style:font-weight-asian="normal" style:font-name-complex="Arial1" style:font-size-complex="18pt"/>
    </style:style>
    <style:style style:name="T509" style:family="text">
      <style:text-properties fo:font-variant="normal" fo:text-transform="none" fo:color="#d4d4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510" style:family="text">
      <style:text-properties fo:font-variant="normal" fo:text-transform="none" fo:color="#d4d4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511" style:family="text">
      <style:text-properties fo:font-variant="normal" fo:text-transform="none" fo:color="#f4f4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512" style:family="text">
      <style:text-properties fo:font-variant="normal" fo:text-transform="none" fo:color="#f4f4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513" style:family="text">
      <style:text-properties fo:font-variant="normal" fo:text-transform="none" fo:color="#f4f4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514" style:family="text">
      <style:text-properties fo:font-variant="normal" fo:text-transform="none" fo:color="#9a9a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515" style:family="text">
      <style:text-properties fo:font-variant="normal" fo:text-transform="none" fo:color="#9a9a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516" style:family="text">
      <style:text-properties fo:font-variant="normal" fo:text-transform="none" fo:color="#9a9a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517" style:family="text">
      <style:text-properties fo:font-variant="normal" fo:text-transform="none" fo:color="#9a9a00" style:text-line-through-style="none" style:text-line-through-type="none" style:text-position="0% 100%" style:font-name="Arial" fo:font-size="19pt" fo:font-style="normal" style:text-underline-style="none" fo:font-weight="normal" style:font-name-asian="Arial1" style:font-size-asian="19pt" style:font-style-asian="normal" style:font-weight-asian="normal" style:font-name-complex="Arial1" style:font-size-complex="19pt"/>
    </style:style>
    <style:style style:name="T518" style:family="text">
      <style:text-properties fo:font-variant="normal" fo:text-transform="none" fo:color="#9a9a00" style:text-line-through-style="none" style:text-line-through-type="none" style:text-position="0% 100%" style:font-name="Arial" fo:font-size="15pt" fo:font-style="normal" style:text-underline-style="none" fo:font-weight="normal" style:font-name-asian="Arial1" style:font-size-asian="15pt" style:font-style-asian="normal" style:font-weight-asian="normal" style:font-name-complex="Arial1" style:font-size-complex="15pt"/>
    </style:style>
    <style:style style:name="T519" style:family="text">
      <style:text-properties fo:font-variant="normal" fo:text-transform="none" fo:color="#9a9a00" style:text-line-through-style="none" style:text-line-through-type="none" style:text-position="0% 100%" style:font-name="Arial" fo:font-size="14pt" fo:font-style="normal" style:text-underline-style="none" fo:font-weight="normal" style:font-name-asian="Arial1" style:font-size-asian="14pt" style:font-style-asian="normal" style:font-weight-asian="normal" style:font-name-complex="Arial1" style:font-size-complex="14pt"/>
    </style:style>
    <style:style style:name="T520" style:family="text">
      <style:text-properties fo:font-variant="normal" fo:text-transform="none" fo:color="#6a6a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521" style:family="text">
      <style:text-properties fo:font-variant="normal" fo:text-transform="none" fo:color="#6a6a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522" style:family="text">
      <style:text-properties fo:font-variant="normal" fo:text-transform="none" fo:color="#6a6a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523" style:family="text">
      <style:text-properties fo:font-variant="normal" fo:text-transform="none" fo:color="#6a6a00" style:text-line-through-style="none" style:text-line-through-type="none" style:text-position="0% 100%" style:font-name="Arial" fo:font-size="15pt" fo:font-style="normal" style:text-underline-style="none" fo:font-weight="normal" style:font-name-asian="Arial1" style:font-size-asian="15pt" style:font-style-asian="normal" style:font-weight-asian="normal" style:font-name-complex="Arial1" style:font-size-complex="15pt"/>
    </style:style>
    <style:style style:name="T524" style:family="text">
      <style:text-properties fo:font-variant="normal" fo:text-transform="none" fo:color="#6a6a00" style:text-line-through-style="none" style:text-line-through-type="none" style:text-position="0% 100%" style:font-name="Arial" fo:font-size="19pt" fo:font-style="italic" style:text-underline-style="none" fo:font-weight="normal" style:font-name-asian="Arial1" style:font-size-asian="19pt" style:font-style-asian="italic" style:font-weight-asian="normal" style:font-name-complex="Arial1" style:font-size-complex="19pt"/>
    </style:style>
    <style:style style:name="T525" style:family="text">
      <style:text-properties fo:font-variant="normal" fo:text-transform="none" fo:color="#fdfd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526" style:family="text">
      <style:text-properties fo:font-variant="normal" fo:text-transform="none" fo:color="#fdfd00" style:text-line-through-style="none" style:text-line-through-type="none" style:text-position="0% 100%" style:font-name="Arial" fo:font-size="15pt" fo:font-style="normal" style:text-underline-style="none" fo:font-weight="normal" style:font-name-asian="Arial1" style:font-size-asian="15pt" style:font-style-asian="normal" style:font-weight-asian="normal" style:font-name-complex="Arial1" style:font-size-complex="15pt"/>
    </style:style>
    <style:style style:name="T527" style:family="text">
      <style:text-properties fo:font-variant="normal" fo:text-transform="none" fo:color="#fdfd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528" style:family="text">
      <style:text-properties fo:font-variant="normal" fo:text-transform="none" fo:color="#fdfd00" style:text-line-through-style="none" style:text-line-through-type="none" style:text-position="0% 100%" style:font-name="Arial" fo:font-size="18pt" fo:font-style="italic" style:text-underline-style="none" fo:font-weight="normal" style:font-name-asian="Arial1" style:font-size-asian="18pt" style:font-style-asian="italic" style:font-weight-asian="normal" style:font-name-complex="Arial1" style:font-size-complex="18pt"/>
    </style:style>
    <style:style style:name="T529" style:family="text">
      <style:text-properties fo:font-variant="normal" fo:text-transform="none" fo:color="#fdfd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530" style:family="text">
      <style:text-properties fo:font-variant="normal" fo:text-transform="none" fo:color="#fdfd00" style:text-line-through-style="none" style:text-line-through-type="none" style:text-position="0% 100%" style:font-name="Arial" fo:font-size="14pt" fo:font-style="normal" style:text-underline-style="none" fo:font-weight="normal" style:font-name-asian="Arial1" style:font-size-asian="14pt" style:font-style-asian="normal" style:font-weight-asian="normal" style:font-name-complex="Arial1" style:font-size-complex="14pt"/>
    </style:style>
    <style:style style:name="T531" style:family="text">
      <style:text-properties fo:font-variant="normal" fo:text-transform="none" fo:color="#d8d8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532" style:family="text">
      <style:text-properties fo:font-variant="normal" fo:text-transform="none" fo:color="#d8d8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533" style:family="text">
      <style:text-properties fo:font-variant="normal" fo:text-transform="none" fo:color="#d8d8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534" style:family="text">
      <style:text-properties fo:font-variant="normal" fo:text-transform="none" fo:color="#f5f5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535" style:family="text">
      <style:text-properties fo:font-variant="normal" fo:text-transform="none" fo:color="#f5f500" style:text-line-through-style="none" style:text-line-through-type="none" style:text-position="0% 100%" style:font-name="Arial" fo:font-size="14pt" fo:font-style="normal" style:text-underline-style="none" fo:font-weight="normal" style:font-name-asian="Arial1" style:font-size-asian="14pt" style:font-style-asian="normal" style:font-weight-asian="normal" style:font-name-complex="Arial1" style:font-size-complex="14pt"/>
    </style:style>
    <style:style style:name="T536" style:family="text">
      <style:text-properties fo:font-variant="normal" fo:text-transform="none" fo:color="#f5f5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537" style:family="text">
      <style:text-properties fo:font-variant="normal" fo:text-transform="none" fo:color="#f5f5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538" style:family="text">
      <style:text-properties fo:font-variant="normal" fo:text-transform="none" fo:color="#bbbb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539" style:family="text">
      <style:text-properties fo:font-variant="normal" fo:text-transform="none" fo:color="#bbbb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540" style:family="text">
      <style:text-properties fo:font-variant="normal" fo:text-transform="none" fo:color="#bbbb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541" style:family="text">
      <style:text-properties fo:font-variant="normal" fo:text-transform="none" fo:color="#b0b0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542" style:family="text">
      <style:text-properties fo:font-variant="normal" fo:text-transform="none" fo:color="#b0b000" style:text-line-through-style="none" style:text-line-through-type="none" style:text-position="0% 100%" style:font-name="Arial" fo:font-size="19pt" fo:font-style="normal" style:text-underline-style="none" fo:font-weight="normal" style:font-name-asian="Arial1" style:font-size-asian="19pt" style:font-style-asian="normal" style:font-weight-asian="normal" style:font-name-complex="Arial1" style:font-size-complex="19pt"/>
    </style:style>
    <style:style style:name="T543" style:family="text">
      <style:text-properties fo:font-variant="normal" fo:text-transform="none" fo:color="#b0b0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544" style:family="text">
      <style:text-properties fo:font-variant="normal" fo:text-transform="none" fo:color="#b0b000" style:text-line-through-style="none" style:text-line-through-type="none" style:text-position="0% 100%" style:font-name="Arial" fo:font-size="18pt" fo:font-style="italic" style:text-underline-style="none" fo:font-weight="normal" style:font-name-asian="Arial1" style:font-size-asian="18pt" style:font-style-asian="italic" style:font-weight-asian="normal" style:font-name-complex="Arial1" style:font-size-complex="18pt"/>
    </style:style>
    <style:style style:name="T545" style:family="text">
      <style:text-properties fo:font-variant="normal" fo:text-transform="none" fo:color="#b0b0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546" style:family="text">
      <style:text-properties fo:font-variant="normal" fo:text-transform="none" fo:color="#baba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547" style:family="text">
      <style:text-properties fo:font-variant="normal" fo:text-transform="none" fo:color="#baba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548" style:family="text">
      <style:text-properties fo:font-variant="normal" fo:text-transform="none" fo:color="#baba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549" style:family="text">
      <style:text-properties fo:font-variant="normal" fo:text-transform="none" fo:color="#fcfc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550" style:family="text">
      <style:text-properties fo:font-variant="normal" fo:text-transform="none" fo:color="#fcfc00" style:text-line-through-style="none" style:text-line-through-type="none" style:text-position="0% 100%" style:font-name="Arial" fo:font-size="17pt" fo:font-style="italic" style:text-underline-style="none" fo:font-weight="normal" style:font-name-asian="Arial1" style:font-size-asian="17pt" style:font-style-asian="italic" style:font-weight-asian="normal" style:font-name-complex="Arial1" style:font-size-complex="17pt"/>
    </style:style>
    <style:style style:name="T551" style:family="text">
      <style:text-properties fo:font-variant="normal" fo:text-transform="none" fo:color="#fcfc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552" style:family="text">
      <style:text-properties fo:font-variant="normal" fo:text-transform="none" fo:color="#fcfc00" style:text-line-through-style="none" style:text-line-through-type="none" style:text-position="0% 100%" style:font-name="Arial" fo:font-size="16pt" fo:font-style="italic" style:text-underline-style="none" fo:font-weight="normal" style:font-name-asian="Arial1" style:font-size-asian="16pt" style:font-style-asian="italic" style:font-weight-asian="normal" style:font-name-complex="Arial1" style:font-size-complex="16pt"/>
    </style:style>
    <style:style style:name="T553" style:family="text">
      <style:text-properties fo:font-variant="normal" fo:text-transform="none" fo:color="#fcfc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554" style:family="text">
      <style:text-properties fo:font-variant="normal" fo:text-transform="none" fo:color="#fcfc00" style:text-line-through-style="none" style:text-line-through-type="none" style:text-position="0% 100%" style:font-name="Arial" fo:font-size="18pt" fo:font-style="italic" style:text-underline-style="none" fo:font-weight="normal" style:font-name-asian="Arial1" style:font-size-asian="18pt" style:font-style-asian="italic" style:font-weight-asian="normal" style:font-name-complex="Arial1" style:font-size-complex="18pt"/>
    </style:style>
    <style:style style:name="T555" style:family="text">
      <style:text-properties fo:font-variant="normal" fo:text-transform="none" fo:color="#fcfc00" style:text-line-through-style="none" style:text-line-through-type="none" style:text-position="0% 100%" style:font-name="Arial" fo:font-size="14pt" fo:font-style="normal" style:text-underline-style="none" fo:font-weight="normal" style:font-name-asian="Arial1" style:font-size-asian="14pt" style:font-style-asian="normal" style:font-weight-asian="normal" style:font-name-complex="Arial1" style:font-size-complex="14pt"/>
    </style:style>
    <style:style style:name="T556" style:family="text">
      <style:text-properties fo:font-variant="normal" fo:text-transform="none" fo:color="#fcfc00" style:text-line-through-style="none" style:text-line-through-type="none" style:text-position="0% 100%" style:font-name="Arial" fo:font-size="15pt" fo:font-style="normal" style:text-underline-style="none" fo:font-weight="normal" style:font-name-asian="Arial1" style:font-size-asian="15pt" style:font-style-asian="normal" style:font-weight-asian="normal" style:font-name-complex="Arial1" style:font-size-complex="15pt"/>
    </style:style>
    <style:style style:name="T557" style:family="text">
      <style:text-properties fo:font-variant="normal" fo:text-transform="none" fo:color="#c1c1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558" style:family="text">
      <style:text-properties fo:font-variant="normal" fo:text-transform="none" fo:color="#c1c1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559" style:family="text">
      <style:text-properties fo:font-variant="normal" fo:text-transform="none" fo:color="#c1c100" style:text-line-through-style="none" style:text-line-through-type="none" style:text-position="0% 100%" style:font-name="Arial" fo:font-size="15pt" fo:font-style="normal" style:text-underline-style="none" fo:font-weight="normal" style:font-name-asian="Arial1" style:font-size-asian="15pt" style:font-style-asian="normal" style:font-weight-asian="normal" style:font-name-complex="Arial1" style:font-size-complex="15pt"/>
    </style:style>
    <style:style style:name="T560" style:family="text">
      <style:text-properties fo:font-variant="normal" fo:text-transform="none" fo:color="#c1c1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561" style:family="text">
      <style:text-properties fo:font-variant="normal" fo:text-transform="none" fo:color="#a8a8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562" style:family="text">
      <style:text-properties fo:font-variant="normal" fo:text-transform="none" fo:color="#a8a8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563" style:family="text">
      <style:text-properties fo:font-variant="normal" fo:text-transform="none" fo:color="#a8a8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564" style:family="text">
      <style:text-properties fo:font-variant="normal" fo:text-transform="none" fo:color="#a8a800" style:text-line-through-style="none" style:text-line-through-type="none" style:text-position="0% 100%" style:font-name="Arial" fo:font-size="15pt" fo:font-style="normal" style:text-underline-style="none" fo:font-weight="normal" style:font-name-asian="Arial1" style:font-size-asian="15pt" style:font-style-asian="normal" style:font-weight-asian="normal" style:font-name-complex="Arial1" style:font-size-complex="15pt"/>
    </style:style>
    <style:style style:name="T565" style:family="text">
      <style:text-properties fo:font-variant="normal" fo:text-transform="none" fo:color="#bdbd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566" style:family="text">
      <style:text-properties fo:font-variant="normal" fo:text-transform="none" fo:color="#bdbd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567" style:family="text">
      <style:text-properties fo:font-variant="normal" fo:text-transform="none" fo:color="#bdbd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568" style:family="text">
      <style:text-properties fo:font-variant="normal" fo:text-transform="none" fo:color="#c6c6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569" style:family="text">
      <style:text-properties fo:font-variant="normal" fo:text-transform="none" fo:color="#c6c6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570" style:family="text">
      <style:text-properties fo:font-variant="normal" fo:text-transform="none" fo:color="#c6c6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571" style:family="text">
      <style:text-properties fo:font-variant="normal" fo:text-transform="none" fo:color="#e4e4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572" style:family="text">
      <style:text-properties fo:font-variant="normal" fo:text-transform="none" fo:color="#e4e4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573" style:family="text">
      <style:text-properties fo:font-variant="normal" fo:text-transform="none" fo:color="#e4e400" style:text-line-through-style="none" style:text-line-through-type="none" style:text-position="0% 100%" style:font-name="Arial" fo:font-size="13pt" fo:font-style="normal" style:text-underline-style="none" fo:font-weight="normal" style:font-name-asian="Arial1" style:font-size-asian="13pt" style:font-style-asian="normal" style:font-weight-asian="normal" style:font-name-complex="Arial1" style:font-size-complex="13pt"/>
    </style:style>
    <style:style style:name="T574" style:family="text">
      <style:text-properties fo:font-variant="normal" fo:text-transform="none" fo:color="#e4e4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575" style:family="text">
      <style:text-properties fo:font-variant="normal" fo:text-transform="none" fo:color="#9d9d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576" style:family="text">
      <style:text-properties fo:font-variant="normal" fo:text-transform="none" fo:color="#9d9d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577" style:family="text">
      <style:text-properties fo:font-variant="normal" fo:text-transform="none" fo:color="#9d9d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578" style:family="text">
      <style:text-properties fo:font-variant="normal" fo:text-transform="none" fo:color="#9d9d00" style:text-line-through-style="none" style:text-line-through-type="none" style:text-position="0% 100%" style:font-name="Arial" fo:font-size="19pt" fo:font-style="normal" style:text-underline-style="none" fo:font-weight="normal" style:font-name-asian="Arial1" style:font-size-asian="19pt" style:font-style-asian="normal" style:font-weight-asian="normal" style:font-name-complex="Arial1" style:font-size-complex="19pt"/>
    </style:style>
    <style:style style:name="T579" style:family="text">
      <style:text-properties fo:font-variant="normal" fo:text-transform="none" fo:color="#9d9d00" style:text-line-through-style="none" style:text-line-through-type="none" style:text-position="0% 100%" style:font-name="Arial" fo:font-size="19pt" fo:font-style="italic" style:text-underline-style="none" fo:font-weight="normal" style:font-name-asian="Arial1" style:font-size-asian="19pt" style:font-style-asian="italic" style:font-weight-asian="normal" style:font-name-complex="Arial1" style:font-size-complex="19pt"/>
    </style:style>
    <style:style style:name="T580" style:family="text">
      <style:text-properties fo:font-variant="normal" fo:text-transform="none" fo:color="#9d9d00" style:text-line-through-style="none" style:text-line-through-type="none" style:text-position="0% 100%" style:font-name="Arial" fo:font-size="14pt" fo:font-style="normal" style:text-underline-style="none" fo:font-weight="normal" style:font-name-asian="Arial1" style:font-size-asian="14pt" style:font-style-asian="normal" style:font-weight-asian="normal" style:font-name-complex="Arial1" style:font-size-complex="14pt"/>
    </style:style>
    <style:style style:name="T581" style:family="text">
      <style:text-properties fo:font-variant="normal" fo:text-transform="none" fo:color="#9d9d00" style:text-line-through-style="none" style:text-line-through-type="none" style:text-position="0% 100%" style:font-name="Arial" fo:font-size="15pt" fo:font-style="normal" style:text-underline-style="none" fo:font-weight="normal" style:font-name-asian="Arial1" style:font-size-asian="15pt" style:font-style-asian="normal" style:font-weight-asian="normal" style:font-name-complex="Arial1" style:font-size-complex="15pt"/>
    </style:style>
    <style:style style:name="T582" style:family="text">
      <style:text-properties fo:font-variant="normal" fo:text-transform="none" fo:color="#9d9d00" style:text-line-through-style="none" style:text-line-through-type="none" style:text-position="0% 100%" style:font-name="Courier New" fo:font-size="16pt" fo:font-style="normal" style:text-underline-style="none" fo:font-weight="normal" style:font-name-asian="Courier New1" style:font-size-asian="16pt" style:font-style-asian="normal" style:font-weight-asian="normal" style:font-name-complex="Courier New1" style:font-size-complex="16pt"/>
    </style:style>
    <style:style style:name="T583" style:family="text">
      <style:text-properties fo:font-variant="normal" fo:text-transform="none" fo:color="#9b9b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584" style:family="text">
      <style:text-properties fo:font-variant="normal" fo:text-transform="none" fo:color="#9b9b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585" style:family="text">
      <style:text-properties fo:font-variant="normal" fo:text-transform="none" fo:color="#9b9b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586" style:family="text">
      <style:text-properties fo:font-variant="normal" fo:text-transform="none" fo:color="#9b9b00" style:text-line-through-style="none" style:text-line-through-type="none" style:text-position="0% 100%" style:font-name="Arial" fo:font-size="14pt" fo:font-style="normal" style:text-underline-style="none" fo:font-weight="normal" style:font-name-asian="Arial1" style:font-size-asian="14pt" style:font-style-asian="normal" style:font-weight-asian="normal" style:font-name-complex="Arial1" style:font-size-complex="14pt"/>
    </style:style>
    <style:style style:name="T587" style:family="text">
      <style:text-properties fo:font-variant="normal" fo:text-transform="none" fo:color="#9b9b00" style:text-line-through-style="none" style:text-line-through-type="none" style:text-position="0% 100%" style:font-name="Arial" fo:font-size="9pt" fo:font-style="normal" style:text-underline-style="none" fo:font-weight="normal" style:font-name-asian="Arial1" style:font-size-asian="9pt" style:font-style-asian="normal" style:font-weight-asian="normal" style:font-name-complex="Arial1" style:font-size-complex="9pt"/>
    </style:style>
    <style:style style:name="T588" style:family="text">
      <style:text-properties fo:font-variant="normal" fo:text-transform="none" fo:color="#9b9b00" style:text-line-through-style="none" style:text-line-through-type="none" style:text-position="0% 100%" style:font-name="Courier New" fo:font-size="18pt" fo:font-style="normal" style:text-underline-style="none" fo:font-weight="normal" style:font-name-asian="Courier New1" style:font-size-asian="18pt" style:font-style-asian="normal" style:font-weight-asian="normal" style:font-name-complex="Courier New1" style:font-size-complex="18pt"/>
    </style:style>
    <style:style style:name="T589" style:family="text">
      <style:text-properties fo:font-variant="normal" fo:text-transform="none" fo:color="#9b9b00" style:text-line-through-style="none" style:text-line-through-type="none" style:text-position="0% 100%" style:font-name="Courier New" fo:font-size="9pt" fo:font-style="normal" style:text-underline-style="none" fo:font-weight="normal" style:font-name-asian="Courier New1" style:font-size-asian="9pt" style:font-style-asian="normal" style:font-weight-asian="normal" style:font-name-complex="Courier New1" style:font-size-complex="9pt"/>
    </style:style>
    <style:style style:name="T590" style:family="text">
      <style:text-properties fo:font-variant="normal" fo:text-transform="none" fo:color="#b3b3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591" style:family="text">
      <style:text-properties fo:font-variant="normal" fo:text-transform="none" fo:color="#b3b3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592" style:family="text">
      <style:text-properties fo:font-variant="normal" fo:text-transform="none" fo:color="#b3b3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593" style:family="text">
      <style:text-properties fo:font-variant="normal" fo:text-transform="none" fo:color="#b3b300" style:text-line-through-style="none" style:text-line-through-type="none" style:text-position="0% 100%" style:font-name="Arial" fo:font-size="15pt" fo:font-style="normal" style:text-underline-style="none" fo:font-weight="normal" style:font-name-asian="Arial1" style:font-size-asian="15pt" style:font-style-asian="normal" style:font-weight-asian="normal" style:font-name-complex="Arial1" style:font-size-complex="15pt"/>
    </style:style>
    <style:style style:name="T594" style:family="text">
      <style:text-properties fo:font-variant="normal" fo:text-transform="none" fo:color="#b3b300" style:text-line-through-style="none" style:text-line-through-type="none" style:text-position="0% 100%" style:font-name="Arial" fo:font-size="14pt" fo:font-style="normal" style:text-underline-style="none" fo:font-weight="normal" style:font-name-asian="Arial1" style:font-size-asian="14pt" style:font-style-asian="normal" style:font-weight-asian="normal" style:font-name-complex="Arial1" style:font-size-complex="14pt"/>
    </style:style>
    <style:style style:name="T595" style:family="text">
      <style:text-properties fo:font-variant="normal" fo:text-transform="none" fo:color="#6b6b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596" style:family="text">
      <style:text-properties fo:font-variant="normal" fo:text-transform="none" fo:color="#6b6b00" style:text-line-through-style="none" style:text-line-through-type="none" style:text-position="0% 100%" style:font-name="Arial" fo:font-size="18pt" fo:font-style="italic" style:text-underline-style="none" fo:font-weight="normal" style:font-name-asian="Arial1" style:font-size-asian="18pt" style:font-style-asian="italic" style:font-weight-asian="normal" style:font-name-complex="Arial1" style:font-size-complex="18pt"/>
    </style:style>
    <style:style style:name="T597" style:family="text">
      <style:text-properties fo:font-variant="normal" fo:text-transform="none" fo:color="#6b6b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598" style:family="text">
      <style:text-properties fo:font-variant="normal" fo:text-transform="none" fo:color="#6b6b00" style:text-line-through-style="none" style:text-line-through-type="none" style:text-position="0% 100%" style:font-name="Arial" fo:font-size="17pt" fo:font-style="italic" style:text-underline-style="none" fo:font-weight="normal" style:font-name-asian="Arial1" style:font-size-asian="17pt" style:font-style-asian="italic" style:font-weight-asian="normal" style:font-name-complex="Arial1" style:font-size-complex="17pt"/>
    </style:style>
    <style:style style:name="T599" style:family="text">
      <style:text-properties fo:font-variant="normal" fo:text-transform="none" fo:color="#6b6b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600" style:family="text">
      <style:text-properties fo:font-variant="normal" fo:text-transform="none" fo:color="#6b6b00" style:text-line-through-style="none" style:text-line-through-type="none" style:text-position="0% 100%" style:font-name="Arial" fo:font-size="14pt" fo:font-style="normal" style:text-underline-style="none" fo:font-weight="normal" style:font-name-asian="Arial1" style:font-size-asian="14pt" style:font-style-asian="normal" style:font-weight-asian="normal" style:font-name-complex="Arial1" style:font-size-complex="14pt"/>
    </style:style>
    <style:style style:name="T601" style:family="text">
      <style:text-properties fo:font-variant="normal" fo:text-transform="none" fo:color="#6b6b00" style:text-line-through-style="none" style:text-line-through-type="none" style:text-position="0% 100%" style:font-name="Arial" fo:font-size="15pt" fo:font-style="normal" style:text-underline-style="none" fo:font-weight="normal" style:font-name-asian="Arial1" style:font-size-asian="15pt" style:font-style-asian="normal" style:font-weight-asian="normal" style:font-name-complex="Arial1" style:font-size-complex="15pt"/>
    </style:style>
    <style:style style:name="T602" style:family="text">
      <style:text-properties fo:font-variant="normal" fo:text-transform="none" fo:color="#6b6b00" style:text-line-through-style="none" style:text-line-through-type="none" style:text-position="0% 100%" style:font-name="Arial" fo:font-size="13pt" fo:font-style="normal" style:text-underline-style="none" fo:font-weight="normal" style:font-name-asian="Arial1" style:font-size-asian="13pt" style:font-style-asian="normal" style:font-weight-asian="normal" style:font-name-complex="Arial1" style:font-size-complex="13pt"/>
    </style:style>
    <style:style style:name="T603" style:family="text">
      <style:text-properties fo:font-variant="normal" fo:text-transform="none" fo:color="#6b6b00" style:text-line-through-style="none" style:text-line-through-type="none" style:text-position="0% 100%" style:font-name="Arial" fo:font-size="19pt" fo:font-style="italic" style:text-underline-style="none" fo:font-weight="normal" style:font-name-asian="Arial1" style:font-size-asian="19pt" style:font-style-asian="italic" style:font-weight-asian="normal" style:font-name-complex="Arial1" style:font-size-complex="19pt"/>
    </style:style>
    <style:style style:name="T604" style:family="text">
      <style:text-properties fo:font-variant="normal" fo:text-transform="none" fo:color="#6666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605" style:family="text">
      <style:text-properties fo:font-variant="normal" fo:text-transform="none" fo:color="#666600" style:text-line-through-style="none" style:text-line-through-type="none" style:text-position="0% 100%" style:font-name="Arial" fo:font-size="18pt" fo:font-style="italic" style:text-underline-style="none" fo:font-weight="normal" style:font-name-asian="Arial1" style:font-size-asian="18pt" style:font-style-asian="italic" style:font-weight-asian="normal" style:font-name-complex="Arial1" style:font-size-complex="18pt"/>
    </style:style>
    <style:style style:name="T606" style:family="text">
      <style:text-properties fo:font-variant="normal" fo:text-transform="none" fo:color="#666600" style:text-line-through-style="none" style:text-line-through-type="none" style:text-position="0% 100%" style:font-name="Arial" fo:font-size="15pt" fo:font-style="normal" style:text-underline-style="none" fo:font-weight="normal" style:font-name-asian="Arial1" style:font-size-asian="15pt" style:font-style-asian="normal" style:font-weight-asian="normal" style:font-name-complex="Arial1" style:font-size-complex="15pt"/>
    </style:style>
    <style:style style:name="T607" style:family="text">
      <style:text-properties fo:font-variant="normal" fo:text-transform="none" fo:color="#6666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608" style:family="text">
      <style:text-properties fo:font-variant="normal" fo:text-transform="none" fo:color="#666600" style:text-line-through-style="none" style:text-line-through-type="none" style:text-position="0% 100%" style:font-name="Arial" fo:font-size="14pt" fo:font-style="normal" style:text-underline-style="none" fo:font-weight="normal" style:font-name-asian="Arial1" style:font-size-asian="14pt" style:font-style-asian="normal" style:font-weight-asian="normal" style:font-name-complex="Arial1" style:font-size-complex="14pt"/>
    </style:style>
    <style:style style:name="T609" style:family="text">
      <style:text-properties fo:font-variant="normal" fo:text-transform="none" fo:color="#666600" style:text-line-through-style="none" style:text-line-through-type="none" style:text-position="0% 100%" style:font-name="Arial" fo:font-size="17pt" fo:font-style="italic" style:text-underline-style="none" fo:font-weight="normal" style:font-name-asian="Arial1" style:font-size-asian="17pt" style:font-style-asian="italic" style:font-weight-asian="normal" style:font-name-complex="Arial1" style:font-size-complex="17pt"/>
    </style:style>
    <style:style style:name="T610" style:family="text">
      <style:text-properties fo:font-variant="normal" fo:text-transform="none" fo:color="#6666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611" style:family="text">
      <style:text-properties fo:font-variant="normal" fo:text-transform="none" fo:color="#666600" style:text-line-through-style="none" style:text-line-through-type="none" style:text-position="0% 100%" style:font-name="Arial" fo:font-size="19pt" fo:font-style="normal" style:text-underline-style="none" fo:font-weight="bold" style:font-name-asian="Arial1" style:font-size-asian="19pt" style:font-style-asian="normal" style:font-weight-asian="bold" style:font-name-complex="Arial1" style:font-size-complex="19pt"/>
    </style:style>
    <style:style style:name="T612" style:family="text">
      <style:text-properties fo:font-variant="normal" fo:text-transform="none" fo:color="#666600" style:text-line-through-style="none" style:text-line-through-type="none" style:text-position="0% 100%" style:font-name="Times New Roman" fo:font-size="19pt" fo:font-style="normal" style:text-underline-style="none" fo:font-weight="bold" style:font-name-asian="Times New Roman1" style:font-size-asian="19pt" style:font-style-asian="normal" style:font-weight-asian="bold" style:font-name-complex="Times New Roman1" style:font-size-complex="19pt"/>
    </style:style>
    <style:style style:name="T613" style:family="text">
      <style:text-properties fo:font-variant="normal" fo:text-transform="none" fo:color="#5656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614" style:family="text">
      <style:text-properties fo:font-variant="normal" fo:text-transform="none" fo:color="#565600" style:text-line-through-style="none" style:text-line-through-type="none" style:text-position="0% 100%" style:font-name="Arial" fo:font-size="18pt" fo:font-style="italic" style:text-underline-style="none" fo:font-weight="normal" style:font-name-asian="Arial1" style:font-size-asian="18pt" style:font-style-asian="italic" style:font-weight-asian="normal" style:font-name-complex="Arial1" style:font-size-complex="18pt"/>
    </style:style>
    <style:style style:name="T615" style:family="text">
      <style:text-properties fo:font-variant="normal" fo:text-transform="none" fo:color="#5656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616" style:family="text">
      <style:text-properties fo:font-variant="normal" fo:text-transform="none" fo:color="#5656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617" style:family="text">
      <style:text-properties fo:font-variant="normal" fo:text-transform="none" fo:color="#565600" style:text-line-through-style="none" style:text-line-through-type="none" style:text-position="0% 100%" style:font-name="Arial" fo:font-size="15pt" fo:font-style="normal" style:text-underline-style="none" fo:font-weight="normal" style:font-name-asian="Arial1" style:font-size-asian="15pt" style:font-style-asian="normal" style:font-weight-asian="normal" style:font-name-complex="Arial1" style:font-size-complex="15pt"/>
    </style:style>
    <style:style style:name="T618" style:family="text">
      <style:text-properties fo:font-variant="normal" fo:text-transform="none" fo:color="#565600" style:text-line-through-style="none" style:text-line-through-type="none" style:text-position="0% 100%" style:font-name="Arial" fo:font-size="19pt" fo:font-style="italic" style:text-underline-style="none" fo:font-weight="normal" style:font-name-asian="Arial1" style:font-size-asian="19pt" style:font-style-asian="italic" style:font-weight-asian="normal" style:font-name-complex="Arial1" style:font-size-complex="19pt"/>
    </style:style>
    <style:style style:name="T619" style:family="text">
      <style:text-properties fo:font-variant="normal" fo:text-transform="none" fo:color="#5151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620" style:family="text">
      <style:text-properties fo:font-variant="normal" fo:text-transform="none" fo:color="#a1a1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621" style:family="text">
      <style:text-properties fo:font-variant="normal" fo:text-transform="none" fo:color="#a1a1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622" style:family="text">
      <style:text-properties fo:font-variant="normal" fo:text-transform="none" fo:color="#a1a1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623" style:family="text">
      <style:text-properties fo:font-variant="normal" fo:text-transform="none" fo:color="#a1a100" style:text-line-through-style="none" style:text-line-through-type="none" style:text-position="0% 100%" style:font-name="Arial" fo:font-size="19pt" fo:font-style="normal" style:text-underline-style="none" fo:font-weight="normal" style:font-name-asian="Arial1" style:font-size-asian="19pt" style:font-style-asian="normal" style:font-weight-asian="normal" style:font-name-complex="Arial1" style:font-size-complex="19pt"/>
    </style:style>
    <style:style style:name="T624" style:family="text">
      <style:text-properties fo:font-variant="normal" fo:text-transform="none" fo:color="#a1a100" style:text-line-through-style="none" style:text-line-through-type="none" style:text-position="0% 100%" style:font-name="Arial" fo:font-size="15pt" fo:font-style="normal" style:text-underline-style="none" fo:font-weight="normal" style:font-name-asian="Arial1" style:font-size-asian="15pt" style:font-style-asian="normal" style:font-weight-asian="normal" style:font-name-complex="Arial1" style:font-size-complex="15pt"/>
    </style:style>
    <style:style style:name="T625" style:family="text">
      <style:text-properties fo:font-variant="normal" fo:text-transform="none" fo:color="#a1a100" style:text-line-through-style="none" style:text-line-through-type="none" style:text-position="0% 100%" style:font-name="Courier New" fo:font-size="18pt" fo:font-style="normal" style:text-underline-style="none" fo:font-weight="normal" style:font-name-asian="Courier New1" style:font-size-asian="18pt" style:font-style-asian="normal" style:font-weight-asian="normal" style:font-name-complex="Courier New1" style:font-size-complex="18pt"/>
    </style:style>
    <style:style style:name="T626" style:family="text">
      <style:text-properties fo:font-variant="normal" fo:text-transform="none" fo:color="#7d7d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627" style:family="text">
      <style:text-properties fo:font-variant="normal" fo:text-transform="none" fo:color="#7d7d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628" style:family="text">
      <style:text-properties fo:font-variant="normal" fo:text-transform="none" fo:color="#7d7d00" style:text-line-through-style="none" style:text-line-through-type="none" style:text-position="0% 100%" style:font-name="Arial" fo:font-size="18pt" fo:font-style="italic" style:text-underline-style="none" fo:font-weight="normal" style:font-name-asian="Arial1" style:font-size-asian="18pt" style:font-style-asian="italic" style:font-weight-asian="normal" style:font-name-complex="Arial1" style:font-size-complex="18pt"/>
    </style:style>
    <style:style style:name="T629" style:family="text">
      <style:text-properties fo:font-variant="normal" fo:text-transform="none" fo:color="#7d7d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630" style:family="text">
      <style:text-properties fo:font-variant="normal" fo:text-transform="none" fo:color="#7d7d00" style:text-line-through-style="none" style:text-line-through-type="none" style:text-position="0% 100%" style:font-name="Arial" fo:font-size="14pt" fo:font-style="normal" style:text-underline-style="none" fo:font-weight="normal" style:font-name-asian="Arial1" style:font-size-asian="14pt" style:font-style-asian="normal" style:font-weight-asian="normal" style:font-name-complex="Arial1" style:font-size-complex="14pt"/>
    </style:style>
    <style:style style:name="T631" style:family="text">
      <style:text-properties fo:font-variant="normal" fo:text-transform="none" fo:color="#7d7d00" style:text-line-through-style="none" style:text-line-through-type="none" style:text-position="0% 100%" style:font-name="Arial" fo:font-size="19pt" fo:font-style="italic" style:text-underline-style="none" fo:font-weight="normal" style:font-name-asian="Arial1" style:font-size-asian="19pt" style:font-style-asian="italic" style:font-weight-asian="normal" style:font-name-complex="Arial1" style:font-size-complex="19pt"/>
    </style:style>
    <style:style style:name="T632" style:family="text">
      <style:text-properties fo:font-variant="normal" fo:text-transform="none" fo:color="#7d7d00" style:text-line-through-style="none" style:text-line-through-type="none" style:text-position="0% 100%" style:font-name="Arial" fo:font-size="19pt" fo:font-style="normal" style:text-underline-style="none" fo:font-weight="normal" style:font-name-asian="Arial1" style:font-size-asian="19pt" style:font-style-asian="normal" style:font-weight-asian="normal" style:font-name-complex="Arial1" style:font-size-complex="19pt"/>
    </style:style>
    <style:style style:name="T633" style:family="text">
      <style:text-properties fo:font-variant="normal" fo:text-transform="none" fo:color="#7272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634" style:family="text">
      <style:text-properties fo:font-variant="normal" fo:text-transform="none" fo:color="#727200" style:text-line-through-style="none" style:text-line-through-type="none" style:text-position="0% 100%" style:font-name="Arial" fo:font-size="16pt" fo:font-style="italic" style:text-underline-style="none" fo:font-weight="normal" style:font-name-asian="Arial1" style:font-size-asian="16pt" style:font-style-asian="italic" style:font-weight-asian="normal" style:font-name-complex="Arial1" style:font-size-complex="16pt"/>
    </style:style>
    <style:style style:name="T635" style:family="text">
      <style:text-properties fo:font-variant="normal" fo:text-transform="none" fo:color="#7272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636" style:family="text">
      <style:text-properties fo:font-variant="normal" fo:text-transform="none" fo:color="#727200" style:text-line-through-style="none" style:text-line-through-type="none" style:text-position="0% 100%" style:font-name="Arial" fo:font-size="15pt" fo:font-style="normal" style:text-underline-style="none" fo:font-weight="normal" style:font-name-asian="Arial1" style:font-size-asian="15pt" style:font-style-asian="normal" style:font-weight-asian="normal" style:font-name-complex="Arial1" style:font-size-complex="15pt"/>
    </style:style>
    <style:style style:name="T637" style:family="text">
      <style:text-properties fo:font-variant="normal" fo:text-transform="none" fo:color="#7272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638" style:family="text">
      <style:text-properties fo:font-variant="normal" fo:text-transform="none" fo:color="#727200" style:text-line-through-style="none" style:text-line-through-type="none" style:text-position="0% 100%" style:font-name="Arial" fo:font-size="17pt" fo:font-style="italic" style:text-underline-style="none" fo:font-weight="normal" style:font-name-asian="Arial1" style:font-size-asian="17pt" style:font-style-asian="italic" style:font-weight-asian="normal" style:font-name-complex="Arial1" style:font-size-complex="17pt"/>
    </style:style>
    <style:style style:name="T639" style:family="text">
      <style:text-properties fo:font-variant="normal" fo:text-transform="none" fo:color="#727200" style:text-line-through-style="none" style:text-line-through-type="none" style:text-position="0% 100%" style:font-name="Arial" fo:font-size="19pt" fo:font-style="normal" style:text-underline-style="none" fo:font-weight="normal" style:font-name-asian="Arial1" style:font-size-asian="19pt" style:font-style-asian="normal" style:font-weight-asian="normal" style:font-name-complex="Arial1" style:font-size-complex="19pt"/>
    </style:style>
    <style:style style:name="T640" style:family="text">
      <style:text-properties fo:font-variant="normal" fo:text-transform="none" fo:color="#727200" style:text-line-through-style="none" style:text-line-through-type="none" style:text-position="0% 100%" style:font-name="Arial" fo:font-size="14pt" fo:font-style="normal" style:text-underline-style="none" fo:font-weight="normal" style:font-name-asian="Arial1" style:font-size-asian="14pt" style:font-style-asian="normal" style:font-weight-asian="normal" style:font-name-complex="Arial1" style:font-size-complex="14pt"/>
    </style:style>
    <style:style style:name="T641" style:family="text">
      <style:text-properties fo:font-variant="normal" fo:text-transform="none" fo:color="#a0a0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642" style:family="text">
      <style:text-properties fo:font-variant="normal" fo:text-transform="none" fo:color="#a0a0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643" style:family="text">
      <style:text-properties fo:font-variant="normal" fo:text-transform="none" fo:color="#a0a0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644" style:family="text">
      <style:text-properties fo:font-variant="normal" fo:text-transform="none" fo:color="#a0a000" style:text-line-through-style="none" style:text-line-through-type="none" style:text-position="0% 100%" style:font-name="Arial" fo:font-size="15pt" fo:font-style="normal" style:text-underline-style="none" fo:font-weight="normal" style:font-name-asian="Arial1" style:font-size-asian="15pt" style:font-style-asian="normal" style:font-weight-asian="normal" style:font-name-complex="Arial1" style:font-size-complex="15pt"/>
    </style:style>
    <style:style style:name="T645" style:family="text">
      <style:text-properties fo:font-variant="normal" fo:text-transform="none" fo:color="#6767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646" style:family="text">
      <style:text-properties fo:font-variant="normal" fo:text-transform="none" fo:color="#676700" style:text-line-through-style="none" style:text-line-through-type="none" style:text-position="0% 100%" style:font-name="Arial" fo:font-size="17pt" fo:font-style="italic" style:text-underline-style="none" fo:font-weight="normal" style:font-name-asian="Arial1" style:font-size-asian="17pt" style:font-style-asian="italic" style:font-weight-asian="normal" style:font-name-complex="Arial1" style:font-size-complex="17pt"/>
    </style:style>
    <style:style style:name="T647" style:family="text">
      <style:text-properties fo:font-variant="normal" fo:text-transform="none" fo:color="#6767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648" style:family="text">
      <style:text-properties fo:font-variant="normal" fo:text-transform="none" fo:color="#676700" style:text-line-through-style="none" style:text-line-through-type="none" style:text-position="0% 100%" style:font-name="Arial" fo:font-size="18pt" fo:font-style="italic" style:text-underline-style="none" fo:font-weight="normal" style:font-name-asian="Arial1" style:font-size-asian="18pt" style:font-style-asian="italic" style:font-weight-asian="normal" style:font-name-complex="Arial1" style:font-size-complex="18pt"/>
    </style:style>
    <style:style style:name="T649" style:family="text">
      <style:text-properties fo:font-variant="normal" fo:text-transform="none" fo:color="#6767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650" style:family="text">
      <style:text-properties fo:font-variant="normal" fo:text-transform="none" fo:color="#676700" style:text-line-through-style="none" style:text-line-through-type="none" style:text-position="0% 100%" style:font-name="Arial" fo:font-size="15pt" fo:font-style="normal" style:text-underline-style="none" fo:font-weight="normal" style:font-name-asian="Arial1" style:font-size-asian="15pt" style:font-style-asian="normal" style:font-weight-asian="normal" style:font-name-complex="Arial1" style:font-size-complex="15pt"/>
    </style:style>
    <style:style style:name="T651" style:family="text">
      <style:text-properties fo:font-variant="normal" fo:text-transform="none" fo:color="#676700" style:text-line-through-style="none" style:text-line-through-type="none" style:text-position="0% 100%" style:font-name="Arial" fo:font-size="14pt" fo:font-style="normal" style:text-underline-style="none" fo:font-weight="normal" style:font-name-asian="Arial1" style:font-size-asian="14pt" style:font-style-asian="normal" style:font-weight-asian="normal" style:font-name-complex="Arial1" style:font-size-complex="14pt"/>
    </style:style>
    <style:style style:name="T652" style:family="text">
      <style:text-properties fo:font-variant="normal" fo:text-transform="none" fo:color="#9898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653" style:family="text">
      <style:text-properties fo:font-variant="normal" fo:text-transform="none" fo:color="#989800" style:text-line-through-style="none" style:text-line-through-type="none" style:text-position="0% 100%" style:font-name="Arial" fo:font-size="17pt" fo:font-style="italic" style:text-underline-style="none" fo:font-weight="normal" style:font-name-asian="Arial1" style:font-size-asian="17pt" style:font-style-asian="italic" style:font-weight-asian="normal" style:font-name-complex="Arial1" style:font-size-complex="17pt"/>
    </style:style>
    <style:style style:name="T654" style:family="text">
      <style:text-properties fo:font-variant="normal" fo:text-transform="none" fo:color="#9898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655" style:family="text">
      <style:text-properties fo:font-variant="normal" fo:text-transform="none" fo:color="#9898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656" style:family="text">
      <style:text-properties fo:font-variant="normal" fo:text-transform="none" fo:color="#989800" style:text-line-through-style="none" style:text-line-through-type="none" style:text-position="0% 100%" style:font-name="Arial" fo:font-size="15pt" fo:font-style="normal" style:text-underline-style="none" fo:font-weight="normal" style:font-name-asian="Arial1" style:font-size-asian="15pt" style:font-style-asian="normal" style:font-weight-asian="normal" style:font-name-complex="Arial1" style:font-size-complex="15pt"/>
    </style:style>
    <style:style style:name="T657" style:family="text">
      <style:text-properties fo:font-variant="normal" fo:text-transform="none" fo:color="#989800" style:text-line-through-style="none" style:text-line-through-type="none" style:text-position="0% 100%" style:font-name="Arial" fo:font-size="14pt" fo:font-style="normal" style:text-underline-style="none" fo:font-weight="normal" style:font-name-asian="Arial1" style:font-size-asian="14pt" style:font-style-asian="normal" style:font-weight-asian="normal" style:font-name-complex="Arial1" style:font-size-complex="14pt"/>
    </style:style>
    <style:style style:name="T658" style:family="text">
      <style:text-properties fo:font-variant="normal" fo:text-transform="none" fo:color="#0000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659" style:family="text">
      <style:text-properties fo:font-variant="normal" fo:text-transform="none" fo:color="#0000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660" style:family="text">
      <style:text-properties fo:font-variant="normal" fo:text-transform="none" fo:color="#000000" style:text-line-through-style="none" style:text-line-through-type="none" style:text-position="0% 100%" style:font-name="Arial" fo:font-size="18pt" fo:font-style="italic" style:text-underline-style="none" fo:font-weight="normal" style:font-name-asian="Arial1" style:font-size-asian="18pt" style:font-style-asian="italic" style:font-weight-asian="normal" style:font-name-complex="Arial1" style:font-size-complex="18pt"/>
    </style:style>
    <style:style style:name="T661" style:family="text">
      <style:text-properties fo:font-variant="normal" fo:text-transform="none" fo:color="#0000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662" style:family="text">
      <style:text-properties fo:font-variant="normal" fo:text-transform="none" fo:color="#000000" style:text-line-through-style="none" style:text-line-through-type="none" style:text-position="0% 100%" style:font-name="Arial" fo:font-size="19pt" fo:font-style="normal" style:text-underline-style="none" fo:font-weight="normal" style:font-name-asian="Arial1" style:font-size-asian="19pt" style:font-style-asian="normal" style:font-weight-asian="normal" style:font-name-complex="Arial1" style:font-size-complex="19pt"/>
    </style:style>
    <style:style style:name="T663" style:family="text">
      <style:text-properties fo:font-variant="normal" fo:text-transform="none" fo:color="#a7a7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664" style:family="text">
      <style:text-properties fo:font-variant="normal" fo:text-transform="none" fo:color="#a7a7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665" style:family="text">
      <style:text-properties fo:font-variant="normal" fo:text-transform="none" fo:color="#a7a7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666" style:family="text">
      <style:text-properties fo:font-variant="normal" fo:text-transform="none" fo:color="#a7a700" style:text-line-through-style="none" style:text-line-through-type="none" style:text-position="0% 100%" style:font-name="Arial" fo:font-size="18pt" fo:font-style="italic" style:text-underline-style="none" fo:font-weight="normal" style:font-name-asian="Arial1" style:font-size-asian="18pt" style:font-style-asian="italic" style:font-weight-asian="normal" style:font-name-complex="Arial1" style:font-size-complex="18pt"/>
    </style:style>
    <style:style style:name="T667" style:family="text">
      <style:text-properties fo:font-variant="normal" fo:text-transform="none" fo:color="#a7a700" style:text-line-through-style="none" style:text-line-through-type="none" style:text-position="0% 100%" style:font-name="Arial" fo:font-size="19pt" fo:font-style="normal" style:text-underline-style="none" fo:font-weight="normal" style:font-name-asian="Arial1" style:font-size-asian="19pt" style:font-style-asian="normal" style:font-weight-asian="normal" style:font-name-complex="Arial1" style:font-size-complex="19pt"/>
    </style:style>
    <style:style style:name="T668" style:family="text">
      <style:text-properties fo:font-variant="normal" fo:text-transform="none" fo:color="#a7a700" style:text-line-through-style="none" style:text-line-through-type="none" style:text-position="0% 100%" style:font-name="Arial" fo:font-size="14pt" fo:font-style="normal" style:text-underline-style="none" fo:font-weight="normal" style:font-name-asian="Arial1" style:font-size-asian="14pt" style:font-style-asian="normal" style:font-weight-asian="normal" style:font-name-complex="Arial1" style:font-size-complex="14pt"/>
    </style:style>
    <style:style style:name="T669" style:family="text">
      <style:text-properties fo:font-variant="normal" fo:text-transform="none" fo:color="#a2a2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670" style:family="text">
      <style:text-properties fo:font-variant="normal" fo:text-transform="none" fo:color="#a2a2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671" style:family="text">
      <style:text-properties fo:font-variant="normal" fo:text-transform="none" fo:color="#a2a2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672" style:family="text">
      <style:text-properties fo:font-variant="normal" fo:text-transform="none" fo:color="#a2a200" style:text-line-through-style="none" style:text-line-through-type="none" style:text-position="0% 100%" style:font-name="Arial" fo:font-size="14pt" fo:font-style="normal" style:text-underline-style="none" fo:font-weight="normal" style:font-name-asian="Arial1" style:font-size-asian="14pt" style:font-style-asian="normal" style:font-weight-asian="normal" style:font-name-complex="Arial1" style:font-size-complex="14pt"/>
    </style:style>
    <style:style style:name="T673" style:family="text">
      <style:text-properties fo:font-variant="normal" fo:text-transform="none" fo:color="#a2a200" style:text-line-through-style="none" style:text-line-through-type="none" style:text-position="0% 100%" style:font-name="Courier New" fo:font-size="18pt" fo:font-style="normal" style:text-underline-style="none" fo:font-weight="normal" style:font-name-asian="Courier New1" style:font-size-asian="18pt" style:font-style-asian="normal" style:font-weight-asian="normal" style:font-name-complex="Courier New1" style:font-size-complex="18pt"/>
    </style:style>
    <style:style style:name="T674" style:family="text">
      <style:text-properties fo:font-variant="normal" fo:text-transform="none" fo:color="#ecec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675" style:family="text">
      <style:text-properties fo:font-variant="normal" fo:text-transform="none" fo:color="#ecec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676" style:family="text">
      <style:text-properties fo:font-variant="normal" fo:text-transform="none" fo:color="#ecec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677" style:family="text">
      <style:text-properties fo:font-variant="normal" fo:text-transform="none" fo:color="#a3a3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678" style:family="text">
      <style:text-properties fo:font-variant="normal" fo:text-transform="none" fo:color="#a3a3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679" style:family="text">
      <style:text-properties fo:font-variant="normal" fo:text-transform="none" fo:color="#a3a300" style:text-line-through-style="none" style:text-line-through-type="none" style:text-position="0% 100%" style:font-name="Arial" fo:font-size="15pt" fo:font-style="normal" style:text-underline-style="none" fo:font-weight="normal" style:font-name-asian="Arial1" style:font-size-asian="15pt" style:font-style-asian="normal" style:font-weight-asian="normal" style:font-name-complex="Arial1" style:font-size-complex="15pt"/>
    </style:style>
    <style:style style:name="T680" style:family="text">
      <style:text-properties fo:font-variant="normal" fo:text-transform="none" fo:color="#a3a3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681" style:family="text">
      <style:text-properties fo:font-variant="normal" fo:text-transform="none" fo:color="#a3a300" style:text-line-through-style="none" style:text-line-through-type="none" style:text-position="0% 100%" style:font-name="Arial" fo:font-size="19pt" fo:font-style="normal" style:text-underline-style="none" fo:font-weight="normal" style:font-name-asian="Arial1" style:font-size-asian="19pt" style:font-style-asian="normal" style:font-weight-asian="normal" style:font-name-complex="Arial1" style:font-size-complex="19pt"/>
    </style:style>
    <style:style style:name="T682" style:family="text">
      <style:text-properties fo:font-variant="normal" fo:text-transform="none" fo:color="#a3a300" style:text-line-through-style="none" style:text-line-through-type="none" style:text-position="0% 100%" style:font-name="Arial" fo:font-size="14pt" fo:font-style="normal" style:text-underline-style="none" fo:font-weight="normal" style:font-name-asian="Arial1" style:font-size-asian="14pt" style:font-style-asian="normal" style:font-weight-asian="normal" style:font-name-complex="Arial1" style:font-size-complex="14pt"/>
    </style:style>
    <style:style style:name="T683" style:family="text">
      <style:text-properties fo:font-variant="normal" fo:text-transform="none" fo:color="#a3a300" style:text-line-through-style="none" style:text-line-through-type="none" style:text-position="0% 100%" style:font-name="Courier New" fo:font-size="16pt" fo:font-style="normal" style:text-underline-style="none" fo:font-weight="normal" style:font-name-asian="Courier New1" style:font-size-asian="16pt" style:font-style-asian="normal" style:font-weight-asian="normal" style:font-name-complex="Courier New1" style:font-size-complex="16pt"/>
    </style:style>
    <style:style style:name="T684" style:family="text">
      <style:text-properties fo:font-variant="normal" fo:text-transform="none" fo:color="#f6f6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685" style:family="text">
      <style:text-properties fo:font-variant="normal" fo:text-transform="none" fo:color="#f6f6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686" style:family="text">
      <style:text-properties fo:font-variant="normal" fo:text-transform="none" fo:color="#f6f6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687" style:family="text">
      <style:text-properties fo:font-variant="normal" fo:text-transform="none" fo:color="#f6f600" style:text-line-through-style="none" style:text-line-through-type="none" style:text-position="0% 100%" style:font-name="Arial" fo:font-size="14pt" fo:font-style="normal" style:text-underline-style="none" fo:font-weight="normal" style:font-name-asian="Arial1" style:font-size-asian="14pt" style:font-style-asian="normal" style:font-weight-asian="normal" style:font-name-complex="Arial1" style:font-size-complex="14pt"/>
    </style:style>
    <style:style style:name="T688" style:family="text">
      <style:text-properties fo:font-variant="normal" fo:text-transform="none" fo:color="#bcbc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689" style:family="text">
      <style:text-properties fo:font-variant="normal" fo:text-transform="none" fo:color="#bcbc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690" style:family="text">
      <style:text-properties fo:font-variant="normal" fo:text-transform="none" fo:color="#bcbc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691" style:family="text">
      <style:text-properties fo:font-variant="normal" fo:text-transform="none" fo:color="#bcbc00" style:text-line-through-style="none" style:text-line-through-type="none" style:text-position="0% 100%" style:font-name="Arial" fo:font-size="14pt" fo:font-style="normal" style:text-underline-style="none" fo:font-weight="normal" style:font-name-asian="Arial1" style:font-size-asian="14pt" style:font-style-asian="normal" style:font-weight-asian="normal" style:font-name-complex="Arial1" style:font-size-complex="14pt"/>
    </style:style>
    <style:style style:name="T692" style:family="text">
      <style:text-properties fo:font-variant="normal" fo:text-transform="none" fo:color="#cccc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693" style:family="text">
      <style:text-properties fo:font-variant="normal" fo:text-transform="none" fo:color="#cccc00" style:text-line-through-style="none" style:text-line-through-type="none" style:text-position="0% 100%" style:font-name="Arial" fo:font-size="18pt" fo:font-style="italic" style:text-underline-style="none" fo:font-weight="normal" style:font-name-asian="Arial1" style:font-size-asian="18pt" style:font-style-asian="italic" style:font-weight-asian="normal" style:font-name-complex="Arial1" style:font-size-complex="18pt"/>
    </style:style>
    <style:style style:name="T694" style:family="text">
      <style:text-properties fo:font-variant="normal" fo:text-transform="none" fo:color="#cccc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695" style:family="text">
      <style:text-properties fo:font-variant="normal" fo:text-transform="none" fo:color="#cccc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696" style:family="text">
      <style:text-properties fo:font-variant="normal" fo:text-transform="none" fo:color="#5858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697" style:family="text">
      <style:text-properties fo:font-variant="normal" fo:text-transform="none" fo:color="#585800" style:text-line-through-style="none" style:text-line-through-type="none" style:text-position="0% 100%" style:font-name="Arial" fo:font-size="17pt" fo:font-style="italic" style:text-underline-style="none" fo:font-weight="normal" style:font-name-asian="Arial1" style:font-size-asian="17pt" style:font-style-asian="italic" style:font-weight-asian="normal" style:font-name-complex="Arial1" style:font-size-complex="17pt"/>
    </style:style>
    <style:style style:name="T698" style:family="text">
      <style:text-properties fo:font-variant="normal" fo:text-transform="none" fo:color="#5858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699" style:family="text">
      <style:text-properties fo:font-variant="normal" fo:text-transform="none" fo:color="#5858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700" style:family="text">
      <style:text-properties fo:font-variant="normal" fo:text-transform="none" fo:color="#c3c3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701" style:family="text">
      <style:text-properties fo:font-variant="normal" fo:text-transform="none" fo:color="#c3c3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702" style:family="text">
      <style:text-properties fo:font-variant="normal" fo:text-transform="none" fo:color="#c3c3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703" style:family="text">
      <style:text-properties fo:font-variant="normal" fo:text-transform="none" fo:color="#c8c8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704" style:family="text">
      <style:text-properties fo:font-variant="normal" fo:text-transform="none" fo:color="#c8c8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705" style:family="text">
      <style:text-properties fo:font-variant="normal" fo:text-transform="none" fo:color="#c8c8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706" style:family="text">
      <style:text-properties fo:font-variant="normal" fo:text-transform="none" fo:color="#6161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707" style:family="text">
      <style:text-properties fo:font-variant="normal" fo:text-transform="none" fo:color="#616100" style:text-line-through-style="none" style:text-line-through-type="none" style:text-position="0% 100%" style:font-name="Arial" fo:font-size="17pt" fo:font-style="italic" style:text-underline-style="none" fo:font-weight="normal" style:font-name-asian="Arial1" style:font-size-asian="17pt" style:font-style-asian="italic" style:font-weight-asian="normal" style:font-name-complex="Arial1" style:font-size-complex="17pt"/>
    </style:style>
    <style:style style:name="T708" style:family="text">
      <style:text-properties fo:font-variant="normal" fo:text-transform="none" fo:color="#616100" style:text-line-through-style="none" style:text-line-through-type="none" style:text-position="0% 100%" style:font-name="Arial" fo:font-size="19pt" fo:font-style="normal" style:text-underline-style="none" fo:font-weight="normal" style:font-name-asian="Arial1" style:font-size-asian="19pt" style:font-style-asian="normal" style:font-weight-asian="normal" style:font-name-complex="Arial1" style:font-size-complex="19pt"/>
    </style:style>
    <style:style style:name="T709" style:family="text">
      <style:text-properties fo:font-variant="normal" fo:text-transform="none" fo:color="#616100" style:text-line-through-style="none" style:text-line-through-type="none" style:text-position="0% 100%" style:font-name="Arial" fo:font-size="19pt" fo:font-style="italic" style:text-underline-style="none" fo:font-weight="normal" style:font-name-asian="Arial1" style:font-size-asian="19pt" style:font-style-asian="italic" style:font-weight-asian="normal" style:font-name-complex="Arial1" style:font-size-complex="19pt"/>
    </style:style>
    <style:style style:name="T710" style:family="text">
      <style:text-properties fo:font-variant="normal" fo:text-transform="none" fo:color="#6161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711" style:family="text">
      <style:text-properties fo:font-variant="normal" fo:text-transform="none" fo:color="#6161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712" style:family="text">
      <style:text-properties fo:font-variant="normal" fo:text-transform="none" fo:color="#5c5c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713" style:family="text">
      <style:text-properties fo:font-variant="normal" fo:text-transform="none" fo:color="#5c5c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714" style:family="text">
      <style:text-properties fo:font-variant="normal" fo:text-transform="none" fo:color="#5c5c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715" style:family="text">
      <style:text-properties fo:font-variant="normal" fo:text-transform="none" fo:color="#5a5a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716" style:family="text">
      <style:text-properties fo:font-variant="normal" fo:text-transform="none" fo:color="#5a5a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717" style:family="text">
      <style:text-properties fo:font-variant="normal" fo:text-transform="none" fo:color="#5a5a00" style:text-line-through-style="none" style:text-line-through-type="none" style:text-position="0% 100%" style:font-name="Arial" fo:font-size="18pt" fo:font-style="italic" style:text-underline-style="none" fo:font-weight="normal" style:font-name-asian="Arial1" style:font-size-asian="18pt" style:font-style-asian="italic" style:font-weight-asian="normal" style:font-name-complex="Arial1" style:font-size-complex="18pt"/>
    </style:style>
    <style:style style:name="T718" style:family="text">
      <style:text-properties fo:font-variant="normal" fo:text-transform="none" fo:color="#5a5a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719" style:family="text">
      <style:text-properties fo:font-variant="normal" fo:text-transform="none" fo:color="#5959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720" style:family="text">
      <style:text-properties fo:font-variant="normal" fo:text-transform="none" fo:color="#5959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721" style:family="text">
      <style:text-properties fo:font-variant="normal" fo:text-transform="none" fo:color="#5959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722" style:family="text">
      <style:text-properties fo:font-variant="normal" fo:text-transform="none" fo:color="#595900" style:text-line-through-style="none" style:text-line-through-type="none" style:text-position="0% 100%" style:font-name="Arial" fo:font-size="15pt" fo:font-style="normal" style:text-underline-style="none" fo:font-weight="normal" style:font-name-asian="Arial1" style:font-size-asian="15pt" style:font-style-asian="normal" style:font-weight-asian="normal" style:font-name-complex="Arial1" style:font-size-complex="15pt"/>
    </style:style>
    <style:style style:name="T723" style:family="text">
      <style:text-properties fo:font-variant="normal" fo:text-transform="none" fo:color="#6262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724" style:family="text">
      <style:text-properties fo:font-variant="normal" fo:text-transform="none" fo:color="#6262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725" style:family="text">
      <style:text-properties fo:font-variant="normal" fo:text-transform="none" fo:color="#626200" style:text-line-through-style="none" style:text-line-through-type="none" style:text-position="0% 100%" style:font-name="Arial" fo:font-size="16pt" fo:font-style="italic" style:text-underline-style="none" fo:font-weight="normal" style:font-name-asian="Arial1" style:font-size-asian="16pt" style:font-style-asian="italic" style:font-weight-asian="normal" style:font-name-complex="Arial1" style:font-size-complex="16pt"/>
    </style:style>
    <style:style style:name="T726" style:family="text">
      <style:text-properties fo:font-variant="normal" fo:text-transform="none" fo:color="#6262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727" style:family="text">
      <style:text-properties fo:font-variant="normal" fo:text-transform="none" fo:color="#626200" style:text-line-through-style="none" style:text-line-through-type="none" style:text-position="0% 100%" style:font-name="Arial" fo:font-size="19pt" fo:font-style="normal" style:text-underline-style="none" fo:font-weight="normal" style:font-name-asian="Arial1" style:font-size-asian="19pt" style:font-style-asian="normal" style:font-weight-asian="normal" style:font-name-complex="Arial1" style:font-size-complex="19pt"/>
    </style:style>
    <style:style style:name="T728" style:family="text">
      <style:text-properties fo:font-variant="normal" fo:text-transform="none" fo:color="#626200" style:text-line-through-style="none" style:text-line-through-type="none" style:text-position="0% 100%" style:font-name="Arial" fo:font-size="19pt" fo:font-style="italic" style:text-underline-style="none" fo:font-weight="normal" style:font-name-asian="Arial1" style:font-size-asian="19pt" style:font-style-asian="italic" style:font-weight-asian="normal" style:font-name-complex="Arial1" style:font-size-complex="19pt"/>
    </style:style>
    <style:style style:name="T729" style:family="text">
      <style:text-properties fo:font-variant="normal" fo:text-transform="none" fo:color="#b8b8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730" style:family="text">
      <style:text-properties fo:font-variant="normal" fo:text-transform="none" fo:color="#b8b8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731" style:family="text">
      <style:text-properties fo:font-variant="normal" fo:text-transform="none" fo:color="#b8b8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732" style:family="text">
      <style:text-properties fo:font-variant="normal" fo:text-transform="none" fo:color="#b8b800" style:text-line-through-style="none" style:text-line-through-type="none" style:text-position="0% 100%" style:font-name="Courier New" fo:font-size="15pt" fo:font-style="normal" style:text-underline-style="none" fo:font-weight="normal" style:font-name-asian="Courier New1" style:font-size-asian="15pt" style:font-style-asian="normal" style:font-weight-asian="normal" style:font-name-complex="Courier New1" style:font-size-complex="15pt"/>
    </style:style>
    <style:style style:name="T733" style:family="text">
      <style:text-properties fo:font-variant="normal" fo:text-transform="none" fo:color="#b5b5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734" style:family="text">
      <style:text-properties fo:font-variant="normal" fo:text-transform="none" fo:color="#b5b5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735" style:family="text">
      <style:text-properties fo:font-variant="normal" fo:text-transform="none" fo:color="#b5b500" style:text-line-through-style="none" style:text-line-through-type="none" style:text-position="0% 100%" style:font-name="Arial" fo:font-size="18pt" fo:font-style="italic" style:text-underline-style="none" fo:font-weight="normal" style:font-name-asian="Arial1" style:font-size-asian="18pt" style:font-style-asian="italic" style:font-weight-asian="normal" style:font-name-complex="Arial1" style:font-size-complex="18pt"/>
    </style:style>
    <style:style style:name="T736" style:family="text">
      <style:text-properties fo:font-variant="normal" fo:text-transform="none" fo:color="#b5b5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737" style:family="text">
      <style:text-properties fo:font-variant="normal" fo:text-transform="none" fo:color="#b5b500" style:text-line-through-style="none" style:text-line-through-type="none" style:text-position="0% 100%" style:font-name="Arial" fo:font-size="15pt" fo:font-style="normal" style:text-underline-style="none" fo:font-weight="normal" style:font-name-asian="Arial1" style:font-size-asian="15pt" style:font-style-asian="normal" style:font-weight-asian="normal" style:font-name-complex="Arial1" style:font-size-complex="15pt"/>
    </style:style>
    <style:style style:name="T738" style:family="text">
      <style:text-properties fo:font-variant="normal" fo:text-transform="none" fo:color="#6060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739" style:family="text">
      <style:text-properties fo:font-variant="normal" fo:text-transform="none" fo:color="#606000" style:text-line-through-style="none" style:text-line-through-type="none" style:text-position="0% 100%" style:font-name="Arial" fo:font-size="17pt" fo:font-style="italic" style:text-underline-style="none" fo:font-weight="normal" style:font-name-asian="Arial1" style:font-size-asian="17pt" style:font-style-asian="italic" style:font-weight-asian="normal" style:font-name-complex="Arial1" style:font-size-complex="17pt"/>
    </style:style>
    <style:style style:name="T740" style:family="text">
      <style:text-properties fo:font-variant="normal" fo:text-transform="none" fo:color="#6060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741" style:family="text">
      <style:text-properties fo:font-variant="normal" fo:text-transform="none" fo:color="#6060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742" style:family="text">
      <style:text-properties fo:font-variant="normal" fo:text-transform="none" fo:color="#606000" style:text-line-through-style="none" style:text-line-through-type="none" style:text-position="0% 100%" style:font-name="Arial" fo:font-size="15pt" fo:font-style="normal" style:text-underline-style="none" fo:font-weight="normal" style:font-name-asian="Arial1" style:font-size-asian="15pt" style:font-style-asian="normal" style:font-weight-asian="normal" style:font-name-complex="Arial1" style:font-size-complex="15pt"/>
    </style:style>
    <style:style style:name="T743" style:family="text">
      <style:text-properties fo:font-variant="normal" fo:text-transform="none" fo:color="#afaf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744" style:family="text">
      <style:text-properties fo:font-variant="normal" fo:text-transform="none" fo:color="#afaf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745" style:family="text">
      <style:text-properties fo:font-variant="normal" fo:text-transform="none" fo:color="#afaf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746" style:family="text">
      <style:text-properties fo:font-variant="normal" fo:text-transform="none" fo:color="#afaf00" style:text-line-through-style="none" style:text-line-through-type="none" style:text-position="0% 100%" style:font-name="Arial" fo:font-size="14pt" fo:font-style="normal" style:text-underline-style="none" fo:font-weight="normal" style:font-name-asian="Arial1" style:font-size-asian="14pt" style:font-style-asian="normal" style:font-weight-asian="normal" style:font-name-complex="Arial1" style:font-size-complex="14pt"/>
    </style:style>
    <style:style style:name="T747" style:family="text">
      <style:text-properties fo:font-variant="normal" fo:text-transform="none" fo:color="#afaf00" style:text-line-through-style="none" style:text-line-through-type="none" style:text-position="0% 100%" style:font-name="Arial" fo:font-size="15pt" fo:font-style="normal" style:text-underline-style="none" fo:font-weight="normal" style:font-name-asian="Arial1" style:font-size-asian="15pt" style:font-style-asian="normal" style:font-weight-asian="normal" style:font-name-complex="Arial1" style:font-size-complex="15pt"/>
    </style:style>
    <style:style style:name="T748" style:family="text">
      <style:text-properties fo:font-variant="normal" fo:text-transform="none" fo:color="#afaf00" style:text-line-through-style="none" style:text-line-through-type="none" style:text-position="0% 100%" style:font-name="Arial" fo:font-size="19pt" fo:font-style="normal" style:text-underline-style="none" fo:font-weight="normal" style:font-name-asian="Arial1" style:font-size-asian="19pt" style:font-style-asian="normal" style:font-weight-asian="normal" style:font-name-complex="Arial1" style:font-size-complex="19pt"/>
    </style:style>
    <style:style style:name="T749" style:family="text">
      <style:text-properties fo:font-variant="normal" fo:text-transform="none" fo:color="#bebe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750" style:family="text">
      <style:text-properties fo:font-variant="normal" fo:text-transform="none" fo:color="#bebe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751" style:family="text">
      <style:text-properties fo:font-variant="normal" fo:text-transform="none" fo:color="#bebe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752" style:family="text">
      <style:text-properties fo:font-variant="normal" fo:text-transform="none" fo:color="#eaea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753" style:family="text">
      <style:text-properties fo:font-variant="normal" fo:text-transform="none" fo:color="#eaea00" style:text-line-through-style="none" style:text-line-through-type="none" style:text-position="0% 100%" style:font-name="Arial" fo:font-size="14pt" fo:font-style="normal" style:text-underline-style="none" fo:font-weight="normal" style:font-name-asian="Arial1" style:font-size-asian="14pt" style:font-style-asian="normal" style:font-weight-asian="normal" style:font-name-complex="Arial1" style:font-size-complex="14pt"/>
    </style:style>
    <style:style style:name="T754" style:family="text">
      <style:text-properties fo:font-variant="normal" fo:text-transform="none" fo:color="#b2b2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755" style:family="text">
      <style:text-properties fo:font-variant="normal" fo:text-transform="none" fo:color="#b2b200" style:text-line-through-style="none" style:text-line-through-type="none" style:text-position="0% 100%" style:font-name="Arial" fo:font-size="18pt" fo:font-style="italic" style:text-underline-style="none" fo:font-weight="normal" style:font-name-asian="Arial1" style:font-size-asian="18pt" style:font-style-asian="italic" style:font-weight-asian="normal" style:font-name-complex="Arial1" style:font-size-complex="18pt"/>
    </style:style>
    <style:style style:name="T756" style:family="text">
      <style:text-properties fo:font-variant="normal" fo:text-transform="none" fo:color="#b2b200" style:text-line-through-style="none" style:text-line-through-type="none" style:text-position="0% 100%" style:font-name="Arial" fo:font-size="19pt" fo:font-style="normal" style:text-underline-style="none" fo:font-weight="normal" style:font-name-asian="Arial1" style:font-size-asian="19pt" style:font-style-asian="normal" style:font-weight-asian="normal" style:font-name-complex="Arial1" style:font-size-complex="19pt"/>
    </style:style>
    <style:style style:name="T757" style:family="text">
      <style:text-properties fo:font-variant="normal" fo:text-transform="none" fo:color="#b2b2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758" style:family="text">
      <style:text-properties fo:font-variant="normal" fo:text-transform="none" fo:color="#b2b2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759" style:family="text">
      <style:text-properties fo:font-variant="normal" fo:text-transform="none" fo:color="#b2b200" style:text-line-through-style="none" style:text-line-through-type="none" style:text-position="0% 100%" style:font-name="Arial" fo:font-size="14pt" fo:font-style="normal" style:text-underline-style="none" fo:font-weight="normal" style:font-name-asian="Arial1" style:font-size-asian="14pt" style:font-style-asian="normal" style:font-weight-asian="normal" style:font-name-complex="Arial1" style:font-size-complex="14pt"/>
    </style:style>
    <style:style style:name="T760" style:family="text">
      <style:text-properties fo:font-variant="normal" fo:text-transform="none" fo:color="#a9a9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761" style:family="text">
      <style:text-properties fo:font-variant="normal" fo:text-transform="none" fo:color="#a9a9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762" style:family="text">
      <style:text-properties fo:font-variant="normal" fo:text-transform="none" fo:color="#a9a900" style:text-line-through-style="none" style:text-line-through-type="none" style:text-position="0% 100%" style:font-name="Arial" fo:font-size="16pt" fo:font-style="italic" style:text-underline-style="none" fo:font-weight="normal" style:font-name-asian="Arial1" style:font-size-asian="16pt" style:font-style-asian="italic" style:font-weight-asian="normal" style:font-name-complex="Arial1" style:font-size-complex="16pt"/>
    </style:style>
    <style:style style:name="T763" style:family="text">
      <style:text-properties fo:font-variant="normal" fo:text-transform="none" fo:color="#a9a9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764" style:family="text">
      <style:text-properties fo:font-variant="normal" fo:text-transform="none" fo:color="#a9a900" style:text-line-through-style="none" style:text-line-through-type="none" style:text-position="0% 100%" style:font-name="Arial" fo:font-size="15pt" fo:font-style="normal" style:text-underline-style="none" fo:font-weight="normal" style:font-name-asian="Arial1" style:font-size-asian="15pt" style:font-style-asian="normal" style:font-weight-asian="normal" style:font-name-complex="Arial1" style:font-size-complex="15pt"/>
    </style:style>
    <style:style style:name="T765" style:family="text">
      <style:text-properties fo:font-variant="normal" fo:text-transform="none" fo:color="#b6b6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766" style:family="text">
      <style:text-properties fo:font-variant="normal" fo:text-transform="none" fo:color="#b6b6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767" style:family="text">
      <style:text-properties fo:font-variant="normal" fo:text-transform="none" fo:color="#b6b600" style:text-line-through-style="none" style:text-line-through-type="none" style:text-position="0% 100%" style:font-name="Arial" fo:font-size="19pt" fo:font-style="italic" style:text-underline-style="none" fo:font-weight="normal" style:font-name-asian="Arial1" style:font-size-asian="19pt" style:font-style-asian="italic" style:font-weight-asian="normal" style:font-name-complex="Arial1" style:font-size-complex="19pt"/>
    </style:style>
    <style:style style:name="T768" style:family="text">
      <style:text-properties fo:font-variant="normal" fo:text-transform="none" fo:color="#b6b6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769" style:family="text">
      <style:text-properties fo:font-variant="normal" fo:text-transform="none" fo:color="#ebeb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770" style:family="text">
      <style:text-properties fo:font-variant="normal" fo:text-transform="none" fo:color="#ebeb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771" style:family="text">
      <style:text-properties fo:font-variant="normal" fo:text-transform="none" fo:color="#ebeb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772" style:family="text">
      <style:text-properties fo:font-variant="normal" fo:text-transform="none" fo:color="#dede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773" style:family="text">
      <style:text-properties fo:font-variant="normal" fo:text-transform="none" fo:color="#dede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774" style:family="text">
      <style:text-properties fo:font-variant="normal" fo:text-transform="none" fo:color="#dede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775" style:family="text">
      <style:text-properties fo:font-variant="normal" fo:text-transform="none" fo:color="#dbdb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776" style:family="text">
      <style:text-properties fo:font-variant="normal" fo:text-transform="none" fo:color="#dbdb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777" style:family="text">
      <style:text-properties fo:font-variant="normal" fo:text-transform="none" fo:color="#dbdb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778" style:family="text">
      <style:text-properties fo:font-variant="normal" fo:text-transform="none" fo:color="#abab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779" style:family="text">
      <style:text-properties fo:font-variant="normal" fo:text-transform="none" fo:color="#abab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780" style:family="text">
      <style:text-properties fo:font-variant="normal" fo:text-transform="none" fo:color="#abab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781" style:family="text">
      <style:text-properties fo:font-variant="normal" fo:text-transform="none" fo:color="#e0e0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782" style:family="text">
      <style:text-properties fo:font-variant="normal" fo:text-transform="none" fo:color="#e0e0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783" style:family="text">
      <style:text-properties fo:font-variant="normal" fo:text-transform="none" fo:color="#e0e000" style:text-line-through-style="none" style:text-line-through-type="none" style:text-position="0% 100%" style:font-name="Arial" fo:font-size="15pt" fo:font-style="normal" style:text-underline-style="none" fo:font-weight="normal" style:font-name-asian="Arial1" style:font-size-asian="15pt" style:font-style-asian="normal" style:font-weight-asian="normal" style:font-name-complex="Arial1" style:font-size-complex="15pt"/>
    </style:style>
    <style:style style:name="T784" style:family="text">
      <style:text-properties fo:font-variant="normal" fo:text-transform="none" fo:color="#b1b1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785" style:family="text">
      <style:text-properties fo:font-variant="normal" fo:text-transform="none" fo:color="#b1b1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786" style:family="text">
      <style:text-properties fo:font-variant="normal" fo:text-transform="none" fo:color="#b1b1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787" style:family="text">
      <style:text-properties fo:font-variant="normal" fo:text-transform="none" fo:color="#b1b100" style:text-line-through-style="none" style:text-line-through-type="none" style:text-position="0% 100%" style:font-name="Arial" fo:font-size="14pt" fo:font-style="normal" style:text-underline-style="none" fo:font-weight="normal" style:font-name-asian="Arial1" style:font-size-asian="14pt" style:font-style-asian="normal" style:font-weight-asian="normal" style:font-name-complex="Arial1" style:font-size-complex="14pt"/>
    </style:style>
    <style:style style:name="T788" style:family="text">
      <style:text-properties fo:font-variant="normal" fo:text-transform="none" fo:color="#dfdf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789" style:family="text">
      <style:text-properties fo:font-variant="normal" fo:text-transform="none" fo:color="#dfdf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790" style:family="text">
      <style:text-properties fo:font-variant="normal" fo:text-transform="none" fo:color="#dfdf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791" style:family="text">
      <style:text-properties fo:font-variant="normal" fo:text-transform="none" fo:color="#dfdf00" style:text-line-through-style="none" style:text-line-through-type="none" style:text-position="0% 100%" style:font-name="Arial" fo:font-size="19pt" fo:font-style="normal" style:text-underline-style="none" fo:font-weight="normal" style:font-name-asian="Arial1" style:font-size-asian="19pt" style:font-style-asian="normal" style:font-weight-asian="normal" style:font-name-complex="Arial1" style:font-size-complex="19pt"/>
    </style:style>
    <style:style style:name="T792" style:family="text">
      <style:text-properties fo:font-variant="normal" fo:text-transform="none" fo:color="#dada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793" style:family="text">
      <style:text-properties fo:font-variant="normal" fo:text-transform="none" fo:color="#dada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794" style:family="text">
      <style:text-properties fo:font-variant="normal" fo:text-transform="none" fo:color="#dada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795" style:family="text">
      <style:text-properties fo:font-variant="normal" fo:text-transform="none" fo:color="#6565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796" style:family="text">
      <style:text-properties fo:font-variant="normal" fo:text-transform="none" fo:color="#656500" style:text-line-through-style="none" style:text-line-through-type="none" style:text-position="0% 100%" style:font-name="Arial" fo:font-size="17pt" fo:font-style="italic" style:text-underline-style="none" fo:font-weight="normal" style:font-name-asian="Arial1" style:font-size-asian="17pt" style:font-style-asian="italic" style:font-weight-asian="normal" style:font-name-complex="Arial1" style:font-size-complex="17pt"/>
    </style:style>
    <style:style style:name="T797" style:family="text">
      <style:text-properties fo:font-variant="normal" fo:text-transform="none" fo:color="#6565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798" style:family="text">
      <style:text-properties fo:font-variant="normal" fo:text-transform="none" fo:color="#656500" style:text-line-through-style="none" style:text-line-through-type="none" style:text-position="0% 100%" style:font-name="Arial" fo:font-size="16pt" fo:font-style="italic" style:text-underline-style="none" fo:font-weight="normal" style:font-name-asian="Arial1" style:font-size-asian="16pt" style:font-style-asian="italic" style:font-weight-asian="normal" style:font-name-complex="Arial1" style:font-size-complex="16pt"/>
    </style:style>
    <style:style style:name="T799" style:family="text">
      <style:text-properties fo:font-variant="normal" fo:text-transform="none" fo:color="#6565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800" style:family="text">
      <style:text-properties fo:font-variant="normal" fo:text-transform="none" fo:color="#656500" style:text-line-through-style="none" style:text-line-through-type="none" style:text-position="0% 100%" style:font-name="Arial" fo:font-size="14pt" fo:font-style="normal" style:text-underline-style="none" fo:font-weight="normal" style:font-name-asian="Arial1" style:font-size-asian="14pt" style:font-style-asian="normal" style:font-weight-asian="normal" style:font-name-complex="Arial1" style:font-size-complex="14pt"/>
    </style:style>
    <style:style style:name="T801" style:family="text">
      <style:text-properties fo:font-variant="normal" fo:text-transform="none" fo:color="#f9f9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802" style:family="text">
      <style:text-properties fo:font-variant="normal" fo:text-transform="none" fo:color="#f9f9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803" style:family="text">
      <style:text-properties fo:font-variant="normal" fo:text-transform="none" fo:color="#f9f9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804" style:family="text">
      <style:text-properties fo:font-variant="normal" fo:text-transform="none" fo:color="#f9f900" style:text-line-through-style="none" style:text-line-through-type="none" style:text-position="0% 100%" style:font-name="Arial" fo:font-size="19pt" fo:font-style="italic" style:text-underline-style="none" fo:font-weight="normal" style:font-name-asian="Arial1" style:font-size-asian="19pt" style:font-style-asian="italic" style:font-weight-asian="normal" style:font-name-complex="Arial1" style:font-size-complex="19pt"/>
    </style:style>
    <style:style style:name="T805" style:family="text">
      <style:text-properties fo:font-variant="normal" fo:text-transform="none" fo:color="#6969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806" style:family="text">
      <style:text-properties fo:font-variant="normal" fo:text-transform="none" fo:color="#696900" style:text-line-through-style="none" style:text-line-through-type="none" style:text-position="0% 100%" style:font-name="Arial" fo:font-size="17pt" fo:font-style="italic" style:text-underline-style="none" fo:font-weight="normal" style:font-name-asian="Arial1" style:font-size-asian="17pt" style:font-style-asian="italic" style:font-weight-asian="normal" style:font-name-complex="Arial1" style:font-size-complex="17pt"/>
    </style:style>
    <style:style style:name="T807" style:family="text">
      <style:text-properties fo:font-variant="normal" fo:text-transform="none" fo:color="#6969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808" style:family="text">
      <style:text-properties fo:font-variant="normal" fo:text-transform="none" fo:color="#6969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809" style:family="text">
      <style:text-properties fo:font-variant="normal" fo:text-transform="none" fo:color="#4444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810" style:family="text">
      <style:text-properties fo:font-variant="normal" fo:text-transform="none" fo:color="#4444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811" style:family="text">
      <style:text-properties fo:font-variant="normal" fo:text-transform="none" fo:color="#4444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812" style:family="text">
      <style:text-properties fo:font-variant="normal" fo:text-transform="none" fo:color="#efef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813" style:family="text">
      <style:text-properties fo:font-variant="normal" fo:text-transform="none" fo:color="#efef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814" style:family="text">
      <style:text-properties fo:font-variant="normal" fo:text-transform="none" fo:color="#efef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815" style:family="text">
      <style:text-properties fo:font-variant="normal" fo:text-transform="none" fo:color="#4c4c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816" style:family="text">
      <style:text-properties fo:font-variant="normal" fo:text-transform="none" fo:color="#4c4c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817" style:family="text">
      <style:text-properties fo:font-variant="normal" fo:text-transform="none" fo:color="#4c4c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818" style:family="text">
      <style:text-properties fo:font-variant="normal" fo:text-transform="none" fo:color="#d6d600" style:text-line-through-style="none" style:text-line-through-type="none" style:text-position="0% 100%" style:font-name="Arial" fo:font-size="17pt" fo:font-style="italic" style:text-underline-style="none" fo:font-weight="normal" style:font-name-asian="Arial1" style:font-size-asian="17pt" style:font-style-asian="italic" style:font-weight-asian="normal" style:font-name-complex="Arial1" style:font-size-complex="17pt"/>
    </style:style>
    <style:style style:name="T819" style:family="text">
      <style:text-properties fo:font-variant="normal" fo:text-transform="none" fo:color="#d6d6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820" style:family="text">
      <style:text-properties fo:font-variant="normal" fo:text-transform="none" fo:color="#d6d600" style:text-line-through-style="none" style:text-line-through-type="none" style:text-position="0% 100%" style:font-name="Arial" fo:font-size="18pt" fo:font-style="italic" style:text-underline-style="none" fo:font-weight="normal" style:font-name-asian="Arial1" style:font-size-asian="18pt" style:font-style-asian="italic" style:font-weight-asian="normal" style:font-name-complex="Arial1" style:font-size-complex="18pt"/>
    </style:style>
    <style:style style:name="T821" style:family="text">
      <style:text-properties fo:font-variant="normal" fo:text-transform="none" fo:color="#d6d6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822" style:family="text">
      <style:text-properties fo:font-variant="normal" fo:text-transform="none" fo:color="#d6d6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823" style:family="text">
      <style:text-properties fo:font-variant="normal" fo:text-transform="none" fo:color="#636300" style:text-line-through-style="none" style:text-line-through-type="none" style:text-position="0% 100%" style:font-name="Arial" fo:font-size="17pt" fo:font-style="italic" style:text-underline-style="none" fo:font-weight="normal" style:font-name-asian="Arial1" style:font-size-asian="17pt" style:font-style-asian="italic" style:font-weight-asian="normal" style:font-name-complex="Arial1" style:font-size-complex="17pt"/>
    </style:style>
    <style:style style:name="T824" style:family="text">
      <style:text-properties fo:font-variant="normal" fo:text-transform="none" fo:color="#6363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825" style:family="text">
      <style:text-properties fo:font-variant="normal" fo:text-transform="none" fo:color="#6363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826" style:family="text">
      <style:text-properties fo:font-variant="normal" fo:text-transform="none" fo:color="#636300" style:text-line-through-style="none" style:text-line-through-type="none" style:text-position="0% 100%" style:font-name="Arial" fo:font-size="16pt" fo:font-style="italic" style:text-underline-style="none" fo:font-weight="normal" style:font-name-asian="Arial1" style:font-size-asian="16pt" style:font-style-asian="italic" style:font-weight-asian="normal" style:font-name-complex="Arial1" style:font-size-complex="16pt"/>
    </style:style>
    <style:style style:name="T827" style:family="text">
      <style:text-properties fo:font-variant="normal" fo:text-transform="none" fo:color="#6363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828" style:family="text">
      <style:text-properties fo:font-variant="normal" fo:text-transform="none" fo:color="#636300" style:text-line-through-style="none" style:text-line-through-type="none" style:text-position="0% 100%" style:font-name="Arial" fo:font-size="18pt" fo:font-style="italic" style:text-underline-style="none" fo:font-weight="normal" style:font-name-asian="Arial1" style:font-size-asian="18pt" style:font-style-asian="italic" style:font-weight-asian="normal" style:font-name-complex="Arial1" style:font-size-complex="18pt"/>
    </style:style>
    <style:style style:name="T829" style:family="text">
      <style:text-properties fo:font-variant="normal" fo:text-transform="none" fo:color="#636300" style:text-line-through-style="none" style:text-line-through-type="none" style:text-position="0% 100%" style:font-name="Arial" fo:font-size="19pt" fo:font-style="normal" style:text-underline-style="none" fo:font-weight="normal" style:font-name-asian="Arial1" style:font-size-asian="19pt" style:font-style-asian="normal" style:font-weight-asian="normal" style:font-name-complex="Arial1" style:font-size-complex="19pt"/>
    </style:style>
    <style:style style:name="T830" style:family="text">
      <style:text-properties fo:font-variant="normal" fo:text-transform="none" fo:color="#e1e1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831" style:family="text">
      <style:text-properties fo:font-variant="normal" fo:text-transform="none" fo:color="#e1e1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832" style:family="text">
      <style:text-properties fo:font-variant="normal" fo:text-transform="none" fo:color="#e1e1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833" style:family="text">
      <style:text-properties fo:font-variant="normal" fo:text-transform="none" fo:color="#5e5e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834" style:family="text">
      <style:text-properties fo:font-variant="normal" fo:text-transform="none" fo:color="#5e5e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835" style:family="text">
      <style:text-properties fo:font-variant="normal" fo:text-transform="none" fo:color="#5e5e00" style:text-line-through-style="none" style:text-line-through-type="none" style:text-position="0% 100%" style:font-name="Arial" fo:font-size="18pt" fo:font-style="italic" style:text-underline-style="none" fo:font-weight="normal" style:font-name-asian="Arial1" style:font-size-asian="18pt" style:font-style-asian="italic" style:font-weight-asian="normal" style:font-name-complex="Arial1" style:font-size-complex="18pt"/>
    </style:style>
    <style:style style:name="T836" style:family="text">
      <style:text-properties fo:font-variant="normal" fo:text-transform="none" fo:color="#5e5e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837" style:family="text">
      <style:text-properties fo:font-variant="normal" fo:text-transform="none" fo:color="#5e5e00" style:text-line-through-style="none" style:text-line-through-type="none" style:text-position="0% 100%" style:font-name="Arial" fo:font-size="15pt" fo:font-style="normal" style:text-underline-style="none" fo:font-weight="normal" style:font-name-asian="Arial1" style:font-size-asian="15pt" style:font-style-asian="normal" style:font-weight-asian="normal" style:font-name-complex="Arial1" style:font-size-complex="15pt"/>
    </style:style>
    <style:style style:name="T838" style:family="text">
      <style:text-properties fo:font-variant="normal" fo:text-transform="none" fo:color="#d3d3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839" style:family="text">
      <style:text-properties fo:font-variant="normal" fo:text-transform="none" fo:color="#d3d3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840" style:family="text">
      <style:text-properties fo:font-variant="normal" fo:text-transform="none" fo:color="#d3d3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841" style:family="text">
      <style:text-properties fo:font-variant="normal" fo:text-transform="none" fo:color="#eeee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842" style:family="text">
      <style:text-properties fo:font-variant="normal" fo:text-transform="none" fo:color="#eeee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843" style:family="text">
      <style:text-properties fo:font-variant="normal" fo:text-transform="none" fo:color="#eeee00" style:text-line-through-style="none" style:text-line-through-type="none" style:text-position="0% 100%" style:font-name="Arial" fo:font-size="19pt" fo:font-style="italic" style:text-underline-style="none" fo:font-weight="normal" style:font-name-asian="Arial1" style:font-size-asian="19pt" style:font-style-asian="italic" style:font-weight-asian="normal" style:font-name-complex="Arial1" style:font-size-complex="19pt"/>
    </style:style>
    <style:style style:name="T844" style:family="text">
      <style:text-properties fo:font-variant="normal" fo:text-transform="none" fo:color="#5f5f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845" style:family="text">
      <style:text-properties fo:font-variant="normal" fo:text-transform="none" fo:color="#5f5f00" style:text-line-through-style="none" style:text-line-through-type="none" style:text-position="0% 100%" style:font-name="Arial" fo:font-size="19pt" fo:font-style="italic" style:text-underline-style="none" fo:font-weight="normal" style:font-name-asian="Arial1" style:font-size-asian="19pt" style:font-style-asian="italic" style:font-weight-asian="normal" style:font-name-complex="Arial1" style:font-size-complex="19pt"/>
    </style:style>
    <style:style style:name="T846" style:family="text">
      <style:text-properties fo:font-variant="normal" fo:text-transform="none" fo:color="#5f5f00" style:text-line-through-style="none" style:text-line-through-type="none" style:text-position="0% 100%" style:font-name="Arial" fo:font-size="19pt" fo:font-style="normal" style:text-underline-style="none" fo:font-weight="normal" style:font-name-asian="Arial1" style:font-size-asian="19pt" style:font-style-asian="normal" style:font-weight-asian="normal" style:font-name-complex="Arial1" style:font-size-complex="19pt"/>
    </style:style>
    <style:style style:name="T847" style:family="text">
      <style:text-properties fo:font-variant="normal" fo:text-transform="none" fo:color="#5f5f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848" style:family="text">
      <style:text-properties fo:font-variant="normal" fo:text-transform="none" fo:color="#5f5f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849" style:family="text">
      <style:text-properties fo:font-variant="normal" fo:text-transform="none" fo:color="#5f5f00" style:text-line-through-style="none" style:text-line-through-type="none" style:text-position="0% 100%" style:font-name="Arial" fo:font-size="18pt" fo:font-style="italic" style:text-underline-style="none" fo:font-weight="normal" style:font-name-asian="Arial1" style:font-size-asian="18pt" style:font-style-asian="italic" style:font-weight-asian="normal" style:font-name-complex="Arial1" style:font-size-complex="18pt"/>
    </style:style>
    <style:style style:name="T850" style:family="text">
      <style:text-properties fo:font-variant="normal" fo:text-transform="none" fo:color="#5f5f00" style:text-line-through-style="none" style:text-line-through-type="none" style:text-position="0% 100%" style:font-name="Arial" fo:font-size="13pt" fo:font-style="normal" style:text-underline-style="none" fo:font-weight="normal" style:font-name-asian="Arial1" style:font-size-asian="13pt" style:font-style-asian="normal" style:font-weight-asian="normal" style:font-name-complex="Arial1" style:font-size-complex="13pt"/>
    </style:style>
    <style:style style:name="T851" style:family="text">
      <style:text-properties fo:font-variant="normal" fo:text-transform="none" fo:color="#5f5f00" style:text-line-through-style="none" style:text-line-through-type="none" style:text-position="0% 100%" style:font-name="Arial" fo:font-size="15pt" fo:font-style="normal" style:text-underline-style="none" fo:font-weight="normal" style:font-name-asian="Arial1" style:font-size-asian="15pt" style:font-style-asian="normal" style:font-weight-asian="normal" style:font-name-complex="Arial1" style:font-size-complex="15pt"/>
    </style:style>
    <style:style style:name="T852" style:family="text">
      <style:text-properties fo:font-variant="normal" fo:text-transform="none" fo:color="#5f5f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853" style:family="text">
      <style:text-properties fo:font-variant="normal" fo:text-transform="none" fo:color="#5757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854" style:family="text">
      <style:text-properties fo:font-variant="normal" fo:text-transform="none" fo:color="#5757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855" style:family="text">
      <style:text-properties fo:font-variant="normal" fo:text-transform="none" fo:color="#575700" style:text-line-through-style="none" style:text-line-through-type="none" style:text-position="0% 100%" style:font-name="Arial" fo:font-size="19pt" fo:font-style="normal" style:text-underline-style="none" fo:font-weight="normal" style:font-name-asian="Arial1" style:font-size-asian="19pt" style:font-style-asian="normal" style:font-weight-asian="normal" style:font-name-complex="Arial1" style:font-size-complex="19pt"/>
    </style:style>
    <style:style style:name="T856" style:family="text">
      <style:text-properties fo:font-variant="normal" fo:text-transform="none" fo:color="#202000" style:text-line-through-style="none" style:text-line-through-type="none" style:text-position="0% 100%" style:font-name="Arial" fo:font-size="19pt" fo:font-style="normal" style:text-underline-style="none" fo:font-weight="bold" style:font-name-asian="Arial1" style:font-size-asian="19pt" style:font-style-asian="normal" style:font-weight-asian="bold" style:font-name-complex="Arial1" style:font-size-complex="19pt"/>
    </style:style>
    <style:style style:name="T857" style:family="text">
      <style:text-properties fo:font-variant="normal" fo:text-transform="none" fo:color="#202000" style:text-line-through-style="none" style:text-line-through-type="none" style:text-position="0% 100%" style:font-name="Times New Roman" fo:font-size="19pt" fo:font-style="normal" style:text-underline-style="none" fo:font-weight="bold" style:font-name-asian="Times New Roman1" style:font-size-asian="19pt" style:font-style-asian="normal" style:font-weight-asian="bold" style:font-name-complex="Times New Roman1" style:font-size-complex="19pt"/>
    </style:style>
    <style:style style:name="T858" style:family="text">
      <style:text-properties fo:font-variant="normal" fo:text-transform="none" fo:color="#2a2a00" style:text-line-through-style="none" style:text-line-through-type="none" style:text-position="0% 100%" style:font-name="Times New Roman" fo:font-size="19pt" fo:font-style="normal" style:text-underline-style="none" fo:font-weight="bold" style:font-name-asian="Times New Roman1" style:font-size-asian="19pt" style:font-style-asian="normal" style:font-weight-asian="bold" style:font-name-complex="Times New Roman1" style:font-size-complex="19pt"/>
    </style:style>
    <style:style style:name="T859" style:family="text">
      <style:text-properties fo:font-variant="normal" fo:text-transform="none" fo:color="#2a2a00" style:text-line-through-style="none" style:text-line-through-type="none" style:text-position="0% 100%" style:font-name="Arial" fo:font-size="19pt" fo:font-style="normal" style:text-underline-style="none" fo:font-weight="bold" style:font-name-asian="Arial1" style:font-size-asian="19pt" style:font-style-asian="normal" style:font-weight-asian="bold" style:font-name-complex="Arial1" style:font-size-complex="19pt"/>
    </style:style>
    <style:style style:name="T860" style:family="text">
      <style:text-properties fo:font-variant="normal" fo:text-transform="none" fo:color="#5d5d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861" style:family="text">
      <style:text-properties fo:font-variant="normal" fo:text-transform="none" fo:color="#5d5d00" style:text-line-through-style="none" style:text-line-through-type="none" style:text-position="0% 100%" style:font-name="Arial" fo:font-size="17pt" fo:font-style="italic" style:text-underline-style="none" fo:font-weight="normal" style:font-name-asian="Arial1" style:font-size-asian="17pt" style:font-style-asian="italic" style:font-weight-asian="normal" style:font-name-complex="Arial1" style:font-size-complex="17pt"/>
    </style:style>
    <style:style style:name="T862" style:family="text">
      <style:text-properties fo:font-variant="normal" fo:text-transform="none" fo:color="#5d5d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863" style:family="text">
      <style:text-properties fo:font-variant="normal" fo:text-transform="none" fo:color="#5d5d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864" style:family="text">
      <style:text-properties fo:font-variant="normal" fo:text-transform="none" fo:color="#5d5d00" style:text-line-through-style="none" style:text-line-through-type="none" style:text-position="0% 100%" style:font-name="Arial" fo:font-size="19pt" fo:font-style="normal" style:text-underline-style="none" fo:font-weight="normal" style:font-name-asian="Arial1" style:font-size-asian="19pt" style:font-style-asian="normal" style:font-weight-asian="normal" style:font-name-complex="Arial1" style:font-size-complex="19pt"/>
    </style:style>
    <style:style style:name="T865" style:family="text">
      <style:text-properties fo:font-variant="normal" fo:text-transform="none" fo:color="#e6e6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866" style:family="text">
      <style:text-properties fo:font-variant="normal" fo:text-transform="none" fo:color="#e6e6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867" style:family="text">
      <style:text-properties fo:font-variant="normal" fo:text-transform="none" fo:color="#e6e6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868" style:family="text">
      <style:text-properties fo:font-variant="normal" fo:text-transform="none" fo:color="#c4c4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869" style:family="text">
      <style:text-properties fo:font-variant="normal" fo:text-transform="none" fo:color="#c4c4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870" style:family="text">
      <style:text-properties fo:font-variant="normal" fo:text-transform="none" fo:color="#c4c400" style:text-line-through-style="none" style:text-line-through-type="none" style:text-position="0% 100%" style:font-name="Arial" fo:font-size="18pt" fo:font-style="italic" style:text-underline-style="none" fo:font-weight="normal" style:font-name-asian="Arial1" style:font-size-asian="18pt" style:font-style-asian="italic" style:font-weight-asian="normal" style:font-name-complex="Arial1" style:font-size-complex="18pt"/>
    </style:style>
    <style:style style:name="T871" style:family="text">
      <style:text-properties fo:font-variant="normal" fo:text-transform="none" fo:color="#c4c4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872" style:family="text">
      <style:text-properties fo:font-variant="normal" fo:text-transform="none" fo:color="#cbcb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873" style:family="text">
      <style:text-properties fo:font-variant="normal" fo:text-transform="none" fo:color="#cbcb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874" style:family="text">
      <style:text-properties fo:font-variant="normal" fo:text-transform="none" fo:color="#cbcb00" style:text-line-through-style="none" style:text-line-through-type="none" style:text-position="0% 100%" style:font-name="Arial" fo:font-size="15pt" fo:font-style="normal" style:text-underline-style="none" fo:font-weight="normal" style:font-name-asian="Arial1" style:font-size-asian="15pt" style:font-style-asian="normal" style:font-weight-asian="normal" style:font-name-complex="Arial1" style:font-size-complex="15pt"/>
    </style:style>
    <style:style style:name="T875" style:family="text">
      <style:text-properties fo:font-variant="normal" fo:text-transform="none" fo:color="#cbcb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876" style:family="text">
      <style:text-properties fo:font-variant="normal" fo:text-transform="none" fo:color="#cbcb00" style:text-line-through-style="none" style:text-line-through-type="none" style:text-position="0% 100%" style:font-name="Arial" fo:font-size="18pt" fo:font-style="italic" style:text-underline-style="none" fo:font-weight="normal" style:font-name-asian="Arial1" style:font-size-asian="18pt" style:font-style-asian="italic" style:font-weight-asian="normal" style:font-name-complex="Arial1" style:font-size-complex="18pt"/>
    </style:style>
    <style:style style:name="T877" style:family="text">
      <style:text-properties fo:font-variant="normal" fo:text-transform="none" fo:color="#fafa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878" style:family="text">
      <style:text-properties fo:font-variant="normal" fo:text-transform="none" fo:color="#fafa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879" style:family="text">
      <style:text-properties fo:font-variant="normal" fo:text-transform="none" fo:color="#fafa00" style:text-line-through-style="none" style:text-line-through-type="none" style:text-position="0% 100%" style:font-name="Arial" fo:font-size="16pt" fo:font-style="italic" style:text-underline-style="none" fo:font-weight="normal" style:font-name-asian="Arial1" style:font-size-asian="16pt" style:font-style-asian="italic" style:font-weight-asian="normal" style:font-name-complex="Arial1" style:font-size-complex="16pt"/>
    </style:style>
    <style:style style:name="T880" style:family="text">
      <style:text-properties fo:font-variant="normal" fo:text-transform="none" fo:color="#fafa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881" style:family="text">
      <style:text-properties fo:font-variant="normal" fo:text-transform="none" fo:color="#fafa00" style:text-line-through-style="none" style:text-line-through-type="none" style:text-position="0% 100%" style:font-name="Arial" fo:font-size="15pt" fo:font-style="normal" style:text-underline-style="none" fo:font-weight="normal" style:font-name-asian="Arial1" style:font-size-asian="15pt" style:font-style-asian="normal" style:font-weight-asian="normal" style:font-name-complex="Arial1" style:font-size-complex="15pt"/>
    </style:style>
    <style:style style:name="T882" style:family="text">
      <style:text-properties fo:font-variant="normal" fo:text-transform="none" fo:color="#e3e3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883" style:family="text">
      <style:text-properties fo:font-variant="normal" fo:text-transform="none" fo:color="#e3e3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884" style:family="text">
      <style:text-properties fo:font-variant="normal" fo:text-transform="none" fo:color="#e3e3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885" style:family="text">
      <style:text-properties fo:font-variant="normal" fo:text-transform="none" fo:color="#e3e300" style:text-line-through-style="none" style:text-line-through-type="none" style:text-position="0% 100%" style:font-name="Courier New" fo:font-size="17pt" fo:font-style="normal" style:text-underline-style="none" fo:font-weight="normal" style:font-name-asian="Courier New1" style:font-size-asian="17pt" style:font-style-asian="normal" style:font-weight-asian="normal" style:font-name-complex="Courier New1" style:font-size-complex="17pt"/>
    </style:style>
    <style:style style:name="T886" style:family="text">
      <style:text-properties fo:font-variant="normal" fo:text-transform="none" fo:color="#b7b7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887" style:family="text">
      <style:text-properties fo:font-variant="normal" fo:text-transform="none" fo:color="#b7b7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888" style:family="text">
      <style:text-properties fo:font-variant="normal" fo:text-transform="none" fo:color="#b7b7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889" style:family="text">
      <style:text-properties fo:font-variant="normal" fo:text-transform="none" fo:color="#b7b700" style:text-line-through-style="none" style:text-line-through-type="none" style:text-position="0% 100%" style:font-name="Arial" fo:font-size="18pt" fo:font-style="italic" style:text-underline-style="none" fo:font-weight="normal" style:font-name-asian="Arial1" style:font-size-asian="18pt" style:font-style-asian="italic" style:font-weight-asian="normal" style:font-name-complex="Arial1" style:font-size-complex="18pt"/>
    </style:style>
    <style:style style:name="T890" style:family="text">
      <style:text-properties fo:font-variant="normal" fo:text-transform="none" fo:color="#f0f0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891" style:family="text">
      <style:text-properties fo:font-variant="normal" fo:text-transform="none" fo:color="#f0f0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892" style:family="text">
      <style:text-properties fo:font-variant="normal" fo:text-transform="none" fo:color="#f0f0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893" style:family="text">
      <style:text-properties fo:font-variant="normal" fo:text-transform="none" fo:color="#bfbf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894" style:family="text">
      <style:text-properties fo:font-variant="normal" fo:text-transform="none" fo:color="#bfbf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895" style:family="text">
      <style:text-properties fo:font-variant="normal" fo:text-transform="none" fo:color="#bfbf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896" style:family="text">
      <style:text-properties fo:font-variant="normal" fo:text-transform="none" fo:color="#3d3d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897" style:family="text">
      <style:text-properties fo:font-variant="normal" fo:text-transform="none" fo:color="#d5d5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898" style:family="text">
      <style:text-properties fo:font-variant="normal" fo:text-transform="none" fo:color="#d5d5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899" style:family="text">
      <style:text-properties fo:font-variant="normal" fo:text-transform="none" fo:color="#d5d5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900" style:family="text">
      <style:text-properties fo:font-variant="normal" fo:text-transform="none" fo:color="#c9c9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901" style:family="text">
      <style:text-properties fo:font-variant="normal" fo:text-transform="none" fo:color="#c9c9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902" style:family="text">
      <style:text-properties fo:font-variant="normal" fo:text-transform="none" fo:color="#c9c9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903" style:family="text">
      <style:text-properties fo:font-variant="normal" fo:text-transform="none" fo:color="#aeae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904" style:family="text">
      <style:text-properties fo:font-variant="normal" fo:text-transform="none" fo:color="#aeae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905" style:family="text">
      <style:text-properties fo:font-variant="normal" fo:text-transform="none" fo:color="#aeae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906" style:family="text">
      <style:text-properties fo:font-variant="normal" fo:text-transform="none" fo:color="#aeae00" style:text-line-through-style="none" style:text-line-through-type="none" style:text-position="0% 100%" style:font-name="Courier New" fo:font-size="16pt" fo:font-style="normal" style:text-underline-style="none" fo:font-weight="normal" style:font-name-asian="Courier New1" style:font-size-asian="16pt" style:font-style-asian="normal" style:font-weight-asian="normal" style:font-name-complex="Courier New1" style:font-size-complex="16pt"/>
    </style:style>
    <style:style style:name="T907" style:family="text">
      <style:text-properties fo:font-variant="normal" fo:text-transform="none" fo:color="#e2e2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908" style:family="text">
      <style:text-properties fo:font-variant="normal" fo:text-transform="none" fo:color="#e2e2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909" style:family="text">
      <style:text-properties fo:font-variant="normal" fo:text-transform="none" fo:color="#e2e2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910" style:family="text">
      <style:text-properties fo:font-variant="normal" fo:text-transform="none" fo:color="#f1f1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911" style:family="text">
      <style:text-properties fo:font-variant="normal" fo:text-transform="none" fo:color="#f1f1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912" style:family="text">
      <style:text-properties fo:font-variant="normal" fo:text-transform="none" fo:color="#f1f1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913" style:family="text">
      <style:text-properties fo:font-variant="normal" fo:text-transform="none" fo:color="#e9e9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914" style:family="text">
      <style:text-properties fo:font-variant="normal" fo:text-transform="none" fo:color="#e9e9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915" style:family="text">
      <style:text-properties fo:font-variant="normal" fo:text-transform="none" fo:color="#e9e9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916" style:family="text">
      <style:text-properties fo:font-variant="normal" fo:text-transform="none" fo:color="#e9e900" style:text-line-through-style="none" style:text-line-through-type="none" style:text-position="0% 100%" style:font-name="Courier New" fo:font-size="17pt" fo:font-style="normal" style:text-underline-style="none" fo:font-weight="normal" style:font-name-asian="Courier New1" style:font-size-asian="17pt" style:font-style-asian="normal" style:font-weight-asian="normal" style:font-name-complex="Courier New1" style:font-size-complex="17pt"/>
    </style:style>
    <style:style style:name="T917" style:family="text">
      <style:text-properties fo:font-variant="normal" fo:text-transform="none" fo:color="#d2d2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918" style:family="text">
      <style:text-properties fo:font-variant="normal" fo:text-transform="none" fo:color="#d2d2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919" style:family="text">
      <style:text-properties fo:font-variant="normal" fo:text-transform="none" fo:color="#d2d2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920" style:family="text">
      <style:text-properties fo:font-variant="normal" fo:text-transform="none" fo:color="#d2d200" style:text-line-through-style="none" style:text-line-through-type="none" style:text-position="0% 100%" style:font-name="Courier New" fo:font-size="17pt" fo:font-style="normal" style:text-underline-style="none" fo:font-weight="normal" style:font-name-asian="Courier New1" style:font-size-asian="17pt" style:font-style-asian="normal" style:font-weight-asian="normal" style:font-name-complex="Courier New1" style:font-size-complex="17pt"/>
    </style:style>
    <style:style style:name="T921" style:family="text">
      <style:text-properties fo:font-variant="normal" fo:text-transform="none" fo:color="#caca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922" style:family="text">
      <style:text-properties fo:font-variant="normal" fo:text-transform="none" fo:color="#caca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923" style:family="text">
      <style:text-properties fo:font-variant="normal" fo:text-transform="none" fo:color="#caca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924" style:family="text">
      <style:text-properties fo:font-variant="normal" fo:text-transform="none" fo:color="#d7d7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925" style:family="text">
      <style:text-properties fo:font-variant="normal" fo:text-transform="none" fo:color="#dcdc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926" style:family="text">
      <style:text-properties fo:font-variant="normal" fo:text-transform="none" fo:color="#dcdc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927" style:family="text">
      <style:text-properties fo:font-variant="normal" fo:text-transform="none" fo:color="#dcdc00" style:text-line-through-style="none" style:text-line-through-type="none" style:text-position="0% 100%" style:font-name="Arial" fo:font-size="19pt" fo:font-style="normal" style:text-underline-style="none" fo:font-weight="normal" style:font-name-asian="Arial1" style:font-size-asian="19pt" style:font-style-asian="normal" style:font-weight-asian="normal" style:font-name-complex="Arial1" style:font-size-complex="19pt"/>
    </style:style>
    <style:style style:name="T928" style:family="text">
      <style:text-properties fo:font-variant="normal" fo:text-transform="none" fo:color="#dcdc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929" style:family="text">
      <style:text-properties fo:font-variant="normal" fo:text-transform="none" fo:color="#eded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930" style:family="text">
      <style:text-properties fo:font-variant="normal" fo:text-transform="none" fo:color="#eded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931" style:family="text">
      <style:text-properties fo:font-variant="normal" fo:text-transform="none" fo:color="#eded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932" style:family="text">
      <style:text-properties fo:font-variant="normal" fo:text-transform="none" fo:color="#4141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933" style:family="text">
      <style:text-properties fo:font-variant="normal" fo:text-transform="none" fo:color="#4141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934" style:family="text">
      <style:text-properties fo:font-variant="normal" fo:text-transform="none" fo:color="#f8f8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935" style:family="text">
      <style:text-properties fo:font-variant="normal" fo:text-transform="none" fo:color="#f8f8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936" style:family="text">
      <style:text-properties fo:font-variant="normal" fo:text-transform="none" fo:color="#f8f8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937" style:family="text">
      <style:text-properties fo:font-variant="normal" fo:text-transform="none" fo:color="#5555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938" style:family="text">
      <style:text-properties fo:font-variant="normal" fo:text-transform="none" fo:color="#5555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939" style:family="text">
      <style:text-properties fo:font-variant="normal" fo:text-transform="none" fo:color="#555500" style:text-line-through-style="none" style:text-line-through-type="none" style:text-position="0% 100%" style:font-name="Arial" fo:font-size="14pt" fo:font-style="normal" style:text-underline-style="none" fo:font-weight="normal" style:font-name-asian="Arial1" style:font-size-asian="14pt" style:font-style-asian="normal" style:font-weight-asian="normal" style:font-name-complex="Arial1" style:font-size-complex="14pt"/>
    </style:style>
    <style:style style:name="T940" style:family="text">
      <style:text-properties fo:font-variant="normal" fo:text-transform="none" fo:color="#5555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941" style:family="text">
      <style:text-properties fo:font-variant="normal" fo:text-transform="none" fo:color="#4a4a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942" style:family="text">
      <style:text-properties fo:font-variant="normal" fo:text-transform="none" fo:color="#4a4a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943" style:family="text">
      <style:text-properties fo:font-variant="normal" fo:text-transform="none" fo:color="#4a4a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944" style:family="text">
      <style:text-properties fo:font-variant="normal" fo:text-transform="none" fo:color="#f2f2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945" style:family="text">
      <style:text-properties fo:font-variant="normal" fo:text-transform="none" fo:color="#f2f200" style:text-line-through-style="none" style:text-line-through-type="none" style:text-position="0% 100%" style:font-name="Arial" fo:font-size="17pt" fo:font-style="italic" style:text-underline-style="none" fo:font-weight="normal" style:font-name-asian="Arial1" style:font-size-asian="17pt" style:font-style-asian="italic" style:font-weight-asian="normal" style:font-name-complex="Arial1" style:font-size-complex="17pt"/>
    </style:style>
    <style:style style:name="T946" style:family="text">
      <style:text-properties fo:font-variant="normal" fo:text-transform="none" fo:color="#f2f2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947" style:family="text">
      <style:text-properties fo:font-variant="normal" fo:text-transform="none" fo:color="#f2f200" style:text-line-through-style="none" style:text-line-through-type="none" style:text-position="0% 100%" style:font-name="Arial" fo:font-size="18pt" fo:font-style="italic" style:text-underline-style="none" fo:font-weight="normal" style:font-name-asian="Arial1" style:font-size-asian="18pt" style:font-style-asian="italic" style:font-weight-asian="normal" style:font-name-complex="Arial1" style:font-size-complex="18pt"/>
    </style:style>
    <style:style style:name="T948" style:family="text">
      <style:text-properties fo:font-variant="normal" fo:text-transform="none" fo:color="#f2f2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949" style:family="text">
      <style:text-properties fo:font-variant="normal" fo:text-transform="none" fo:color="#f2f200" style:text-line-through-style="none" style:text-line-through-type="none" style:text-position="0% 100%" style:font-name="Arial" fo:font-size="19pt" fo:font-style="normal" style:text-underline-style="none" fo:font-weight="normal" style:font-name-asian="Arial1" style:font-size-asian="19pt" style:font-style-asian="normal" style:font-weight-asian="normal" style:font-name-complex="Arial1" style:font-size-complex="19pt"/>
    </style:style>
    <style:style style:name="T950" style:family="text">
      <style:text-properties fo:font-variant="normal" fo:text-transform="none" fo:color="#e8e8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951" style:family="text">
      <style:text-properties fo:font-variant="normal" fo:text-transform="none" fo:color="#e8e8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952" style:family="text">
      <style:text-properties fo:font-variant="normal" fo:text-transform="none" fo:color="#e8e8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953" style:family="text">
      <style:text-properties fo:font-variant="normal" fo:text-transform="none" fo:color="#4f4f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954" style:family="text">
      <style:text-properties fo:font-variant="normal" fo:text-transform="none" fo:color="#4f4f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955" style:family="text">
      <style:text-properties fo:font-variant="normal" fo:text-transform="none" fo:color="#4f4f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956" style:family="text">
      <style:text-properties fo:font-variant="normal" fo:text-transform="none" fo:color="#5454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957" style:family="text">
      <style:text-properties fo:font-variant="normal" fo:text-transform="none" fo:color="#5454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958" style:family="text">
      <style:text-properties fo:font-variant="normal" fo:text-transform="none" fo:color="#5454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959" style:family="text">
      <style:text-properties fo:font-variant="normal" fo:text-transform="none" fo:color="#545400" style:text-line-through-style="none" style:text-line-through-type="none" style:text-position="0% 100%" style:font-name="Arial" fo:font-size="14pt" fo:font-style="normal" style:text-underline-style="none" fo:font-weight="normal" style:font-name-asian="Arial1" style:font-size-asian="14pt" style:font-style-asian="normal" style:font-weight-asian="normal" style:font-name-complex="Arial1" style:font-size-complex="14pt"/>
    </style:style>
    <style:style style:name="T960" style:family="text">
      <style:text-properties fo:font-variant="normal" fo:text-transform="none" fo:color="#545400" style:text-line-through-style="none" style:text-line-through-type="none" style:text-position="0% 100%" style:font-name="Courier New" fo:font-size="14pt" fo:font-style="normal" style:text-underline-style="none" fo:font-weight="normal" style:font-name-asian="Courier New1" style:font-size-asian="14pt" style:font-style-asian="normal" style:font-weight-asian="normal" style:font-name-complex="Courier New1" style:font-size-complex="14pt"/>
    </style:style>
    <style:style style:name="T961" style:family="text">
      <style:text-properties fo:font-variant="normal" fo:text-transform="none" fo:color="#4b4b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962" style:family="text">
      <style:text-properties fo:font-variant="normal" fo:text-transform="none" fo:color="#4b4b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963" style:family="text">
      <style:text-properties fo:font-variant="normal" fo:text-transform="none" fo:color="#4b4b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964" style:family="text">
      <style:text-properties fo:font-variant="normal" fo:text-transform="none" fo:color="#dddd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965" style:family="text">
      <style:text-properties fo:font-variant="normal" fo:text-transform="none" fo:color="#dddd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966" style:family="text">
      <style:text-properties fo:font-variant="normal" fo:text-transform="none" fo:color="#dddd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967" style:family="text">
      <style:text-properties fo:font-variant="normal" fo:text-transform="none" fo:color="#5252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968" style:family="text">
      <style:text-properties fo:font-variant="normal" fo:text-transform="none" fo:color="#5252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969" style:family="text">
      <style:text-properties fo:font-variant="normal" fo:text-transform="none" fo:color="#5252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970" style:family="text">
      <style:text-properties fo:font-variant="normal" fo:text-transform="none" fo:color="#3b3b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971" style:family="text">
      <style:text-properties fo:font-variant="normal" fo:text-transform="none" fo:color="#4e4e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972" style:family="text">
      <style:text-properties fo:font-variant="normal" fo:text-transform="none" fo:color="#4e4e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973" style:family="text">
      <style:text-properties fo:font-variant="normal" fo:text-transform="none" fo:color="#4e4e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974" style:family="text">
      <style:text-properties fo:font-variant="normal" fo:text-transform="none" fo:color="#5353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975" style:family="text">
      <style:text-properties fo:font-variant="normal" fo:text-transform="none" fo:color="#5353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976" style:family="text">
      <style:text-properties fo:font-variant="normal" fo:text-transform="none" fo:color="#5353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977" style:family="text">
      <style:text-properties fo:font-variant="normal" fo:text-transform="none" fo:color="#d9d900" style:text-line-through-style="none" style:text-line-through-type="none" style:text-position="0% 100%" style:font-name="Arial" fo:font-size="14pt" fo:font-style="normal" style:text-underline-style="none" fo:font-weight="normal" style:font-name-asian="Arial1" style:font-size-asian="14pt" style:font-style-asian="normal" style:font-weight-asian="normal" style:font-name-complex="Arial1" style:font-size-complex="14pt"/>
    </style:style>
    <style:style style:name="T978" style:family="text">
      <style:text-properties fo:font-variant="normal" fo:text-transform="none" fo:color="#d9d9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979" style:family="text">
      <style:text-properties fo:font-variant="normal" fo:text-transform="none" fo:color="#d9d9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980" style:family="text">
      <style:text-properties fo:font-variant="normal" fo:text-transform="none" fo:color="#cfcf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981" style:family="text">
      <style:text-properties fo:font-variant="normal" fo:text-transform="none" fo:color="#cfcf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982" style:family="text">
      <style:text-properties fo:font-variant="normal" fo:text-transform="none" fo:color="#cfcf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983" style:family="text">
      <style:text-properties fo:font-variant="normal" fo:text-transform="none" fo:color="#252500" style:text-line-through-style="none" style:text-line-through-type="none" style:text-position="0% 100%" style:font-name="Times New Roman" fo:font-size="19pt" fo:font-style="normal" style:text-underline-style="none" fo:font-weight="bold" style:font-name-asian="Times New Roman1" style:font-size-asian="19pt" style:font-style-asian="normal" style:font-weight-asian="bold" style:font-name-complex="Times New Roman1" style:font-size-complex="19pt"/>
    </style:style>
    <style:style style:name="T984" style:family="text">
      <style:text-properties fo:font-variant="normal" fo:text-transform="none" fo:color="#252500" style:text-line-through-style="none" style:text-line-through-type="none" style:text-position="0% 100%" style:font-name="Arial" fo:font-size="19pt" fo:font-style="normal" style:text-underline-style="none" fo:font-weight="bold" style:font-name-asian="Arial1" style:font-size-asian="19pt" style:font-style-asian="normal" style:font-weight-asian="bold" style:font-name-complex="Arial1" style:font-size-complex="19pt"/>
    </style:style>
    <style:style style:name="T985" style:family="text">
      <style:text-properties fo:font-variant="normal" fo:text-transform="none" fo:color="#4949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986" style:family="text">
      <style:text-properties fo:font-variant="normal" fo:text-transform="none" fo:color="#4949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987" style:family="text">
      <style:text-properties fo:font-variant="normal" fo:text-transform="none" fo:color="#5050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988" style:family="text">
      <style:text-properties fo:font-variant="normal" fo:text-transform="none" fo:color="#5050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989" style:family="text">
      <style:text-properties fo:font-variant="normal" fo:text-transform="none" fo:color="#4d4d00" style:text-line-through-style="none" style:text-line-through-type="none" style:text-position="0% 100%" style:font-name="Arial" fo:font-size="19pt" fo:font-style="normal" style:text-underline-style="none" fo:font-weight="bold" style:font-name-asian="Arial1" style:font-size-asian="19pt" style:font-style-asian="normal" style:font-weight-asian="bold" style:font-name-complex="Arial1" style:font-size-complex="19pt"/>
    </style:style>
    <style:style style:name="T990" style:family="text">
      <style:text-properties fo:font-variant="normal" fo:text-transform="none" fo:color="#4d4d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991" style:family="text">
      <style:text-properties fo:font-variant="normal" fo:text-transform="none" fo:color="#4d4d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992" style:family="text">
      <style:text-properties fo:font-variant="normal" fo:text-transform="none" fo:color="#2b2b00" style:text-line-through-style="none" style:text-line-through-type="none" style:text-position="0% 100%" style:font-name="Arial" fo:font-size="19pt" fo:font-style="normal" style:text-underline-style="none" fo:font-weight="bold" style:font-name-asian="Arial1" style:font-size-asian="19pt" style:font-style-asian="normal" style:font-weight-asian="bold" style:font-name-complex="Arial1" style:font-size-complex="19pt"/>
    </style:style>
    <style:style style:name="T993" style:family="text">
      <style:text-properties fo:font-variant="normal" fo:text-transform="none" fo:color="#2b2b00" style:text-line-through-style="none" style:text-line-through-type="none" style:text-position="0% 100%" style:font-name="Times New Roman" fo:font-size="19pt" fo:font-style="normal" style:text-underline-style="none" fo:font-weight="bold" style:font-name-asian="Times New Roman1" style:font-size-asian="19pt" style:font-style-asian="normal" style:font-weight-asian="bold" style:font-name-complex="Times New Roman1" style:font-size-complex="19pt"/>
    </style:style>
    <style:style style:name="T994" style:family="text">
      <style:text-properties fo:font-variant="normal" fo:text-transform="none" fo:color="#4040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995" style:family="text">
      <style:text-properties fo:font-variant="normal" fo:text-transform="none" fo:color="#3232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996" style:family="text">
      <style:text-properties fo:font-variant="normal" fo:text-transform="none" fo:color="#3c3c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997" style:family="text">
      <style:text-properties fo:font-variant="normal" fo:text-transform="none" fo:color="#1e1e00" style:text-line-through-style="none" style:text-line-through-type="none" style:text-position="0% 100%" style:font-name="Arial" fo:font-size="19pt" fo:font-style="normal" style:text-underline-style="none" fo:font-weight="bold" style:font-name-asian="Arial1" style:font-size-asian="19pt" style:font-style-asian="normal" style:font-weight-asian="bold" style:font-name-complex="Arial1" style:font-size-complex="19pt"/>
    </style:style>
    <style:style style:name="T998" style:family="text">
      <style:text-properties fo:font-variant="normal" fo:text-transform="none" fo:color="#1e1e00" style:text-line-through-style="none" style:text-line-through-type="none" style:text-position="0% 100%" style:font-name="Times New Roman" fo:font-size="19pt" fo:font-style="normal" style:text-underline-style="none" fo:font-weight="bold" style:font-name-asian="Times New Roman1" style:font-size-asian="19pt" style:font-style-asian="normal" style:font-weight-asian="bold" style:font-name-complex="Times New Roman1" style:font-size-complex="19pt"/>
    </style:style>
    <style:style style:name="T999" style:family="text">
      <style:text-properties fo:font-variant="normal" fo:text-transform="none" fo:color="#212100" style:text-line-through-style="none" style:text-line-through-type="none" style:text-position="0% 100%" style:font-name="Arial" fo:font-size="19pt" fo:font-style="normal" style:text-underline-style="none" fo:font-weight="bold" style:font-name-asian="Arial1" style:font-size-asian="19pt" style:font-style-asian="normal" style:font-weight-asian="bold" style:font-name-complex="Arial1" style:font-size-complex="19pt"/>
    </style:style>
    <style:style style:name="T1000" style:family="text">
      <style:text-properties fo:font-variant="normal" fo:text-transform="none" fo:color="#212100" style:text-line-through-style="none" style:text-line-through-type="none" style:text-position="0% 100%" style:font-name="Times New Roman" fo:font-size="19pt" fo:font-style="normal" style:text-underline-style="none" fo:font-weight="bold" style:font-name-asian="Times New Roman1" style:font-size-asian="19pt" style:font-style-asian="normal" style:font-weight-asian="bold" style:font-name-complex="Times New Roman1" style:font-size-complex="19pt"/>
    </style:style>
    <style:style style:name="T1001" style:family="text">
      <style:text-properties fo:font-variant="normal" fo:text-transform="none" fo:color="#4848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1002" style:family="text">
      <style:text-properties fo:font-variant="normal" fo:text-transform="none" fo:color="#4848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1003" style:family="text">
      <style:text-properties fo:font-variant="normal" fo:text-transform="none" fo:color="#4242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1004" style:family="text">
      <style:text-properties fo:font-variant="normal" fo:text-transform="none" fo:color="#3f3f00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1005" style:family="text">
      <style:text-properties fo:font-variant="normal" fo:text-transform="none" fo:color="#4646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1006" style:family="text">
      <style:text-properties fo:font-variant="normal" fo:text-transform="none" fo:color="#040400" style:text-line-through-style="none" style:text-line-through-type="none" style:text-position="0% 100%" style:font-name="Arial" fo:font-size="19pt" fo:font-style="normal" style:text-underline-style="none" fo:font-weight="normal" style:font-name-asian="Arial1" style:font-size-asian="19pt" style:font-style-asian="normal" style:font-weight-asian="normal" style:font-name-complex="Arial1" style:font-size-complex="1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NTIGONA </text:span></text:p>
      <text:p text:style-name="P2"><text:span text:style-name="T5">PROLÓ</text:span><text:span text:style-name="T6">G </text:span></text:p>
      <text:p text:style-name="P4"><text:span text:style-name="T7">OSOBY </text:span></text:p>
      <text:p text:style-name="P5"><text:span text:style-name="T8">ANTIGONA</text:span><text:span text:style-name="T16">, </text:span><text:span text:style-name="T19">dcéra </text:span><text:span text:style-name="T28">tébskeho </text:span><text:span text:style-name="T36">kráľa </text:span><text:span text:style-name="T8">Oidipa </text:span></text:p>
      <text:p text:style-name="P2"><text:span text:style-name="T46">ISMÉNA</text:span><text:span text:style-name="T53">, </text:span><text:span text:style-name="T30">jej </text:span><text:span text:style-name="T59">mladšia </text:span><text:span text:style-name="T70">sestra</text:span><text:span text:style-name="T80">. </text:span></text:p>
      <text:p text:style-name="P3"><text:span text:style-name="T84">KREÓN</text:span><text:span text:style-name="T90">, </text:span><text:span text:style-name="T95">tébsky </text:span><text:span text:style-name="T104">král </text:span><text:span text:style-name="T31">EURYDIKA</text:span><text:span text:style-name="T47">, </text:span><text:span text:style-name="T111">jeho </text:span><text:span text:style-name="T84">manželka </text:span></text:p>
      <text:p text:style-name="P2"><text:span text:style-name="T116">HAIMÓN</text:span><text:span text:style-name="T124">, </text:span><text:span text:style-name="T116">ich </text:span><text:span text:style-name="T46">syn </text:span><text:span text:style-name="T31">TEIRESIAS</text:span><text:span text:style-name="T133">, </text:span><text:span text:style-name="T137">veštec </text:span></text:p>
      <text:p text:style-name="P3"><text:span text:style-name="T143">ST</text:span><text:span text:style-name="T151">R</text:span><text:span text:style-name="T143">AŽCA </text:span><text:span text:style-name="T95">PRVÝ </text:span><text:span text:style-name="T152">POSOL </text:span><text:span text:style-name="T158">DRUHÝ </text:span><text:span text:style-name="T170">POSOL </text:span><text:span text:style-name="T72">NÁČELNÍK </text:span><text:span text:style-name="T180">ZBORU </text:span><text:span text:style-name="T187">ZBOR </text:span><text:span text:style-name="T198">télskych </text:span><text:span text:style-name="T207">starcov </text:span></text:p>
      <text:p text:style-name="P6"><text:span text:style-name="T212">Dej </text:span><text:span text:style-name="T221">sa </text:span><text:span text:style-name="T20">odohráva </text:span><text:span text:style-name="T231">pred </text:span><text:span text:style-name="T241">kráľo</text:span><text:span text:style-name="T242">vs</text:span><text:span text:style-name="T241">kým </text:span><text:span text:style-name="T251">palácom </text:span></text:p>
      <text:p text:style-name="P2"><text:span text:style-name="T260">v </text:span><text:span text:style-name="T117">Tébach </text:span><text:span text:style-name="T264">v </text:span><text:span text:style-name="T105">mýtickej </text:span><text:span text:style-name="T171">dobe</text:span><text:span text:style-name="T159">. </text:span></text:p>
      <text:p text:style-name="P2"><text:span text:style-name="T233">Ráno</text:span><text:span text:style-name="T270">. </text:span><text:span text:style-name="T275">Antigona</text:span><text:span text:style-name="T285">, </text:span><text:span text:style-name="T290">s </text:span><text:span text:style-name="T21">obetnou </text:span><text:span text:style-name="T243">kanvicou </text:span><text:span text:style-name="T299">v </text:span><text:span text:style-name="T309">ruke</text:span><text:span text:style-name="T318">, </text:span></text:p>
      <text:p text:style-name="P7"><text:span text:style-name="T292">vychádza </text:span><text:span text:style-name="T251">s Isménou </text:span><text:span text:style-name="T322">z </text:span><text:span text:style-name="T325">paláca</text:span><text:span text:style-name="T126">. </text:span><text:span text:style-name="T334">ANTIGONA </text:span></text:p>
      <text:p text:style-name="P8"><text:span text:style-name="T342">O</text:span><text:span text:style-name="T31">, povedz </text:span><text:span text:style-name="T10">moja </text:span><text:span text:style-name="T349">drahá </text:span><text:span text:style-name="T144">sestra </text:span><text:span text:style-name="T181">Isména </text:span><text:span text:style-name="T357">— </text:span><text:span text:style-name="T31">vieš </text:span><text:span text:style-name="T208">ešte </text:span><text:span text:style-name="T364">o </text:span><text:span text:style-name="T369">nejakom </text:span><text:span text:style-name="T95">treste</text:span><text:span text:style-name="T364">, </text:span><text:span text:style-name="T377">ktorý </text:span><text:span text:style-name="T387">nevyskúšal </text:span><text:span text:style-name="T378">na </text:span><text:span text:style-name="T30">nás </text:span><text:span text:style-name="T214">Zeus</text:span><text:span text:style-name="T23">, </text:span><text:span text:style-name="T183">aby </text:span><text:span text:style-name="T145">sme </text:span><text:span text:style-name="T394">už </text:span><text:span text:style-name="T223">za </text:span><text:span text:style-name="T403">života </text:span><text:span text:style-name="T276">odpykali </text:span><text:span text:style-name="T411">Oidipovu </text:span><text:span text:style-name="T421">vinu</text:span><text:span text:style-name="T199">? </text:span><text:span text:style-name="T95">Niet </text:span><text:span text:style-name="T427">bolesti</text:span><text:span text:style-name="T433">, </text:span><text:span text:style-name="T349">niet </text:span><text:span text:style-name="T411">pohromy</text:span><text:span text:style-name="T437">, </text:span><text:span text:style-name="T223">niet </text:span><text:span text:style-name="T160">potupy</text:span><text:span text:style-name="T439">, </text:span><text:span text:style-name="T198">niet </text:span><text:span text:style-name="T395">hanby</text:span><text:span text:style-name="T443">, </text:span><text:span text:style-name="T404">ktorá </text:span><text:span text:style-name="T446">by </text:span><text:span text:style-name="T413">sa </text:span><text:span text:style-name="T451">nedala </text:span><text:span text:style-name="T19">nájsť </text:span><text:span text:style-name="T252">v </text:span><text:span text:style-name="T187">množstve </text:span><text:span text:style-name="T107">našich </text:span><text:span text:style-name="T73">utrpení</text:span><text:span text:style-name="T112">! </text:span><text:span text:style-name="T30">Teraz </text:span><text:span text:style-name="T214">tiež </text:span><text:span text:style-name="T124">— </text:span><text:span text:style-name="T189">vraj </text:span><text:span text:style-name="T23">vládca </text:span><text:span text:style-name="T214">vydal </text:span><text:span text:style-name="T365">nový </text:span><text:span text:style-name="T158">rozkaz</text:span><text:span text:style-name="T170">! </text:span><text:span text:style-name="T28">Počula </text:span><text:span text:style-name="T118">si </text:span><text:span text:style-name="T343">o </text:span><text:span text:style-name="T160">ňom</text:span><text:span text:style-name="T207">? </text:span><text:span text:style-name="T458">A </text:span><text:span text:style-name="T395">či </text:span><text:span text:style-name="T147">vôbec </text:span><text:span text:style-name="T465">ešte </text:span><text:span text:style-name="T439">nevieš</text:span><text:span text:style-name="T471">, </text:span></text:p>
      <text:p text:style-name="P9"><text:span text:style-name="T70">že </text:span><text:span text:style-name="T200">sa </text:span><text:span text:style-name="T350">na </text:span><text:span text:style-name="T277">náš </text:span><text:span text:style-name="T46">rod </text:span><text:span text:style-name="T106">zas </text:span><text:span text:style-name="T158">valí </text:span><text:span text:style-name="T153">nepriateľská </text:span><text:span text:style-name="T474">zloba</text:span><text:span text:style-name="T484">? </text:span><text:span text:style-name="T476">ISMÉNA </text:span></text:p>
      <text:p text:style-name="P7"><text:span text:style-name="T293">Neviem</text:span><text:span text:style-name="T488">, </text:span><text:span text:style-name="T61">Antigona</text:span><text:span text:style-name="T492">. </text:span><text:span text:style-name="T477">Od </text:span><text:span text:style-name="T272">toho </text:span><text:span text:style-name="T95">dňa</text:span><text:span text:style-name="T54">, </text:span><text:span text:style-name="T377">ako </text:span><text:span text:style-name="T421">zahynuli </text:span><text:span text:style-name="T181">naši bratia</text:span><text:span text:style-name="T495">, </text:span><text:span text:style-name="T421">keď </text:span><text:span text:style-name="T97">si </text:span><text:span text:style-name="T183">navzájom </text:span><text:span text:style-name="T414">v </text:span><text:span text:style-name="T428">tej </text:span><text:span text:style-name="T59">istej </text:span><text:span text:style-name="T235">chvíli </text:span><text:span text:style-name="T499">spôsobili </text:span><text:span text:style-name="T191">smrt</text:span><text:span text:style-name="T507">, </text:span><text:span text:style-name="T234">mi </text:span><text:span text:style-name="T37">chýba </text:span><text:span text:style-name="T234">akákoľvek</text:span><text:span text:style-name="T511">, </text:span><text:span text:style-name="T37">zlá </text:span><text:span text:style-name="T514">i </text:span><text:span text:style-name="T22">dobrá </text:span><text:span text:style-name="T30">správa</text:span><text:span text:style-name="T520">. </text:span><text:span text:style-name="T183">Že </text:span><text:span text:style-name="T459">vraj </text:span><text:span text:style-name="T153">včera </text:span><text:span text:style-name="T350">v </text:span><text:span text:style-name="T209">noci </text:span><text:span text:style-name="T97">odtiahlo </text:span><text:span text:style-name="T22">preč </text:span><text:span text:style-name="T215">vojsko </text:span><text:span text:style-name="T389">Argejcov </text:span><text:span text:style-name="T525">— </text:span><text:span text:style-name="T291">nič iné </text:span><text:span text:style-name="T63">neviem</text:span><text:span text:style-name="T531">. </text:span><text:span text:style-name="T291">Nič</text:span><text:span text:style-name="T534">, </text:span><text:span text:style-name="T172">čo </text:span><text:span text:style-name="T144">by </text:span><text:span text:style-name="T476">ma </text:span><text:span text:style-name="T369">mohlo </text:span><text:span text:style-name="T377">spraviť </text:span><text:span text:style-name="T63">šťastnejšou</text:span><text:span text:style-name="T538">, </text:span><text:span text:style-name="T104">a </text:span><text:span text:style-name="T389">nič</text:span><text:span text:style-name="T541">, </text:span></text:p>
      <text:p text:style-name="P7"><text:span text:style-name="T428">čo </text:span><text:span text:style-name="T200">by </text:span><text:span text:style-name="T12">ma </text:span><text:span text:style-name="T387">mohlo </text:span><text:span text:style-name="T214">spraviť </text:span><text:span text:style-name="T200">nešťastnejšou</text:span><text:span text:style-name="T546">. </text:span><text:span text:style-name="T193">ANTIGONA </text:span></text:p>
      <text:p text:style-name="P11"><text:span text:style-name="T200">Myslela </text:span><text:span text:style-name="T158">som </text:span><text:span text:style-name="T85">si </text:span><text:span text:style-name="T428">to </text:span><text:span text:style-name="T549">- </text:span><text:span text:style-name="T370">práve </text:span><text:span text:style-name="T158">preto </text:span><text:span text:style-name="T85">som </text:span><text:span text:style-name="T189">ta </text:span><text:span text:style-name="T244">vytiahla </text:span><text:span text:style-name="T369">von </text:span><text:span text:style-name="T397">z </text:span><text:span text:style-name="T31">domu</text:span><text:span text:style-name="T557">. </text:span><text:span text:style-name="T377">Chcem </text:span><text:span text:style-name="T411">sa </text:span><text:span text:style-name="T561">s </text:span><text:span text:style-name="T84">tebou </text:span></text:p>
      <text:p text:style-name="P7"><text:span text:style-name="T253">pozhovárať osamote</text:span><text:span text:style-name="T565">. </text:span><text:span text:style-name="T414">ISMÉNA </text:span></text:p>
      <text:p text:style-name="P13"><text:span text:style-name="T397">Čo sa </text:span><text:span text:style-name="T514">deje</text:span><text:span text:style-name="T234">? </text:span><text:span text:style-name="T10">Vidím</text:span><text:span text:style-name="T437">, </text:span><text:span text:style-name="T191">že </text:span></text:p>
      <text:p text:style-name="P9"><text:span text:style-name="T28">si </text:span><text:span text:style-name="T252">niečím </text:span><text:span text:style-name="T429">rozrušená</text:span><text:span text:style-name="T568">! </text:span><text:span text:style-name="T215">ANTIGONA </text:span></text:p>
      <text:p text:style-name="P7"><text:soft-page-break/><text:span text:style-name="T213">Bodaj </text:span><text:span text:style-name="T8">by </text:span><text:span text:style-name="T391">som </text:span><text:span text:style-name="T199">nebola</text:span><text:span text:style-name="T571">, </text:span><text:span text:style-name="T244">keď </text:span><text:span text:style-name="T342">Kreón </text:span><text:span text:style-name="T575">ustanovil </text:span><text:span text:style-name="T291">pohreb </text:span><text:span text:style-name="T112">so </text:span><text:span text:style-name="T213">všetkými </text:span><text:span text:style-name="T252">poctami </text:span><text:span text:style-name="T174">len </text:span><text:span text:style-name="T138">pre </text:span><text:span text:style-name="T73">jedného </text:span><text:span text:style-name="T81">z </text:span><text:span text:style-name="T397">našich </text:span><text:span text:style-name="T369">bratov </text:span><text:span text:style-name="T551">— </text:span><text:span text:style-name="T111">druhému </text:span><text:span text:style-name="T583">ich </text:span><text:span text:style-name="T172">odoprel</text:span><text:span text:style-name="T427">! </text:span><text:span text:style-name="T334">Len </text:span><text:span text:style-name="T466">Eteokla </text:span><text:span text:style-name="T583">vraj </text:span><text:span text:style-name="T84">dá </text:span><text:span text:style-name="T37">vložiť </text:span><text:span text:style-name="T590">do </text:span><text:span text:style-name="T111">hrobu </text:span><text:span text:style-name="T31">tak</text:span><text:span text:style-name="T551">, </text:span></text:p>
      <text:p text:style-name="P14"><text:span text:style-name="T307">. </text:span></text:p>
      <text:p text:style-name="P2"><text:span text:style-name="T595">ako </text:span><text:span text:style-name="T391">káže </text:span><text:span text:style-name="T604">mrav </text:span><text:span text:style-name="T613">a </text:span><text:span text:style-name="T619">tým </text:span><text:span text:style-name="T213">mu </text:span><text:span text:style-name="T465">zabezpečí </text:span><text:span text:style-name="T421">úctu </text:span><text:span text:style-name="T620">tieňov </text:span><text:span text:style-name="T254">v </text:span><text:span text:style-name="T75">podsvetí </text:span><text:span text:style-name="T128">- </text:span><text:span text:style-name="T120">o </text:span><text:span text:style-name="T334">mítvom </text:span><text:span text:style-name="T403">tele </text:span><text:span text:style-name="T144">nešťastného </text:span><text:span text:style-name="T215">Polyneika </text:span><text:span text:style-name="T626">však </text:span><text:span text:style-name="T421">mal </text:span><text:span text:style-name="T633">pred </text:span><text:span text:style-name="T244">občanmi </text:span><text:span text:style-name="T427">vyhlásiť</text:span><text:span text:style-name="T128">, </text:span><text:span text:style-name="T641">že </text:span><text:span text:style-name="T244">nik </text:span><text:span text:style-name="T162">ho nesmie </text:span><text:span text:style-name="T633">prikryť </text:span><text:span text:style-name="T365">zemou </text:span><text:span text:style-name="T158">ani </text:span><text:span text:style-name="T214">oplakat</text:span><text:span text:style-name="T621">! </text:span><text:span text:style-name="T645">Že </text:span><text:span text:style-name="T350">neoplakaný </text:span><text:span text:style-name="T70">a </text:span><text:span text:style-name="T46">nepochovaný </text:span><text:span text:style-name="T378">má </text:span><text:span text:style-name="T406">byť </text:span><text:span text:style-name="T652">ten </text:span><text:span text:style-name="T189">sladký </text:span><text:span text:style-name="T311">poklad </text:span><text:span text:style-name="T391">ponechaný </text:span><text:span text:style-name="T335">za </text:span><text:span text:style-name="T198">potravu </text:span><text:span text:style-name="T379">dravým </text:span><text:span text:style-name="T154">vtákom</text:span><text:span text:style-name="T184">! </text:span><text:span text:style-name="T413">A </text:span><text:span text:style-name="T372">ten </text:span><text:span text:style-name="T36">príkaz </text:span><text:span text:style-name="T351">vydal </text:span><text:span text:style-name="T98">dobrý Kreón </text:span><text:span text:style-name="T8">vraj </text:span><text:span text:style-name="T223">i </text:span><text:span text:style-name="T476">pre </text:span><text:span text:style-name="T626">teba </text:span><text:span text:style-name="T453">i </text:span><text:span text:style-name="T10">pre </text:span><text:span text:style-name="T31">mňa </text:span><text:span text:style-name="T658">-</text:span><text:span text:style-name="T128">- </text:span><text:span text:style-name="T144">počuješ</text:span><text:span text:style-name="T90">, </text:span><text:span text:style-name="T521">i </text:span><text:span text:style-name="T84">pre </text:span><text:span text:style-name="T152">mňa </text:span><text:span text:style-name="T128">— </text:span><text:span text:style-name="T394">a </text:span><text:span text:style-name="T350">vraj </text:span><text:span text:style-name="T235">práve </text:span><text:span text:style-name="T30">kráča </text:span><text:span text:style-name="T85">sem </text:span><text:span text:style-name="T576">a </text:span><text:span text:style-name="T406">tu </text:span><text:span text:style-name="T12">svoj </text:span><text:span text:style-name="T208">výrok </text:span><text:span text:style-name="T191">zopakuje </text:span><text:span text:style-name="T181">všetkým</text:span><text:span text:style-name="T633">, </text:span><text:span text:style-name="T500">čo </text:span><text:span text:style-name="T22">ho </text:span><text:span text:style-name="T215">ešte </text:span><text:span text:style-name="T654">nepočuli</text:span><text:span text:style-name="T569">. </text:span><text:span text:style-name="T663">Berie </text:span><text:span text:style-name="T575">to </text:span><text:span text:style-name="T75">vraj </text:span><text:span text:style-name="T254">veľmi vážne </text:span><text:span text:style-name="T525">— </text:span><text:span text:style-name="T635">ktokoľvek </text:span><text:span text:style-name="T252">by </text:span><text:span text:style-name="T372">príkaz </text:span><text:span text:style-name="T207">nedodržal</text:span><text:span text:style-name="T343">, </text:span><text:span text:style-name="T73">verejne </text:span><text:span text:style-name="T414">ho </text:span><text:span text:style-name="T30">ukameňujú</text:span><text:span text:style-name="T145">. </text:span><text:span text:style-name="T23">Nuž </text:span><text:span text:style-name="T350">tak </text:span><text:span text:style-name="T669">je </text:span><text:span text:style-name="T158">to</text:span><text:span text:style-name="T97">. </text:span><text:span text:style-name="T313">A </text:span><text:span text:style-name="T254">čoskoro </text:span><text:span text:style-name="T349">sa </text:span><text:span text:style-name="T144">zistí</text:span><text:span text:style-name="T511">, </text:span><text:span text:style-name="T137">či </text:span><text:span text:style-name="T271">si </text:span><text:span text:style-name="T514">šľachetná </text:span><text:span text:style-name="T47">a </text:span><text:span text:style-name="T22">či </text:span></text:p>
      <text:p text:style-name="P15"><text:span text:style-name="T265">si </text:span><text:span text:style-name="T645">iba </text:span><text:span text:style-name="T245">nešlachetná </text:span><text:span text:style-name="T170">dcéra </text:span><text:span text:style-name="T12">šľachetných</text:span><text:span text:style-name="T645">! </text:span><text:span text:style-name="T291">ISMÉNA </text:span></text:p>
      <text:p text:style-name="P9"><text:span text:style-name="T36">Ak </text:span><text:span text:style-name="T261">je </text:span><text:span text:style-name="T477">tak</text:span><text:span text:style-name="T674">, </text:span><text:span text:style-name="T232">a</text:span><text:span text:style-name="T239">k</text:span><text:span text:style-name="T232">o </text:span><text:span text:style-name="T439">vravíš</text:span><text:span text:style-name="T366">, </text:span><text:span text:style-name="T591">čo </text:span><text:span text:style-name="T655">tu </text:span><text:span text:style-name="T677">ešte </text:span><text:span text:style-name="T577">môžem </text:span></text:p>
      <text:p text:style-name="P16"><text:span text:style-name="T111">zachrániť</text:span><text:span text:style-name="T319">, </text:span><text:span text:style-name="T670">ja </text:span><text:span text:style-name="T152">úbohá</text:span><text:span text:style-name="T54">? </text:span><text:span text:style-name="T208">Čo </text:span><text:span text:style-name="T654">môžem </text:span><text:span text:style-name="T37">spravit</text:span><text:span text:style-name="T266">? </text:span><text:span text:style-name="T389">ANTIGONA </text:span></text:p>
      <text:p text:style-name="P9"><text:span text:style-name="T351">Presne </text:span><text:span text:style-name="T232">to</text:span><text:span text:style-name="T684">, </text:span><text:span text:style-name="T242">čo </text:span><text:span text:style-name="T379">ja</text:span><text:span text:style-name="T351">! </text:span><text:span text:style-name="T595">Bud </text:span><text:span text:style-name="T391">mojou </text:span><text:span text:style-name="T577">pomocníčkou</text:span><text:span text:style-name="T688">! </text:span><text:span text:style-name="T31">ISMÉNA </text:span></text:p>
      <text:p text:style-name="P7"><text:span text:style-name="T349">Pri </text:span><text:span text:style-name="T575">čom</text:span><text:span text:style-name="T181">? </text:span><text:span text:style-name="T144">Aký </text:span><text:span text:style-name="T208">smelý </text:span><text:span text:style-name="T162">plán </text:span><text:span text:style-name="T111">sa </text:span><text:span text:style-name="T104">zrodil </text:span><text:span text:style-name="T448">v </text:span><text:span text:style-name="T223">tvojej </text:span><text:span text:style-name="T244">hlave</text:span><text:span text:style-name="T181">? </text:span><text:span text:style-name="T163">A</text:span><text:span text:style-name="T162">NTIGONA </text:span></text:p>
      <text:p text:style-name="P9"><text:span text:style-name="T391">Pochováme </text:span><text:span text:style-name="T627">brata</text:span><text:span text:style-name="T566">. </text:span><text:span text:style-name="T200">ISMÉNA </text:span></text:p>
      <text:p text:style-name="P17"><text:span text:style-name="T162">Chceš </text:span><text:span text:style-name="T47">ho </text:span></text:p>
      <text:p text:style-name="P9"><text:span text:style-name="T73">pochovať </text:span><text:span text:style-name="T577">aj </text:span><text:span text:style-name="T252">napriek </text:span><text:span text:style-name="T107">hrozbe</text:span><text:span text:style-name="T515">? </text:span><text:span text:style-name="T31">ANTIGONA </text:span></text:p>
      <text:p text:style-name="P12"><text:span text:style-name="T180">Pre </text:span><text:span text:style-name="T48">svojho </text:span><text:span text:style-name="T144">a </text:span><text:span text:style-name="T191">ak </text:span><text:span text:style-name="T626">sa </text:span><text:span text:style-name="T460">nemýlim </text:span><text:span text:style-name="T2">i </text:span><text:span text:style-name="T291">tvojho </text:span><text:span text:style-name="T47">brata </text:span><text:span text:style-name="T620">som </text:span><text:span text:style-name="T395">to </text:span><text:span text:style-name="T366">rozhodnutá </text:span><text:span text:style-name="T391">spraviť</text:span><text:span text:style-name="T562">, </text:span><text:span text:style-name="T242">aj </text:span><text:span text:style-name="T647">keď budeš </text:span><text:span text:style-name="T311">proti </text:span><text:span text:style-name="T443">— </text:span><text:span text:style-name="T369">aspoň </text:span><text:span text:style-name="T162">o </text:span><text:span text:style-name="T47">mne </text:span><text:span text:style-name="T144">nebudú </text:span><text:span text:style-name="T626">môcť </text:span><text:span text:style-name="T199">hovorit</text:span><text:span text:style-name="T551">, </text:span></text:p>
      <text:p text:style-name="P7"><text:span text:style-name="T364">že </text:span><text:span text:style-name="T75">som </text:span><text:span text:style-name="T152">ho </text:span><text:span text:style-name="T334">zradila</text:span><text:span text:style-name="T271">! </text:span><text:span text:style-name="T98">ISMÉNA </text:span></text:p>
      <text:p text:style-name="P18"><text:span text:style-name="T271">A </text:span><text:span text:style-name="T215">ozaj </text:span><text:span text:style-name="T120">vôbec </text:span></text:p>
      <text:p text:style-name="P2"><text:span text:style-name="T23">nemyslíš</text:span><text:span text:style-name="T692">, </text:span><text:span text:style-name="T629">ty </text:span><text:span text:style-name="T370">smelá</text:span><text:span text:style-name="T209">, </text:span><text:span text:style-name="T337">na </text:span><text:span text:style-name="T116">Kreónov </text:span><text:span text:style-name="T59">zákaz</text:span><text:span text:style-name="T516">? </text:span><text:span text:style-name="T350">ANTIGONA </text:span></text:p>
      <text:p text:style-name="P2"><text:span text:style-name="T337">Kreón </text:span><text:span text:style-name="T365">nemá </text:span><text:span text:style-name="T387">právo </text:span><text:span text:style-name="T145">brat </text:span><text:span text:style-name="T629">mi</text:span><text:span text:style-name="T472">, </text:span><text:span text:style-name="T200">čo </text:span><text:span text:style-name="T669">je </text:span><text:span text:style-name="T38">moje</text:span><text:span text:style-name="T145">! </text:span></text:p>
      <text:p text:style-name="P2"><text:span text:style-name="T242">ISMÉNA </text:span></text:p>
      <text:p text:style-name="P19"><text:span text:style-name="T260">Beda </text:span><text:span text:style-name="T696">nám </text:span><text:span text:style-name="T563">je</text:span><text:span text:style-name="T664">! </text:span><text:span text:style-name="T499">Sestra</text:span><text:span text:style-name="T700">, </text:span><text:span text:style-name="T294">rozpomeň </text:span><text:span text:style-name="T642">sa </text:span><text:span text:style-name="T59">predsa </text:span><text:span text:style-name="T474">na </text:span><text:span text:style-name="T116">to</text:span><text:span text:style-name="T350">, </text:span><text:span text:style-name="T459">ako </text:span><text:span text:style-name="T378">neslávne </text:span><text:span text:style-name="T245">a </text:span><text:span text:style-name="T406">akou nenávisťou </text:span><text:span text:style-name="T37">obklopený </text:span><text:span text:style-name="T403">zahynul </text:span><text:span text:style-name="T334">náš </text:span><text:span text:style-name="T75">otec</text:span><text:span text:style-name="T641">, </text:span><text:span text:style-name="T421">keď </text:span><text:span text:style-name="T59">si </text:span><text:span text:style-name="T337">vlastnoručne </text:span><text:span text:style-name="T214">vypichol</text:span><text:span text:style-name="T145">, </text:span><text:span text:style-name="T153">pod ťarchou </text:span><text:span text:style-name="T30">viny</text:span><text:span text:style-name="T703">, </text:span><text:span text:style-name="T351">z </text:span><text:span text:style-name="T184">ktorej </text:span><text:span text:style-name="T49">usvedčil </text:span><text:span text:style-name="T8">sám </text:span><text:span text:style-name="T86">seba</text:span><text:span text:style-name="T627">, </text:span><text:span text:style-name="T643">obe </text:span><text:span text:style-name="T198">oči</text:span><text:span text:style-name="T604">! </text:span><text:span text:style-name="T343">Rozpomeň </text:span><text:span text:style-name="T677">sa</text:span><text:span text:style-name="T547">, </text:span><text:span text:style-name="T293">ako </text:span><text:span text:style-name="T207">biedne </text:span><text:span text:style-name="T127">— </text:span><text:span text:style-name="T147">na </text:span><text:span text:style-name="T372">povraze</text:span><text:span text:style-name="T8">! </text:span></text:p>
      <text:p text:style-name="P2"><text:span text:style-name="T525">– </text:span><text:span text:style-name="T377">ukončila </text:span><text:span text:style-name="T349">život </text:span><text:span text:style-name="T120">jeho </text:span><text:span text:style-name="T37">manželka </text:span><text:span text:style-name="T706">a </text:span><text:span text:style-name="T712">matka </text:span><text:span text:style-name="T621">v </text:span><text:span text:style-name="T499">jednej osobe</text:span><text:span text:style-name="T629">! </text:span><text:span text:style-name="T715">A </text:span><text:span text:style-name="T170">do </text:span><text:span text:style-name="T370">tretice </text:span><text:span text:style-name="T124">— </text:span><text:span text:style-name="T369">rozpomeň </text:span><text:span text:style-name="T191">sa</text:span><text:span text:style-name="T567">, </text:span><text:span text:style-name="T403">ako </text:span><text:span text:style-name="T63">naši </text:span><text:span text:style-name="T152">dvaja </text:span><text:span text:style-name="T191">bratia</text:span><text:span text:style-name="T525">, </text:span><text:span text:style-name="T10">neboráci</text:span><text:span text:style-name="T266">, </text:span><text:span text:style-name="T421">zahynuli </text:span><text:span text:style-name="T369">v </text:span><text:span text:style-name="T37">jeden </text:span><text:span text:style-name="T10">deň</text:span><text:span text:style-name="T538">, </text:span><text:span text:style-name="T85">keď </text:span><text:span text:style-name="T116">zdvihli </text:span><text:span text:style-name="T576">ruku </text:span><text:span text:style-name="T520">jeden </text:span><text:span text:style-name="T629">na </text:span><text:span text:style-name="T406">druhého</text:span><text:span text:style-name="T350">! </text:span><text:span text:style-name="T474">Pozri </text:span><text:span text:style-name="T124">— </text:span><text:span text:style-name="T209">len </text:span><text:span text:style-name="T422">my </text:span><text:span text:style-name="T189">dve </text:span><text:span text:style-name="T153">už </text:span><text:span text:style-name="T253">ostávame</text:span><text:span text:style-name="T440">, </text:span><text:span text:style-name="T629">najhoršia </text:span><text:span text:style-name="T414">však </text:span><text:span text:style-name="T145">bude </text:span><text:span text:style-name="T189">práve </text:span><text:span text:style-name="T370">naša </text:span><text:span text:style-name="T387">skaza</text:span><text:span text:style-name="T85">, </text:span><text:span text:style-name="T406">ak </text:span><text:span text:style-name="T116">sa </text:span><text:span text:style-name="T38">nepoddáme </text:span><text:span text:style-name="T337">výroku </text:span><text:span text:style-name="T183">a </text:span><text:span text:style-name="T499">moci </text:span><text:span text:style-name="T365">vladára</text:span><text:span text:style-name="T158">, </text:span><text:span text:style-name="T413">a </text:span><text:span text:style-name="T213">porušíme </text:span><text:span text:style-name="T458">príkaz</text:span><text:span text:style-name="T719">! </text:span><text:span text:style-name="T429">Musíme si </text:span><text:span text:style-name="T189">uvedomiť</text:span><text:span text:style-name="T723">, </text:span><text:span text:style-name="T200">že </text:span><text:span text:style-name="T387">sme </text:span><text:span text:style-name="T378">iba </text:span><text:span text:style-name="T406">ženy</text:span><text:span text:style-name="T729">, </text:span><text:span text:style-name="T597">ktorým </text:span><text:span text:style-name="T31">neprislúcha </text:span><text:span text:style-name="T47">biť </text:span><text:span text:style-name="T369">sa </text:span><text:span text:style-name="T63">s </text:span><text:span text:style-name="T626">mužmi</text:span><text:span text:style-name="T733">, </text:span><text:span text:style-name="T460">navyše </text:span><text:span text:style-name="T738">ak </text:span><text:span text:style-name="T387">máme </text:span><text:span text:style-name="T499">do </text:span><text:span text:style-name="T30">činenia </text:span><text:span text:style-name="T183">s </text:span><text:span text:style-name="T145">vládou </text:span><text:span text:style-name="T394">mocnejších</text:span><text:span text:style-name="T116">, </text:span><text:span text:style-name="T153">a </text:span><text:span text:style-name="T84">treba </text:span><text:span text:style-name="T75">poslúchať </text:span><text:span text:style-name="T95">nie </text:span><text:span text:style-name="T276">iba </text:span><text:span text:style-name="T181">v </text:span><text:span text:style-name="T10">tomto </text:span><text:span text:style-name="T37">prípade </text:span><text:span text:style-name="T551">- </text:span><text:span text:style-name="T214">i </text:span><text:span text:style-name="T97">v </text:span><text:span text:style-name="T59">iných</text:span><text:span text:style-name="T277">, </text:span><text:span text:style-name="T200">hoci </text:span><text:span text:style-name="T38">budú </text:span><text:span text:style-name="T59">ešte </text:span><text:span text:style-name="T12">bolestnejšie</text:span><text:span text:style-name="T23">. </text:span><text:span text:style-name="T10">Nech </text:span><text:span text:style-name="T223">mi </text:span><text:span text:style-name="T389">naši </text:span><text:span text:style-name="T300">mítvi </text:span><text:span text:style-name="T743">v </text:span><text:span text:style-name="T75">ríši </text:span><text:span text:style-name="T276">tieňov </text:span><text:span text:style-name="T154">odpustia </text:span><text:span text:style-name="T659">— </text:span><text:span text:style-name="T154">no </text:span><text:span text:style-name="T36">ja </text:span><text:span text:style-name="T335">sa </text:span><text:span text:style-name="T8">poddám </text:span><text:span text:style-name="T184">presile </text:span><text:span text:style-name="T677">a </text:span><text:span text:style-name="T181">budem </text:span><text:span text:style-name="T31">poslúchať </text:span><text:span text:style-name="T75">tých</text:span><text:span text:style-name="T743">, </text:span><text:span text:style-name="T63">ktorí </text:span><text:span text:style-name="T31">vedú </text:span><text:span text:style-name="T334">mesto</text:span><text:span text:style-name="T567">. </text:span></text:p>
      <text:p text:style-name="P9"><text:span text:style-name="T8">Pokúšať </text:span><text:span text:style-name="T160">sa </text:span><text:span text:style-name="T49">o </text:span><text:span text:style-name="T107">nemožné </text:span><text:span text:style-name="T127">– </text:span><text:span text:style-name="T232">to </text:span><text:span text:style-name="T446">je </text:span><text:span text:style-name="T502">šialenstvo</text:span><text:span text:style-name="T16">. </text:span><text:span text:style-name="T327">ANTIGONA </text:span></text:p>
      <text:p text:style-name="P20"><text:span text:style-name="T144">Dobre </text:span><text:span text:style-name="T658">— </text:span><text:span text:style-name="T37">už </text:span><text:span text:style-name="T244">la </text:span><text:span text:style-name="T191">viac </text:span><text:span text:style-name="T244">na </text:span><text:span text:style-name="T191">to </text:span><text:span text:style-name="T37">nejdem </text:span><text:span text:style-name="T254">nabádat</text:span><text:span text:style-name="T54">, </text:span><text:span text:style-name="T240">už </text:span><text:span text:style-name="T223">by </text:span><text:span text:style-name="T411">ma </text:span><text:span text:style-name="T254">netešilo</text:span><text:span text:style-name="T749">, </text:span><text:span text:style-name="T466">ani </text:span><text:span text:style-name="T84">keby </text:span><text:span text:style-name="T575">si </text:span><text:span text:style-name="T271">sa </text:span><text:span text:style-name="T152">nebodaj </text:span><text:span text:style-name="T266">ty </text:span><text:span text:style-name="T389">sama </text:span><text:span text:style-name="T514">prišla </text:span><text:span text:style-name="T208">núkat</text:span><text:span text:style-name="T749">'</text:span><text:span text:style-name="T752">. </text:span><text:span text:style-name="T427">Ty </text:span><text:span text:style-name="T345">buď </text:span><text:span text:style-name="T576">rozumná </text:span><text:span text:style-name="T669">a </text:span><text:span text:style-name="T584">ja </text:span><text:span text:style-name="T46">pochovám </text:span><text:span text:style-name="T387">brata</text:span><text:span text:style-name="T563">. </text:span><text:span text:style-name="T245">Ak </text:span><text:span text:style-name="T342">ma </text:span><text:span text:style-name="T427">za </text:span><text:span text:style-name="T95">to </text:span><text:span text:style-name="T84">čaká </text:span><text:span text:style-name="T620">smrť </text:span><text:span text:style-name="T319">— </text:span><text:span text:style-name="T500">tak </text:span><text:span text:style-name="T654">iste </text:span><text:span text:style-name="T120">krásna</text:span><text:span text:style-name="T525">. </text:span><text:span text:style-name="T49">Budem </text:span><text:span text:style-name="T154">ležat</text:span><text:span text:style-name="T684">'</text:span><text:span text:style-name="T207">s </text:span><text:span text:style-name="T213">tým</text:span><text:span text:style-name="T207">, </text:span><text:span text:style-name="T198">kto </text:span><text:span text:style-name="T98">mi </text:span><text:span text:style-name="T439">je </text:span><text:span text:style-name="T577">drahý</text:span><text:span text:style-name="T750">, </text:span><text:span text:style-name="T19">a </text:span><text:span text:style-name="T502">zas </text:span><text:span text:style-name="T160">ja</text:span><text:span text:style-name="T566">, </text:span><text:span text:style-name="T387">keď </text:span><text:span text:style-name="T200">vykonám </text:span><text:span text:style-name="T499">ten </text:span><text:span text:style-name="T652">zbožný </text:span><text:span text:style-name="T209">skutok</text:span><text:span text:style-name="T17">, </text:span><text:span text:style-name="T678">budem </text:span><text:span text:style-name="T118">drahá </text:span><text:span text:style-name="T160">jemu</text:span><text:span text:style-name="T242">. </text:span><text:span text:style-name="T677">Ver </text:span><text:span text:style-name="T439">mi</text:span><text:span text:style-name="T754">, </text:span><text:span text:style-name="T760">že </text:span><text:span text:style-name="T765">je </text:span><text:span text:style-name="T413">dlhšia </text:span><text:span text:style-name="T391">doba</text:span><text:span text:style-name="T769">, </text:span><text:span text:style-name="T85">na </text:span><text:span text:style-name="T294">ktorú </text:span><text:span text:style-name="T576">sa </text:span><text:span text:style-name="T652">treba </text:span><text:span text:style-name="T106">zapáčiť </text:span><text:span text:style-name="T387">tým </text:span><text:span text:style-name="T106">pod </text:span><text:span text:style-name="T652">zemou</text:span><text:span text:style-name="T253">, </text:span><text:span text:style-name="T80">než </text:span><text:span text:style-name="T253">doba</text:span><text:span text:style-name="T46">, </text:span><text:span text:style-name="T30">na ktorú </text:span><text:span text:style-name="T38">sa </text:span><text:span text:style-name="T209">môžem </text:span><text:span text:style-name="T645">páčiť </text:span><text:span text:style-name="T272">týmto </text:span><text:span text:style-name="T198">tu</text:span><text:span text:style-name="T379">. </text:span><text:span text:style-name="T86">Tam </text:span><text:span text:style-name="T515">totiž </text:span><text:span text:style-name="T760">budem </text:span><text:span text:style-name="T429">ležat </text:span><text:span text:style-name="T522">naveky</text:span><text:span text:style-name="T769">. </text:span><text:span text:style-name="T561">No </text:span><text:span text:style-name="T476">ty</text:span><text:span text:style-name="T772">, </text:span><text:span text:style-name="T476">ak </text:span><text:span text:style-name="T670">chceš</text:span><text:span text:style-name="T775">, </text:span><text:span text:style-name="T162">maj </text:span><text:span text:style-name="T310">v </text:span><text:span text:style-name="T191">neúcte</text:span><text:span text:style-name="T357">, </text:span><text:span text:style-name="T377">čo </text:span><text:span text:style-name="T349">uctievať </text:span><text:span text:style-name="T430">nám </text:span><text:span text:style-name="T679">kážu </text:span><text:span text:style-name="T273">bohovia</text:span><text:span text:style-name="T526">. </text:span></text:p>
      <text:p text:style-name="P21"><text:soft-page-break/><text:span text:style-name="T334">ISMÉNA </text:span></text:p>
      <text:p text:style-name="P22"><text:span text:style-name="T461">Ved </text:span><text:span text:style-name="T65">ja </text:span><text:span text:style-name="T149">to </text:span><text:span text:style-name="T13">tiež </text:span><text:span text:style-name="T408">mám </text:span><text:span text:style-name="T597">v </text:span><text:span text:style-name="T778">úcte</text:span><text:span text:style-name="T781">, </text:span><text:span text:style-name="T30">iba </text:span><text:span text:style-name="T345">nie </text:span><text:span text:style-name="T378">som </text:span><text:span text:style-name="T422">schopná </text:span><text:span text:style-name="T328">konať </text:span><text:span text:style-name="T720">proti </text:span></text:p>
      <text:p text:style-name="P7"><text:span text:style-name="T466">vôli </text:span><text:span text:style-name="T453">obce</text:span><text:span text:style-name="T784">. </text:span><text:span text:style-name="T329">ANTIGONA </text:span></text:p>
      <text:p text:style-name="P24"><text:span text:style-name="T95">Dobrá </text:span><text:span text:style-name="T10">zámienka</text:span><text:span text:style-name="T485">. </text:span><text:span text:style-name="T181">No </text:span><text:span text:style-name="T377">ja </text:span><text:span text:style-name="T649">už </text:span></text:p>
      <text:p text:style-name="P15"><text:span text:style-name="T522">pôjdem</text:span><text:span text:style-name="T788">. </text:span><text:span text:style-name="T595">Treba </text:span><text:span text:style-name="T326">čím </text:span><text:span text:style-name="T379">skôr </text:span><text:span text:style-name="T647">vyhotoviť </text:span><text:span text:style-name="T604">hrob</text:span><text:span text:style-name="T56">. </text:span><text:span text:style-name="T462">ISMÉNA </text:span></text:p>
      <text:p text:style-name="P2"><text:span text:style-name="T236">Ach</text:span><text:span text:style-name="T542">, </text:span><text:span text:style-name="T353">nešťastnica</text:span><text:span text:style-name="T164">, </text:span><text:span text:style-name="T14">típnem </text:span><text:span text:style-name="T210">strachom </text:span><text:span text:style-name="T295">o </text:span><text:span text:style-name="T216">teba</text:span><text:span text:style-name="T708">! </text:span><text:span text:style-name="T37">ANTIGONA </text:span></text:p>
      <text:p text:style-name="P2"><text:span text:style-name="T441">O </text:span><text:span text:style-name="T381">mňa </text:span><text:span text:style-name="T225">sa </text:span><text:span text:style-name="T330">neboj</text:span><text:span text:style-name="T367">! </text:span><text:span text:style-name="T416">Opatruj </text:span><text:span text:style-name="T578">si </text:span><text:span text:style-name="T756">svoje </text:span><text:span text:style-name="T24">šťastie</text:span><text:span text:style-name="T479">! </text:span><text:span text:style-name="T234">ISMÉNA </text:span></text:p>
      <text:p text:style-name="P25"><text:span text:style-name="T59">Keď </text:span><text:span text:style-name="T314">to </text:span><text:span text:style-name="T459">teda musí </text:span><text:span text:style-name="T414">byť</text:span><text:span text:style-name="T474">, </text:span><text:span text:style-name="T378">nuž </text:span><text:span text:style-name="T200">aspoň </text:span><text:span text:style-name="T642">o </text:span><text:span text:style-name="T59">tom </text:span><text:span text:style-name="T389">nikde </text:span><text:span text:style-name="T421">nevrav</text:span><text:span text:style-name="T199">, </text:span><text:span text:style-name="T276">taj </text:span><text:span text:style-name="T626">to </text:span><text:span text:style-name="T22">a </text:span><text:span text:style-name="T31">ja </text:span><text:span text:style-name="T389">tiež to </text:span><text:span text:style-name="T215">budem </text:span></text:p>
      <text:p text:style-name="P19"><text:span text:style-name="T152">všade </text:span><text:span text:style-name="T369">tajit</text:span><text:span text:style-name="T84">! </text:span><text:span text:style-name="T223">ANTIGONA </text:span></text:p>
      <text:p text:style-name="P22"><text:span text:style-name="T30">Len </text:span><text:span text:style-name="T474">to </text:span><text:span text:style-name="T387">rozchýr</text:span><text:span text:style-name="T200">! </text:span><text:span text:style-name="T70">Tvoje </text:span><text:span text:style-name="T669">mlčanie </text:span></text:p>
      <text:p text:style-name="P2"><text:span text:style-name="T716">mi </text:span><text:span text:style-name="T335">bude </text:span><text:span text:style-name="T107">sto </text:span><text:span text:style-name="T86">ráz </text:span><text:span text:style-name="T184">odpornejšie</text:span><text:span text:style-name="T451">! </text:span><text:span text:style-name="T427">ISMÉNA </text:span></text:p>
      <text:p text:style-name="P17"><text:span text:style-name="T427">Vzblkneš </text:span><text:span text:style-name="T334">vždy </text:span></text:p>
      <text:p text:style-name="P9"><text:span text:style-name="T10">pri </text:span><text:span text:style-name="T199">veciach</text:span><text:span text:style-name="T18">, </text:span><text:span text:style-name="T199">z </text:span><text:span text:style-name="T476">ktorých </text:span><text:span text:style-name="T389">po </text:span><text:span text:style-name="T162">mne </text:span><text:span text:style-name="T47">beží </text:span><text:span text:style-name="T276">mráz</text:span><text:span text:style-name="T525">. </text:span><text:span text:style-name="T389">ANTIGONA </text:span></text:p>
      <text:p text:style-name="P2"><text:span text:style-name="T499">No </text:span><text:span text:style-name="T70">aspoň </text:span><text:span text:style-name="T153">cítim</text:span><text:span text:style-name="T792">, </text:span><text:span text:style-name="T449">že </text:span><text:span text:style-name="T394">sa </text:span><text:span text:style-name="T153">budem </text:span><text:span text:style-name="T520">páčit </text:span><text:span text:style-name="T795">tam </text:span></text:p>
      <text:p text:style-name="P15"><text:span text:style-name="T406">kde </text:span><text:span text:style-name="T350">sa </text:span><text:span text:style-name="T678">chcem </text:span><text:span text:style-name="T200">páčiť </text:span><text:span text:style-name="T459">najviac</text:span><text:span text:style-name="T30">! </text:span><text:span text:style-name="T327">ISMÉNA </text:span></text:p>
      <text:p text:style-name="P7"><text:span text:style-name="T73">Ak </text:span><text:span text:style-name="T643">to </text:span><text:span text:style-name="T502">zvládneš </text:span><text:span text:style-name="T553">— </text:span><text:span text:style-name="T627">pokúšaš </text:span></text:p>
      <text:p text:style-name="P19"><text:span text:style-name="T162">sa </text:span><text:span text:style-name="T349">o </text:span><text:span text:style-name="T63">nemožné</text:span><text:span text:style-name="T784">. </text:span><text:span text:style-name="T8">ANTIGONA </text:span></text:p>
      <text:p text:style-name="P2"><text:span text:style-name="T172">Vzdám </text:span><text:span text:style-name="T111">sa</text:span><text:span text:style-name="T801">, </text:span><text:span text:style-name="T334">keď </text:span><text:span text:style-name="T476">to </text:span><text:span text:style-name="T199">nepôjde</text:span><text:span text:style-name="T433">. </text:span><text:span text:style-name="T98">ISMÉNA </text:span></text:p>
      <text:p text:style-name="P2"><text:span text:style-name="T222">Ak </text:span><text:span text:style-name="T61">je to </text:span><text:span text:style-name="T252">nemožné</text:span><text:span text:style-name="T278">, </text:span><text:span text:style-name="T174">aj </text:span><text:span text:style-name="T515">pokus </text:span><text:span text:style-name="T112">o </text:span><text:span text:style-name="T395">to </text:span><text:span text:style-name="T61">je </text:span></text:p>
      <text:p text:style-name="P17"><text:span text:style-name="T724">už </text:span><text:span text:style-name="T805">zbytočný </text:span><text:span text:style-name="T247">ANTIGONA </text:span></text:p>
      <text:p text:style-name="P2"><text:span text:style-name="T61">Kým </text:span><text:span text:style-name="T379">budeš </text:span><text:span text:style-name="T595">takto </text:span><text:span text:style-name="T36">hovoriť </text:span><text:span text:style-name="T809">i </text:span><text:span text:style-name="T411">ja </text:span><text:span text:style-name="T453">i </text:span><text:span text:style-name="T403">mítvy </text:span><text:span text:style-name="T626">brat </text:span><text:span text:style-name="T421">ta </text:span><text:span text:style-name="T191">budeme </text:span><text:span text:style-name="T276">mať </text:span><text:span text:style-name="T266">v </text:span><text:span text:style-name="T389">neláske</text:span><text:span text:style-name="T701">. </text:span><text:span text:style-name="T254">Len </text:span><text:span text:style-name="T476">nechaj </text:span><text:span text:style-name="T234">pekne </text:span><text:span text:style-name="T266">na </text:span><text:span text:style-name="T403">pokoji </text:span><text:span text:style-name="T223">mňa </text:span><text:span text:style-name="T3">i </text:span><text:span text:style-name="T428">moju </text:span><text:span text:style-name="T345">nerozvážnost</text:span><text:span text:style-name="T287">, </text:span><text:span text:style-name="T414">nech </text:span><text:span text:style-name="T38">si </text:span><text:span text:style-name="T245">vytrpím </text:span><text:span text:style-name="T414">tú </text:span><text:span text:style-name="T170">hrôzu </text:span><text:span text:style-name="T124">— </text:span><text:span text:style-name="T454">nemôže </text:span><text:span text:style-name="T38">byť </text:span><text:span text:style-name="T576">taká</text:span><text:span text:style-name="T438">, </text:span><text:span text:style-name="T38">aby </text:span><text:span text:style-name="T294">preto </text:span><text:span text:style-name="T245">moja </text:span><text:span text:style-name="T406">smrť </text:span><text:span text:style-name="T706">už </text:span><text:span text:style-name="T277">nemohla </text:span><text:span text:style-name="T328">byť </text:span><text:span text:style-name="T277">krásna</text:span><text:span text:style-name="T678">! </text:span></text:p>
      <text:p text:style-name="P2"><text:soft-page-break/><text:span text:style-name="T459">ISMÉNA </text:span></text:p>
      <text:p text:style-name="P18"><text:span text:style-name="T215">Nuž </text:span><text:span text:style-name="T244">ak </text:span><text:span text:style-name="T37">musíš</text:span><text:span text:style-name="T812">, </text:span><text:span text:style-name="T310">choď</text:span><text:span text:style-name="T137">. </text:span><text:span text:style-name="T797">Aj </text:span><text:span text:style-name="T244">keď </text:span><text:span text:style-name="T724">ťa </text:span><text:span text:style-name="T37">ženie </text:span><text:span text:style-name="T403">iba </text:span></text:p>
      <text:p text:style-name="P3"><text:span text:style-name="T387">šialenstvo</text:span><text:span text:style-name="T17">, </text:span><text:span text:style-name="T314">si </text:span><text:span text:style-name="T414">drahá </text:span><text:span text:style-name="T59">svojim </text:span><text:span text:style-name="T795">drahým</text:span><text:span text:style-name="T434">, </text:span><text:span text:style-name="T815">a </text:span><text:span text:style-name="T516">mne </text:span><text:span text:style-name="T30">tiež</text:span><text:span text:style-name="T70">. </text:span><text:span text:style-name="T423">Antigona </text:span><text:span text:style-name="T201">odchádza </text:span><text:span text:style-name="T475">za </text:span><text:span text:style-name="T301">mesto</text:span><text:span text:style-name="T818">, </text:span><text:span text:style-name="T646">aby </text:span><text:span text:style-name="T823">pochovala </text:span><text:span text:style-name="T598">brata</text:span><text:span text:style-name="T125">, </text:span><text:span text:style-name="T806">Isména </text:span><text:span text:style-name="T739">sa </text:span><text:span text:style-name="T697">vracia </text:span><text:span text:style-name="T707">do </text:span></text:p>
      <text:p text:style-name="P2"><text:span text:style-name="T312">paláca</text:span><text:span text:style-name="T820">. </text:span><text:span text:style-name="T241">Vojde </text:span><text:span text:style-name="T161">zbor </text:span><text:span text:style-name="T596">tébskych </text:span><text:span text:style-name="T231">starco</text:span><text:span text:style-name="T232">v</text:span><text:span text:style-name="T358">. </text:span><text:span text:style-name="T351">VSTUPNÁ </text:span><text:span text:style-name="T187">PIESEŇ </text:span><text:span text:style-name="T311">ZBORU </text:span><text:span text:style-name="T636">ZBOR </text:span></text:p>
      <text:p text:style-name="P27"><text:span text:style-name="T189">Jasný </text:span><text:span text:style-name="T274">lúč </text:span><text:span text:style-name="T370">slnka</text:span><text:span text:style-name="T323">, </text:span><text:span text:style-name="T387">najskvostnejšie </text:span><text:span text:style-name="T153">svetlo</text:span><text:span text:style-name="T350">, </text:span><text:span text:style-name="T70">a</text:span><text:span text:style-name="T78">k</text:span><text:span text:style-name="T70">é </text:span><text:span text:style-name="T406">je </text:span><text:span text:style-name="T277">na </text:span><text:span text:style-name="T245">širokom </text:span><text:span text:style-name="T824">nebi</text:span><text:span text:style-name="T830">, </text:span><text:span text:style-name="T585">konečne </text:span><text:span text:style-name="T647">z </text:span><text:span text:style-name="T213">výšavy </text:span><text:span text:style-name="T429">si </text:span><text:span text:style-name="T391">opät </text:span><text:span text:style-name="T379">zlietlo </text:span><text:span text:style-name="T833">na </text:span><text:span text:style-name="T106">sedmobránne </text:span><text:span text:style-name="T387">Tély</text:span><text:span text:style-name="T265">. </text:span><text:span text:style-name="T189">Ó</text:span><text:span text:style-name="T592">, </text:span><text:span text:style-name="T584">zlaté </text:span><text:span text:style-name="T38">oko </text:span><text:span text:style-name="T46">dňa</text:span><text:span text:style-name="T838">, </text:span><text:span text:style-name="T499">zas </text:span><text:span text:style-name="T370">vychodiace </text:span><text:span text:style-name="T633">nad </text:span><text:span text:style-name="T476">dirkajskými </text:span><text:span text:style-name="T411">prúdmi</text:span><text:span text:style-name="T310">, </text:span><text:span text:style-name="T53">to </text:span><text:span text:style-name="T387">ty </text:span><text:span text:style-name="T345">si </text:span><text:span text:style-name="T370">donútilo </text:span><text:span text:style-name="T106">pustiť </text:span><text:span text:style-name="T406">liace </text:span><text:span text:style-name="T277">a </text:span><text:span text:style-name="T474">odhadzovat </text:span><text:span text:style-name="T370">zbroj </text:span><text:span text:style-name="T391">argejský </text:span><text:span text:style-name="T335">beloštíty </text:span><text:span text:style-name="T187">voj</text:span><text:span text:style-name="T134">, </text:span></text:p>
      <text:p text:style-name="P17"><text:span text:style-name="T37">utekajúci </text:span><text:span text:style-name="T162">pred našimi </text:span><text:span text:style-name="T199">ľuďmi</text:span><text:span text:style-name="T144">! </text:span><text:span text:style-name="T199">NÁČELNÍK </text:span><text:span text:style-name="T276">ZBORU </text:span></text:p>
      <text:p text:style-name="P2"><text:span text:style-name="T107">Polyneikes</text:span><text:span text:style-name="T82">, </text:span><text:span text:style-name="T112">súc </text:span><text:span text:style-name="T515">rozhnevaný </text:span><text:span text:style-name="T147">sporom</text:span><text:span text:style-name="T82">, </text:span><text:span text:style-name="T604">ktorý </text:span><text:span text:style-name="T261">mal </text:span><text:span text:style-name="T278">s </text:span><text:span text:style-name="T404">bratom</text:span><text:span text:style-name="T684">, </text:span><text:span text:style-name="T207">priviedol </text:span><text:span text:style-name="T118">ich </text:span><text:span text:style-name="T61">sem</text:span><text:span text:style-name="T744">. </text:span><text:span text:style-name="T97">Škrekotom </text:span><text:span text:style-name="T116">orla </text:span><text:span text:style-name="T387">bol </text:span><text:span text:style-name="T652">ten </text:span><text:span text:style-name="T97">huriavk</text:span><text:span text:style-name="T841">, </text:span><text:span text:style-name="T715">v </text:span><text:span text:style-name="T645">ktorom </text:span><text:span text:style-name="T389">prepadol </text:span><text:span text:style-name="T223">argejský </text:span><text:span text:style-name="T626">voj </text:span><text:span text:style-name="T37">našu </text:span><text:span text:style-name="T334">zem</text:span><text:span text:style-name="T514">. </text:span><text:span text:style-name="T72">Zbraní </text:span><text:span text:style-name="T32">mal </text:span><text:span text:style-name="T165">veľa</text:span><text:span text:style-name="T360">. </text:span><text:span text:style-name="T738">Štít </text:span><text:span text:style-name="T291">vedľa </text:span><text:span text:style-name="T37">štítu </text:span><text:span text:style-name="T551">— </text:span><text:span text:style-name="T442">perut </text:span><text:span text:style-name="T599">biela</text:span><text:span text:style-name="T437">. </text:span></text:p>
      <text:p text:style-name="P2"><text:span text:style-name="T370">Chocholy </text:span><text:span text:style-name="T661">-- </text:span><text:span text:style-name="T576">hrdo </text:span><text:span text:style-name="T183">zastoknuté </text:span><text:span text:style-name="T723">do </text:span><text:span text:style-name="T844">heliem</text:span><text:span text:style-name="T124">. </text:span><text:span text:style-name="T234">ZBOR </text:span></text:p>
      <text:p text:style-name="P28"><text:span text:style-name="T245">Stál </text:span><text:span text:style-name="T30">vôkol </text:span><text:span text:style-name="T183">našich </text:span><text:span text:style-name="T520">siedmich </text:span><text:span text:style-name="T406">brán </text:span><text:span text:style-name="T365">a </text:span><text:span text:style-name="T824">hrotmi </text:span><text:span text:style-name="T633">oštepov </text:span><text:span text:style-name="T244">pokúšal </text:span><text:span text:style-name="T466">sa </text:span><text:span text:style-name="T244">škrtiť </text:span><text:span text:style-name="T189">východy z </text:span><text:span text:style-name="T30">nich</text:span><text:span text:style-name="T807">. </text:span><text:span text:style-name="T499">No </text:span><text:span text:style-name="T428">musel </text:span><text:span text:style-name="T38">utiecť </text:span><text:span text:style-name="T214">do </text:span><text:span text:style-name="T467">tmy </text:span><text:span text:style-name="T23">skôr</text:span><text:span text:style-name="T664">, </text:span><text:span text:style-name="T106">než </text:span><text:span text:style-name="T499">si </text:span><text:span text:style-name="T235">zamaškrtiť </text:span><text:span text:style-name="T370">stihol </text:span><text:span text:style-name="T378">na </text:span><text:span text:style-name="T584">našej </text:span><text:span text:style-name="T226">krvi </text:span><text:span text:style-name="T302">smädným </text:span><text:span text:style-name="T520">hrdlom </text:span><text:span text:style-name="T454">a </text:span><text:span text:style-name="T23">svojím </text:span><text:span text:style-name="T30">ohňom </text:span><text:span text:style-name="T200">smolným </text:span><text:span text:style-name="T183">zapáliť </text:span><text:span text:style-name="T345">veniec </text:span><text:span text:style-name="T46">hradieb</text:span><text:span text:style-name="T792">. </text:span><text:span text:style-name="T12">Pred </text:span><text:span text:style-name="T406">tým </text:span><text:span text:style-name="T189">kídlom </text:span><text:span text:style-name="T588">s</text:span><text:span text:style-name="T585">a </text:span><text:span text:style-name="T184">zrazu </text:span><text:span text:style-name="T28">zdvihol </text:span><text:span text:style-name="T413">mrak </text:span><text:span text:style-name="T183">a </text:span><text:span text:style-name="T637">zaznel </text:span><text:span text:style-name="T370">rev </text:span><text:span text:style-name="T527">-- </text:span><text:span text:style-name="T629">to tébsky </text:span><text:span text:style-name="T853">drak </text:span></text:p>
      <text:p text:style-name="P2"><text:span text:style-name="T23">sa </text:span><text:span text:style-name="T85">vzchopil </text:span><text:span text:style-name="T38">na </text:span><text:span text:style-name="T170">odpor </text:span><text:span text:style-name="T642">a </text:span><text:span text:style-name="T387">zatriasol </text:span><text:span text:style-name="T516">ním</text:span><text:span text:style-name="T729">. </text:span><text:span text:style-name="T198">NÁČELNÍK </text:span><text:span text:style-name="T326">ZBORU </text:span></text:p>
      <text:p text:style-name="P16"><text:span text:style-name="T677">Zeus </text:span><text:span text:style-name="T627">vždy </text:span><text:span text:style-name="T160">predovšetkým </text:span><text:span text:style-name="T278">nenávidel </text:span></text:p>
      <text:p text:style-name="P29"><text:span text:style-name="T263">10 </text:span></text:p>
      <text:p text:style-name="P30"><text:span text:style-name="T856">PRV</text:span><text:span text:style-name="T857">É </text:span><text:span text:style-name="T858">DEJS</text:span><text:span text:style-name="T859">TVO </text:span></text:p>
      <text:p text:style-name="P2"><text:span text:style-name="T326">chvastúnske </text:span><text:span text:style-name="T808">jazyky </text:span><text:span text:style-name="T198">a </text:span><text:span text:style-name="T326">teda </text:span><text:span text:style-name="T413">zvlášt</text:span><text:span text:style-name="T659">, </text:span><text:span text:style-name="T710">keď </text:span><text:span text:style-name="T860">ľudí </text:span><text:span text:style-name="T391">pýšiacich </text:span><text:span text:style-name="T477">sa </text:span><text:span text:style-name="T424">zbraňou </text:span><text:span text:style-name="T522">videl </text:span><text:span text:style-name="T595">valit </text:span><text:span text:style-name="T465">sa </text:span><text:span text:style-name="T242">k </text:span><text:span text:style-name="T627">nám</text:span><text:span text:style-name="T865">, </text:span><text:span text:style-name="T19">on </text:span><text:span text:style-name="T213">ucítil </text:span><text:span text:style-name="T413">k </text:span><text:span text:style-name="T522">nim </text:span><text:span text:style-name="T379">zášť </text:span><text:span text:style-name="T211">a </text:span><text:span text:style-name="T418">bleskom </text:span><text:span text:style-name="T461">šľahol </text:span><text:span text:style-name="T726">do </text:span><text:span text:style-name="T604">muža</text:span><text:span text:style-name="T776">, </text:span><text:span text:style-name="T808">na </text:span><text:span text:style-name="T160">víťazný </text:span><text:span text:style-name="T424">hlahol </text:span></text:p>
      <text:p text:style-name="P2"><text:span text:style-name="T107">pripraveného </text:span><text:span text:style-name="T49">práve </text:span><text:span text:style-name="T799">na </text:span><text:span text:style-name="T198">najvyššej </text:span><text:span text:style-name="T73">z </text:span><text:span text:style-name="T28">bášt</text:span><text:span text:style-name="T502">. </text:span><text:span text:style-name="T606">ZBOR </text:span></text:p>
      <text:p text:style-name="P20"><text:span text:style-name="T397">Zem </text:span><text:span text:style-name="T334">zdunela </text:span><text:span text:style-name="T460">pod </text:span><text:span text:style-name="T369">pádom </text:span><text:span text:style-name="T37">jeho </text:span><text:span text:style-name="T411">kostí</text:span><text:span text:style-name="T620">, </text:span><text:span text:style-name="T86">hoci </text:span><text:span text:style-name="T112">sa </text:span><text:span text:style-name="T502">predtým </text:span><text:span text:style-name="T19">tento ohňonos </text:span><text:span text:style-name="T37">na </text:span><text:span text:style-name="T626">naše </text:span><text:span text:style-name="T152">mesto </text:span><text:span text:style-name="T649">rútil </text:span><text:span text:style-name="T721">v </text:span><text:span text:style-name="T626">divokosti</text:span><text:span text:style-name="T357">, </text:span><text:span text:style-name="T369">podobný </text:span><text:span text:style-name="T95">povíchrici</text:span><text:span text:style-name="T75">. </text:span><text:span text:style-name="T223">Smutný </text:span><text:span text:style-name="T654">lós </text:span><text:span text:style-name="T213">si </text:span><text:span text:style-name="T107">to </text:span><text:span text:style-name="T627">k </text:span><text:span text:style-name="T98">nám </text:span><text:span text:style-name="T107">prišiel </text:span><text:span text:style-name="T391">prevziať </text:span><text:span text:style-name="T604">v </text:span><text:span text:style-name="T335">plnej </text:span><text:span text:style-name="T424">zbroji</text:span><text:span text:style-name="T635">! </text:span><text:span text:style-name="T706">A </text:span><text:span text:style-name="T584">iným </text:span><text:span text:style-name="T294">iné </text:span><text:span text:style-name="T253">prišlo </text:span><text:span text:style-name="T12">vytrpieť</text:span><text:span text:style-name="T629">: </text:span><text:span text:style-name="T23">sám </text:span><text:span text:style-name="T365">veľký </text:span><text:span text:style-name="T499">Ares</text:span><text:span text:style-name="T532">, </text:span><text:span text:style-name="T868">čo </text:span><text:span text:style-name="T189">vždy </text:span><text:span text:style-name="T38">vedľa </text:span><text:span text:style-name="T414">Dia </text:span><text:span text:style-name="T153">stojí</text:span><text:span text:style-name="T549">, </text:span></text:p>
      <text:p text:style-name="P2"><text:span text:style-name="T649">zaháňal </text:span><text:span text:style-name="T31">všetkých </text:span><text:span text:style-name="T215">nepriateľov späť</text:span><text:span text:style-name="T805">. </text:span><text:span text:style-name="T334">NÁČELNÍK </text:span><text:span text:style-name="T633">ZBORU </text:span></text:p>
      <text:p text:style-name="P19"><text:span text:style-name="T97">Tak </text:span><text:span text:style-name="T46">siedmich </text:span><text:span text:style-name="T116">veliteľov </text:span><text:span text:style-name="T59">nepriateľa </text:span><text:span text:style-name="T144">premohlo </text:span><text:span text:style-name="T191">sedem </text:span><text:span text:style-name="T152">veliteľov </text:span><text:span text:style-name="T327">brán </text:span><text:span text:style-name="T10">a </text:span><text:span text:style-name="T460">dvaja </text:span><text:span text:style-name="T199">bratia </text:span><text:span text:style-name="T761">svoje </text:span><text:span text:style-name="T84">mítve </text:span><text:span text:style-name="T561">telá </text:span><text:span text:style-name="T46">namiesto </text:span><text:span text:style-name="T158">zbraní </text:span><text:span text:style-name="T370">dali </text:span><text:span text:style-name="T597">ako </text:span><text:span text:style-name="T294">daň </text:span><text:span text:style-name="T328">na </text:span><text:span text:style-name="T629">oltár </text:span><text:span text:style-name="T365">Diov</text:span><text:span text:style-name="T576">. </text:span><text:span text:style-name="T277">Obaja </text:span><text:span text:style-name="T189">padli </text:span><text:span text:style-name="T378">pod </text:span><text:span text:style-name="T139">kopijou</text:span><text:span text:style-name="T872">, </text:span></text:p>
      <text:p text:style-name="P2"><text:span text:style-name="T172">ked</text:span><text:span text:style-name="T357">' </text:span><text:span text:style-name="T654">naraz </text:span><text:span text:style-name="T181">zdvihli </text:span><text:span text:style-name="T575">jeden </text:span><text:span text:style-name="T500">na </text:span><text:span text:style-name="T761">druhého </text:span><text:span text:style-name="T626">zbraň</text:span><text:span text:style-name="T357">. </text:span><text:span text:style-name="T228">ZBOR </text:span></text:p>
      <text:p text:style-name="P18"><text:span text:style-name="T8">Bohyňa </text:span><text:span text:style-name="T477">víťazstva </text:span><text:span text:style-name="T49">však</text:span><text:span text:style-name="T877">, </text:span><text:span text:style-name="T622">slávna </text:span><text:span text:style-name="T577">Niké</text:span><text:span text:style-name="T882">, </text:span><text:span text:style-name="T620">s </text:span><text:span text:style-name="T181">jasotom </text:span><text:span text:style-name="T120">vošla </text:span><text:span text:style-name="T162">do </text:span><text:span text:style-name="T144">bojovných </text:span><text:span text:style-name="T334">Téb</text:span><text:span text:style-name="T69">. </text:span><text:span text:style-name="T427">Už </text:span><text:span text:style-name="T271">dalej </text:span><text:span text:style-name="T144">nehovorme </text:span><text:span text:style-name="T641">o </text:span><text:span text:style-name="T10">tragike </text:span><text:span text:style-name="T655">skončených </text:span><text:span text:style-name="T252">bojov</text:span><text:span text:style-name="T647">, </text:span><text:span text:style-name="T395">ale </text:span><text:span text:style-name="T174">radšej </text:span><text:span text:style-name="T19">tep </text:span><text:span text:style-name="T145">nech </text:span><text:span text:style-name="T669">sa </text:span><text:span text:style-name="T85">nám </text:span><text:span text:style-name="T158">teraz </text:span><text:span text:style-name="T145">roztancuje </text:span><text:span text:style-name="T499">v ľahkom </text:span><text:span text:style-name="T22">tanci </text:span><text:span text:style-name="T427">a </text:span><text:span text:style-name="T37">takto </text:span><text:span text:style-name="T427">vstúpme </text:span><text:span text:style-name="T31">do </text:span><text:span text:style-name="T95">chrámov</text:span><text:span text:style-name="T561">, </text:span><text:span text:style-name="T326">keď </text:span><text:span text:style-name="T278">Téby </text:span><text:span text:style-name="T335">celú </text:span><text:span text:style-name="T502">noc </text:span><text:span text:style-name="T744">sa </text:span><text:span text:style-name="T252">zabávajú </text:span><text:span text:style-name="T458">s </text:span><text:span text:style-name="T98">Bakchom </text:span></text:p>
      <text:p text:style-name="P2"><text:span text:style-name="T741">a </text:span><text:span text:style-name="T451">my </text:span><text:span text:style-name="T379">keď </text:span><text:span text:style-name="T754">sme </text:span><text:span text:style-name="T198">pod </text:span><text:span text:style-name="T502">jeho </text:span><text:span text:style-name="T118">ochranou</text:span><text:span text:style-name="T372">! </text:span><text:span text:style-name="T61">NÁČELNÍK </text:span><text:span text:style-name="T404">ZBORU </text:span></text:p>
      <text:p text:style-name="P19"><text:soft-page-break/><text:span text:style-name="T350">Hľa </text:span><text:span text:style-name="T361">— </text:span><text:span text:style-name="T114">práve </text:span><text:span text:style-name="T584">vychádza </text:span><text:span text:style-name="T139">z </text:span><text:span text:style-name="T406">paláca </text:span><text:span text:style-name="T158">náš </text:span><text:span text:style-name="T597">nový </text:span><text:span text:style-name="T170">pán</text:span><text:span text:style-name="T136">, </text:span><text:span text:style-name="T274">Menoikov </text:span><text:span text:style-name="T499">syn </text:span><text:span text:style-name="T158">Kreón</text:span><text:span text:style-name="T886">, </text:span><text:span text:style-name="T85">ktorý </text:span><text:span text:style-name="T337">sa stal </text:span><text:span text:style-name="T162">po </text:span><text:span text:style-name="T215">nedávnych </text:span><text:span text:style-name="T191">udalostiach</text:span><text:span text:style-name="T47">, </text:span><text:span text:style-name="T629">zoslaných na </text:span><text:span text:style-name="T350">nás </text:span><text:span text:style-name="T378">bohmi</text:span><text:span text:style-name="T890">, </text:span><text:span text:style-name="T12">vládcom </text:span><text:span text:style-name="T597">mesta</text:span><text:span text:style-name="T890">. </text:span><text:span text:style-name="T350">Ktovie</text:span><text:span text:style-name="T703">, </text:span><text:span text:style-name="T428">čo </text:span><text:span text:style-name="T467">si </text:span><text:span text:style-name="T387">vzal </text:span><text:span text:style-name="T245">do </text:span><text:span text:style-name="T597">hlavy</text:span><text:span text:style-name="T629">, </text:span><text:span text:style-name="T597">keď </text:span><text:span text:style-name="T338">z</text:span><text:span text:style-name="T337">volal </text:span><text:span text:style-name="T394">verejnou </text:span><text:span text:style-name="T629">vyhláškou </text:span><text:span text:style-name="T428">toto </text:span><text:span text:style-name="T406">mimoriadne </text:span><text:span text:style-name="T116">zhromaždenie </text:span><text:span text:style-name="T97">starcov</text:span><text:span text:style-name="T689">? </text:span></text:p>
      <text:p text:style-name="P2"><text:span text:style-name="T40">Kreón </text:span><text:span text:style-name="T417">vychádza </text:span><text:span text:style-name="T504">z </text:span><text:span text:style-name="T156">paláca</text:span><text:span text:style-name="T845">. </text:span><text:span text:style-name="T97">KREÓN </text:span></text:p>
      <text:p text:style-name="P2"><text:span text:style-name="T726">Muži</text:span><text:span text:style-name="T86">! </text:span><text:span text:style-name="T379">Bohovia </text:span><text:span text:style-name="T61">prudkou </text:span><text:span text:style-name="T458">búrkou </text:span><text:span text:style-name="T379">rozkymácali </text:span><text:span text:style-name="T152">loď </text:span><text:span text:style-name="T234">nášho </text:span><text:span text:style-name="T120">mesta</text:span><text:span text:style-name="T485">, </text:span><text:span text:style-name="T633">znova </text:span><text:span text:style-name="T816">ju </text:span><text:span text:style-name="T476">však </text:span><text:span text:style-name="T311">spoľahlivo vzpriamili</text:span><text:span text:style-name="T533">. </text:span><text:span text:style-name="T413">Vás </text:span><text:span text:style-name="T36">som </text:span><text:span text:style-name="T118">si </text:span><text:span text:style-name="T595">vybral </text:span><text:span text:style-name="T303">z </text:span><text:span text:style-name="T217">množstva </text:span><text:span text:style-name="T191">občanov </text:span><text:span text:style-name="T144">a </text:span><text:span text:style-name="T37">poslal </text:span><text:span text:style-name="T369">po </text:span><text:span text:style-name="T63">vás </text:span><text:span text:style-name="T234">poslov</text:span><text:span text:style-name="T690">; </text:span><text:span text:style-name="T22">lebo </text:span><text:span text:style-name="T120">viem</text:span><text:span text:style-name="T893">, </text:span><text:span text:style-name="T84">že </text:span><text:span text:style-name="T120">ste </text:span><text:span text:style-name="T234">vždy </text:span><text:span text:style-name="T460">mali </text:span><text:span text:style-name="T377">v </text:span><text:span text:style-name="T75">úcte </text:span><text:span text:style-name="T403">Laiov </text:span><text:span text:style-name="T22">trón </text:span><text:span text:style-name="T421">a </text:span><text:span text:style-name="T162">potom</text:span><text:span text:style-name="T548">, </text:span><text:span text:style-name="T500">keď </text:span><text:span text:style-name="T334">bol </text:span><text:span text:style-name="T500">vládcom </text:span><text:span text:style-name="T291">Oidipus </text:span><text:span text:style-name="T111">i </text:span><text:span text:style-name="T181">neskoršie</text:span><text:span text:style-name="T511">, </text:span><text:span text:style-name="T172">keď </text:span><text:span text:style-name="T334">zahynul</text:span><text:span text:style-name="T319">, </text:span><text:span text:style-name="T47">ste </text:span><text:span text:style-name="T31">zachovali </text:span><text:span text:style-name="T162">vernosť </text:span><text:span text:style-name="T84">jeho </text:span><text:span text:style-name="T334">potomkom. </text:span><text:span text:style-name="T847">Tí</text:span><text:span text:style-name="T896">, </text:span><text:span text:style-name="T31">ako </text:span><text:span text:style-name="T84">vieme</text:span><text:span text:style-name="T797">, </text:span><text:span text:style-name="T411">mali zhodný </text:span><text:span text:style-name="T215">osud</text:span><text:span text:style-name="T31">, </text:span><text:span text:style-name="T626">prišli </text:span><text:span text:style-name="T10">o </text:span><text:span text:style-name="T215">život </text:span><text:span text:style-name="T633">v </text:span><text:span text:style-name="T291">ten </text:span><text:span text:style-name="T95">istý </text:span><text:span text:style-name="T22">deň</text:span><text:span text:style-name="T887">, </text:span><text:span text:style-name="T172">keď </text:span><text:span text:style-name="T181">jeden </text:span><text:span text:style-name="T95">zabil </text:span><text:span text:style-name="T334">druhého </text:span><text:span text:style-name="T181">a </text:span><text:span text:style-name="T46">obaja si </text:span><text:span text:style-name="T200">pošpinili </text:span><text:span text:style-name="T59">ruky </text:span><text:span text:style-name="T183">bratskou </text:span><text:span text:style-name="T59">krvou </text:span><text:span text:style-name="T549">— </text:span><text:span text:style-name="T274">a </text:span><text:span text:style-name="T365">tak </text:span><text:span text:style-name="T214">som </text:span><text:span text:style-name="T652">to </text:span><text:span text:style-name="T467">teraz </text:span><text:span text:style-name="T158">ja</text:span><text:span text:style-name="T689">, </text:span><text:span text:style-name="T763">čo </text:span><text:span text:style-name="T678">zdedil </text:span><text:span text:style-name="T669">trón </text:span><text:span text:style-name="T887">a </text:span><text:span text:style-name="T334">všetku </text:span><text:span text:style-name="T162">vládu </text:span><text:span text:style-name="T654">na </text:span><text:span text:style-name="T37">základe </text:span><text:span text:style-name="T144">svojho </text:span><text:span text:style-name="T63">príbuzenstva </text:span><text:span text:style-name="T75">s </text:span><text:span text:style-name="T63">nebohými </text:span><text:span text:style-name="T10">bratmi</text:span><text:span text:style-name="T670">. </text:span><text:span text:style-name="T191">Ale </text:span><text:span text:style-name="T174">pozrieť </text:span><text:span text:style-name="T734">sa </text:span><text:span text:style-name="T665">do </text:span><text:span text:style-name="T585">duše </text:span><text:span text:style-name="T395">muža</text:span><text:span text:style-name="T562">, </text:span><text:span text:style-name="T278">ohodnotiť </text:span><text:span text:style-name="T514">jeho </text:span><text:span text:style-name="T22">srdce</text:span><text:span text:style-name="T18">, </text:span><text:span text:style-name="T364">jeho </text:span><text:span text:style-name="T84">myseľ </text:span><text:span text:style-name="T291">môžeme </text:span><text:span text:style-name="T215">len </text:span><text:span text:style-name="T635">potom</text:span><text:span text:style-name="T869">, </text:span><text:span text:style-name="T395">keď </text:span><text:span text:style-name="T98">ho </text:span><text:span text:style-name="T138">uvidíme </text:span><text:span text:style-name="T184">panovat </text:span><text:span text:style-name="T726">a </text:span><text:span text:style-name="T198">slúžiť </text:span><text:span text:style-name="T147">zákonom</text:span><text:span text:style-name="T543">. </text:span><text:span text:style-name="T627">Ja </text:span><text:span text:style-name="T118">ako </text:span><text:span text:style-name="T49">vždy</text:span><text:span text:style-name="T267">, </text:span><text:span text:style-name="T73">aj </text:span><text:span text:style-name="T174">tera</text:span><text:span text:style-name="T175">z </text:span><text:span text:style-name="T389">vyhlasujem</text:span><text:span text:style-name="T266">: </text:span><text:span text:style-name="T334">najhorší </text:span><text:span text:style-name="T75">je </text:span><text:span text:style-name="T181">občan</text:span><text:span text:style-name="T654">, </text:span><text:span text:style-name="T63">ktorý </text:span><text:span text:style-name="T364">riadi </text:span><text:span text:style-name="T63">celé </text:span><text:span text:style-name="T291">mesto</text:span><text:span text:style-name="T770">, </text:span><text:span text:style-name="T47">no </text:span><text:span text:style-name="T460">ked</text:span><text:span text:style-name="T551">' </text:span><text:span text:style-name="T75">treba</text:span><text:span text:style-name="T878">, </text:span><text:span text:style-name="T334">nevie </text:span><text:span text:style-name="T47">rady </text:span><text:span text:style-name="T654">ani </text:span><text:span text:style-name="T120">sebe</text:span><text:span text:style-name="T831">, </text:span><text:span text:style-name="T427">laká </text:span><text:span text:style-name="T75">sa </text:span><text:span text:style-name="T342">a </text:span><text:span text:style-name="T244">drží </text:span><text:span text:style-name="T387">jazyk </text:span><text:span text:style-name="T46">za </text:span><text:span text:style-name="T145">zubami</text:span><text:span text:style-name="T260">. </text:span><text:span text:style-name="T106">Ďalej </text:span><text:span text:style-name="T158">nemám </text:span><text:span text:style-name="T235">v </text:span><text:span text:style-name="T584">úcte </text:span><text:span text:style-name="T411">toho</text:span><text:span text:style-name="T511">, </text:span><text:span text:style-name="T215">kto </text:span><text:span text:style-name="T633">si </text:span><text:span text:style-name="T291">váži </text:span><text:span text:style-name="T460">priateľa </text:span><text:span text:style-name="T31">viac </text:span><text:span text:style-name="T334">ako </text:span><text:span text:style-name="T234">vlasť</text:span><text:span text:style-name="T897">. </text:span><text:span text:style-name="T514">Nech </text:span><text:span text:style-name="T389">vševidúci </text:span><text:span text:style-name="T364">Zeus </text:span><text:span text:style-name="T144">dosvedčí</text:span><text:span text:style-name="T897">, </text:span><text:span text:style-name="T514">že </text:span><text:span text:style-name="T369">nie </text:span><text:span text:style-name="T584">som </text:span><text:span text:style-name="T158">z </text:span><text:span text:style-name="T30">tých</text:span><text:span text:style-name="T85">, </text:span><text:span text:style-name="T394">čo </text:span><text:span text:style-name="T214">mlčia</text:span><text:span text:style-name="T520">, </text:span><text:span text:style-name="T387">keď </text:span><text:span text:style-name="T200">ich </text:span><text:span text:style-name="T23">mestu </text:span><text:span text:style-name="T350">hrozí </text:span><text:span text:style-name="T476">pohroma</text:span><text:span text:style-name="T104">, </text:span><text:span text:style-name="T327">a </text:span><text:span text:style-name="T181">že </text:span><text:span text:style-name="T389">sa </text:span><text:span text:style-name="T599">nikdy </text:span><text:span text:style-name="T476">nemôže </text:span><text:span text:style-name="T31">stať </text:span><text:span text:style-name="T46">mojím </text:span><text:span text:style-name="T414">priateľom </text:span><text:span text:style-name="T245">muž</text:span><text:span text:style-name="T97">, </text:span><text:span text:style-name="T629">nepriateľský </text:span><text:span text:style-name="T189">vlasti</text:span><text:span text:style-name="T474">. </text:span></text:p>
      <text:p text:style-name="P2"><text:span text:style-name="T15">Veď </text:span><text:span text:style-name="T160">len </text:span><text:span text:style-name="T8">vlasť </text:span><text:span text:style-name="T198">je </text:span><text:span text:style-name="T19">loďou našej </text:span><text:span text:style-name="T213">spásy </text:span><text:span text:style-name="T73">a </text:span><text:span text:style-name="T154">len </text:span><text:span text:style-name="T200">vtedy</text:span><text:span text:style-name="T766">, </text:span><text:span text:style-name="T365">keď </text:span><text:span text:style-name="T153">sa </text:span><text:span text:style-name="T337">ona </text:span><text:span text:style-name="T12">plaví </text:span><text:span text:style-name="T170">s </text:span><text:span text:style-name="T183">rovným </text:span><text:span text:style-name="T394">sťažňom</text:span><text:span text:style-name="T209">, </text:span><text:span text:style-name="T439">máme </text:span><text:span text:style-name="T174">právo </text:span><text:span text:style-name="T391">na </text:span><text:span text:style-name="T98">priateľské </text:span><text:span text:style-name="T760">city</text:span><text:span text:style-name="T429">. </text:span><text:span text:style-name="T272">V </text:span><text:span text:style-name="T379">duchu </text:span><text:span text:style-name="T465">týchto </text:span><text:span text:style-name="T147">zásad </text:span><text:span text:style-name="T272">budem </text:span><text:span text:style-name="T73">zveľaďovať </text:span><text:span text:style-name="T28">štát</text:span><text:span text:style-name="T566">. </text:span><text:span text:style-name="T391">V </text:span><text:span text:style-name="T366">ich </text:span></text:p>
      <text:p text:style-name="P31"><text:span text:style-name="T42">12 </text:span></text:p>
      <text:p text:style-name="P32"><text:span text:style-name="T232">duchu </text:span><text:span text:style-name="T28">je </text:span><text:span text:style-name="T647">i </text:span><text:span text:style-name="T160">rozkaz</text:span><text:span text:style-name="T788">, </text:span><text:span text:style-name="T458">práve </text:span><text:span text:style-name="T379">vydaný</text:span><text:span text:style-name="T659">, </text:span><text:span text:style-name="T31">o </text:span><text:span text:style-name="T244">Oidipových </text:span><text:span text:style-name="T403">synoch</text:span><text:span text:style-name="T191">. </text:span><text:span text:style-name="T453">Eteokla</text:span><text:span text:style-name="T500">, </text:span><text:span text:style-name="T476">ktorý </text:span><text:span text:style-name="T451">padol </text:span><text:span text:style-name="T834">ako </text:span><text:span text:style-name="T272">héros </text:span><text:span text:style-name="T562">v </text:span><text:span text:style-name="T207">boji </text:span><text:span text:style-name="T147">za </text:span><text:span text:style-name="T232">vlast</text:span><text:span text:style-name="T515">, </text:span><text:span text:style-name="T627">prikazujem </text:span><text:span text:style-name="T797">prikryť </text:span><text:span text:style-name="T327">rovom </text:span><text:span text:style-name="T460">so </text:span><text:span text:style-name="T276">všetkými </text:span><text:span text:style-name="T334">posvätnými </text:span><text:span text:style-name="T626">obradmi</text:span><text:span text:style-name="T900">, </text:span><text:span text:style-name="T47">čo </text:span><text:span text:style-name="T349">sprevádzajú </text:span><text:span text:style-name="T460">do </text:span><text:span text:style-name="T453">podsvetia </text:span><text:span text:style-name="T181">najslávnejších </text:span><text:span text:style-name="T10">mítvych</text:span><text:span text:style-name="T607">. </text:span><text:span text:style-name="T244">Avšak </text:span><text:span text:style-name="T234">jeho brata </text:span><text:span text:style-name="T421">Polyneika</text:span><text:span text:style-name="T144">, </text:span><text:span text:style-name="T411">vyhnanca</text:span><text:span text:style-name="T215">, </text:span><text:span text:style-name="T364">čo </text:span><text:span text:style-name="T389">sa </text:span><text:span text:style-name="T10">sem </text:span><text:span text:style-name="T377">vrátil</text:span><text:span text:style-name="T897">, </text:span><text:span text:style-name="T627">aby </text:span><text:span text:style-name="T187">obrátil </text:span><text:span text:style-name="T8">na </text:span><text:span text:style-name="T198">popol </text:span><text:span text:style-name="T477">rodnú </text:span><text:span text:style-name="T36">zem </text:span><text:span text:style-name="T63">a </text:span><text:span text:style-name="T95">rodných </text:span><text:span text:style-name="T276">bohov</text:span><text:span text:style-name="T442">, </text:span><text:span text:style-name="T310">aby </text:span><text:span text:style-name="T244">vylogal </text:span><text:span text:style-name="T234">krv </text:span><text:span text:style-name="T633">príbuzným </text:span><text:span text:style-name="T411">a </text:span><text:span text:style-name="T421">uvrhol </text:span><text:span text:style-name="T377">vás </text:span><text:span text:style-name="T460">všetkých </text:span><text:span text:style-name="T22">do </text:span><text:span text:style-name="T162">otroctva</text:span><text:span text:style-name="T128">, </text:span><text:span text:style-name="T351">toho </text:span><text:span text:style-name="T278">zakazujem </text:span><text:span text:style-name="T19">poctiť </text:span><text:span text:style-name="T28">poslednými </text:span><text:span text:style-name="T502">poctami </text:span><text:span text:style-name="T49">aj </text:span><text:span text:style-name="T335">oplakávať</text:span><text:span text:style-name="T28">, </text:span><text:span text:style-name="T147">nech </text:span><text:span text:style-name="T458">ho</text:span><text:span text:style-name="T16">, </text:span><text:span text:style-name="T10">nepochovaného</text:span><text:span text:style-name="T569">, </text:span><text:span text:style-name="T10">zohavia </text:span><text:span text:style-name="T369">a </text:span><text:span text:style-name="T411">zjedia </text:span><text:span text:style-name="T626">psy </text:span><text:span text:style-name="T85">a </text:span><text:span text:style-name="T277">dravé </text:span><text:span text:style-name="T474">vtáky</text:span><text:span text:style-name="T440">. </text:span><text:span text:style-name="T116">Takáto </text:span><text:span text:style-name="T114">je </text:span><text:span text:style-name="T209">moja </text:span><text:span text:style-name="T677">vôľa</text:span><text:span text:style-name="T730">. </text:span><text:span text:style-name="T86">Odo </text:span><text:span text:style-name="T261">mňa </text:span><text:span text:style-name="T272">sa </text:span><text:span text:style-name="T198">lotor </text:span><text:span text:style-name="T187">nikdy </text:span><text:span text:style-name="T28">nedožije </text:span><text:span text:style-name="T12">väčšej </text:span><text:span text:style-name="T38">úcty ako </text:span><text:span text:style-name="T145">statočný</text:span><text:span text:style-name="T80">. </text:span><text:span text:style-name="T209">Kto </text:span><text:span text:style-name="T106">to </text:span><text:span text:style-name="T633">však </text:span><text:span text:style-name="T63">s </text:span><text:span text:style-name="T389">týmto </text:span><text:span text:style-name="T63">mestom </text:span><text:span text:style-name="T626">myslí </text:span><text:span text:style-name="T75">dobre</text:span><text:span text:style-name="T893">, </text:span><text:span text:style-name="T327">uctím </text:span><text:span text:style-name="T22">si </text:span></text:p>
      <text:p text:style-name="P2"><text:span text:style-name="T245">ho </text:span><text:span text:style-name="T46">ako </text:span><text:span text:style-name="T139">za </text:span><text:span text:style-name="T294">živa</text:span><text:span text:style-name="T838">, </text:span><text:span text:style-name="T38">tak </text:span><text:span text:style-name="T12">po </text:span><text:span text:style-name="T277">smrti</text:span><text:span text:style-name="T53">. </text:span><text:span text:style-name="T414">NÁČELNÍK </text:span><text:span text:style-name="T637">ZBORU </text:span></text:p>
      <text:p text:style-name="P22"><text:span text:style-name="T633">Nuž </text:span><text:span text:style-name="T310">teda </text:span><text:span text:style-name="T199">takto </text:span><text:span text:style-name="T334">odmeňuješ</text:span><text:span text:style-name="T663">, </text:span><text:span text:style-name="T389">pane</text:span><text:span text:style-name="T779">, </text:span><text:span text:style-name="T47">priateľa </text:span><text:span text:style-name="T562">a </text:span><text:span text:style-name="T429">nepriateľa </text:span><text:span text:style-name="T107">vlasti</text:span><text:span text:style-name="T252">. </text:span><text:span text:style-name="T351">Ty </text:span><text:span text:style-name="T160">máš </text:span><text:span text:style-name="T73">právo </text:span></text:p>
      <text:p text:style-name="P2"><text:span text:style-name="T293">uplatňovať </text:span><text:span text:style-name="T391">zákon </text:span><text:span text:style-name="T112">na </text:span><text:span text:style-name="T677">mítvych </text:span><text:span text:style-name="T222">i </text:span><text:span text:style-name="T366">na </text:span><text:span text:style-name="T515">nás </text:span><text:span text:style-name="T677">živých</text:span><text:span text:style-name="T547">. </text:span><text:span text:style-name="T459">KREÓN </text:span></text:p>
      <text:p text:style-name="P19"><text:span text:style-name="T424">A </text:span><text:span text:style-name="T903">vy </text:span><text:span text:style-name="T446">budete </text:span><text:span text:style-name="T604">mať </text:span><text:span text:style-name="T112">dozor </text:span><text:span text:style-name="T147">nad </text:span><text:span text:style-name="T61">plnením </text:span></text:p>
      <text:p text:style-name="P17"><text:span text:style-name="T211">môjho </text:span><text:span text:style-name="T25">rozkazu</text:span><text:span text:style-name="T753">. </text:span><text:span text:style-name="T389">NÁČELNÍK </text:span><text:span text:style-name="T349">ZBORU </text:span></text:p>
      <text:p text:style-name="P19"><text:span text:style-name="T326">Tú </text:span><text:span text:style-name="T404">úlohu </text:span><text:span text:style-name="T222">daj </text:span><text:span text:style-name="T477">mladším</text:span><text:span text:style-name="T907">. </text:span><text:span text:style-name="T213">KREÓN </text:span></text:p>
      <text:p text:style-name="P26"><text:span text:style-name="T244">Stalo </text:span><text:span text:style-name="T460">sa</text:span><text:span text:style-name="T910">. </text:span><text:span text:style-name="T172">Pri mrtvole </text:span><text:span text:style-name="T181">sú </text:span><text:span text:style-name="T152">stráže</text:span><text:span text:style-name="T822">. </text:span><text:span text:style-name="T413">NÁČELNÍK </text:span><text:span text:style-name="T379">ZBORU </text:span></text:p>
      <text:p text:style-name="P22"><text:span text:style-name="T234">Načo </text:span><text:span text:style-name="T300">teda </text:span><text:span text:style-name="T460">ešte </text:span><text:span text:style-name="T310">aj </text:span><text:span text:style-name="T162">nás </text:span><text:span text:style-name="T22">poveruješ </text:span></text:p>
      <text:p text:style-name="P17"><text:span text:style-name="T314">dozorom</text:span><text:span text:style-name="T38">? </text:span><text:span text:style-name="T184">KREÓN </text:span></text:p>
      <text:p text:style-name="P27"><text:span text:style-name="T10">Vy </text:span><text:span text:style-name="T152">sledujte</text:span><text:span text:style-name="T319">, </text:span><text:span text:style-name="T485">či </text:span><text:span text:style-name="T397">niekto </text:span><text:span text:style-name="T181">nedostal </text:span></text:p>
      <text:p text:style-name="P18"><text:span text:style-name="T181">chut </text:span><text:span text:style-name="T199">porušiť </text:span><text:span text:style-name="T75">môj </text:span><text:span text:style-name="T191">rozkaz</text:span><text:span text:style-name="T433">. </text:span><text:span text:style-name="T98">NÁČELNÍK </text:span><text:span text:style-name="T187">ZBORU </text:span></text:p>
      <text:p text:style-name="P22"><text:span text:style-name="T583">Našiel </text:span><text:span text:style-name="T31">by </text:span><text:span text:style-name="T364">sa </text:span><text:span text:style-name="T366">blázon</text:span><text:span text:style-name="T533">, </text:span><text:span text:style-name="T522">ktorý </text:span><text:span text:style-name="T429">by </text:span><text:span text:style-name="T73">chcel </text:span><text:span text:style-name="T184">zomriet</text:span><text:span text:style-name="T98">? </text:span></text:p>
      <text:p text:style-name="P2"><text:span text:style-name="T278">KREÓN </text:span></text:p>
      <text:p text:style-name="P9"><text:span text:style-name="T326">Áno</text:span><text:span text:style-name="T82">, </text:span><text:span text:style-name="T502">zomrel </text:span><text:span text:style-name="T213">by</text:span><text:span text:style-name="T533">. </text:span><text:span text:style-name="T372">No </text:span><text:span text:style-name="T595">pre </text:span><text:span text:style-name="T522">korisť </text:span><text:span text:style-name="T222">už mnohí </text:span><text:span text:style-name="T304">riskovali </text:span><text:span text:style-name="T595">smrt</text:span><text:span text:style-name="T138">. </text:span></text:p>
      <text:p text:style-name="P33"><text:span text:style-name="T605">Prichádza </text:span><text:span text:style-name="T268">Strážca</text:span><text:span text:style-name="T528">. </text:span><text:span text:style-name="T413">STRÁŽCA </text:span></text:p>
      <text:p text:style-name="P18"><text:soft-page-break/><text:span text:style-name="T664">Ó</text:span><text:span text:style-name="T158">, </text:span><text:span text:style-name="T97">pane</text:span><text:span text:style-name="T592">, </text:span><text:span text:style-name="T106">nemôže </text:span><text:span text:style-name="T253">sa </text:span><text:span text:style-name="T46">povedať</text:span><text:span text:style-name="T214">, </text:span><text:span text:style-name="T183">že </text:span><text:span text:style-name="T337">som </text:span><text:span text:style-name="T277">sem </text:span><text:span text:style-name="T406">prišiel </text:span><text:span text:style-name="T350">iýchlo</text:span><text:span text:style-name="T637">, </text:span><text:span text:style-name="T200">že </text:span><text:span text:style-name="T350">mám </text:span><text:span text:style-name="T277">nohy na </text:span><text:span text:style-name="T235">pleciach </text:span><text:span text:style-name="T389">a </text:span><text:span text:style-name="T453">lapám </text:span><text:span text:style-name="T181">dych</text:span><text:span text:style-name="T244">. </text:span><text:span text:style-name="T10">Mňa </text:span><text:span text:style-name="T215">veru cestou </text:span><text:span text:style-name="T266">párkrát </text:span><text:span text:style-name="T633">zastavili </text:span><text:span text:style-name="T411">myšlienky </text:span><text:span text:style-name="T453">a </text:span><text:span text:style-name="T191">neraz </text:span><text:span text:style-name="T181">som </text:span><text:span text:style-name="T276">sa </text:span><text:span text:style-name="T460">zvitol</text:span><text:span text:style-name="T583">, </text:span><text:span text:style-name="T244">rozhodnutý </text:span><text:span text:style-name="T403">vrátiť </text:span><text:span text:style-name="T476">sa</text:span><text:span text:style-name="T342">. </text:span><text:span text:style-name="T711">Raz </text:span><text:span text:style-name="T37">duša </text:span><text:span text:style-name="T154">varovala</text:span><text:span text:style-name="T903">: </text:span><text:span text:style-name="T207">blázon</text:span><text:span text:style-name="T894">, </text:span><text:span text:style-name="T118">načo </text:span><text:span text:style-name="T888">ideš </text:span><text:span text:style-name="T198">ta</text:span><text:span text:style-name="T913">, </text:span><text:span text:style-name="T655">kde </text:span><text:span text:style-name="T19">očakávaš </text:span><text:span text:style-name="T86">trest</text:span><text:span text:style-name="T627">! </text:span><text:span text:style-name="T213">A </text:span><text:span text:style-name="T413">inokedy </text:span><text:span text:style-name="T351">zas</text:span><text:span text:style-name="T118">: </text:span><text:span text:style-name="T515">čo </text:span><text:span text:style-name="T49">otáľaš</text:span><text:span text:style-name="T458">, </text:span><text:span text:style-name="T252">ty </text:span><text:span text:style-name="T198">smelec</text:span><text:span text:style-name="T86">, </text:span><text:span text:style-name="T198">predsa </text:span><text:span text:style-name="T36">neunikneš </text:span><text:span text:style-name="T213">trestu</text:span><text:span text:style-name="T49">, </text:span><text:span text:style-name="T421">ak </text:span><text:span text:style-name="T670">to </text:span><text:span text:style-name="T389">Kreónovi </text:span><text:span text:style-name="T144">povie </text:span><text:span text:style-name="T199">niekto </text:span><text:span text:style-name="T198">iný</text:span><text:span text:style-name="T477">! </text:span><text:span text:style-name="T198">V </text:span><text:span text:style-name="T118">takých </text:span><text:span text:style-name="T73">myšlienkach </text:span><text:span text:style-name="T780">som </text:span><text:span text:style-name="T343">bežal </text:span><text:span text:style-name="T73">pomaly</text:span><text:span text:style-name="T591">, </text:span><text:span text:style-name="T272">a </text:span><text:span text:style-name="T118">preto </text:span><text:span text:style-name="T86">sa </text:span><text:span text:style-name="T8">mi </text:span><text:span text:style-name="T213">krátka </text:span><text:span text:style-name="T118">cesta </text:span><text:span text:style-name="T351">stala </text:span><text:span text:style-name="T635">dlhou</text:span><text:span text:style-name="T335">. </text:span><text:span text:style-name="T144">Napokon </text:span><text:span text:style-name="T162">som predsa </text:span><text:span text:style-name="T191">nabral </text:span><text:span text:style-name="T327">odvahu </text:span><text:span text:style-name="T22">prísť </text:span><text:span text:style-name="T152">sem </text:span><text:span text:style-name="T369">a </text:span><text:span text:style-name="T460">dat </text:span><text:span text:style-name="T633">ti </text:span><text:span text:style-name="T84">správu</text:span><text:span text:style-name="T511">, </text:span><text:span text:style-name="T349">aj </text:span><text:span text:style-name="T95">keď </text:span><text:span text:style-name="T162">možno </text:span><text:span text:style-name="T28">pre </text:span><text:span text:style-name="T627">teba </text:span><text:span text:style-name="T16">je </text:span><text:span text:style-name="T107">bezvýznamná</text:span><text:span text:style-name="T539">. </text:span><text:span text:style-name="T61">Slovom</text:span><text:span text:style-name="T134">, </text:span><text:span text:style-name="T49">prichádzam </text:span><text:span text:style-name="T326">sem s </text:span><text:span text:style-name="T366">nádejou</text:span><text:span text:style-name="T793">, </text:span><text:span text:style-name="T543">že </text:span><text:span text:style-name="T242">ma </text:span><text:span text:style-name="T160">tu </text:span><text:span text:style-name="T118">nečakajú </text:span><text:span text:style-name="T252">horšie </text:span></text:p>
      <text:p text:style-name="P2"><text:span text:style-name="T439">veci</text:span><text:span text:style-name="T107">, </text:span><text:span text:style-name="T82">než </text:span><text:span text:style-name="T138">mi </text:span><text:span text:style-name="T343">určil </text:span><text:span text:style-name="T585">osud</text:span><text:span text:style-name="T917">! </text:span><text:span text:style-name="T328">KREÓN </text:span></text:p>
      <text:p text:style-name="P8"><text:span text:style-name="T389">Čo </text:span><text:span text:style-name="T403">sa </text:span><text:span text:style-name="T411">stalo</text:span><text:span text:style-name="T910">, </text:span></text:p>
      <text:p text:style-name="P16"><text:span text:style-name="T222">že </text:span><text:span text:style-name="T36">si </text:span><text:span text:style-name="T604">takto </text:span><text:span text:style-name="T73">klesol </text:span><text:span text:style-name="T118">na </text:span><text:span text:style-name="T28">duchu</text:span><text:span text:style-name="T252">? </text:span><text:span text:style-name="T421">ST</text:span><text:span text:style-name="T426">R</text:span><text:span text:style-name="T421">ÁŽCA </text:span></text:p>
      <text:p text:style-name="P28"><text:span text:style-name="T760">Ó</text:span><text:span text:style-name="T903">, </text:span><text:span text:style-name="T391">dovoľ</text:span><text:span text:style-name="T187">, </text:span><text:span text:style-name="T207">aby </text:span><text:span text:style-name="T86">som </text:span><text:span text:style-name="T28">sa </text:span><text:span text:style-name="T160">najprv </text:span><text:span text:style-name="T458">prihovoril </text:span><text:span text:style-name="T154">za </text:span><text:span text:style-name="T293">seba</text:span><text:span text:style-name="T477">: </text:span><text:span text:style-name="T98">ja </text:span><text:span text:style-name="T8">som </text:span><text:span text:style-name="T391">to </text:span><text:span text:style-name="T326">nespravil </text:span><text:span text:style-name="T854">a </text:span><text:span text:style-name="T424">nevidel </text:span><text:span text:style-name="T476">som </text:span><text:span text:style-name="T37">toho</text:span><text:span text:style-name="T427">, </text:span><text:span text:style-name="T599">kto </text:span><text:span text:style-name="T476">to </text:span><text:span text:style-name="T244">spravil</text:span><text:span text:style-name="T887">, </text:span><text:span text:style-name="T31">nebolo </text:span><text:span text:style-name="T364">by </text:span><text:span text:style-name="T460">teda </text:span><text:span text:style-name="T49">spravodlivé</text:span><text:span text:style-name="T901">, </text:span><text:span text:style-name="T665">keby </text:span><text:span text:style-name="T465">práve </text:span><text:span text:style-name="T154">na </text:span><text:span text:style-name="T424">mňa </text:span><text:span text:style-name="T213">mala </text:span></text:p>
      <text:p text:style-name="P9"><text:span text:style-name="T474">padnúť </text:span><text:span text:style-name="T12">pohroma</text:span><text:span text:style-name="T664">! </text:span><text:span text:style-name="T245">KREÓN </text:span></text:p>
      <text:p text:style-name="P26"><text:span text:style-name="T152">Máš </text:span><text:span text:style-name="T22">čosi </text:span><text:span text:style-name="T633">na </text:span><text:span text:style-name="T453">rováši</text:span><text:span text:style-name="T133">, </text:span><text:span text:style-name="T848">k</text:span><text:span text:style-name="T921">:</text:span><text:span text:style-name="T604">ď </text:span><text:span text:style-name="T424">sa </text:span><text:span text:style-name="T647">takto </text:span><text:span text:style-name="T585">vopred </text:span><text:span text:style-name="T372">brániš</text:span><text:span text:style-name="T865">. </text:span><text:span text:style-name="T635">Zrejme </text:span></text:p>
      <text:p text:style-name="P17"><text:span text:style-name="T291">nesieš </text:span><text:span text:style-name="T349">veľkú </text:span><text:span text:style-name="T460">novinku</text:span><text:span text:style-name="T842">. </text:span><text:span text:style-name="T349">ST</text:span><text:span text:style-name="T356">RÁ</text:span><text:span text:style-name="T349">ŽCA </text:span></text:p>
      <text:p text:style-name="P23"><text:span text:style-name="T595">Tam</text:span><text:span text:style-name="T138">, </text:span><text:span text:style-name="T465">kde </text:span><text:span text:style-name="T379">sa </text:span><text:span text:style-name="T351">stane </text:span><text:span text:style-name="T28">hrozná </text:span><text:span text:style-name="T189">vec</text:span><text:span text:style-name="T637">, </text:span><text:span text:style-name="T387">je </text:span><text:span text:style-name="T30">na </text:span><text:span text:style-name="T12">mieste aj </text:span><text:span text:style-name="T23">hrôza</text:span><text:span text:style-name="T637">. </text:span></text:p>
      <text:p text:style-name="P34"><text:span text:style-name="T414">14 </text:span></text:p>
      <text:p text:style-name="P2"><text:span text:style-name="T608">15 </text:span></text:p>
      <text:p text:style-name="P35"><text:span text:style-name="T460">KREON </text:span></text:p>
      <text:p text:style-name="P28"><text:span text:style-name="T153">No </text:span><text:span text:style-name="T454">tak </text:span><text:span text:style-name="T38">vysyp </text:span></text:p>
      <text:p text:style-name="P2"><text:span text:style-name="T84">to </text:span><text:span text:style-name="T300">už </text:span><text:span text:style-name="T22">konečne </text:span><text:span text:style-name="T215">a </text:span><text:span text:style-name="T223">strat </text:span><text:span text:style-name="T291">sa</text:span><text:span text:style-name="T254">! </text:span><text:span text:style-name="T635">STRÁŽCA </text:span></text:p>
      <text:p text:style-name="P22"><text:span text:style-name="T144">Už </text:span><text:span text:style-name="T349">to </text:span><text:span text:style-name="T181">sypem</text:span><text:span text:style-name="T411">: </text:span><text:span text:style-name="T200">ktosi </text:span><text:span text:style-name="T46">nám </text:span><text:span text:style-name="T38">dnes </text:span><text:span text:style-name="T302">ráno </text:span><text:span text:style-name="T454">pochoval </text:span><text:span text:style-name="T576">tú </text:span><text:span text:style-name="T626">mítvolu </text:span><text:span text:style-name="T208">aj </text:span><text:span text:style-name="T599">s </text:span><text:span text:style-name="T191">príslušnými </text:span><text:span text:style-name="T10">obradmi </text:span><text:span text:style-name="T525">— </text:span><text:span text:style-name="T22">a </text:span><text:span text:style-name="T254">len </text:span></text:p>
      <text:p text:style-name="P2"><text:span text:style-name="T546">čo </text:span><text:span text:style-name="T235">prikryl </text:span><text:span text:style-name="T474">telo </text:span><text:span text:style-name="T116">suchou </text:span><text:span text:style-name="T106">prsťou </text:span><text:span text:style-name="T124">— </text:span><text:span text:style-name="T422">zmizol</text:span><text:span text:style-name="T260">! </text:span><text:span text:style-name="T349">KREÓN </text:span></text:p>
      <text:p text:style-name="P28"><text:span text:style-name="T23">Čo to </text:span><text:span text:style-name="T209">počujem</text:span><text:span text:style-name="T365">? </text:span></text:p>
      <text:p text:style-name="P2"><text:span text:style-name="T174">Kde </text:span><text:span text:style-name="T366">je </text:span><text:span text:style-name="T502">ten </text:span><text:span text:style-name="T207">muž</text:span><text:span text:style-name="T98">, </text:span><text:span text:style-name="T293">čo </text:span><text:span text:style-name="T391">mal </text:span><text:span text:style-name="T635">tú </text:span><text:span text:style-name="T213">smelost</text:span><text:span text:style-name="T413">? </text:span><text:span text:style-name="T38">STRÁŽCA </text:span></text:p>
      <text:p text:style-name="P17"><text:span text:style-name="T272">Neviem </text:span><text:span text:style-name="T127">– </text:span><text:span text:style-name="T198">zeme </text:span><text:span text:style-name="T293">akoby </text:span><text:span text:style-name="T61">sa </text:span><text:span text:style-name="T28">netkla </text:span><text:span text:style-name="T95">motyka</text:span><text:span text:style-name="T31">! </text:span><text:span text:style-name="T310">Jej </text:span><text:span text:style-name="T626">povrch </text:span><text:span text:style-name="T244">ostal </text:span><text:span text:style-name="T389">pevný</text:span><text:span text:style-name="T120">, </text:span><text:span text:style-name="T411">nerozrytý</text:span><text:span text:style-name="T711">, </text:span><text:span text:style-name="T474">nikde </text:span><text:span text:style-name="T378">ani </text:span><text:span text:style-name="T12">koľaj </text:span><text:span text:style-name="T116">ani </text:span><text:span text:style-name="T214">šľapaj, </text:span><text:span text:style-name="T145">vinník </text:span><text:span text:style-name="T334">zmizol </text:span><text:span text:style-name="T626">bez stopy</text:span><text:span text:style-name="T772">. </text:span><text:span text:style-name="T75">Keď </text:span><text:span text:style-name="T327">nám </text:span><text:span text:style-name="T334">to </text:span><text:span text:style-name="T181">ukazoval </text:span><text:span text:style-name="T500">strážca</text:span><text:span text:style-name="T704">, </text:span><text:span text:style-name="T641">čo </text:span><text:span text:style-name="T152">mal </text:span><text:span text:style-name="T626">rannú </text:span><text:span text:style-name="T234">službu</text:span><text:span text:style-name="T377">, </text:span><text:span text:style-name="T334">mysleli </text:span><text:span text:style-name="T254">sme </text:span><text:span text:style-name="T199">si</text:span><text:span text:style-name="T10">, </text:span><text:span text:style-name="T271">že </text:span><text:span text:style-name="T397">sa </text:span><text:span text:style-name="T75">stal </text:span><text:span text:style-name="T453">hrozný </text:span><text:span text:style-name="T84">zázrak</text:span><text:span text:style-name="T910">. </text:span><text:span text:style-name="T476">Mítve </text:span><text:span text:style-name="T198">telo </text:span><text:span text:style-name="T28">bolo </text:span><text:span text:style-name="T272">preč</text:span><text:span text:style-name="T760">. </text:span><text:span text:style-name="T502">Nie </text:span><text:span text:style-name="T174">v </text:span><text:span text:style-name="T293">hrobe</text:span><text:span text:style-name="T562">, </text:span><text:span text:style-name="T213">ukrýval </text:span><text:span text:style-name="T107">ho </text:span><text:span text:style-name="T86">jemný </text:span><text:span text:style-name="T199">prach </text:span><text:span text:style-name="T525">— </text:span><text:span text:style-name="T649">ten </text:span><text:span text:style-name="T191">nasypal </text:span><text:span text:style-name="T334">naň </text:span><text:span text:style-name="T460">niekto</text:span><text:span text:style-name="T924">, </text:span><text:span text:style-name="T47">kto </text:span><text:span text:style-name="T654">chcel </text:span><text:span text:style-name="T372">ostat</text:span><text:span text:style-name="T773">' </text:span><text:span text:style-name="T19">bez </text:span><text:span text:style-name="T107">hriechu</text:span><text:span text:style-name="T278">. </text:span><text:span text:style-name="T28">A </text:span><text:span text:style-name="T118">nebolo </text:span><text:span text:style-name="T627">tam </text:span><text:span text:style-name="T8">ani </text:span><text:span text:style-name="T294">stopy </text:span><text:span text:style-name="T23">po </text:span><text:span text:style-name="T46">dravcovi </text:span><text:span text:style-name="T499">a </text:span><text:span text:style-name="T114">či </text:span><text:span text:style-name="T85">psovi</text:span><text:span text:style-name="T789">, </text:span><text:span text:style-name="T422">ktorý </text:span><text:span text:style-name="T38">by </text:span><text:span text:style-name="T429">sem </text:span><text:span text:style-name="T73">prišiel </text:span><text:span text:style-name="T502">trhat </text:span><text:span text:style-name="T98">mítvolu</text:span><text:span text:style-name="T713">. </text:span><text:span text:style-name="T184">Hneď </text:span><text:span text:style-name="T49">sme </text:span><text:span text:style-name="T147">sa </text:span><text:span text:style-name="T428">zahrnuli </text:span><text:span text:style-name="T46">výčitkami</text:span><text:span text:style-name="T652">, </text:span><text:span text:style-name="T23">strážca </text:span><text:span text:style-name="T158">obviňoval </text:span><text:span text:style-name="T183">strážcu</text:span><text:span text:style-name="T287">, </text:span><text:span text:style-name="T652">takže </text:span><text:span text:style-name="T114">keby </text:span><text:span text:style-name="T652">došlo </text:span><text:span text:style-name="T350">k </text:span><text:span text:style-name="T274">bitke</text:span><text:span text:style-name="T467">, </text:span><text:span text:style-name="T153">ťažko </text:span><text:span text:style-name="T276">by </text:span><text:span text:style-name="T583">sa </text:span><text:span text:style-name="T104">našiel</text:span><text:span text:style-name="T215">, </text:span><text:span text:style-name="T254">kto </text:span><text:span text:style-name="T104">by </text:span><text:span text:style-name="T144">rozbraňoval</text:span><text:span text:style-name="T476">. </text:span><text:span text:style-name="T120">Ved </text:span><text:span text:style-name="T757">sme </text:span><text:span text:style-name="T63">všetci </text:span><text:span text:style-name="T583">boli </text:span><text:span text:style-name="T22">vinníkmi</text:span><text:span text:style-name="T569">, </text:span><text:span text:style-name="T364">a </text:span><text:span text:style-name="T152">predsa </text:span><text:span text:style-name="T128">— </text:span><text:span text:style-name="T18">vinníka </text:span><text:span text:style-name="T95">tu </text:span><text:span text:style-name="T442">nebolo</text:span><text:span text:style-name="T569">. </text:span><text:span text:style-name="T291">Nik </text:span><text:span text:style-name="T575">nechcel </text:span><text:span text:style-name="T162">priznat</text:span><text:span text:style-name="T319">, </text:span><text:span text:style-name="T670">že </text:span><text:span text:style-name="T654">by </text:span><text:span text:style-name="T442">čosi </text:span><text:span text:style-name="T10">vedel</text:span><text:span text:style-name="T507">. </text:span><text:span text:style-name="T199">Boli </text:span><text:span text:style-name="T389">by </text:span><text:span text:style-name="T364">sme </text:span><text:span text:style-name="T626">vzali </text:span><text:span text:style-name="T460">do </text:span><text:span text:style-name="T31">rúk </text:span><text:span text:style-name="T514">žeravý </text:span><text:span text:style-name="T10">kus </text:span><text:span text:style-name="T181">železa </text:span><text:span text:style-name="T63">a </text:span><text:span text:style-name="T162">prešli </text:span><text:span text:style-name="T22">cez </text:span><text:span text:style-name="T561">oheň </text:span><text:span text:style-name="T620">a </text:span><text:span text:style-name="T199">prisahali </text:span><text:span text:style-name="T31">pri </text:span><text:span text:style-name="T10">bohoch</text:span><text:span text:style-name="T427">, </text:span><text:span text:style-name="T323">že </text:span><text:span text:style-name="T669">sme </text:span><text:span text:style-name="T467">to </text:span><text:span text:style-name="T652">nespravili </text:span><text:span text:style-name="T337">a </text:span><text:span text:style-name="T209">že </text:span><text:span text:style-name="T85">nevieme</text:span><text:span text:style-name="T516">, </text:span><text:span text:style-name="T466">čia </text:span><text:span text:style-name="T291">je </text:span><text:span text:style-name="T369">to </text:span><text:span text:style-name="T95">myšlienka </text:span><text:span text:style-name="T199">a </text:span><text:span text:style-name="T191">kto </text:span><text:span text:style-name="T37">ju </text:span><text:span text:style-name="T397">uskutočnil</text:span><text:span text:style-name="T731">. </text:span><text:span text:style-name="T28">Nakoniec</text:span><text:span text:style-name="T553">, </text:span><text:span text:style-name="T187">keď </text:span><text:span text:style-name="T372">sme </text:span><text:span text:style-name="T726">sa </text:span><text:span text:style-name="T73">nemohli </text:span><text:span text:style-name="T372">hnúť </text:span><text:span text:style-name="T82">z </text:span><text:span text:style-name="T213">miesta</text:span><text:span text:style-name="T61">, </text:span><text:span text:style-name="T342">ktosi </text:span><text:span text:style-name="T137">z </text:span><text:span text:style-name="T369">nás </text:span><text:span text:style-name="T144">dal </text:span><text:span text:style-name="T208">návrh</text:span><text:span text:style-name="T357">, </text:span><text:span text:style-name="T334">ktorý </text:span><text:span text:style-name="T31">všetkých </text:span><text:span text:style-name="T427">zamrazil</text:span><text:span text:style-name="T433">. </text:span><text:span text:style-name="T561">No </text:span><text:span text:style-name="T54">zvesili </text:span><text:span text:style-name="T172">sme </text:span><text:span text:style-name="T291">hlavy</text:span><text:span text:style-name="T883">, </text:span><text:span text:style-name="T575">lebo </text:span><text:span text:style-name="T63">bolo </text:span><text:span text:style-name="T139">ťažko </text:span><text:span text:style-name="T629">čosi </text:span><text:span text:style-name="T189">namietat</text:span><text:span text:style-name="T563">, </text:span><text:span text:style-name="T454">keď </text:span><text:span text:style-name="T277">nikto </text:span><text:span text:style-name="T406">nemal </text:span><text:span text:style-name="T200">lepší </text:span><text:span text:style-name="T23">nápad</text:span><text:span text:style-name="T549">. </text:span><text:span text:style-name="T629">Navihlo </text:span><text:span text:style-name="T114">sa</text:span><text:span text:style-name="T911">, </text:span><text:span text:style-name="T114">že </text:span><text:span text:style-name="T226">ti </text:span><text:span text:style-name="T200">máme </text:span><text:span text:style-name="T294">všetko </text:span><text:span text:style-name="T97">oznámit</text:span><text:span text:style-name="T527">, </text:span><text:span text:style-name="T12">nič </text:span><text:span text:style-name="T328">nezatajiť</text:span><text:span text:style-name="T872">. </text:span><text:span text:style-name="T454">Schválili </text:span></text:p>
      <text:p text:style-name="P2"><text:span text:style-name="T453">sme </text:span><text:span text:style-name="T291">to </text:span><text:span text:style-name="T377">a </text:span><text:span text:style-name="T724">na </text:span><text:span text:style-name="T310">mňa </text:span><text:span text:style-name="T476">nešťastného </text:span><text:span text:style-name="T47">padol </text:span><text:span text:style-name="T137">žreb </text:span><text:span text:style-name="T551">- </text:span><text:span text:style-name="T654">že </text:span><text:span text:style-name="T234">musím </text:span><text:span text:style-name="T476">splniť </text:span><text:span text:style-name="T244">túto </text:span><text:span text:style-name="T276">milú </text:span><text:span text:style-name="T825">úlohu</text:span><text:span text:style-name="T500">. </text:span><text:span text:style-name="T147">Nie </text:span><text:span text:style-name="T154">je </text:span><text:span text:style-name="T86">to </text:span><text:span text:style-name="T242">pre </text:span><text:span text:style-name="T311">mňa </text:span><text:span text:style-name="T404">veľká </text:span><text:span text:style-name="T8">radosť </text:span><text:span text:style-name="T647">stáť </text:span><text:span text:style-name="T451">tu</text:span><text:span text:style-name="T684">, </text:span><text:span text:style-name="T19">ani </text:span><text:span text:style-name="T28">pre </text:span><text:span text:style-name="T49">vás </text:span><text:span text:style-name="T213">pozerať sa </text:span><text:span text:style-name="T278">na </text:span><text:span text:style-name="T351">mňa</text:span><text:span text:style-name="T515">. </text:span><text:span text:style-name="T293">Komu </text:span><text:span text:style-name="T458">aj </text:span></text:p>
      <text:p text:style-name="P2"><text:span text:style-name="T825">by </text:span><text:span text:style-name="T389">spravil </text:span><text:span text:style-name="T75">radosť </text:span><text:span text:style-name="T31">posol </text:span><text:span text:style-name="T411">s </text:span><text:span text:style-name="T31">mrcha </text:span><text:span text:style-name="T10">zvesťou</text:span><text:span text:style-name="T757">? </text:span><text:span text:style-name="T337">NÁČELNÍK </text:span><text:span text:style-name="T30">ZBORU </text:span></text:p>
      <text:p text:style-name="P2"><text:soft-page-break/><text:span text:style-name="T474">Pane </text:span><text:span text:style-name="T387">môj</text:span><text:span text:style-name="T549">, </text:span><text:span text:style-name="T158">už </text:span><text:span text:style-name="T38">hodnú </text:span><text:span text:style-name="T807">chvíľu </text:span><text:span text:style-name="T378">premýšľam</text:span><text:span text:style-name="T685">, </text:span><text:span text:style-name="T652">či </text:span></text:p>
      <text:p text:style-name="P2"><text:span text:style-name="T372">azda </text:span><text:span text:style-name="T174">pôvodcami </text:span><text:span text:style-name="T458">toho </text:span><text:span text:style-name="T372">činu </text:span><text:span text:style-name="T595">nie </text:span><text:span text:style-name="T86">sú </text:span><text:span text:style-name="T213">bohovia</text:span><text:span text:style-name="T553">. </text:span><text:span text:style-name="T389">KREÓN </text:span></text:p>
      <text:p text:style-name="P8"><text:span text:style-name="T85">Mlč</text:span><text:span text:style-name="T209">, </text:span><text:span text:style-name="T200">ak </text:span><text:span text:style-name="T106">ma </text:span><text:span text:style-name="T394">nechceš </text:span><text:span text:style-name="T545">svojou </text:span><text:span text:style-name="T637">rečou </text:span><text:span text:style-name="T75">rozhnevat</text:span><text:span text:style-name="T779">! </text:span><text:span text:style-name="T291">Si </text:span><text:span text:style-name="T104">napriek </text:span><text:span text:style-name="T47">svojmu </text:span><text:span text:style-name="T421">veku</text:span><text:span text:style-name="T427">, </text:span><text:span text:style-name="T97">hlupák</text:span><text:span text:style-name="T576">? </text:span><text:span text:style-name="T111">Ze </text:span><text:span text:style-name="T162">vraj </text:span><text:span text:style-name="T104">bohovia </text:span><text:span text:style-name="T172">sa </text:span><text:span text:style-name="T397">starajú </text:span><text:span text:style-name="T466">o </text:span><text:span text:style-name="T327">túto </text:span><text:span text:style-name="T440">mrtvolu</text:span><text:span text:style-name="T766">! </text:span><text:span text:style-name="T563">To </text:span><text:span text:style-name="T145">trhá </text:span><text:span text:style-name="T621">uši</text:span><text:span text:style-name="T669">! </text:span><text:span text:style-name="T394">Oni </text:span><text:span text:style-name="T274">budú </text:span><text:span text:style-name="T925">s </text:span><text:span text:style-name="T387">úctou </text:span><text:span text:style-name="T209">pochovávat toho </text:span><text:span text:style-name="T200">dobrodinca</text:span><text:span text:style-name="T572">, </text:span><text:span text:style-name="T472">čo </text:span><text:span text:style-name="T466">sem </text:span><text:span text:style-name="T342">prišiel</text:span><text:span text:style-name="T152">, </text:span><text:span text:style-name="T63">aby </text:span><text:span text:style-name="T47">zapálil </text:span><text:span text:style-name="T427">ich </text:span><text:span text:style-name="T575">chrámy</text:span><text:span text:style-name="T910">, </text:span><text:span text:style-name="T654">ozdobené </text:span><text:span text:style-name="T152">stlpmi</text:span><text:span text:style-name="T561">, </text:span><text:span text:style-name="T31">aby </text:span><text:span text:style-name="T427">rozvrátil </text:span><text:span text:style-name="T172">ich </text:span><text:span text:style-name="T641">oltáre </text:span><text:span text:style-name="T144">a </text:span><text:span text:style-name="T561">zem </text:span><text:span text:style-name="T411">a </text:span><text:span text:style-name="T575">zákony</text:span><text:span text:style-name="T670">? </text:span><text:span text:style-name="T448">Kde </text:span><text:span text:style-name="T364">si </text:span><text:span text:style-name="T466">to </text:span><text:span text:style-name="T63">vzal</text:span><text:span text:style-name="T900">, </text:span><text:span text:style-name="T729">že </text:span><text:span text:style-name="T106">bohovia </text:span><text:span text:style-name="T516">si </text:span><text:span text:style-name="T499">vážia </text:span><text:span text:style-name="T664">zločincov</text:span><text:span text:style-name="T652">? </text:span><text:span text:style-name="T53">To </text:span><text:span text:style-name="T116">nie </text:span><text:span text:style-name="T365">je </text:span><text:span text:style-name="T158">možné</text:span><text:span text:style-name="T253">! </text:span><text:span text:style-name="T274">Zato </text:span><text:span text:style-name="T114">istí </text:span><text:span text:style-name="T170">občania </text:span><text:span text:style-name="T38">už </text:span><text:span text:style-name="T387">dávno </text:span><text:span text:style-name="T620">lažko </text:span><text:span text:style-name="T47">znášajú </text:span><text:span text:style-name="T342">môj </text:span><text:span text:style-name="T397">diktát</text:span><text:span text:style-name="T929">, </text:span><text:span text:style-name="T342">šomrú</text:span><text:span text:style-name="T772">, </text:span><text:span text:style-name="T172">tajne </text:span><text:span text:style-name="T460">krútia </text:span><text:span text:style-name="T500">hlavami </text:span><text:span text:style-name="T887">a </text:span><text:span text:style-name="T342">nedržia </text:span><text:span text:style-name="T364">ich </text:span><text:span text:style-name="T152">v </text:span><text:span text:style-name="T181">jarme</text:span><text:span text:style-name="T641">, </text:span><text:span text:style-name="T97">ako </text:span><text:span text:style-name="T652">treba</text:span><text:span text:style-name="T584">, </text:span><text:span text:style-name="T394">ako </text:span><text:span text:style-name="T85">si </text:span><text:span text:style-name="T736">to </text:span><text:span text:style-name="T642">želám</text:span><text:span text:style-name="T833">! </text:span><text:span text:style-name="T254">Bezpečne </text:span><text:span text:style-name="T152">viem</text:span><text:span text:style-name="T822">, </text:span><text:span text:style-name="T485">že </text:span><text:span text:style-name="T680">to </text:span><text:span text:style-name="T466">oni </text:span><text:span text:style-name="T47">podplatili </text:span><text:span text:style-name="T75">strážcov</text:span><text:span text:style-name="T743">, </text:span><text:span text:style-name="T75">aby </text:span><text:span text:style-name="T22">spáchali </text:span><text:span text:style-name="T500">ten </text:span><text:span text:style-name="T583">čin</text:span><text:span text:style-name="T567">! </text:span><text:span text:style-name="T75">Niet </text:span><text:span text:style-name="T442">veru </text:span><text:span text:style-name="T208">pre človeka </text:span><text:span text:style-name="T84">horšieho </text:span><text:span text:style-name="T583">zla </text:span><text:span text:style-name="T327">na </text:span><text:span text:style-name="T137">zemi </text:span><text:span text:style-name="T111">než </text:span><text:span text:style-name="T334">striebro</text:span><text:span text:style-name="T342">! </text:span><text:span text:style-name="T31">To </text:span><text:span text:style-name="T22">aj </text:span><text:span text:style-name="T215">mestá </text:span><text:span text:style-name="T162">vyvracia </text:span><text:span text:style-name="T427">a mužov </text:span><text:span text:style-name="T448">ženie </text:span><text:span text:style-name="T253">do </text:span><text:span text:style-name="T440">sveta</text:span><text:span text:style-name="T459">, </text:span><text:span text:style-name="T209">to </text:span><text:span text:style-name="T428">rozum </text:span><text:span text:style-name="T59">pomúti </text:span><text:span text:style-name="T664">aj </text:span><text:span text:style-name="T63">statočným </text:span><text:span text:style-name="T144">a </text:span><text:span text:style-name="T215">naučí </text:span><text:span text:style-name="T75">ich </text:span><text:span text:style-name="T47">robiť </text:span><text:span text:style-name="T641">hnusné </text:span><text:span text:style-name="T620">veci</text:span><text:span text:style-name="T291">! </text:span><text:span text:style-name="T271">Zvádza </text:span><text:span text:style-name="T254">ľudí </text:span><text:span text:style-name="T369">na </text:span><text:span text:style-name="T63">chodníky </text:span><text:span text:style-name="T342">zločinu </text:span><text:span text:style-name="T460">a </text:span><text:span text:style-name="T254">vedie </text:span><text:span text:style-name="T181">ich </text:span><text:span text:style-name="T427">po </text:span><text:span text:style-name="T583">cestách </text:span><text:span text:style-name="T172">bezbožnosti</text:span><text:span text:style-name="T551">. </text:span><text:span text:style-name="T23">Ale </text:span><text:span text:style-name="T214">tí</text:span><text:span text:style-name="T712">, </text:span><text:span text:style-name="T70">čo </text:span><text:span text:style-name="T30">za </text:span><text:span text:style-name="T516">pomoci </text:span><text:span text:style-name="T345">groša </text:span><text:span text:style-name="T46">spáchali </text:span><text:span text:style-name="T516">ten </text:span><text:span text:style-name="T678">zločin</text:span><text:span text:style-name="T97">, </text:span><text:span text:style-name="T499">dosiahli </text:span><text:span text:style-name="T85">len </text:span><text:span text:style-name="T428">jedno</text:span><text:span text:style-name="T12">: </text:span><text:span text:style-name="T30">skôr </text:span><text:span text:style-name="T546">či </text:span><text:span text:style-name="T75">neskôr </text:span><text:span text:style-name="T31">budú </text:span><text:span text:style-name="T22">potrestaní</text:span><text:span text:style-name="T104">! </text:span><text:span text:style-name="T254">Dobre </text:span><text:span text:style-name="T63">nastav </text:span><text:span text:style-name="T294">uši</text:span><text:span text:style-name="T85">! </text:span><text:span text:style-name="T459">Pri </text:span><text:span text:style-name="T516">Diovi</text:span><text:span text:style-name="T38">, </text:span><text:span text:style-name="T294">ktorého </text:span><text:span text:style-name="T59">mám </text:span><text:span text:style-name="T758">v </text:span><text:span text:style-name="T245">úcte</text:span><text:span text:style-name="T802">, </text:span><text:span text:style-name="T95">prisahám</text:span><text:span text:style-name="T300">, </text:span><text:span text:style-name="T31">že </text:span><text:span text:style-name="T334">ak </text:span><text:span text:style-name="T95">mi </text:span><text:span text:style-name="T427">nenájdete </text:span><text:span text:style-name="T254">toho</text:span><text:span text:style-name="T357">, </text:span><text:span text:style-name="T500">kto </text:span><text:span text:style-name="T59">to </text:span><text:span text:style-name="T23">spáchal</text:span><text:span text:style-name="T703">, </text:span><text:span text:style-name="T170">neuspokojím </text:span><text:span text:style-name="T440">sa </text:span><text:span text:style-name="T474">iba </text:span><text:span text:style-name="T106">s </text:span><text:span text:style-name="T209">vašou </text:span><text:span text:style-name="T158">smrťou</text:span><text:span text:style-name="T745">, </text:span><text:span text:style-name="T499">ale </text:span><text:span text:style-name="T85">vás </text:span><text:span text:style-name="T365">dám </text:span><text:span text:style-name="T474">mučiť </text:span><text:span text:style-name="T378">dotiaľ</text:span><text:span text:style-name="T361">, </text:span><text:span text:style-name="T328">kým </text:span><text:span text:style-name="T342">sa </text:span><text:span text:style-name="T95">nepriznáte </text:span><text:span text:style-name="T327">k </text:span><text:span text:style-name="T191">tomu </text:span><text:span text:style-name="T291">opovážlivému </text:span></text:p>
      <text:p text:style-name="P36"><text:span text:style-name="T304">1</text:span><text:span text:style-name="T308">6 </text:span></text:p>
      <text:p text:style-name="P37"><text:span text:style-name="T649">už </text:span><text:span text:style-name="T599">neukážem </text:span><text:span text:style-name="T476">na </text:span><text:span text:style-name="T633">oči</text:span><text:span text:style-name="T493">. </text:span><text:span text:style-name="T411">A </text:span><text:span text:style-name="T626">chválim </text:span><text:span text:style-name="T476">bohov </text:span><text:span text:style-name="T521">za </text:span><text:span text:style-name="T421">to</text:span><text:span text:style-name="T324">, </text:span><text:span text:style-name="T654">že </text:span><text:span text:style-name="T460">sa </text:span><text:span text:style-name="T300">nesplnili </text:span><text:span text:style-name="T223">moje </text:span><text:span text:style-name="T477">predtuchy </text:span><text:span text:style-name="T8">a </text:span><text:span text:style-name="T372">môžem </text:span><text:span text:style-name="T147">odísť </text:span><text:span text:style-name="T585">s </text:span><text:span text:style-name="T267">hlavou </text:span><text:span text:style-name="T817">na </text:span><text:span text:style-name="T799">krku</text:span><text:span text:style-name="T932">! </text:span></text:p>
      <text:p text:style-name="P38"><text:span text:style-name="T60">Strážca </text:span><text:span text:style-name="T609">odíde</text:span><text:span text:style-name="T125">. </text:span><text:span text:style-name="T372">PRVÁ </text:span><text:span text:style-name="T187">PIESEŇ ZBORU </text:span><text:span text:style-name="T419">ZBOR </text:span></text:p>
      <text:p text:style-name="P27"><text:span text:style-name="T422">Síl </text:span><text:span text:style-name="T183">na </text:span><text:span text:style-name="T116">svete </text:span><text:span text:style-name="T85">je </text:span><text:span text:style-name="T153">mnoho</text:span><text:span text:style-name="T361">, </text:span><text:span text:style-name="T345">ale </text:span><text:span text:style-name="T422">nijaká </text:span><text:span text:style-name="T215">silnejšia </text:span><text:span text:style-name="T460">ako </text:span><text:span text:style-name="T421">človek</text:span><text:span text:style-name="T772">, </text:span><text:span text:style-name="T453">ktorý </text:span><text:span text:style-name="T234">aj </text:span><text:span text:style-name="T172">do </text:span><text:span text:style-name="T137">zúriacej </text:span><text:span text:style-name="T327">víchrice </text:span><text:span text:style-name="T215">a </text:span><text:span text:style-name="T223">lejaka </text:span><text:span text:style-name="T627">sa </text:span><text:span text:style-name="T213">púšta</text:span><text:span text:style-name="T674">, </text:span><text:span text:style-name="T655">aby </text:span><text:span text:style-name="T595">na </text:span><text:span text:style-name="T351">pochmúrnom </text:span><text:span text:style-name="T799">mori </text:span><text:span text:style-name="T413">prerážal </text:span><text:span text:style-name="T424">valmi </text:span><text:span text:style-name="T522">vín</text:span><text:span text:style-name="T359">, </text:span><text:span text:style-name="T369">čo </text:span><text:span text:style-name="T199">kolíšu </text:span><text:span text:style-name="T291">a </text:span><text:span text:style-name="T476">oblievajú </text:span><text:span text:style-name="T276">sťažne </text:span><text:span text:style-name="T626">jeho </text:span><text:span text:style-name="T31">lodí</text:span><text:span text:style-name="T551">. </text:span><text:span text:style-name="T276">On </text:span><text:span text:style-name="T680">aj </text:span><text:span text:style-name="T342">Zem</text:span><text:span text:style-name="T531">, </text:span><text:span text:style-name="T334">v </text:span><text:span text:style-name="T342">rade </text:span><text:span text:style-name="T427">bohýň </text:span><text:span text:style-name="T75">najvyššiu</text:span><text:span text:style-name="T551">, </text:span><text:span text:style-name="T111">večnú </text:span><text:span text:style-name="T291">a </text:span><text:span text:style-name="T641">neúnavnú</text:span><text:span text:style-name="T934">, </text:span><text:span text:style-name="T137">každý </text:span><text:span text:style-name="T397">rok </text:span><text:span text:style-name="T349">rozjatrí pluhom</text:span><text:span text:style-name="T172">, </text:span><text:span text:style-name="T208">keď </text:span><text:span text:style-name="T291">sa </text:span><text:span text:style-name="T84">jeho </text:span><text:span text:style-name="T389">krok </text:span><text:span text:style-name="T937">za </text:span><text:span text:style-name="T294">krokom </text:span><text:span text:style-name="T350">koní </text:span><text:span text:style-name="T59">borí </text:span><text:span text:style-name="T370">do </text:span><text:span text:style-name="T183">jej </text:span><text:span text:style-name="T428">pôdy</text:span><text:span text:style-name="T438">. </text:span></text:p>
      <text:p text:style-name="P2"><text:span text:style-name="T713">činu</text:span><text:span text:style-name="T529">, </text:span><text:span text:style-name="T941">aby </text:span><text:span text:style-name="T379">ste </text:span><text:span text:style-name="T595">raz </text:span><text:span text:style-name="T232">pre </text:span><text:span text:style-name="T713">vždy </text:span><text:span text:style-name="T799">vedeli</text:span><text:span text:style-name="T553">, </text:span><text:span text:style-name="T97">že </text:span><text:span text:style-name="T740">na </text:span><text:span text:style-name="T414">zárobky </text:span><text:span text:style-name="T387">máte </text:span><text:span text:style-name="T106">chodiť </text:span><text:span text:style-name="T59">ta</text:span><text:span text:style-name="T444">, </text:span><text:span text:style-name="T277">kde </text:span><text:span text:style-name="T145">treba</text:span><text:span text:style-name="T53">, </text:span><text:span text:style-name="T427">a </text:span><text:span text:style-name="T199">že </text:span><text:span text:style-name="T215">korist</text:span><text:span text:style-name="T770">' </text:span><text:span text:style-name="T191">nie </text:span><text:span text:style-name="T162">je </text:span><text:span text:style-name="T476">všetko</text:span><text:span text:style-name="T805">! </text:span><text:span text:style-name="T47">Veru </text:span><text:span text:style-name="T245">zistíte</text:span><text:span text:style-name="T880">, </text:span><text:span text:style-name="T570">že </text:span><text:span text:style-name="T414">podlý </text:span><text:span text:style-name="T474">zisk </text:span><text:span text:style-name="T30">je </text:span><text:span text:style-name="T200">pre </text:span><text:span text:style-name="T30">človeka </text:span></text:p>
      <text:p text:style-name="P2"><text:span text:style-name="T199">väčším </text:span><text:span text:style-name="T254">nešťastím </text:span><text:span text:style-name="T377">než </text:span><text:span text:style-name="T334">šťastím</text:span><text:span text:style-name="T575">! </text:span><text:span text:style-name="T278">STRÁŽC</text:span><text:span text:style-name="T279">A </text:span></text:p>
      <text:p text:style-name="P17"><text:span text:style-name="T575">Môžem </text:span><text:span text:style-name="T633">ešte </text:span></text:p>
      <text:p text:style-name="P2"><text:span text:style-name="T414">niečo </text:span><text:span text:style-name="T795">povedať</text:span><text:span text:style-name="T890">, </text:span><text:span text:style-name="T12">či </text:span><text:span text:style-name="T314">mám </text:span><text:span text:style-name="T245">už </text:span><text:span text:style-name="T712">odíst</text:span><text:span text:style-name="T189">? </text:span><text:span text:style-name="T406">KREÓN </text:span></text:p>
      <text:p text:style-name="P2"><text:span text:style-name="T351">Ty </text:span><text:span text:style-name="T86">si </text:span><text:span text:style-name="T261">nezbadal</text:span><text:span text:style-name="T782">, </text:span><text:span text:style-name="T16">že </text:span><text:span text:style-name="T366">tvoje </text:span><text:span text:style-name="T522">reči </text:span><text:span text:style-name="T391">sa </text:span><text:span text:style-name="T404">mi </text:span><text:span text:style-name="T351">hnusia</text:span><text:span text:style-name="T154">? </text:span><text:span text:style-name="T334">STRÁŽCA </text:span></text:p>
      <text:p text:style-name="P2"><text:span text:style-name="T424">Týrajú </text:span><text:span text:style-name="T391">tvoj </text:span><text:span text:style-name="T595">sluch</text:span><text:span text:style-name="T512">, </text:span><text:span text:style-name="T372">či </text:span><text:span text:style-name="T451">tvoju </text:span><text:span text:style-name="T304">dušu</text:span><text:span text:style-name="T439">? </text:span><text:span text:style-name="T474">KREÓN </text:span></text:p>
      <text:p text:style-name="P2"><text:span text:style-name="T458">Nemáš </text:span><text:span text:style-name="T741">jedno</text:span><text:span text:style-name="T930">, </text:span><text:span text:style-name="T304">odkiaľ </text:span><text:span text:style-name="T655">vychádza </text:span><text:span text:style-name="T107">môj </text:span><text:span text:style-name="T429">hnev</text:span><text:span text:style-name="T698">? </text:span><text:span text:style-name="T236">STRÁŽCA </text:span></text:p>
      <text:p text:style-name="P2"><text:span text:style-name="T97">Ja </text:span><text:span text:style-name="T350">týram </text:span><text:span text:style-name="T833">len </text:span></text:p>
      <text:p text:style-name="P2"><text:span text:style-name="T311">tvoj </text:span><text:span text:style-name="T827">sluch</text:span><text:span text:style-name="T543">, </text:span><text:span text:style-name="T713">kým </text:span><text:span text:style-name="T154">tvoju </text:span><text:span text:style-name="T395">dušu </text:span><text:span text:style-name="T61">týra </text:span><text:span text:style-name="T147">páchatel</text:span><text:span text:style-name="T515">! </text:span><text:span text:style-name="T314">KREÓN </text:span></text:p>
      <text:p text:style-name="P2"><text:span text:style-name="T637">Si </text:span><text:span text:style-name="T350">prefíkané </text:span><text:span text:style-name="T406">táradlo</text:span><text:span text:style-name="T815">! </text:span><text:span text:style-name="T391">STRÁŽCA </text:span></text:p>
      <text:p text:style-name="P9"><text:span text:style-name="T162">To </text:span><text:span text:style-name="T191">možno </text:span><text:span text:style-name="T37">som</text:span><text:span text:style-name="T743">, </text:span></text:p>
      <text:p text:style-name="P2"><text:span text:style-name="T337">nič </text:span><text:span text:style-name="T520">zlého </text:span><text:span text:style-name="T637">som </text:span><text:span text:style-name="T378">však </text:span><text:span text:style-name="T153">nespravil</text:span><text:span text:style-name="T454">. </text:span><text:span text:style-name="T97">KREON </text:span></text:p>
      <text:p text:style-name="P2"><text:span text:style-name="T36">Ba </text:span><text:span text:style-name="T451">spravil</text:span><text:span text:style-name="T726">! </text:span></text:p>
      <text:p text:style-name="P2"><text:span text:style-name="T647">Zapredal </text:span><text:span text:style-name="T86">si </text:span><text:span text:style-name="T147">dušu</text:span><text:span text:style-name="T326">! </text:span><text:span text:style-name="T314">ST</text:span><text:span text:style-name="T317">RÁ</text:span><text:span text:style-name="T314">ŽCA </text:span></text:p>
      <text:p text:style-name="P2"><text:soft-page-break/><text:span text:style-name="T47">Beda</text:span><text:span text:style-name="T775">, </text:span><text:span text:style-name="T633">ak </text:span><text:span text:style-name="T22">ma </text:span><text:span text:style-name="T369">posudzuje </text:span></text:p>
      <text:p text:style-name="P2"><text:span text:style-name="T202">predstavený </text:span><text:span text:style-name="T76">iba podľa </text:span><text:span text:style-name="T24">predstáv</text:span><text:span text:style-name="T667">! </text:span><text:span text:style-name="T223">KREÓN </text:span></text:p>
      <text:p text:style-name="P2"><text:span text:style-name="T378">Hraj </text:span><text:span text:style-name="T795">sa </text:span><text:span text:style-name="T97">so </text:span><text:span text:style-name="T214">slovami</text:span><text:span text:style-name="T819">, </text:span><text:span text:style-name="T337">koľko </text:span><text:span text:style-name="T807">chceš</text:span><text:span text:style-name="T944">, </text:span><text:span text:style-name="T610">no </text:span><text:span text:style-name="T740">ak </text:span><text:span text:style-name="T245">sa </text:span><text:span text:style-name="T46">vinník </text:span><text:span text:style-name="T328">nenájde</text:span><text:span text:style-name="T802">, </text:span><text:span text:style-name="T46">vám </text:span><text:span text:style-name="T214">ručím </text:span><text:span text:style-name="T642">za </text:span><text:span text:style-name="T116">to</text:span><text:span text:style-name="T642">, </text:span><text:span text:style-name="T516">že </text:span><text:span text:style-name="T370">sa </text:span><text:span text:style-name="T226">presvedčíte</text:span><text:span text:style-name="T830">, </text:span><text:span text:style-name="T30">aké </text:span><text:span text:style-name="T214">pohromy </text:span><text:span text:style-name="T576">so </text:span><text:span text:style-name="T200">sebou </text:span><text:span text:style-name="T369">nesie </text:span><text:span text:style-name="T244">podlý </text:span><text:span text:style-name="T607">zisk</text:span><text:span text:style-name="T411">! </text:span></text:p>
      <text:p text:style-name="P24"><text:span text:style-name="T628">Kreón </text:span><text:span text:style-name="T188">sa </text:span><text:span text:style-name="T241">vracia </text:span><text:span text:style-name="T396">do </text:span><text:span text:style-name="T155">paláca</text:span><text:span text:style-name="T508">. </text:span><text:span text:style-name="T326">STRÁŽCA </text:span></text:p>
      <text:p text:style-name="P2"><text:span text:style-name="T334">Kiež </text:span><text:span text:style-name="T22">by </text:span><text:span text:style-name="T104">sme </text:span><text:span text:style-name="T152">ho </text:span><text:span text:style-name="T104">len </text:span><text:span text:style-name="T244">našli</text:span><text:span text:style-name="T626">! </text:span><text:span text:style-name="T404">Osud </text:span><text:span text:style-name="T311">rozhodne</text:span><text:span text:style-name="T803">, </text:span><text:span text:style-name="T446">či </text:span><text:span text:style-name="T713">sa </text:span><text:span text:style-name="T585">to </text:span><text:span text:style-name="T36">podarí</text:span><text:span text:style-name="T627">, </text:span><text:span text:style-name="T760">či </text:span><text:span text:style-name="T184">nie</text:span><text:span text:style-name="T107">! </text:span><text:span text:style-name="T199">No </text:span><text:span text:style-name="T620">nech </text:span><text:span text:style-name="T369">sa </text:span><text:span text:style-name="T75">stane </text:span><text:span text:style-name="T215">tak </text:span><text:span text:style-name="T120">či </text:span><text:span text:style-name="T453">onak</text:span><text:span text:style-name="T84">, </text:span><text:span text:style-name="T403">ja </text:span><text:span text:style-name="T349">sa </text:span><text:span text:style-name="T615">ti </text:span></text:p>
      <text:p text:style-name="P2"><text:span text:style-name="T22">On </text:span><text:span text:style-name="T411">kídle </text:span><text:span text:style-name="T172">plachých </text:span><text:span text:style-name="T427">vtákov </text:span><text:span text:style-name="T199">chytá </text:span><text:span text:style-name="T81">do </text:span><text:span text:style-name="T670">nástralı </text:span><text:span text:style-name="T47">a </text:span><text:span text:style-name="T10">od </text:span><text:span text:style-name="T476">úpätia </text:span><text:span text:style-name="T31">po </text:span><text:span text:style-name="T411">úpätie </text:span><text:span text:style-name="T84">naháňai </text:span><text:span text:style-name="T654">divé šelmy </text:span><text:span text:style-name="T31">v </text:span><text:span text:style-name="T654">horách </text:span><text:span text:style-name="T680">nemá </text:span><text:span text:style-name="T137">strach </text:span><text:span text:style-name="T162">a </text:span><text:span text:style-name="T95">vrhá </text:span><text:span text:style-name="T427">pevne </text:span><text:span text:style-name="T84">upletené </text:span><text:span text:style-name="T466">siete</text:span><text:span text:style-name="T761">, </text:span><text:span text:style-name="T643">do </text:span><text:span text:style-name="T184">ktorých </text:span><text:span text:style-name="T293">morské </text:span><text:span text:style-name="T252">tvory </text:span><text:span text:style-name="T73">lezú </text:span><text:span text:style-name="T19">mu</text:span><text:span text:style-name="T252">. </text:span><text:span text:style-name="T116">Človek </text:span><text:span text:style-name="T370">má </text:span><text:span text:style-name="T116">dôvtip </text:span><text:span text:style-name="T124">- </text:span><text:span text:style-name="T209">preto </text:span><text:span text:style-name="T428">neuniká </text:span><text:span text:style-name="T120">nič </text:span><text:span text:style-name="T63">pred </text:span><text:span text:style-name="T47">zámermi </text:span><text:span text:style-name="T120">jeho </text:span><text:span text:style-name="T369">rozumu</text:span><text:span text:style-name="T883">. </text:span><text:span text:style-name="T234">Stíha </text:span><text:span text:style-name="T369">zver </text:span><text:span text:style-name="T349">najstrmšími </text:span><text:span text:style-name="T181">chotármi</text:span><text:span text:style-name="T495">, </text:span><text:span text:style-name="T411">hrivnatú </text:span><text:span text:style-name="T397">šiju </text:span><text:span text:style-name="T144">koňa </text:span><text:span text:style-name="T654">ujarmí </text:span><text:span text:style-name="T642">práve </text:span><text:span text:style-name="T378">tak </text:span><text:span text:style-name="T59">ako </text:span><text:span text:style-name="T642">neskrotného </text:span><text:span text:style-name="T209">býka</text:span><text:span text:style-name="T763">. </text:span></text:p>
      <text:p text:style-name="P39"><text:span text:style-name="T10">On </text:span><text:span text:style-name="T63">hovoriť </text:span><text:span text:style-name="T690">i </text:span><text:span text:style-name="T63">bystro </text:span><text:span text:style-name="T152">myslieť </text:span><text:span text:style-name="T84">razom </text:span><text:span text:style-name="T70">sa </text:span><text:span text:style-name="T23">naučil </text:span><text:span text:style-name="T253">a </text:span><text:span text:style-name="T459">kladie </text:span><text:span text:style-name="T235">základy </text:span><text:span text:style-name="T397">mestám </text:span><text:span text:style-name="T369">a </text:span><text:span text:style-name="T22">vládne </text:span><text:span text:style-name="T938">v </text:span><text:span text:style-name="T199">nich </text:span><text:span text:style-name="T95">a </text:span><text:span text:style-name="T199">s </text:span><text:span text:style-name="T599">krutým </text:span><text:span text:style-name="T208">mrazom </text:span></text:p>
      <text:p text:style-name="P18"><text:span text:style-name="T784">a </text:span><text:span text:style-name="T10">prudkým </text:span><text:span text:style-name="T234">daždom </text:span><text:span text:style-name="T421">tiež </text:span><text:span text:style-name="T37">si </text:span><text:span text:style-name="T377">poradí</text:span><text:span text:style-name="T950">, </text:span><text:span text:style-name="T147">lebo </text:span><text:span text:style-name="T8">si </text:span><text:span text:style-name="T19">nad </text:span><text:span text:style-name="T61">hlavou </text:span><text:span text:style-name="T86">vie </text:span><text:span text:style-name="T49">strechu </text:span><text:span text:style-name="T154">zdvihnúť </text:span><text:span text:style-name="T668">a </text:span><text:span text:style-name="T248">s </text:span><text:span text:style-name="T392">rozvahou </text:span><text:span text:style-name="T461">sa díva </text:span><text:span text:style-name="T194">na </text:span><text:span text:style-name="T630">doby</text:span><text:span text:style-name="T555">, </text:span><text:span text:style-name="T744">čo </text:span><text:span text:style-name="T242">majú </text:span><text:span text:style-name="T61">príst</text:span><text:span text:style-name="T8">, </text:span><text:span text:style-name="T222">a </text:span><text:span text:style-name="T379">iba </text:span><text:span text:style-name="T413">smrti </text:span><text:span text:style-name="T326">vyhnúť </text:span><text:span text:style-name="T37">sa </text:span><text:span text:style-name="T152">ešte </text:span><text:span text:style-name="T276">nedokáže</text:span><text:span text:style-name="T137">, </text:span><text:span text:style-name="T442">vie </text:span><text:span text:style-name="T104">však </text:span><text:span text:style-name="T397">už</text:span><text:span text:style-name="T934">, </text:span><text:span text:style-name="T104">ako </text:span><text:span text:style-name="T466">sa </text:span><text:span text:style-name="T364">má </text:span><text:span text:style-name="T22">zbavit </text:span><text:span text:style-name="T466">tiaže</text:span><text:span text:style-name="T551">, </text:span><text:span text:style-name="T433">s </text:span><text:span text:style-name="T144">ktorou </text:span><text:span text:style-name="T377">naň </text:span><text:span text:style-name="T234">doliehajú </text:span><text:span text:style-name="T397">choroby</text:span><text:span text:style-name="T81">. </text:span><text:span text:style-name="T643">No </text:span><text:span text:style-name="T272">hoci </text:span><text:span text:style-name="T293">múdrosť</text:span><text:span text:style-name="T147">, </text:span><text:span text:style-name="T585">vtip </text:span><text:span text:style-name="T413">a </text:span><text:span text:style-name="T61">silu </text:span><text:span text:style-name="T429">obra </text:span></text:p>
      <text:p text:style-name="P40"><text:span text:style-name="T95">19 </text:span></text:p>
      <text:p text:style-name="P41"><text:span text:style-name="T280">DRUHÉ </text:span><text:span text:style-name="T611">D</text:span><text:span text:style-name="T612">EJSTVO </text:span></text:p>
      <text:p text:style-name="P2"><text:span text:style-name="T342">má </text:span><text:span text:style-name="T953">v </text:span><text:span text:style-name="T181">miere</text:span><text:span text:style-name="T900">, </text:span><text:span text:style-name="T244">ktorá </text:span><text:span text:style-name="T215">báje </text:span><text:span text:style-name="T633">prekoná</text:span><text:span text:style-name="T495">, </text:span><text:span text:style-name="T370">on </text:span><text:span text:style-name="T337">zlo </text:span><text:span text:style-name="T59">je schopný </text:span><text:span text:style-name="T459">konať </text:span><text:span text:style-name="T610">v </text:span><text:span text:style-name="T158">pätách </text:span><text:span text:style-name="T214">dobra</text:span><text:span text:style-name="T866">. </text:span><text:span text:style-name="T328">Ak </text:span><text:span text:style-name="T189">žije </text:span><text:span text:style-name="T459">správne</text:span><text:span text:style-name="T637">, </text:span><text:span text:style-name="T97">podľa </text:span><text:span text:style-name="T209">zákona</text:span><text:span text:style-name="T778">, </text:span><text:span text:style-name="T350">posväteného </text:span><text:span text:style-name="T30">prísahou</text:span><text:span text:style-name="T807">, </text:span><text:span text:style-name="T59">je </text:span><text:span text:style-name="T189">vlasti </text:span><text:span text:style-name="T597">na </text:span><text:span text:style-name="T474">osoh</text:span><text:span text:style-name="T394">, </text:span><text:span text:style-name="T30">ale na </text:span><text:span text:style-name="T170">jej </text:span><text:span text:style-name="T274">záhubu</text:span><text:span text:style-name="T17">, </text:span><text:span text:style-name="T334">ak </text:span><text:span text:style-name="T397">do </text:span><text:span text:style-name="T327">zla </text:span><text:span text:style-name="T47">padne ako </text:span><text:span text:style-name="T120">do </text:span><text:span text:style-name="T63">priepasti</text:span><text:span text:style-name="T120">. </text:span><text:span text:style-name="T199">Kto </text:span><text:span text:style-name="T369">zotrváva </text:span><text:span text:style-name="T199">pri </text:span><text:span text:style-name="T120">zle</text:span><text:span text:style-name="T701">, </text:span><text:span text:style-name="T274">nech </text:span><text:span text:style-name="T12">nikdy </text:span><text:span text:style-name="T145">nie </text:span><text:span text:style-name="T576">je </text:span><text:span text:style-name="T30">hostom </text:span><text:span text:style-name="T59">mojej </text:span><text:span text:style-name="T387">mysle </text:span><text:span text:style-name="T583">a </text:span><text:span text:style-name="T31">ani </text:span><text:span text:style-name="T75">hostom </text:span><text:span text:style-name="T654">môjho </text:span><text:span text:style-name="T63">kozubu</text:span><text:span text:style-name="T433">. </text:span></text:p>
      <text:p text:style-name="P2"><text:span text:style-name="T251">Strážca </text:span><text:span text:style-name="T9">privádza </text:span><text:span text:style-name="T452">Antigonu</text:span><text:span text:style-name="T693">. </text:span><text:span text:style-name="T28">NÁČELNÍK </text:span><text:span text:style-name="T335">ZBORU </text:span></text:p>
      <text:p text:style-name="P7"><text:span text:style-name="T403">Co </text:span><text:span text:style-name="T10">to </text:span><text:span text:style-name="T234">vidím</text:span><text:span text:style-name="T670">? </text:span><text:span text:style-name="T254">Som </text:span><text:span text:style-name="T956">v </text:span><text:span text:style-name="T22">rozpakoch</text:span><text:span text:style-name="T137">! </text:span><text:span text:style-name="T158">Darmo </text:span><text:span text:style-name="T97">by som </text:span><text:span text:style-name="T59">tvrdil</text:span><text:span text:style-name="T706">, </text:span><text:span text:style-name="T669">že </text:span><text:span text:style-name="T253">toto </text:span><text:span text:style-name="T59">dievča </text:span><text:span text:style-name="T46">nie </text:span><text:span text:style-name="T499">je </text:span><text:span text:style-name="T118">Ant</text:span><text:span text:style-name="T119">i</text:span><text:span text:style-name="T118">gona</text:span><text:span text:style-name="T379">, </text:span><text:span text:style-name="T351">ked </text:span><text:span text:style-name="T198">je </text:span><text:span text:style-name="T174">to </text:span><text:span text:style-name="T207">raz </text:span><text:span text:style-name="T585">ona</text:span><text:span text:style-name="T547">! </text:span><text:span text:style-name="T118">Nešťastná </text:span><text:span text:style-name="T351">dcéra </text:span><text:span text:style-name="T160">nešťastného </text:span><text:span text:style-name="T413">Oidipa</text:span><text:span text:style-name="T793">, </text:span><text:span text:style-name="T744">čo </text:span><text:span text:style-name="T252">to </text:span><text:span text:style-name="T121">znamená</text:span><text:span text:style-name="T87">? </text:span><text:span text:style-name="T369">Azda </text:span><text:span text:style-name="T120">ta </text:span><text:span text:style-name="T191">len </text:span><text:span text:style-name="T37">neprivádzajú </text:span><text:span text:style-name="T427">preto</text:span><text:span text:style-name="T276">, </text:span><text:span text:style-name="T31">že </text:span><text:span text:style-name="T63">si </text:span><text:span text:style-name="T427">porušila </text:span><text:span text:style-name="T389">kráľovský </text:span><text:span text:style-name="T271">rozkaz </text:span></text:p>
      <text:p text:style-name="P2"><text:span text:style-name="T118">a </text:span><text:span text:style-name="T379">prichytili </text:span><text:span text:style-name="T86">ťa pri </text:span><text:span text:style-name="T107">nerozvážnom </text:span><text:span text:style-name="T112">čine</text:span><text:span text:style-name="T19">? </text:span><text:span text:style-name="T198">STRÁŽCA </text:span></text:p>
      <text:p text:style-name="P19"><text:span text:style-name="T106">Toto </text:span><text:span text:style-name="T669">je </text:span><text:span text:style-name="T745">tá</text:span><text:span text:style-name="T570">, </text:span><text:span text:style-name="T114">čo </text:span><text:span text:style-name="T652">pochovala </text:span><text:span text:style-name="T499">mítve </text:span><text:span text:style-name="T576">telo</text:span><text:span text:style-name="T394">! </text:span><text:span text:style-name="T174">Prichytili </text:span><text:span text:style-name="T73">sme </text:span><text:span text:style-name="T107">ju </text:span><text:span text:style-name="T86">pri </text:span><text:span text:style-name="T395">čine</text:span><text:span text:style-name="T754">. </text:span><text:span text:style-name="T665">Kde </text:span><text:span text:style-name="T86">nájdem </text:span></text:p>
      <text:p text:style-name="P3"><text:span text:style-name="T277">Kreóna</text:span><text:span text:style-name="T116">? </text:span><text:span text:style-name="T337">NÁČELNÍK </text:span><text:span text:style-name="T637">ZBORU </text:span></text:p>
      <text:p text:style-name="P7"><text:span text:style-name="T104">Tam </text:span><text:span text:style-name="T663">ide</text:span><text:span text:style-name="T929">, </text:span><text:span text:style-name="T162">vyšiel </text:span><text:span text:style-name="T460">z </text:span><text:span text:style-name="T442">domu </text:span><text:span text:style-name="T172">práve </text:span><text:span text:style-name="T234">vhod</text:span><text:span text:style-name="T244">! </text:span></text:p>
      <text:p text:style-name="P42"><text:span text:style-name="T767">Z </text:span><text:span text:style-name="T579">paláca </text:span><text:span text:style-name="T631">vychádza </text:span><text:span text:style-name="T66">Kreón</text:span><text:span text:style-name="T804">. </text:span></text:p>
      <text:p text:style-name="P27"><text:span text:style-name="T73">KREÓN </text:span></text:p>
      <text:p text:style-name="P15"><text:span text:style-name="T85">Čo </text:span><text:span text:style-name="T370">máte</text:span><text:span text:style-name="T70">? </text:span><text:span text:style-name="T23">Komu </text:span><text:span text:style-name="T629">vhod </text:span><text:span text:style-name="T12">som </text:span><text:span text:style-name="T795">vyšiel </text:span><text:span text:style-name="T265">z </text:span><text:span text:style-name="T378">domu</text:span><text:span text:style-name="T12">? </text:span><text:span text:style-name="T61">STRÁŽCA </text:span></text:p>
      <text:p text:style-name="P19"><text:span text:style-name="T160">Pa</text:span><text:span text:style-name="T168">n</text:span><text:span text:style-name="T160">e</text:span><text:span text:style-name="T184">, </text:span><text:span text:style-name="T213">smrteľník </text:span><text:span text:style-name="T799">sa </text:span><text:span text:style-name="T379">nemá </text:span><text:span text:style-name="T184">nikdy </text:span><text:span text:style-name="T189">nerozvážne </text:span><text:span text:style-name="T145">zaprisahať</text:span><text:span text:style-name="T576">, </text:span><text:span text:style-name="T145">lebo </text:span><text:span text:style-name="T584">jeho </text:span><text:span text:style-name="T61">predsavzatie </text:span><text:span text:style-name="T174">nemusí </text:span><text:span text:style-name="T252">byť </text:span><text:span text:style-name="T395">správne</text:span><text:span text:style-name="T647">. </text:span><text:span text:style-name="T184">Vtedy</text:span><text:span text:style-name="T207">, </text:span><text:span text:style-name="T213">keď </text:span><text:span text:style-name="T152">si </text:span><text:span text:style-name="T633">na </text:span><text:span text:style-name="T797">mňa </text:span><text:span text:style-name="T22">sypal </text:span><text:span text:style-name="T47">svoje </text:span><text:span text:style-name="T191">hrozby</text:span><text:span text:style-name="T836">, </text:span><text:span text:style-name="T47">s</text:span><text:span text:style-name="T52">o</text:span><text:span text:style-name="T47">m </text:span><text:span text:style-name="T389">sa </text:span><text:span text:style-name="T184">dušoval</text:span><text:span text:style-name="T961">, </text:span><text:span text:style-name="T293">že sa </text:span><text:span text:style-name="T458">tu </text:span><text:span text:style-name="T627">nikdy </text:span><text:span text:style-name="T118">viacej </text:span><text:span text:style-name="T28">nezjavím</text:span><text:span text:style-name="T477">. </text:span><text:span text:style-name="T23">No </text:span><text:span text:style-name="T59">ktorá </text:span><text:span text:style-name="T394">rozkoš </text:span><text:span text:style-name="T414">by </text:span><text:span text:style-name="T245">sa </text:span><text:span text:style-name="T337">vyrovnala </text:span><text:span text:style-name="T421">náhlej </text:span><text:span text:style-name="T10">radosti</text:span><text:span text:style-name="T263">? </text:span><text:span text:style-name="T181">Aj </text:span><text:span text:style-name="T234">napriek </text:span><text:span text:style-name="T633">prísahe </text:span><text:span text:style-name="T334">som </text:span><text:span text:style-name="T200">znova </text:span><text:span text:style-name="T145">tu a </text:span><text:span text:style-name="T158">vediem </text:span><text:span text:style-name="T370">dievča</text:span><text:span text:style-name="T472">, </text:span><text:span text:style-name="T387">ktoré </text:span><text:span text:style-name="T209">bolo </text:span><text:span text:style-name="T22">pristihnuté</text:span><text:span text:style-name="T934">, </text:span><text:span text:style-name="T411">ako </text:span><text:span text:style-name="T514">robí </text:span><text:span text:style-name="T95">hrob</text:span><text:span text:style-name="T495">. </text:span><text:span text:style-name="T369">No </text:span><text:span text:style-name="T63">teraz </text:span><text:span text:style-name="T291">sa </text:span><text:span text:style-name="T191">už </text:span><text:span text:style-name="T389">nevolilo </text:span><text:span text:style-name="T181">žrebom</text:span><text:span text:style-name="T445">. </text:span><text:span text:style-name="T181">Tento </text:span><text:span text:style-name="T234">úlovok </text:span><text:span text:style-name="T664">je </text:span><text:span text:style-name="T345">môj </text:span><text:span text:style-name="T106">a </text:span><text:span text:style-name="T414">viacej </text:span><text:span text:style-name="T158">nikoho</text:span><text:span text:style-name="T778">. </text:span><text:span text:style-name="T46">Ber </text:span><text:span text:style-name="T23">si </text:span><text:span text:style-name="T200">ju</text:span><text:span text:style-name="T489">, </text:span><text:span text:style-name="T154">pane</text:span><text:span text:style-name="T82">, </text:span><text:span text:style-name="T112">čo </text:span><text:span text:style-name="T502">chceš</text:span><text:span text:style-name="T343">, </text:span><text:span text:style-name="T372">sa </text:span><text:span text:style-name="T184">jej vypytuj</text:span><text:span text:style-name="T395">, a </text:span><text:span text:style-name="T326">z </text:span><text:span text:style-name="T351">čoho </text:span><text:span text:style-name="T366">chceš </text:span><text:span text:style-name="T278">ju </text:span><text:span text:style-name="T655">usvedč</text:span><text:span text:style-name="T61">. </text:span><text:span text:style-name="T160">Ale </text:span><text:span text:style-name="T147">ja </text:span><text:span text:style-name="T585">si </text:span><text:span text:style-name="T372">iste </text:span><text:span text:style-name="T502">zasluhujem</text:span><text:span text:style-name="T898">, </text:span><text:span text:style-name="T215">aby </text:span><text:span text:style-name="T191">som </text:span><text:span text:style-name="T144">z </text:span><text:span text:style-name="T215">tej </text:span><text:span text:style-name="T191">pohromy </text:span><text:span text:style-name="T223">už </text:span><text:span text:style-name="T411">vyšiel </text:span><text:span text:style-name="T172">bez </text:span><text:span text:style-name="T223">viny </text:span><text:span text:style-name="T75">a </text:span><text:span text:style-name="T31">trestu</text:span><text:span text:style-name="T199">. </text:span></text:p>
      <text:p text:style-name="P43"><text:soft-page-break/><text:span text:style-name="T382">2</text:span><text:span text:style-name="T383">0 </text:span></text:p>
      <text:p text:style-name="P44"><text:span text:style-name="T411">KREÓN </text:span></text:p>
      <text:p text:style-name="P8"><text:span text:style-name="T633">Kde </text:span><text:span text:style-name="T476">a </text:span><text:span text:style-name="T244">ako </text:span><text:span text:style-name="T599">padlo </text:span></text:p>
      <text:p text:style-name="P17"><text:span text:style-name="T807">do </text:span><text:span text:style-name="T723">tvojich </text:span><text:span text:style-name="T378">rúk </text:span><text:span text:style-name="T610">toto </text:span><text:span text:style-name="T474">dievča</text:span><text:span text:style-name="T378">? </text:span><text:span text:style-name="T278">STRÁŽC</text:span><text:span text:style-name="T279">A </text:span></text:p>
      <text:p text:style-name="P45"><text:span text:style-name="T162">Pri </text:span><text:span text:style-name="T291">pochovávaní </text:span></text:p>
      <text:p text:style-name="P28"><text:span text:style-name="T254">brata</text:span><text:span text:style-name="T867">. </text:span><text:span text:style-name="T266">Tým </text:span><text:span text:style-name="T500">je </text:span><text:span text:style-name="T181">povedané </text:span><text:span text:style-name="T191">všetko</text:span><text:span text:style-name="T904">. </text:span><text:span text:style-name="T522">KREÓN </text:span></text:p>
      <text:p text:style-name="P19"><text:span text:style-name="T405">A </text:span><text:span text:style-name="T154">si </text:span><text:span text:style-name="T198">si </text:span><text:span text:style-name="T799">tým </text:span><text:span text:style-name="T451">istý</text:span><text:span text:style-name="T595">? </text:span><text:span text:style-name="T627">Vieš</text:span><text:span text:style-name="T429">, </text:span><text:span text:style-name="T627">čo </text:span><text:span text:style-name="T98">vravíš? </text:span><text:span text:style-name="T28">STRÁŽCA </text:span></text:p>
      <text:p text:style-name="P2"><text:span text:style-name="T278">Videl </text:span><text:span text:style-name="T424">som </text:span><text:span text:style-name="T311">ju </text:span><text:span text:style-name="T232">pochovávať </text:span><text:span text:style-name="T351">mítve </text:span><text:span text:style-name="T710">telo</text:span><text:span text:style-name="T529">, </text:span><text:span text:style-name="T372">ktoré </text:span><text:span text:style-name="T79">p</text:span><text:span text:style-name="T73">odľa tvojho </text:span><text:span text:style-name="T232">rozkazu </text:span><text:span text:style-name="T28">má </text:span><text:span text:style-name="T49">ostať </text:span><text:span text:style-name="T403">nepochované</text:span><text:span text:style-name="T357">. </text:span><text:span text:style-name="T962">Je </text:span><text:span text:style-name="T714">to</text:span><text:span text:style-name="T525">, </text:span><text:span text:style-name="T266">čo </text:span><text:span text:style-name="T607">vravím</text:span><text:span text:style-name="T525">, </text:span></text:p>
      <text:p text:style-name="P45"><text:span text:style-name="T208">zrozumitelné </text:span><text:span text:style-name="T411">a </text:span><text:span text:style-name="T291">jasné</text:span><text:span text:style-name="T389">? </text:span><text:span text:style-name="T349">KREÓN </text:span></text:p>
      <text:p text:style-name="P8"><text:span text:style-name="T626">Ako </text:span><text:span text:style-name="T104">si </text:span><text:span text:style-name="T199">ju </text:span><text:span text:style-name="T144">zbadal</text:span><text:span text:style-name="T334">? </text:span><text:span text:style-name="T10">Ako </text:span><text:span text:style-name="T389">prichytil</text:span><text:span text:style-name="T84">? </text:span><text:span text:style-name="T187">STRÁŽCA </text:span></text:p>
      <text:p text:style-name="P26"><text:span text:style-name="T421">To </text:span><text:span text:style-name="T120">bolo </text:span><text:span text:style-name="T254">takto</text:span><text:span text:style-name="T686">. </text:span><text:span text:style-name="T411">Keď </text:span><text:span text:style-name="T276">som </text:span><text:span text:style-name="T10">prišiel </text:span><text:span text:style-name="T95">spät </text:span><text:span text:style-name="T626">a </text:span><text:span text:style-name="T476">ked </text:span><text:span text:style-name="T327">som </text:span><text:span text:style-name="T403">všetkým </text:span><text:span text:style-name="T276">nahnal </text:span><text:span text:style-name="T377">strachu </text:span><text:span text:style-name="T37">tvojou </text:span><text:span text:style-name="T315">hrozbou</text:span><text:span text:style-name="T129">, </text:span><text:span text:style-name="T799">hned</text:span><text:span text:style-name="T553">' </text:span><text:span text:style-name="T207">sme z </text:span><text:span text:style-name="T98">hnijúceho </text:span><text:span text:style-name="T118">tela </text:span><text:span text:style-name="T184">odstránili </text:span><text:span text:style-name="T162">prach </text:span><text:span text:style-name="T84">a </text:span><text:span text:style-name="T442">dobre </text:span><text:span text:style-name="T111">sme </text:span><text:span text:style-name="T254">ho </text:span><text:span text:style-name="T22">očistili</text:span><text:span text:style-name="T557">. </text:span><text:span text:style-name="T342">Potom </text:span><text:span text:style-name="T680">sine </text:span><text:span text:style-name="T137">si </text:span><text:span text:style-name="T342">sadli </text:span><text:span text:style-name="T680">na </text:span><text:span text:style-name="T208">svah</text:span><text:span text:style-name="T137">, </text:span><text:span text:style-name="T215">na </text:span><text:span text:style-name="T152">ten </text:span><text:span text:style-name="T364">záveterný</text:span><text:span text:style-name="T743">, </text:span><text:span text:style-name="T460">aby </text:span><text:span text:style-name="T349">na </text:span><text:span text:style-name="T389">nás </text:span><text:span text:style-name="T199">nešiel </text:span><text:span text:style-name="T47">zápach </text:span><text:span text:style-name="T181">z </text:span><text:span text:style-name="T411">mítvoly</text:span><text:span text:style-name="T95">. </text:span><text:span text:style-name="T57">Tam </text:span><text:span text:style-name="T800">sme </text:span><text:span text:style-name="T600">sa </text:span><text:span text:style-name="T456">častovali </text:span><text:span text:style-name="T237">hrozbami </text:span><text:span text:style-name="T392">a </text:span><text:span text:style-name="T181">nadávkami</text:span><text:span text:style-name="T54">, </text:span><text:span text:style-name="T234">aby </text:span><text:span text:style-name="T31">nikto </text:span><text:span text:style-name="T181">neprestal </text:span><text:span text:style-name="T199">mat </text:span><text:span text:style-name="T807">oči </text:span><text:span text:style-name="T235">na </text:span><text:span text:style-name="T226">stopkách</text:span><text:span text:style-name="T951">. </text:span><text:span text:style-name="T59">Čas </text:span><text:span text:style-name="T116">bežal</text:span><text:span text:style-name="T908">, </text:span><text:span text:style-name="T23">guľa </text:span><text:span text:style-name="T629">slnka </text:span><text:span text:style-name="T124">- </text:span><text:span text:style-name="T80">stála </text:span><text:span text:style-name="T428">rovno </text:span><text:span text:style-name="T116">nad </text:span><text:span text:style-name="T189">nami </text:span><text:span text:style-name="T350">a </text:span><text:span text:style-name="T637">horúčava </text:span><text:span text:style-name="T549">— </text:span><text:span text:style-name="T428">na </text:span><text:span text:style-name="T38">nevydržanie</text:span><text:span text:style-name="T868">. </text:span><text:span text:style-name="T723">Tu </text:span><text:span text:style-name="T139">sa </text:span><text:span text:style-name="T610">zrazu </text:span><text:span text:style-name="T474">strhol </text:span><text:span text:style-name="T294">víchor</text:span><text:span text:style-name="T957">, </text:span><text:span text:style-name="T170">bol </text:span><text:span text:style-name="T253">to </text:span><text:span text:style-name="T328">taký </text:span><text:span text:style-name="T245">vír </text:span><text:span text:style-name="T30">od </text:span><text:span text:style-name="T183">zeme </text:span><text:span text:style-name="T85">po </text:span><text:span text:style-name="T214">oblohu</text:span><text:span text:style-name="T844">, </text:span><text:span text:style-name="T271">z </text:span><text:span text:style-name="T641">lesa </text:span><text:span text:style-name="T575">na </text:span><text:span text:style-name="T342">rovine </text:span><text:span text:style-name="T199">postíhalo </text:span><text:span text:style-name="T664">všetko </text:span><text:span text:style-name="T85">lístie</text:span><text:span text:style-name="T584">, </text:span><text:span text:style-name="T46">celé </text:span><text:span text:style-name="T38">nebo </text:span><text:span text:style-name="T520">zastrel </text:span><text:span text:style-name="T38">oblak </text:span><text:span text:style-name="T191">prachu</text:span><text:span text:style-name="T433">. </text:span><text:span text:style-name="T191">Zavreli </text:span><text:span text:style-name="T633">sme </text:span><text:span text:style-name="T276">oči</text:span><text:span text:style-name="T357">, </text:span><text:span text:style-name="T521">no </text:span><text:span text:style-name="T421">a </text:span><text:span text:style-name="T10">znášali </text:span><text:span text:style-name="T106">to </text:span><text:span text:style-name="T30">božie </text:span><text:span text:style-name="T38">dopustenie</text:span><text:span text:style-name="T886">. </text:span><text:span text:style-name="T46">Potom</text:span><text:span text:style-name="T964">, </text:span><text:span text:style-name="T214">keď </text:span><text:span text:style-name="T499">už </text:span><text:span text:style-name="T59">bolo </text:span><text:span text:style-name="T607">po </text:span><text:span text:style-name="T476">povíchrici</text:span><text:span text:style-name="T10">, </text:span><text:span text:style-name="T349">sme </text:span><text:span text:style-name="T476">ich </text:span><text:span text:style-name="T37">zas </text:span><text:span text:style-name="T31">pootvárali </text:span><text:span text:style-name="T650">a </text:span><text:span text:style-name="T100">zbadali </text:span><text:span text:style-name="T601">sme </text:span><text:span text:style-name="T480">toto </text:span><text:span text:style-name="T143">dievča</text:span><text:span text:style-name="T496">, </text:span><text:span text:style-name="T303">ako </text:span><text:span text:style-name="T334">smutne </text:span><text:span text:style-name="T377">kvíli</text:span><text:span text:style-name="T551">. </text:span><text:span text:style-name="T47">Takým </text:span><text:span text:style-name="T460">hlasom </text:span><text:span text:style-name="T797">kvíli </text:span><text:span text:style-name="T377">vták</text:span><text:span text:style-name="T663">, </text:span><text:span text:style-name="T370">keď </text:span><text:span text:style-name="T38">nájde </text:span><text:span text:style-name="T370">prázdne </text:span><text:span text:style-name="T70">hniezdo</text:span><text:span text:style-name="T872">, </text:span><text:span text:style-name="T629">v </text:span><text:span text:style-name="T30">ktorom </text:span><text:span text:style-name="T153">nechal </text:span><text:span text:style-name="T377">mláďatá</text:span><text:span text:style-name="T199">. </text:span><text:span text:style-name="T291">A </text:span><text:span text:style-name="T162">ona </text:span><text:span text:style-name="T266">kvílila </text:span><text:span text:style-name="T234">zas </text:span><text:span text:style-name="T403">preto</text:span><text:span text:style-name="T738">, </text:span><text:span text:style-name="T620">lebo </text:span><text:span text:style-name="T514">uzrela </text:span><text:span text:style-name="T37">tú </text:span><text:span text:style-name="T460">holú </text:span><text:span text:style-name="T633">mŕtvolu </text:span><text:span text:style-name="T714">a </text:span><text:span text:style-name="T31">hrozne </text:span></text:p>
      <text:p text:style-name="P2"><text:span text:style-name="T649">preklínala </text:span><text:span text:style-name="T377">tých</text:span><text:span text:style-name="T75">, </text:span><text:span text:style-name="T369">čo </text:span><text:span text:style-name="T403">si </text:span><text:span text:style-name="T599">s </text:span><text:span text:style-name="T711">tým </text:span><text:span text:style-name="T633">dali </text:span><text:span text:style-name="T200">robotu</text:span><text:span text:style-name="T114">. </text:span><text:span text:style-name="T97">A začala </text:span><text:span text:style-name="T576">hneď </text:span><text:span text:style-name="T706">na </text:span><text:span text:style-name="T967">mítvolu </text:span><text:span text:style-name="T970">v </text:span><text:span text:style-name="T723">dlaniach </text:span><text:span text:style-name="T424">nosiť </text:span><text:span text:style-name="T326">suchý </text:span><text:span text:style-name="T391">prach </text:span><text:span text:style-name="T160">a </text:span><text:span text:style-name="T741">kanvou </text:span><text:span text:style-name="T860">z </text:span><text:span text:style-name="T958">medi</text:span><text:span text:style-name="T529">, </text:span><text:span text:style-name="T454">krásne </text:span><text:span text:style-name="T520">tepanou</text:span><text:span text:style-name="T637">, </text:span><text:span text:style-name="T414">tri </text:span><text:span text:style-name="T474">razy </text:span><text:span text:style-name="T454">poliala </text:span><text:span text:style-name="T520">hrob </text:span><text:span text:style-name="T967">na </text:span><text:span text:style-name="T106">znamenie </text:span><text:span text:style-name="T145">obety</text:span><text:span text:style-name="T563">. </text:span><text:span text:style-name="T328">Keď </text:span><text:span text:style-name="T394">sme </text:span><text:span text:style-name="T546">to </text:span><text:span text:style-name="T712">uvideli</text:span><text:span text:style-name="T935">, </text:span><text:span text:style-name="T597">hnali </text:span><text:span text:style-name="T97">sme </text:span><text:span text:style-name="T294">sa </text:span><text:span text:style-name="T795">k </text:span><text:span text:style-name="T70">nej </text:span><text:span text:style-name="T520">a </text:span><text:span text:style-name="T645">lapili </text:span><text:span text:style-name="T145">sme </text:span><text:span text:style-name="T678">ju</text:span><text:span text:style-name="T642">. </text:span><text:span text:style-name="T379">A </text:span><text:span text:style-name="T326">ju </text:span><text:span text:style-name="T198">to </text:span><text:span text:style-name="T372">vôbec </text:span><text:span text:style-name="T395">nevystrašilo</text:span><text:span text:style-name="T968">! </text:span><text:span text:style-name="T627">Za </text:span><text:span text:style-name="T827">vinu </text:span><text:span text:style-name="T584">sme </text:span><text:span text:style-name="T642">jej </text:span><text:span text:style-name="T337">kládli </text:span><text:span text:style-name="T12">tento </text:span><text:span text:style-name="T85">druhý </text:span><text:span text:style-name="T145">priestupok </text:span><text:span text:style-name="T277">aj </text:span><text:span text:style-name="T294">tamten </text:span><text:span text:style-name="T350">prvý</text:span><text:span text:style-name="T158">. </text:span><text:span text:style-name="T459">Priznala </text:span><text:span text:style-name="T200">sa </text:span><text:span text:style-name="T277">k </text:span><text:span text:style-name="T629">obidvom</text:span><text:span text:style-name="T880">, </text:span><text:span text:style-name="T403">na </text:span><text:span text:style-name="T460">moju </text:span><text:span text:style-name="T95">veľkú </text:span><text:span text:style-name="T334">radosť </text:span><text:span text:style-name="T357">— </text:span><text:span text:style-name="T369">no </text:span><text:span text:style-name="T22">aj </text:span><text:span text:style-name="T199">žalost</text:span><text:span text:style-name="T583">. </text:span><text:span text:style-name="T183">Človeku </text:span><text:span text:style-name="T30">je </text:span><text:span text:style-name="T576">veselo</text:span><text:span text:style-name="T905">, </text:span><text:span text:style-name="T183">keď </text:span><text:span text:style-name="T414">ujde </text:span><text:span text:style-name="T145">pohrome</text:span><text:span text:style-name="T12">, </text:span><text:span text:style-name="T153">no </text:span><text:span text:style-name="T12">býva </text:span><text:span text:style-name="T183">nešťastný</text:span><text:span text:style-name="T153">, </text:span><text:span text:style-name="T189">ak </text:span><text:span text:style-name="T459">vrhne </text:span><text:span text:style-name="T23">do </text:span><text:span text:style-name="T12">pohromy </text:span><text:span text:style-name="T208">svojich </text:span><text:span text:style-name="T10">blížnych</text:span><text:span text:style-name="T342">. </text:span><text:span text:style-name="T626">Ale </text:span><text:span text:style-name="T10">všetko </text:span><text:span text:style-name="T215">mi </text:span><text:span text:style-name="T514">je </text:span><text:span text:style-name="T37">fuk</text:span><text:span text:style-name="T770">, </text:span></text:p>
      <text:p text:style-name="P2"><text:span text:style-name="T394">len </text:span><text:span text:style-name="T70">keď </text:span><text:span text:style-name="T12">mám </text:span><text:span text:style-name="T302">zdravú </text:span><text:span text:style-name="T454">kožu</text:span><text:span text:style-name="T844">! </text:span><text:span text:style-name="T626">KREÓN </text:span></text:p>
      <text:p text:style-name="P24"><text:span text:style-name="T460">Co </text:span><text:span text:style-name="T191">ty </text:span><text:span text:style-name="T300">na </text:span><text:span text:style-name="T22">to</text:span><text:span text:style-name="T244">? </text:span><text:span text:style-name="T162">Prečo </text:span><text:span text:style-name="T187">stojíš </text:span><text:span text:style-name="T19">so </text:span><text:span text:style-name="T395">zvesenou </text:span><text:span text:style-name="T627">hlavou</text:span><text:span text:style-name="T754">? </text:span><text:span text:style-name="T647">Priznávaš </text:span><text:span text:style-name="T138">sa</text:span><text:span text:style-name="T488">, </text:span></text:p>
      <text:p text:style-name="P2"><text:span text:style-name="T626">a </text:span><text:span text:style-name="T377">či </text:span><text:span text:style-name="T254">popieras</text:span><text:span text:style-name="T104">? </text:span><text:span text:style-name="T278">ANTIGONA </text:span></text:p>
      <text:p text:style-name="P26"><text:span text:style-name="T12">Nič </text:span><text:span text:style-name="T70">nepopieram</text:span><text:span text:style-name="T689">. </text:span></text:p>
      <text:p text:style-name="P15"><text:span text:style-name="T393">Priznávam </text:span><text:span text:style-name="T157">sa</text:span><text:span text:style-name="T573">. </text:span><text:span text:style-name="T335">KREON </text:span></text:p>
      <text:p text:style-name="P18"><text:span text:style-name="T144">Môžeš </text:span><text:span text:style-name="T291">ísť</text:span><text:span text:style-name="T561">. </text:span><text:span text:style-name="T397">Už </text:span><text:span text:style-name="T377">nie </text:span><text:span text:style-name="T244">si </text:span><text:span text:style-name="T847">v </text:span><text:span text:style-name="T120">podozrení</text:span><text:span text:style-name="T342">. </text:span></text:p>
      <text:p text:style-name="P46"><text:span text:style-name="T373">Strážca </text:span><text:span text:style-name="T185">odíde</text:span><text:span text:style-name="T666">. </text:span><text:span text:style-name="T861">A </text:span><text:span text:style-name="T183">ty </text:span><text:span text:style-name="T153">hovor</text:span><text:span text:style-name="T905">, </text:span><text:span text:style-name="T516">bez </text:span><text:span text:style-name="T795">vykrúcania </text:span><text:span text:style-name="T97">a </text:span><text:span text:style-name="T597">stručne</text:span><text:span text:style-name="T685">: </text:span></text:p>
      <text:p text:style-name="P2"><text:span text:style-name="T208">vedela </text:span><text:span text:style-name="T369">si </text:span><text:span text:style-name="T31">o </text:span><text:span text:style-name="T22">zákaze</text:span><text:span text:style-name="T243">? </text:span><text:span text:style-name="T350">ANTIGONA </text:span></text:p>
      <text:p text:style-name="P18"><text:span text:style-name="T626">Akože </text:span><text:span text:style-name="T234">by </text:span></text:p>
      <text:p text:style-name="P2"><text:soft-page-break/><text:span text:style-name="T431">nie</text:span><text:span text:style-name="T196">, </text:span><text:span text:style-name="T67">veď </text:span><text:span text:style-name="T210">si </text:span><text:span text:style-name="T639">ten </text:span><text:span text:style-name="T76">zákaz </text:span><text:span text:style-name="T176">vydal </text:span><text:span text:style-name="T122">verejne</text:span><text:span text:style-name="T398">! </text:span><text:span text:style-name="T311">KREÓN </text:span></text:p>
      <text:p text:style-name="P17"><text:span text:style-name="T138">A </text:span><text:span text:style-name="T395">napriek </text:span><text:span text:style-name="T19">tomu </text:span><text:span text:style-name="T413">si </text:span><text:span text:style-name="T293">sa </text:span><text:span text:style-name="T502">odvážila</text:span><text:span text:style-name="T515">? </text:span><text:span text:style-name="T377">ANTIGONA </text:span></text:p>
      <text:p text:style-name="P19"><text:span text:style-name="T38">Áno</text:span><text:span text:style-name="T513">, </text:span><text:span text:style-name="T394">lebo </text:span><text:span text:style-name="T616">to </text:span><text:span text:style-name="T459">bol </text:span><text:span text:style-name="T145">zákaz</text:span><text:span text:style-name="T925">, </text:span><text:span text:style-name="T85">ktorý </text:span><text:span text:style-name="T23">nepochádzal </text:span><text:span text:style-name="T300">od </text:span><text:span text:style-name="T234">Dia </text:span><text:span text:style-name="T120">a </text:span><text:span text:style-name="T327">ani </text:span><text:span text:style-name="T199">Diké</text:span><text:span text:style-name="T291">, </text:span><text:span text:style-name="T95">spoločníčka </text:span><text:span text:style-name="T232">bohov </text:span><text:span text:style-name="T311">v </text:span><text:span text:style-name="T82">podsvetí</text:span><text:span text:style-name="T773">, </text:span><text:span text:style-name="T451">nám </text:span><text:span text:style-name="T222">nenariadila </text:span><text:span text:style-name="T30">nič </text:span><text:span text:style-name="T158">podobné</text:span><text:span text:style-name="T771">. </text:span><text:span text:style-name="T337">Nuž </text:span><text:span text:style-name="T226">usudzovala </text:span><text:span text:style-name="T277">som</text:span><text:span text:style-name="T527">, </text:span><text:span text:style-name="T740">že </text:span><text:span text:style-name="T183">tvoj </text:span><text:span text:style-name="T414">zák</text:span><text:span text:style-name="T420">a</text:span><text:span text:style-name="T414">z</text:span><text:span text:style-name="T345">, </text:span><text:span text:style-name="T459">vôľa </text:span><text:span text:style-name="T97">smrteľníka</text:span><text:span text:style-name="T361">, </text:span><text:span text:style-name="T584">nemá </text:span><text:span text:style-name="T387">takú </text:span><text:span text:style-name="T36">silu</text:span><text:span text:style-name="T320">, </text:span><text:span text:style-name="T326">aby </text:span><text:span text:style-name="T391">rušil </text:span><text:span text:style-name="T278">nenapísané </text:span></text:p>
      <text:p text:style-name="P47"><text:span text:style-name="T371">22 </text:span></text:p>
      <text:p text:style-name="P2"><text:span text:style-name="T103">23 </text:span></text:p>
      <text:p text:style-name="P48"><text:span text:style-name="T853">a </text:span><text:span text:style-name="T467">neochvejné </text:span><text:span text:style-name="T499">božie </text:span><text:span text:style-name="T328">zákony</text:span><text:span text:style-name="T621">. </text:span><text:span text:style-name="T116">Tie </text:span><text:span text:style-name="T245">predsa </text:span><text:span text:style-name="T369">nie </text:span><text:span text:style-name="T254">sú </text:span><text:span text:style-name="T797">dnešné </text:span><text:span text:style-name="T721">ani </text:span><text:span text:style-name="T626">včerajšie</text:span><text:span text:style-name="T521">, </text:span><text:span text:style-name="T95">tie </text:span><text:span text:style-name="T300">platia </text:span><text:span text:style-name="T28">od </text:span><text:span text:style-name="T391">dôb</text:span><text:span text:style-name="T252">, </text:span><text:span text:style-name="T242">kam </text:span><text:span text:style-name="T413">nám </text:span><text:span text:style-name="T351">pamäť </text:span><text:span text:style-name="T477">nesiaha</text:span><text:span text:style-name="T439">, </text:span><text:span text:style-name="T219">a </text:span><text:span text:style-name="T834">platia </text:span><text:span text:style-name="T622">večne</text:span><text:span text:style-name="T705">. </text:span><text:span text:style-name="T118">Netúžila </text:span><text:span text:style-name="T671">som </text:span><text:span text:style-name="T82">byť </text:span><text:span text:style-name="T232">postihnutá </text:span><text:span text:style-name="T372">trestom </text:span><text:span text:style-name="T8">za </text:span><text:span text:style-name="T311">ich </text:span><text:span text:style-name="T19">porušenie</text:span><text:span text:style-name="T118">, </text:span><text:span text:style-name="T28">nezastrašili </text:span><text:span text:style-name="T414">ma ani </text:span><text:span text:style-name="T12">tvoje </text:span><text:span text:style-name="T70">hrozby</text:span><text:span text:style-name="T546">. </text:span><text:span text:style-name="T170">Že </text:span><text:span text:style-name="T345">ma </text:span><text:span text:style-name="T328">čaká </text:span><text:span text:style-name="T28">smrt</text:span><text:span text:style-name="T677">? </text:span><text:span text:style-name="T160">To </text:span><text:span text:style-name="T112">viem </text:span><text:span text:style-name="T622">aj </text:span><text:span text:style-name="T49">bez </text:span><text:span text:style-name="T118">teba</text:span><text:span text:style-name="T154">. </text:span><text:span text:style-name="T86">Smrť </text:span><text:span text:style-name="T577">čaká všetkých</text:span><text:span text:style-name="T497">, </text:span><text:span text:style-name="T971">A </text:span><text:span text:style-name="T758">že </text:span><text:span text:style-name="T394">zomriem </text:span><text:span text:style-name="T516">predčasne</text:span><text:span text:style-name="T183">? </text:span><text:span text:style-name="T235">Tým </text:span><text:span text:style-name="T563">iba </text:span><text:span text:style-name="T294">získam</text:span><text:span text:style-name="T328">. </text:span><text:span text:style-name="T234">Pretože </text:span><text:span text:style-name="T63">ak </text:span><text:span text:style-name="T500">niekto </text:span><text:span text:style-name="T271">žije </text:span><text:span text:style-name="T223">v </text:span><text:span text:style-name="T144">stálom </text:span><text:span text:style-name="T153">utrpení </text:span><text:span text:style-name="T370">ako </text:span><text:span text:style-name="T85">ja</text:span><text:span text:style-name="T474">, </text:span><text:span text:style-name="T46">smit </text:span><text:span text:style-name="T139">sa </text:span><text:span text:style-name="T214">mu </text:span><text:span text:style-name="T158">stáva </text:span><text:span text:style-name="T406">vykúpením</text:span><text:span text:style-name="T886">. </text:span><text:span text:style-name="T449">Vôbec </text:span><text:span text:style-name="T153">neplačem </text:span><text:span text:style-name="T139">nad </text:span><text:span text:style-name="T563">svojím </text:span><text:span text:style-name="T296">osudom</text:span><text:span text:style-name="T555">. </text:span><text:span text:style-name="T25">Ak </text:span><text:span text:style-name="T87">by </text:span><text:span text:style-name="T586">som </text:span><text:span text:style-name="T180">pripustila</text:span><text:span text:style-name="T535">, </text:span><text:span text:style-name="T630">aby </text:span><text:span text:style-name="T365">zabitý </text:span><text:span text:style-name="T516">syn </text:span><text:span text:style-name="T584">mojej </text:span><text:span text:style-name="T209">matky </text:span><text:span text:style-name="T274">ležal nepochovaný</text:span><text:span text:style-name="T637">, </text:span><text:span text:style-name="T342">to </text:span><text:span text:style-name="T271">by </text:span><text:span text:style-name="T10">ma </text:span><text:span text:style-name="T111">bolelo </text:span><text:span text:style-name="T525">-- </text:span><text:span text:style-name="T63">nič </text:span><text:span text:style-name="T654">iné</text:span><text:span text:style-name="T582">. </text:span><text:span text:style-name="T595">Ale </text:span><text:span text:style-name="T242">ked </text:span><text:span text:style-name="T413">sa </text:span><text:span text:style-name="T49">tebe </text:span><text:span text:style-name="T458">zdá</text:span><text:span text:style-name="T435">, </text:span><text:span text:style-name="T780">že </text:span><text:span text:style-name="T677">som </text:span><text:span text:style-name="T293">si </text:span><text:span text:style-name="T780">počínala </text:span><text:span text:style-name="T562">pochabo</text:span><text:span text:style-name="T553">, </text:span></text:p>
      <text:p text:style-name="P2"><text:span text:style-name="T465">vedz</text:span><text:span text:style-name="T785">, </text:span><text:span text:style-name="T671">že </text:span><text:span text:style-name="T655">ma </text:span><text:span text:style-name="T677">z </text:span><text:span text:style-name="T272">pochabosti </text:span><text:span text:style-name="T138">obviňuje </text:span><text:span text:style-name="T760">pochábeľ</text:span><text:span text:style-name="T492">. </text:span><text:span text:style-name="T97">NÁČELNÍK </text:span><text:span text:style-name="T629">ZBORU </text:span></text:p>
      <text:p text:style-name="P2"><text:span text:style-name="T413">To </text:span><text:span text:style-name="T379">dievča </text:span><text:span text:style-name="T213">asi </text:span><text:span text:style-name="T187">podedilo </text:span><text:span text:style-name="T577">hrdost </text:span><text:span text:style-name="T765">po </text:span><text:span text:style-name="T82">otcovi</text:span><text:span text:style-name="T788">. </text:span></text:p>
      <text:p text:style-name="P2"><text:span text:style-name="T448">Nevie </text:span><text:span text:style-name="T583">ustupovat </text:span><text:span text:style-name="T397">zlu</text:span><text:span text:style-name="T427">! </text:span><text:span text:style-name="T12">KREÓN </text:span></text:p>
      <text:p text:style-name="P16"><text:span text:style-name="T118">No </text:span><text:span text:style-name="T28">nezabúdaj</text:span><text:span text:style-name="T926">, </text:span><text:span text:style-name="T366">že </text:span><text:span text:style-name="T413">tá </text:span><text:span text:style-name="T274">najneoblomnejšia </text:span><text:span text:style-name="T53">myseľ </text:span><text:span text:style-name="T729">sa </text:span><text:span text:style-name="T678">vždy </text:span><text:span text:style-name="T183">najskôr </text:span><text:span text:style-name="T170">poddá</text:span><text:span text:style-name="T766">! </text:span><text:span text:style-name="T499">Veď </text:span><text:span text:style-name="T365">aj </text:span><text:span text:style-name="T440">tvrdá </text:span><text:span text:style-name="T905">oceľ </text:span><text:span text:style-name="T467">skrehne</text:span><text:span text:style-name="T97">, </text:span><text:span text:style-name="T905">keď </text:span><text:span text:style-name="T558">sa </text:span><text:span text:style-name="T642">rozžeraví </text:span><text:span text:style-name="T621">na </text:span><text:span text:style-name="T170">ohni</text:span><text:span text:style-name="T59">, </text:span><text:span text:style-name="T678">a </text:span><text:span text:style-name="T394">potom </text:span><text:span text:style-name="T642">praská</text:span><text:span text:style-name="T637">, </text:span><text:span text:style-name="T466">lahko </text:span><text:span text:style-name="T137">sa </text:span><text:span text:style-name="T172">dá </text:span><text:span text:style-name="T654">lámat</text:span><text:span text:style-name="T749">. </text:span><text:span text:style-name="T364">A </text:span><text:span text:style-name="T271">či </text:span><text:span text:style-name="T22">nepokorí </text:span><text:span text:style-name="T254">divokého </text:span><text:span text:style-name="T641">žrebca </text:span><text:span text:style-name="T427">tenká </text:span><text:span text:style-name="T152">uzda</text:span><text:span text:style-name="T254">? </text:span><text:span text:style-name="T514">Nepatrí </text:span><text:span text:style-name="T271">sa</text:span><text:span text:style-name="T84">, </text:span><text:span text:style-name="T22">aby </text:span><text:span text:style-name="T427">hrdo </text:span><text:span text:style-name="T75">zmýšľal </text:span><text:span text:style-name="T779">ten</text:span><text:span text:style-name="T495">, </text:span><text:span text:style-name="T208">kto </text:span><text:span text:style-name="T442">má </text:span><text:span text:style-name="T743">len </text:span><text:span text:style-name="T652">postavenie </text:span><text:span text:style-name="T274">otroka</text:span><text:span text:style-name="T689">. </text:span><text:span text:style-name="T170">A </text:span><text:span text:style-name="T139">táto </text:span><text:span text:style-name="T85">nielenže </text:span><text:span text:style-name="T515">sa </text:span><text:span text:style-name="T343">dopustila </text:span><text:span text:style-name="T591">jednej </text:span><text:span text:style-name="T138">spupnosti</text:span><text:span text:style-name="T622">, </text:span><text:span text:style-name="T903">ked </text:span><text:span text:style-name="T73">prestúpila </text:span><text:span text:style-name="T294">stanovený </text:span><text:span text:style-name="T214">zákaz </text:span><text:span text:style-name="T570">- </text:span><text:span text:style-name="T183">ale </text:span><text:span text:style-name="T621">dopúšťa </text:span><text:span text:style-name="T293">sa </text:span><text:span text:style-name="T118">ešte </text:span><text:span text:style-name="T429">druhej</text:span><text:span text:style-name="T187">, </text:span><text:span text:style-name="T107">keď </text:span><text:span text:style-name="T643">sa </text:span><text:span text:style-name="T627">mi </text:span><text:span text:style-name="T351">tu </text:span><text:span text:style-name="T477">vysmieva </text:span><text:span text:style-name="T439">a </text:span><text:span text:style-name="T293">vychvaľuje </text:span><text:span text:style-name="T395">svojím </text:span><text:span text:style-name="T585">činom</text:span><text:span text:style-name="T760">. </text:span><text:span text:style-name="T158">Keby </text:span><text:span text:style-name="T294">som </text:span><text:span text:style-name="T345">jej </text:span><text:span text:style-name="T23">trúfalý </text:span><text:span text:style-name="T584">čin </text:span><text:span text:style-name="T158">nechal </text:span><text:span text:style-name="T378">bez </text:span><text:span text:style-name="T235">trestu</text:span><text:span text:style-name="T536">, </text:span><text:span text:style-name="T198">bol </text:span><text:span text:style-name="T458">by </text:span><text:span text:style-name="T98">som </text:span><text:span text:style-name="T543">ešte </text:span><text:span text:style-name="T395">mužom</text:span><text:span text:style-name="T98">? </text:span><text:span text:style-name="T198">Bola </text:span><text:span text:style-name="T61">by </text:span><text:span text:style-name="T252">ním </text:span><text:span text:style-name="T458">ona</text:span><text:span text:style-name="T424">! </text:span><text:span text:style-name="T413">Preto </text:span><text:span text:style-name="T903">môže </text:span><text:span text:style-name="T28">byi </text:span><text:span text:style-name="T343">aj </text:span><text:span text:style-name="T577">dcérou </text:span><text:span text:style-name="T343">mojej </text:span><text:span text:style-name="T47">sestry</text:span><text:span text:style-name="T551">, </text:span><text:span text:style-name="T485">môže </text:span><text:span text:style-name="T500">mi </text:span><text:span text:style-name="T10">byt </text:span><text:span text:style-name="T22">stokrát </text:span><text:span text:style-name="T120">príbuznejšou </text:span><text:span text:style-name="T370">ako </text:span><text:span text:style-name="T563">celá </text:span><text:span text:style-name="T70">rodina </text:span><text:span text:style-name="T802">– </text:span><text:span text:style-name="T516">dám </text:span><text:span text:style-name="T59">kruto </text:span><text:span text:style-name="T158">potrestat </text:span><text:span text:style-name="T642">aj </text:span><text:span text:style-name="T499">ju </text:span><text:span text:style-name="T678">aj </text:span><text:span text:style-name="T428">druhú </text:span><text:span text:style-name="T189">neter </text:span><text:span text:style-name="T361">— </text:span><text:span text:style-name="T370">bezpochyby </text:span><text:span text:style-name="T293">zločin </text:span><text:span text:style-name="T395">vymysleli </text:span><text:span text:style-name="T439">spolu</text:span><text:span text:style-name="T107">. </text:span><text:span text:style-name="T61">Priveďte </text:span><text:span text:style-name="T147">sem </text:span><text:span text:style-name="T429">aj </text:span></text:p>
      <text:p text:style-name="P2"><text:span text:style-name="T22">jej </text:span><text:span text:style-name="T460">sestru</text:span><text:span text:style-name="T779">! </text:span><text:span text:style-name="T95">Videl </text:span><text:span text:style-name="T10">som </text:span><text:span text:style-name="T271">ju </text:span><text:span text:style-name="T120">pred </text:span><text:span text:style-name="T266">chvíľočkou </text:span><text:span text:style-name="T302">behať </text:span><text:span text:style-name="T277">v </text:span><text:span text:style-name="T38">dome </text:span><text:span text:style-name="T642">ako </text:span><text:span text:style-name="T378">pozbavenú </text:span><text:span text:style-name="T474">zmyslov </text:span><text:span text:style-name="T661">— </text:span><text:span text:style-name="T277">tak </text:span><text:span text:style-name="T651">na </text:span><text:span text:style-name="T384">seba </text:span><text:span text:style-name="T600">zavše </text:span><text:span text:style-name="T354">upozorňuje </text:span><text:span text:style-name="T651">zlé </text:span><text:span text:style-name="T234">svedomie </text:span><text:span text:style-name="T310">tých</text:span><text:span text:style-name="T172">, </text:span><text:span text:style-name="T599">ktorí </text:span><text:span text:style-name="T334">potajomky </text:span><text:span text:style-name="T10">osnovali </text:span><text:span text:style-name="T310">podlý </text:span><text:span text:style-name="T191">plán</text:span><text:span text:style-name="T485">. </text:span><text:span text:style-name="T37">No </text:span><text:span text:style-name="T223">nadovšetko </text:span><text:span text:style-name="T334">nenávidím </text:span><text:span text:style-name="T610">toho</text:span><text:span text:style-name="T597">, </text:span><text:span text:style-name="T350">koho </text:span><text:span text:style-name="T59">pristihli </text:span><text:span text:style-name="T209">pri </text:span><text:span text:style-name="T170">zločine </text:span></text:p>
      <text:p text:style-name="P2"><text:span text:style-name="T276">a </text:span><text:span text:style-name="T403">snaží </text:span><text:span text:style-name="T310">sa </text:span><text:span text:style-name="T162">ho </text:span><text:span text:style-name="T181">dodatočne </text:span><text:span text:style-name="T199">skrášľovať</text:span><text:span text:style-name="T950">. </text:span><text:span text:style-name="T637">ANTIGONA </text:span></text:p>
      <text:p text:style-name="P9"><text:span text:style-name="T101">Chceš </text:span><text:span text:style-name="T632">ešte </text:span><text:span text:style-name="T517">niečo </text:span><text:span text:style-name="T33">iné </text:span><text:span text:style-name="T196">ako </text:span><text:span text:style-name="T727">moju </text:span><text:span text:style-name="T708">smrt</text:span><text:span text:style-name="T479">? </text:span><text:span text:style-name="T223">KREÓN </text:span></text:p>
      <text:p text:style-name="P2"><text:span text:style-name="T232">Nie</text:span><text:span text:style-name="T359">, </text:span><text:span text:style-name="T522">nechcem</text:span><text:span text:style-name="T288">. </text:span><text:span text:style-name="T232">Tvoja </text:span><text:span text:style-name="T335">smit</text:span><text:span text:style-name="T705">' </text:span><text:span text:style-name="T222">mi </text:span><text:span text:style-name="T198">postačí</text:span><text:span text:style-name="T91">. </text:span><text:span text:style-name="T234">ANTIGONA </text:span></text:p>
      <text:p text:style-name="P18"><text:span text:style-name="T499">Čo </text:span><text:span text:style-name="T235">teda </text:span><text:span text:style-name="T414">váhas</text:span><text:span text:style-name="T370">? </text:span><text:span text:style-name="T23">Mne </text:span><text:span text:style-name="T337">sa </text:span><text:span text:style-name="T59">bridí </text:span><text:span text:style-name="T23">každé </text:span><text:span text:style-name="T621">slovo </text:span><text:span text:style-name="T366">z </text:span><text:span text:style-name="T404">tvojich </text:span><text:span text:style-name="T232">úst </text:span><text:span text:style-name="T28">a </text:span><text:span text:style-name="T36">ani </text:span><text:span text:style-name="T391">nechcem</text:span><text:span text:style-name="T671">, </text:span><text:span text:style-name="T366">aby </text:span><text:span text:style-name="T585">sa </text:span><text:span text:style-name="T974">mi </text:span><text:span text:style-name="T31">nebridilo</text:span><text:span text:style-name="T324">, </text:span><text:span text:style-name="T377">tebe </text:span><text:span text:style-name="T95">sa </text:span><text:span text:style-name="T397">zas </text:span><text:span text:style-name="T22">iste </text:span><text:span text:style-name="T460">bridí </text:span><text:span text:style-name="T411">všetko </text:span><text:span text:style-name="T37">na </text:span><text:span text:style-name="T805">mne</text:span><text:span text:style-name="T199">. </text:span><text:span text:style-name="T421">Ale </text:span><text:span text:style-name="T223">uznaj </text:span><text:span text:style-name="T525">- </text:span><text:span text:style-name="T244">čím </text:span><text:span text:style-name="T276">by </text:span><text:span text:style-name="T377">som </text:span><text:span text:style-name="T633">si </text:span><text:span text:style-name="T162">mohla </text:span><text:span text:style-name="T378">získať </text:span><text:span text:style-name="T277">väčšiu </text:span><text:span text:style-name="T302">slávu </text:span><text:span text:style-name="T664">než </text:span><text:span text:style-name="T209">tým</text:span><text:span text:style-name="T872">, </text:span><text:span text:style-name="T153">že </text:span><text:span text:style-name="T23">som </text:span><text:span text:style-name="T334">pochovala </text:span><text:span text:style-name="T244">brata</text:span><text:span text:style-name="T31">? </text:span><text:span text:style-name="T349">Títo </text:span><text:span text:style-name="T63">všetci </text:span><text:span text:style-name="T654">by </text:span><text:span text:style-name="T738">mi </text:span><text:span text:style-name="T805">dali </text:span><text:span text:style-name="T349">za pravdu</text:span><text:span text:style-name="T181">, </text:span><text:span text:style-name="T649">no </text:span><text:span text:style-name="T633">strach </text:span><text:span text:style-name="T63">im </text:span><text:span text:style-name="T31">zviazal </text:span><text:span text:style-name="T291">jazyk</text:span><text:span text:style-name="T749">. </text:span><text:span text:style-name="T120">To </text:span><text:span text:style-name="T649">len </text:span><text:span text:style-name="T334">tyranovi </text:span><text:span text:style-name="T476">žičí </text:span><text:span text:style-name="T199">šťastie </text:span><text:span text:style-name="T427">okrem </text:span><text:span text:style-name="T271">iného </text:span><text:span text:style-name="T389">i </text:span><text:span text:style-name="T797">v </text:span><text:span text:style-name="T199">tom</text:span><text:span text:style-name="T531">, </text:span><text:span text:style-name="T369">že </text:span><text:span text:style-name="T421">môže </text:span><text:span text:style-name="T144">hovoriť </text:span><text:span text:style-name="T342">a </text:span><text:span text:style-name="T191">robiť</text:span><text:span text:style-name="T551">, </text:span></text:p>
      <text:p text:style-name="P7"><text:span text:style-name="T149">čo </text:span><text:span text:style-name="T248">si </text:span><text:span text:style-name="T32">zinyslí</text:span><text:span text:style-name="T977">. </text:span><text:span text:style-name="T370">KREÓN </text:span></text:p>
      <text:p text:style-name="P22"><text:span text:style-name="T351">Tak </text:span><text:span text:style-name="T154">to </text:span><text:span text:style-name="T293">vidíš </text:span><text:span text:style-name="T429">z </text:span><text:span text:style-name="T160">celých </text:span><text:span text:style-name="T429">Téb </text:span><text:span text:style-name="T16">ty </text:span><text:span text:style-name="T477">sama</text:span><text:span text:style-name="T451">! </text:span><text:span text:style-name="T411">ANTIGONA </text:span></text:p>
      <text:p text:style-name="P15"><text:span text:style-name="T68">Vidia </text:span><text:span text:style-name="T217">to </text:span><text:span text:style-name="T617">aj </text:span><text:span text:style-name="T123">ostatní</text:span><text:span text:style-name="T593">, </text:span><text:span text:style-name="T419">no </text:span></text:p>
      <text:p text:style-name="P2"><text:span text:style-name="T442">pred </text:span><text:span text:style-name="T466">tebou </text:span><text:span text:style-name="T663">sú </text:span><text:span text:style-name="T10">ticho</text:span><text:span text:style-name="T770">. </text:span><text:span text:style-name="T337">KREÓN </text:span></text:p>
      <text:p text:style-name="P7"><text:span text:style-name="T116">Nehanbíš </text:span><text:span text:style-name="T158">sa</text:span><text:span text:style-name="T30">, </text:span><text:span text:style-name="T46">že </text:span><text:span text:style-name="T337">s</text:span><text:span text:style-name="T341">a </text:span></text:p>
      <text:p text:style-name="P2"><text:span text:style-name="T28">správaš </text:span><text:span text:style-name="T56">ináč </text:span><text:span text:style-name="T366">ako </text:span><text:span text:style-name="T118">ostatní</text:span><text:span text:style-name="T252">? </text:span><text:span text:style-name="T89">ANTIGONA </text:span></text:p>
      <text:p text:style-name="P27"><text:soft-page-break/><text:span text:style-name="T22">Je </text:span><text:span text:style-name="T172">hanbou </text:span><text:span text:style-name="T75">ctiť </text:span><text:span text:style-name="T223">si </text:span><text:span text:style-name="T10">brata</text:span><text:span text:style-name="T761">? </text:span><text:span text:style-name="T8">KREÓN </text:span></text:p>
      <text:p text:style-name="P19"><text:span text:style-name="T277">A </text:span><text:span text:style-name="T516">ten</text:span><text:span text:style-name="T792">, </text:span><text:span text:style-name="T621">koho </text:span><text:span text:style-name="T114">zabil</text:span><text:span text:style-name="T830">, </text:span><text:span text:style-name="T46">to </text:span><text:span text:style-name="T302">ti </text:span></text:p>
      <text:p text:style-name="P2"><text:span text:style-name="T208">nebol </text:span><text:span text:style-name="T95">brat</text:span><text:span text:style-name="T111">? </text:span><text:span text:style-name="T160">ANTIGONA </text:span></text:p>
      <text:p text:style-name="P2"><text:span text:style-name="T56">Bol</text:span><text:span text:style-name="T877">, </text:span><text:span text:style-name="T187">boli </text:span><text:span text:style-name="T458">obaja </text:span><text:span text:style-name="T207">z </text:span><text:span text:style-name="T622">tej </text:span><text:span text:style-name="T272">istej </text:span><text:span text:style-name="T768">krvi </text:span><text:span text:style-name="T271">ako </text:span><text:span text:style-name="T500">ja</text:span><text:span text:style-name="T152">! </text:span></text:p>
      <text:p text:style-name="P49"><text:span text:style-name="T387">2</text:span><text:span text:style-name="T388">4 </text:span></text:p>
      <text:p text:style-name="P2"><text:span text:style-name="T169">25 </text:span></text:p>
      <text:p text:style-name="P50"><text:span text:style-name="T350">KREÓN </text:span></text:p>
      <text:p text:style-name="P26"><text:span text:style-name="T442">A </text:span><text:span text:style-name="T291">prečo </text:span><text:span text:style-name="T310">uctievaš </text:span><text:span text:style-name="T460">tak </text:span></text:p>
      <text:p text:style-name="P9"><text:span text:style-name="T47">bezbožne </text:span><text:span text:style-name="T244">len </text:span><text:span text:style-name="T199">jedného</text:span><text:span text:style-name="T276">? </text:span><text:span text:style-name="T403">ANTIGONA </text:span></text:p>
      <text:p text:style-name="P13"><text:span text:style-name="T514">Ten </text:span><text:span text:style-name="T234">druhý </text:span><text:span text:style-name="T369">brat </text:span><text:span text:style-name="T95">by </text:span></text:p>
      <text:p text:style-name="P28"><text:span text:style-name="T377">nesúhlasil </text:span><text:span text:style-name="T181">s </text:span><text:span text:style-name="T327">tým</text:span><text:span text:style-name="T445">, </text:span><text:span text:style-name="T364">čo </text:span><text:span text:style-name="T276">vravíš</text:span><text:span text:style-name="T310">. </text:span><text:span text:style-name="T214">KREÓN </text:span></text:p>
      <text:p text:style-name="P26"><text:span text:style-name="T633">Akože </text:span><text:span text:style-name="T825">by </text:span><text:span text:style-name="T476">nie</text:span><text:span text:style-name="T363">, </text:span><text:span text:style-name="T326">keď </text:span><text:span text:style-name="T187">si </text:span><text:span text:style-name="T848">ho </text:span><text:span text:style-name="T36">nechceš </text:span><text:span text:style-name="T477">cenit</text:span><text:span text:style-name="T553">' </text:span><text:span text:style-name="T716">viac </text:span><text:span text:style-name="T391">než </text:span><text:span text:style-name="T655">toho </text:span></text:p>
      <text:p text:style-name="P2"><text:span text:style-name="T327">bezbožníka</text:span><text:span text:style-name="T863">! </text:span><text:span text:style-name="T37">ANTIGONA </text:span></text:p>
      <text:p text:style-name="P28"><text:span text:style-name="T414">Nebol </text:span><text:span text:style-name="T46">predsa </text:span><text:span text:style-name="T370">jeho </text:span><text:span text:style-name="T563">otrokom</text:span><text:span text:style-name="T592">! </text:span></text:p>
      <text:p text:style-name="P22"><text:span text:style-name="T310">Bol </text:span><text:span text:style-name="T607">jeho </text:span><text:span text:style-name="T575">bratom</text:span><text:span text:style-name="T421">! </text:span><text:span text:style-name="T413">KREÓN </text:span></text:p>
      <text:p text:style-name="P16"><text:span text:style-name="T145">Ale </text:span><text:span text:style-name="T116">plienil </text:span><text:span text:style-name="T365">túto </text:span><text:span text:style-name="T106">zem</text:span><text:span text:style-name="T454">! </text:span></text:p>
      <text:p text:style-name="P17"><text:span text:style-name="T342">Tvoj </text:span><text:span text:style-name="T120">druhý brat </text:span><text:span text:style-name="T234">ju </text:span><text:span text:style-name="T654">bránil</text:span><text:span text:style-name="T403">! </text:span><text:span text:style-name="T636">ANTIGONA </text:span></text:p>
      <text:p text:style-name="P13"><text:span text:style-name="T427">Nieto </text:span><text:span text:style-name="T120">medzi </text:span><text:span text:style-name="T460">nimi </text:span></text:p>
      <text:p text:style-name="P22"><text:span text:style-name="T75">rozdielu </text:span><text:span text:style-name="T120">pred </text:span><text:span text:style-name="T144">tvárou </text:span><text:span text:style-name="T369">smrti</text:span><text:span text:style-name="T743">. </text:span><text:span text:style-name="T458">KREÓN </text:span></text:p>
      <text:p text:style-name="P17"><text:span text:style-name="T59">Vždy </text:span><text:span text:style-name="T23">je </text:span><text:span text:style-name="T422">rozdiel </text:span><text:span text:style-name="T807">medzi </text:span><text:span text:style-name="T145">zlým </text:span><text:span text:style-name="T235">a </text:span><text:span text:style-name="T38">dobrým</text:span><text:span text:style-name="T669">! </text:span><text:span text:style-name="T476">ANTIGONA </text:span></text:p>
      <text:p text:style-name="P27"><text:span text:style-name="T939">Ale </text:span><text:span text:style-name="T65">ja </text:span><text:span text:style-name="T384">som </text:span></text:p>
      <text:p text:style-name="P12"><text:soft-page-break/><text:span text:style-name="T120">prišla </text:span><text:span text:style-name="T22">na </text:span><text:span text:style-name="T199">svet </text:span><text:span text:style-name="T181">milovať</text:span><text:span text:style-name="T690">, </text:span><text:span text:style-name="T63">nie nenávidiet</text:span><text:span text:style-name="T389">! </text:span><text:span text:style-name="T98">KREÓN </text:span></text:p>
      <text:p text:style-name="P19"><text:span text:style-name="T824">Ak </text:span><text:span text:style-name="T314">chceš </text:span><text:span text:style-name="T277">milovat </text:span><text:span text:style-name="T549">— </text:span><text:span text:style-name="T260">tak </text:span><text:span text:style-name="T824">miluj </text:span><text:span text:style-name="T729">v </text:span><text:span text:style-name="T629">podsvetí</text:span><text:span text:style-name="T545">! </text:span><text:span text:style-name="T394">No </text:span><text:span text:style-name="T680">nado </text:span><text:span text:style-name="T427">mnou</text:span><text:span text:style-name="T466">, </text:span><text:span text:style-name="T575">kým </text:span><text:span text:style-name="T31">žijem</text:span><text:span text:style-name="T75">, </text:span><text:span text:style-name="T47">žena </text:span><text:span text:style-name="T633">vládnuť </text:span><text:span text:style-name="T215">nebude</text:span><text:span text:style-name="T199">! </text:span></text:p>
      <text:p text:style-name="P51"><text:span text:style-name="T185">Z </text:span><text:span text:style-name="T279">paláca </text:span><text:span text:style-name="T405">privádzajú </text:span><text:span text:style-name="T628">Isménu</text:span><text:span text:style-name="T358">. </text:span><text:span text:style-name="T351">NACELNÍK </text:span><text:span text:style-name="T36">ZBORU </text:span></text:p>
      <text:p text:style-name="P22"><text:span text:style-name="T421">Hľa</text:span><text:span text:style-name="T495">, </text:span><text:span text:style-name="T403">už </text:span><text:span text:style-name="T95">je </text:span><text:span text:style-name="T476">tu </text:span><text:span text:style-name="T403">Isména </text:span><text:span text:style-name="T128">— </text:span><text:span text:style-name="T254">a </text:span><text:span text:style-name="T95">ako </text:span><text:span text:style-name="T199">len narieka </text:span><text:span text:style-name="T254">pre </text:span><text:span text:style-name="T500">sestru</text:span><text:span text:style-name="T768">! </text:span><text:span text:style-name="T107">A </text:span><text:span text:style-name="T404">ako </text:span><text:span text:style-name="T154">sa </text:span><text:span text:style-name="T477">chmúri</text:span><text:span text:style-name="T198">! </text:span><text:span text:style-name="T187">Poriadne </text:span><text:span text:style-name="T61">to </text:span><text:span text:style-name="T154">pošpatilo </text:span><text:span text:style-name="T256">jej </text:span><text:span text:style-name="T68">rumennú </text:span><text:span text:style-name="T463">tváričku</text:span><text:span text:style-name="T450">! </text:span></text:p>
      <text:p text:style-name="P22"><text:span text:style-name="T47">Poriadne </text:span><text:span text:style-name="T75">zmokli </text:span><text:span text:style-name="T349">tie </text:span><text:span text:style-name="T181">čarovné </text:span><text:span text:style-name="T291">líčka</text:span><text:span text:style-name="T599">! </text:span><text:span text:style-name="T242">KREÓN </text:span></text:p>
      <text:p text:style-name="P2"><text:span text:style-name="T520">Tak </text:span><text:span text:style-name="T139">čo </text:span><text:span text:style-name="T795">ty</text:span><text:span text:style-name="T621">? </text:span><text:span text:style-name="T209">V </text:span><text:span text:style-name="T610">dome </text:span><text:span text:style-name="T59">si </text:span><text:span text:style-name="T449">sa </text:span><text:span text:style-name="T345">ku </text:span><text:span text:style-name="T85">mne </text:span><text:span text:style-name="T454">túlila </text:span><text:span text:style-name="T521">vždy </text:span><text:span text:style-name="T476">ako </text:span><text:span text:style-name="T137">had </text:span><text:span text:style-name="T654">a </text:span><text:span text:style-name="T427">tajne </text:span><text:span text:style-name="T654">si </text:span><text:span text:style-name="T291">mi </text:span><text:span text:style-name="T369">pila </text:span><text:span text:style-name="T711">krv </text:span><text:span text:style-name="T44">a </text:span><text:span text:style-name="T12">ja </text:span><text:span text:style-name="T200">som </text:span><text:span text:style-name="T387">nevedel</text:span><text:span text:style-name="T592">, </text:span><text:span text:style-name="T200">že </text:span><text:span text:style-name="T70">pestujem </text:span><text:span text:style-name="T652">dve </text:span><text:span text:style-name="T106">skazy</text:span><text:span text:style-name="T434">, </text:span></text:p>
      <text:p text:style-name="P2"><text:span text:style-name="T213">číhajúce </text:span><text:span text:style-name="T311">na </text:span><text:span text:style-name="T372">môj </text:span><text:span text:style-name="T242">trón</text:span><text:span text:style-name="T379">! </text:span><text:span text:style-name="T8">Vrav </text:span><text:span text:style-name="T553">— </text:span><text:span text:style-name="T28">priznávaš </text:span><text:span text:style-name="T232">sa</text:span><text:span text:style-name="T335">, </text:span><text:span text:style-name="T729">že </text:span><text:span text:style-name="T807">aj </text:span><text:span text:style-name="T975">ty </text:span><text:span text:style-name="T183">si </text:span><text:span text:style-name="T712">mala </text:span><text:span text:style-name="T520">niečo </text:span><text:span text:style-name="T170">spoločné </text:span><text:span text:style-name="T406">s </text:span><text:span text:style-name="T954">tým </text:span></text:p>
      <text:p text:style-name="P2"><text:span text:style-name="T235">pohrebom</text:span><text:span text:style-name="T570">, </text:span><text:span text:style-name="T106">či </text:span><text:span text:style-name="T23">to </text:span><text:span text:style-name="T70">chceš </text:span><text:span text:style-name="T337">pod </text:span><text:span text:style-name="T629">prísahou </text:span><text:span text:style-name="T314">popriet</text:span><text:span text:style-name="T957">? </text:span><text:span text:style-name="T235">ISMÉNA </text:span></text:p>
      <text:p text:style-name="P13"><text:span text:style-name="T520">Priznávam </text:span><text:span text:style-name="T406">sa</text:span><text:span text:style-name="T474">. </text:span><text:span text:style-name="T302">Ak </text:span><text:span text:style-name="T387">s </text:span><text:span text:style-name="T621">tým </text:span><text:span text:style-name="T474">ona </text:span><text:span text:style-name="T706">bude </text:span></text:p>
      <text:p text:style-name="P19"><text:span text:style-name="T266">súhlasiť</text:span><text:span text:style-name="T871">, </text:span><text:span text:style-name="T421">som </text:span><text:span text:style-name="T389">pripravená </text:span><text:span text:style-name="T460">niesť svoj </text:span><text:span text:style-name="T310">podiel </text:span><text:span text:style-name="T349">viny</text:span><text:span text:style-name="T47">. </text:span><text:span text:style-name="T476">ANTIGONA </text:span></text:p>
      <text:p text:style-name="P26"><text:span text:style-name="T235">Ak </text:span><text:span text:style-name="T294">je </text:span><text:span text:style-name="T422">Spravodlivost</text:span><text:span text:style-name="T438">, </text:span><text:span text:style-name="T38">toto </text:span><text:span text:style-name="T200">nesmie </text:span><text:span text:style-name="T629">dopustiť</text:span><text:span text:style-name="T931">, </text:span><text:span text:style-name="T500">ved</text:span><text:span text:style-name="T878">' </text:span><text:span text:style-name="T266">ty </text:span><text:span text:style-name="T300">si </text:span><text:span text:style-name="T31">váhala</text:span><text:span text:style-name="T950">, </text:span><text:span text:style-name="T397">a </text:span><text:span text:style-name="T75">preto </text:span><text:span text:style-name="T276">som </text:span></text:p>
      <text:p text:style-name="P2"><text:span text:style-name="T189">ťa </text:span><text:span text:style-name="T378">odmietla </text:span><text:span text:style-name="T70">vziať </text:span><text:span text:style-name="T116">so </text:span><text:span text:style-name="T170">sebou</text:span><text:span text:style-name="T971">! </text:span><text:span text:style-name="T97">ISMÉNA </text:span></text:p>
      <text:p text:style-name="P18"><text:span text:style-name="T500">No </text:span><text:span text:style-name="T95">teraz</text:span><text:span text:style-name="T569">, </text:span><text:span text:style-name="T626">keď </text:span><text:span text:style-name="T421">si </text:span><text:span text:style-name="T162">v </text:span><text:span text:style-name="T254">tvídzi</text:span><text:span text:style-name="T770">, </text:span><text:span text:style-name="T369">neváham </text:span><text:span text:style-name="T466">a </text:span><text:span text:style-name="T334">v </text:span><text:span text:style-name="T75">búrke </text:span><text:span text:style-name="T626">nešťastia </text:span></text:p>
      <text:p text:style-name="P9"><text:span text:style-name="T761">som </text:span><text:span text:style-name="T191">na </text:span><text:span text:style-name="T199">tej </text:span><text:span text:style-name="T254">istej </text:span><text:span text:style-name="T172">lodi </text:span><text:span text:style-name="T654">ako </text:span><text:span text:style-name="T633">ty</text:span><text:span text:style-name="T757">! </text:span><text:span text:style-name="T215">ANTIGONA </text:span></text:p>
      <text:p text:style-name="P7"><text:span text:style-name="T677">Či </text:span><text:span text:style-name="T147">je </text:span><text:span text:style-name="T458">to </text:span><text:span text:style-name="T734">čin</text:span><text:span text:style-name="T978">, </text:span><text:span text:style-name="T647">vie </text:span><text:span text:style-name="T522">Hádes</text:span><text:span text:style-name="T684">, </text:span><text:span text:style-name="T335">vedia </text:span><text:span text:style-name="T940">to </text:span><text:span text:style-name="T304">tí </text:span><text:span text:style-name="T424">v</text:span><text:span text:style-name="T16">.</text:span><text:span text:style-name="T477">podsvetí</text:span><text:span text:style-name="T813">! </text:span></text:p>
      <text:p text:style-name="P9"><text:span text:style-name="T766">A </text:span><text:span text:style-name="T669">nemám </text:span><text:span text:style-name="T106">rada </text:span><text:span text:style-name="T38">tých</text:span><text:span text:style-name="T563">, </text:span><text:span text:style-name="T678">čo </text:span><text:span text:style-name="T106">majú radi </text:span><text:span text:style-name="T474">iba </text:span><text:span text:style-name="T637">slovami</text:span><text:span text:style-name="T830">. </text:span><text:span text:style-name="T351">ISMÉNA </text:span></text:p>
      <text:p text:style-name="P45"><text:span text:style-name="T77">Ach</text:span><text:span text:style-name="T783">, </text:span><text:span text:style-name="T430">sestra</text:span><text:span text:style-name="T526">, </text:span><text:span text:style-name="T123">veď mi </text:span><text:span text:style-name="T355">nebráň </text:span><text:span text:style-name="T385">zomriet </text:span></text:p>
      <text:p text:style-name="P19"><text:span text:style-name="T566">s </text:span><text:span text:style-name="T543">tebou</text:span><text:span text:style-name="T635">! </text:span><text:span text:style-name="T515">Bude </text:span><text:span text:style-name="T272">to </text:span><text:span text:style-name="T174">môj </text:span><text:span text:style-name="T107">posledný </text:span><text:span text:style-name="T207">hold </text:span><text:span text:style-name="T439">mrtvemu</text:span><text:span text:style-name="T515">! </text:span><text:span text:style-name="T95">ANTIGONA </text:span></text:p>
      <text:p text:style-name="P18"><text:span text:style-name="T576">Nie</text:span><text:span text:style-name="T795">, </text:span><text:span text:style-name="T584">so </text:span><text:span text:style-name="T46">mnou </text:span><text:span text:style-name="T499">nezomrieš </text:span><text:span text:style-name="T723">a </text:span><text:span text:style-name="T277">nič </text:span><text:span text:style-name="T807">si </text:span><text:span text:style-name="T166">neprivlastníš </text:span><text:span text:style-name="T559">z </text:span><text:span text:style-name="T123">toho</text:span><text:span text:style-name="T129">, </text:span><text:span text:style-name="T297">čoho </text:span><text:span text:style-name="T419">si </text:span><text:span text:style-name="T143">sa </text:span><text:span text:style-name="T331">ani </text:span></text:p>
      <text:p text:style-name="P19"><text:span text:style-name="T181">nedotkla</text:span><text:span text:style-name="T893">! </text:span><text:span text:style-name="T500">Ži </text:span><text:span text:style-name="T551">- </text:span><text:span text:style-name="T208">stačí </text:span><text:span text:style-name="T84">moja </text:span><text:span text:style-name="T95">smrť</text:span><text:span text:style-name="T873">. </text:span><text:span text:style-name="T629">ISMÉNA </text:span></text:p>
      <text:p text:style-name="P7"><text:span text:style-name="T272">Čo </text:span><text:span text:style-name="T343">za </text:span><text:span text:style-name="T429">život </text:span><text:span text:style-name="T160">to </text:span><text:span text:style-name="T49">bude </text:span><text:span text:style-name="T278">bez </text:span><text:span text:style-name="T522">teba</text:span><text:span text:style-name="T702">? </text:span><text:span text:style-name="T10">ANTIGONA </text:span></text:p>
      <text:p text:style-name="P20"><text:soft-page-break/><text:span text:style-name="T84">Na </text:span><text:span text:style-name="T75">to </text:span><text:span text:style-name="T254">sa </text:span><text:span text:style-name="T22">spýtaj </text:span><text:span text:style-name="T75">Kreona</text:span><text:span text:style-name="T979">, </text:span></text:p>
      <text:p text:style-name="P17"><text:span text:style-name="T584">veď </text:span><text:span text:style-name="T145">iba </text:span><text:span text:style-name="T345">oňho </text:span><text:span text:style-name="T59">stojíš</text:span><text:span text:style-name="T158">! </text:span><text:span text:style-name="T626">ISMÉNA </text:span></text:p>
      <text:p text:style-name="P28"><text:span text:style-name="T12">Čo </text:span><text:span text:style-name="T189">máš </text:span><text:span text:style-name="T902">z </text:span><text:span text:style-name="T459">toho</text:span><text:span text:style-name="T124">, </text:span></text:p>
      <text:p text:style-name="P26"><text:span text:style-name="T500">že </text:span><text:span text:style-name="T104">ma </text:span><text:span text:style-name="T500">týraš</text:span><text:span text:style-name="T411">? </text:span><text:span text:style-name="T474">ANTIGONA </text:span></text:p>
      <text:p text:style-name="P18"><text:span text:style-name="T460">Ak </text:span><text:span text:style-name="T37">môj </text:span><text:span text:style-name="T84">výsmech </text:span><text:span text:style-name="T583">bolí</text:span><text:span text:style-name="T551">, </text:span><text:span text:style-name="T364">boli </text:span></text:p>
      <text:p text:style-name="P18"><text:span text:style-name="T626">predovšetkým </text:span><text:span text:style-name="T448">mňa</text:span><text:span text:style-name="T291">! </text:span><text:span text:style-name="T36">ISMÉNA </text:span></text:p>
      <text:p text:style-name="P15"><text:span text:style-name="T70">V </text:span><text:span text:style-name="T145">čom </text:span><text:span text:style-name="T422">ti </text:span><text:span text:style-name="T235">mám </text:span><text:span text:style-name="T669">teda </text:span><text:span text:style-name="T652">pomôct</text:span><text:span text:style-name="T59">? </text:span><text:span text:style-name="T147">ANTIGONA </text:span></text:p>
      <text:p text:style-name="P26"><text:span text:style-name="T85">Zachráň </text:span><text:span text:style-name="T621">seba</text:span><text:span text:style-name="T153">. </text:span><text:span text:style-name="T576">Nebudem </text:span><text:span text:style-name="T740">ti </text:span><text:span text:style-name="T637">závidieť</text:span><text:span text:style-name="T549">. </text:span></text:p>
      <text:p text:style-name="P52"><text:span text:style-name="T229">26 </text:span></text:p>
      <text:p text:style-name="P53"><text:span text:style-name="T607">ISMÉNA </text:span></text:p>
      <text:p text:style-name="P26"><text:span text:style-name="T647">Ó</text:span><text:span text:style-name="T773">, </text:span><text:span text:style-name="T522">sestra</text:span><text:span text:style-name="T539">, </text:span><text:span text:style-name="T726">nemôžem </text:span><text:span text:style-name="T28">sa </text:span><text:span text:style-name="T36">deliť </text:span><text:span text:style-name="T19">o </text:span><text:span text:style-name="T184">tvoj </text:span><text:span text:style-name="T147">osud</text:span><text:span text:style-name="T395">? </text:span><text:span text:style-name="T226">ANTIGONA </text:span></text:p>
      <text:p text:style-name="P9"><text:span text:style-name="T314">Vyvolila </text:span><text:span text:style-name="T723">si </text:span><text:span text:style-name="T97">si </text:span><text:span text:style-name="T459">život </text:span><text:span text:style-name="T209">a </text:span><text:span text:style-name="T645">ja </text:span><text:span text:style-name="T406">smrť</text:span><text:span text:style-name="T935">. </text:span><text:span text:style-name="T451">ISMÉNA </text:span></text:p>
      <text:p text:style-name="P18"><text:span text:style-name="T314">Veď </text:span><text:span text:style-name="T428">som </text:span><text:span text:style-name="T189">ti </text:span><text:span text:style-name="T12">povedala</text:span><text:span text:style-name="T46">, </text:span><text:span text:style-name="T459">prečo</text:span><text:span text:style-name="T645">. </text:span><text:span text:style-name="T599">ANTIGONA </text:span></text:p>
      <text:p text:style-name="P28"><text:span text:style-name="T310">Chcela </text:span><text:span text:style-name="T626">si </text:span><text:span text:style-name="T397">sa </text:span><text:span text:style-name="T476">zavďačiť </text:span><text:span text:style-name="T670">tu </text:span><text:span text:style-name="T389">týmto </text:span><text:span text:style-name="T128">- </text:span></text:p>
      <text:p text:style-name="P2"><text:span text:style-name="T245">ja </text:span><text:span text:style-name="T637">však </text:span><text:span text:style-name="T200">tamtým </text:span><text:span text:style-name="T833">v </text:span><text:span text:style-name="T12">podsvetí</text:span><text:span text:style-name="T872">. </text:span><text:span text:style-name="T520">ISMÉNA </text:span></text:p>
      <text:p text:style-name="P28"><text:span text:style-name="T86">A </text:span><text:span text:style-name="T184">predsa </text:span><text:span text:style-name="T160">sme </text:span><text:span text:style-name="T827">dnes </text:span><text:span text:style-name="T424">obvinené </text:span><text:span text:style-name="T595">obidve</text:span><text:span text:style-name="T894">! </text:span><text:span text:style-name="T337">ANTIGONA </text:span></text:p>
      <text:p text:style-name="P19"><text:span text:style-name="T12">Bud </text:span><text:span text:style-name="T85">pokojná</text:span><text:span text:style-name="T678">! </text:span><text:span text:style-name="T786">Ty </text:span><text:span text:style-name="T652">žiješ</text:span><text:span text:style-name="T387">! </text:span><text:span text:style-name="T454">Ale </text:span><text:span text:style-name="T12">moja </text:span></text:p>
      <text:p text:style-name="P2"><text:span text:style-name="T424">duša </text:span><text:span text:style-name="T627">patrí </text:span><text:span text:style-name="T118">mítvym </text:span><text:span text:style-name="T839">-</text:span><text:span text:style-name="T127">-- </text:span><text:span text:style-name="T19">dávno </text:span><text:span text:style-name="T458">je </text:span><text:span text:style-name="T86">už </text:span><text:span text:style-name="T343">mítva</text:span><text:span text:style-name="T694">. </text:span><text:span text:style-name="T374">KREÓN </text:span></text:p>
      <text:p text:style-name="P2"><text:span text:style-name="T222">Ako </text:span><text:span text:style-name="T232">vidím</text:span><text:span text:style-name="T127">, </text:span><text:span text:style-name="T726">obidve </text:span><text:span text:style-name="T635">tie </text:span><text:span text:style-name="T19">dievčence </text:span><text:span text:style-name="T139">sa </text:span><text:span text:style-name="T70">zbláznili</text:span><text:span text:style-name="T449">. </text:span><text:span text:style-name="T459">Tá </text:span><text:span text:style-name="T277">jedna </text:span><text:span text:style-name="T645">práve </text:span><text:span text:style-name="T621">teraz</text:span><text:span text:style-name="T918">, </text:span><text:span text:style-name="T637">a </text:span></text:p>
      <text:p text:style-name="P2"><text:span text:style-name="T421">tá </text:span><text:span text:style-name="T162">druhá </text:span><text:span text:style-name="T364">asi </text:span><text:span text:style-name="T172">vtedy</text:span><text:span text:style-name="T950">, </text:span><text:span text:style-name="T63">keď </text:span><text:span text:style-name="T120">sa </text:span><text:span text:style-name="T191">narodila</text:span><text:span text:style-name="T254">. </text:span><text:span text:style-name="T409">ISMÉNA </text:span><text:span text:style-name="T732">, </text:span></text:p>
      <text:p text:style-name="P2"><text:span text:style-name="T147">V </text:span><text:span text:style-name="T242">žiali </text:span><text:span text:style-name="T278">človek </text:span><text:span text:style-name="T36">stráca </text:span><text:span text:style-name="T395">rozum</text:span><text:span text:style-name="T335">, </text:span><text:span text:style-name="T351">pane</text:span><text:span text:style-name="T734">, </text:span><text:span text:style-name="T627">aj </text:span></text:p>
      <text:p text:style-name="P2"><text:soft-page-break/><text:span text:style-name="T465">ten </text:span><text:span text:style-name="T627">získaný, </text:span><text:span text:style-name="T49">aj </text:span><text:span text:style-name="T335">vrodený</text:span><text:span text:style-name="T488">. </text:span><text:span text:style-name="T38">KREÓN </text:span></text:p>
      <text:p text:style-name="P7"><text:span text:style-name="T265">Ty </text:span><text:span text:style-name="T97">teda </text:span><text:span text:style-name="T235">určite</text:span><text:span text:style-name="T361">, </text:span><text:span text:style-name="T712">keď </text:span><text:span text:style-name="T328">si </text:span><text:span text:style-name="T563">sa </text:span><text:span text:style-name="T106">rozhodla </text:span><text:span text:style-name="T345">so </text:span><text:span text:style-name="T499">zlými </text:span><text:span text:style-name="T153">páchat </text:span><text:span text:style-name="T234">ISMÉNA </text:span></text:p>
      <text:p text:style-name="P19"><text:span text:style-name="T462">A </text:span><text:span text:style-name="T339">načo </text:span><text:span text:style-name="T249">mám </text:span><text:span text:style-name="T353">žiť </text:span><text:span text:style-name="T41">sama</text:span><text:span text:style-name="T490">, </text:span><text:span text:style-name="T681">bez </text:span><text:span text:style-name="T101">sestry</text:span><text:span text:style-name="T623">? </text:span><text:span text:style-name="T422">KREÓN </text:span></text:p>
      <text:p text:style-name="P28"><text:span text:style-name="T365">Už </text:span><text:span text:style-name="T70">mi </text:span><text:span text:style-name="T80">ju </text:span><text:span text:style-name="T170">nespomínaj</text:span><text:span text:style-name="T565">! </text:span><text:span text:style-name="T621">Tej </text:span><text:span text:style-name="T449">už </text:span><text:span text:style-name="T345">akoby </text:span><text:span text:style-name="T97">tu </text:span><text:span text:style-name="T387">nebolo</text:span><text:span text:style-name="T902">. </text:span><text:span text:style-name="T23">ISMÉNA </text:span></text:p>
      <text:p text:style-name="P22"><text:span text:style-name="T176">Chceš </text:span><text:span text:style-name="T122">ozaj </text:span><text:span text:style-name="T295">zabit</text:span><text:span text:style-name="T927">' </text:span><text:span text:style-name="T51">snúbenicu </text:span></text:p>
      <text:p text:style-name="P17"><text:span text:style-name="T342">svojho </text:span><text:span text:style-name="T234">syna</text:span><text:span text:style-name="T521">? </text:span><text:span text:style-name="T477">KREÓN </text:span></text:p>
      <text:p text:style-name="P18"><text:span text:style-name="T387">Sú </text:span><text:span text:style-name="T116">aj </text:span><text:span text:style-name="T145">iné</text:span><text:span text:style-name="T980">, </text:span><text:span text:style-name="T214">s </text:span><text:span text:style-name="T116">ktorými </text:span></text:p>
      <text:p text:style-name="P18"><text:span text:style-name="T411">sa </text:span><text:span text:style-name="T191">dajú </text:span><text:span text:style-name="T95">robiť </text:span><text:span text:style-name="T22">deti</text:span><text:span text:style-name="T891">. </text:span><text:span text:style-name="T277">ISMÉNA </text:span></text:p>
      <text:p text:style-name="P8"><text:span text:style-name="T644">Ale </text:span><text:span text:style-name="T468">títo </text:span><text:span text:style-name="T450">dvaja </text:span></text:p>
      <text:p text:style-name="P20"><text:span text:style-name="T191">akoby </text:span><text:span text:style-name="T152">sa našli</text:span><text:span text:style-name="T234">! </text:span><text:span text:style-name="T31">KREÓN </text:span></text:p>
      <text:p text:style-name="P26"><text:span text:style-name="T8">Hrozné </text:span><text:span text:style-name="T940">je </text:span><text:span text:style-name="T351">i </text:span><text:span text:style-name="T395">pomysliet</text:span><text:span text:style-name="T760">, </text:span><text:span text:style-name="T710">že </text:span><text:span text:style-name="T293">toto </text:span><text:span text:style-name="T335">bola </text:span><text:span text:style-name="T278">skoro </text:span><text:span text:style-name="T627">moja </text:span><text:span text:style-name="T213">nevesta</text:span><text:span text:style-name="T894">! </text:span></text:p>
      <text:p text:style-name="P2"><text:span text:style-name="T337">ISMÉNA </text:span></text:p>
      <text:p text:style-name="P28"><text:span text:style-name="T629">Ach</text:span><text:span text:style-name="T703">, </text:span><text:span text:style-name="T170">milý </text:span><text:span text:style-name="T153">Haimón</text:span><text:span text:style-name="T886">, </text:span><text:span text:style-name="T642">ako </text:span><text:span text:style-name="T394">málo </text:span><text:span text:style-name="T183">si </text:span></text:p>
      <text:p text:style-name="P18"><text:span text:style-name="T234">ťa </text:span><text:span text:style-name="T162">otec </text:span><text:span text:style-name="T327">váži</text:span><text:span text:style-name="T291">! </text:span><text:span text:style-name="T235">KREÓN </text:span></text:p>
      <text:p text:style-name="P18"><text:span text:style-name="T427">Ideš </text:span><text:span text:style-name="T738">mi </text:span><text:span text:style-name="T95">už </text:span><text:span text:style-name="T377">na </text:span><text:span text:style-name="T120">nervy </text:span></text:p>
      <text:p text:style-name="P17"><text:span text:style-name="T145">aj </text:span><text:span text:style-name="T85">ty </text:span><text:span text:style-name="T97">aj </text:span><text:span text:style-name="T53">tvoje </text:span><text:span text:style-name="T139">reči</text:span><text:span text:style-name="T70">! </text:span><text:span text:style-name="T454">ISMÉNA </text:span></text:p>
      <text:p text:style-name="P28"><text:span text:style-name="T75">Naozaj </text:span><text:span text:style-name="T397">chceš </text:span></text:p>
      <text:p text:style-name="P7"><text:span text:style-name="T460">syna </text:span><text:span text:style-name="T364">o </text:span><text:span text:style-name="T476">ňu </text:span><text:span text:style-name="T37">olúpit</text:span><text:span text:style-name="T442">? </text:span><text:span text:style-name="T245">KREÓN </text:span></text:p>
      <text:p text:style-name="P16"><text:span text:style-name="T303">Ja </text:span><text:span text:style-name="T385">nie</text:span><text:span text:style-name="T346">! To </text:span><text:span text:style-name="T722">Hádes </text:span></text:p>
      <text:p text:style-name="P17"><text:span text:style-name="T209">prekazí </text:span><text:span text:style-name="T12">ich </text:span><text:span text:style-name="T23">sobáš</text:span><text:span text:style-name="T337">! </text:span><text:span text:style-name="T36">ISMÉNA </text:span></text:p>
      <text:p text:style-name="P18"><text:span text:style-name="T518">Teda </text:span><text:span text:style-name="T256">trváš </text:span><text:span text:style-name="T518">na </text:span><text:span text:style-name="T506">tom</text:span><text:span text:style-name="T881">, </text:span></text:p>
      <text:p text:style-name="P27"><text:soft-page-break/><text:span text:style-name="T887">že </text:span><text:span text:style-name="T271">má </text:span><text:span text:style-name="T172">zomriet</text:span><text:span text:style-name="T724">? </text:span><text:span text:style-name="T198">KREÓN </text:span></text:p>
      <text:p text:style-name="P17"><text:span text:style-name="T200">Zomrie </text:span><text:span text:style-name="T774">- </text:span><text:span text:style-name="T387">a </text:span><text:span text:style-name="T38">ty </text:span><text:span text:style-name="T499">s </text:span><text:span text:style-name="T59">ňou</text:span><text:span text:style-name="T370">! Sem</text:span><text:span text:style-name="T235">, </text:span><text:span text:style-name="T97">sluhovia </text:span><text:span text:style-name="T81">a </text:span><text:span text:style-name="T271">berte </text:span><text:span text:style-name="T575">obe </text:span><text:span text:style-name="T583">do </text:span><text:span text:style-name="T104">domu</text:span><text:span text:style-name="T649">! </text:span><text:span text:style-name="T349">Tie </text:span><text:span text:style-name="T389">ženy </text:span><text:span text:style-name="T349">treba </text:span><text:span text:style-name="T95">dobre </text:span><text:span text:style-name="T403">uväznit </text:span><text:span text:style-name="T75">a </text:span><text:span text:style-name="T633">strážit</text:span><text:span text:style-name="T620">! </text:span><text:span text:style-name="T162">Pretože </text:span><text:span text:style-name="T145">i </text:span><text:span text:style-name="T467">najchrabrejší </text:span><text:span text:style-name="T153">berú </text:span><text:span text:style-name="T294">nohy </text:span><text:span text:style-name="T394">na </text:span><text:span text:style-name="T116">plecia</text:span><text:span text:style-name="T370">, </text:span></text:p>
      <text:p text:style-name="P18"><text:span text:style-name="T641">ked </text:span><text:span text:style-name="T104">vidia</text:span><text:span text:style-name="T731">, </text:span><text:span text:style-name="T904">že </text:span><text:span text:style-name="T172">sa </text:span><text:span text:style-name="T291">blíži </text:span><text:span text:style-name="T254">koniec </text:span><text:span text:style-name="T104">života</text:span><text:span text:style-name="T291">! </text:span></text:p>
      <text:p text:style-name="P54"><text:span text:style-name="T29">Sluhovia </text:span><text:span text:style-name="T62">odvádzajú </text:span><text:span text:style-name="T478">Antigonu </text:span><text:span text:style-name="T425">a </text:span><text:span text:style-name="T99">Isménu </text:span><text:span text:style-name="T373">do </text:span><text:span text:style-name="T648">paláca</text:span><text:span text:style-name="T870">. </text:span><text:span text:style-name="T648">Kreón </text:span><text:span text:style-name="T241">zostáva</text:span><text:span text:style-name="T554">. </text:span><text:span text:style-name="T326">DRUHÁ </text:span><text:span text:style-name="T351">PIESEŇ </text:span><text:span text:style-name="T326">ZBORU </text:span><text:span text:style-name="T481">ZBOR </text:span></text:p>
      <text:p text:style-name="P45"><text:span text:style-name="T807">Blažení</text:span><text:span text:style-name="T925">, </text:span><text:span text:style-name="T12">ktorých život </text:span><text:span text:style-name="T387">nezakúsil </text:span><text:span text:style-name="T116">strast</text:span><text:span text:style-name="T886">. </text:span><text:span text:style-name="T562">Veď </text:span><text:span text:style-name="T98">komu </text:span><text:span text:style-name="T515">boží </text:span><text:span text:style-name="T112">úder </text:span><text:span text:style-name="T304">iba </text:span><text:span text:style-name="T98">raz </text:span><text:span text:style-name="T647">dom </text:span><text:span text:style-name="T726">rozkýval</text:span><text:span text:style-name="T803">, </text:span><text:span text:style-name="T365">toho </text:span><text:span text:style-name="T345">rod </text:span><text:span text:style-name="T23">sa </text:span><text:span text:style-name="T664">už </text:span><text:span text:style-name="T474">nikdy </text:span><text:span text:style-name="T145">nedokáže </text:span><text:span text:style-name="T520">striasť </text:span><text:span text:style-name="T683">p</text:span><text:span text:style-name="T680">ohrôm</text:span><text:span text:style-name="T690">, </text:span><text:span text:style-name="T448">čo </text:span><text:span text:style-name="T172">valia </text:span><text:span text:style-name="T583">sa </text:span><text:span text:style-name="T397">naň </text:span><text:span text:style-name="T120">ako </text:span><text:span text:style-name="T633">valný </text:span><text:span text:style-name="T63">val </text:span><text:span text:style-name="T245">morských </text:span><text:span text:style-name="T467">vln</text:span><text:span text:style-name="T536">, </text:span><text:span text:style-name="T85">divým </text:span><text:span text:style-name="T328">tráckym </text:span><text:span text:style-name="T824">víchrom </text:span><text:span text:style-name="T610">hnaných </text:span><text:span text:style-name="T337">nad </text:span><text:span text:style-name="T158">temnotami </text:span><text:span text:style-name="T576">dna</text:span><text:span text:style-name="T777">, </text:span><text:span text:style-name="T905">aj </text:span><text:span text:style-name="T274">čierny </text:span><text:span text:style-name="T189">kal</text:span><text:span text:style-name="T922">, </text:span><text:span text:style-name="T31">zvírený </text:span><text:span text:style-name="T836">v </text:span><text:span text:style-name="T389">hlbinách</text:span><text:span text:style-name="T981">, </text:span><text:span text:style-name="T500">sa </text:span><text:span text:style-name="T162">objavuje </text:span><text:span text:style-name="T460">na </text:span><text:span text:style-name="T191">nich </text:span><text:span text:style-name="T740">a </text:span><text:span text:style-name="T85">spolu </text:span><text:span text:style-name="T106">s </text:span><text:span text:style-name="T370">nimi </text:span><text:span text:style-name="T59">ako </text:span><text:span text:style-name="T214">šelma </text:span><text:span text:style-name="T350">zúriaca </text:span><text:span text:style-name="T370">sa </text:span><text:span text:style-name="T365">vrhá na </text:span><text:span text:style-name="T584">breh</text:span><text:span text:style-name="T549">, </text:span><text:span text:style-name="T183">ktorý </text:span><text:span text:style-name="T46">pod </text:span><text:span text:style-name="T516">ich </text:span><text:span text:style-name="T245">ťarchou </text:span><text:span text:style-name="T844">buráca</text:span><text:span text:style-name="T774">. </text:span><text:span text:style-name="T144">Hla</text:span><text:span text:style-name="T599">, </text:span><text:span text:style-name="T411">od </text:span><text:span text:style-name="T633">pradávna </text:span><text:span text:style-name="T310">trvá príval </text:span><text:span text:style-name="T334">príkurí</text:span><text:span text:style-name="T473">, </text:span><text:span text:style-name="T160">ktoré </text:span><text:span text:style-name="T112">sa </text:span><text:span text:style-name="T635">valia </text:span><text:span text:style-name="T808">na </text:span><text:span text:style-name="T413">nešťastný </text:span><text:span text:style-name="T207">labdakovský </text:span><text:span text:style-name="T184">dom</text:span><text:span text:style-name="T335">, </text:span><text:span text:style-name="T22">na </text:span><text:span text:style-name="T137">každé </text:span><text:span text:style-name="T84">pokolenie </text:span><text:span text:style-name="T453">zvlášť </text:span><text:span text:style-name="T128">-</text:span><text:span text:style-name="T658">- </text:span><text:span text:style-name="T626">to </text:span><text:span text:style-name="T223">niektorý </text:span><text:span text:style-name="T421">z </text:span><text:span text:style-name="T389">bohov </text:span><text:span text:style-name="T22">ich </text:span><text:span text:style-name="T349">ustavične </text:span><text:span text:style-name="T369">stíha </text:span><text:span text:style-name="T144">do </text:span><text:span text:style-name="T369">pohrôm</text:span><text:span text:style-name="T731">. </text:span><text:span text:style-name="T198">Najmladšia </text:span><text:span text:style-name="T147">ratoliestka </text:span><text:span text:style-name="T335">v </text:span><text:span text:style-name="T61">Oidipovom </text:span></text:p>
      <text:p text:style-name="P55"><text:span text:style-name="T474">29 </text:span></text:p>
      <text:p text:style-name="P2"><text:span text:style-name="T636">28 </text:span></text:p>
      <text:p text:style-name="P56"><text:span text:style-name="T856">TRETIE </text:span><text:span text:style-name="T983">DEJS</text:span><text:span text:style-name="T984">TVO </text:span></text:p>
      <text:p text:style-name="P2"><text:span text:style-name="T610">dome </text:span><text:span text:style-name="T815">len </text:span><text:span text:style-name="T723">chvíľu </text:span><text:span text:style-name="T189">krášli </text:span><text:span text:style-name="T97">rodostrom </text:span><text:span text:style-name="T235">a </text:span><text:span text:style-name="T422">už </text:span><text:span text:style-name="T116">je </text:span><text:span text:style-name="T158">posotená </text:span><text:span text:style-name="T584">nerozvážnym </text:span><text:span text:style-name="T824">slovom </text:span><text:span text:style-name="T711">a </text:span><text:span text:style-name="T377">zaslepením </text:span><text:span text:style-name="T327">zmyslov </text:span><text:span text:style-name="T334">pod </text:span><text:span text:style-name="T633">vražednú </text:span><text:span text:style-name="T403">zbraň </text:span><text:span text:style-name="T414">bohov </text:span><text:span text:style-name="T328">a </text:span><text:span text:style-name="T414">brány </text:span><text:span text:style-name="T387">podsvetia </text:span><text:span text:style-name="T59">sú </text:span><text:span text:style-name="T370">pred </text:span><text:span text:style-name="T209">ňou </text:span><text:span text:style-name="T740">dokorán</text:span><text:span text:style-name="T890">. </text:span><text:span text:style-name="T114">Ó</text:span><text:span text:style-name="T814">, </text:span><text:span text:style-name="T235">Zeus</text:span><text:span text:style-name="T689">, </text:span><text:span text:style-name="T253">ked </text:span><text:span text:style-name="T23">sa </text:span><text:span text:style-name="T116">deje </text:span><text:span text:style-name="T499">tvoja </text:span><text:span text:style-name="T621">vôľa</text:span><text:span text:style-name="T830">, </text:span><text:span text:style-name="T63">človečia </text:span><text:span text:style-name="T411">márnomyseľnosť </text:span><text:span text:style-name="T863">ju </text:span><text:span text:style-name="T215">nezastaví</text:span><text:span text:style-name="T133">. </text:span><text:span text:style-name="T183">Tú </text:span><text:span text:style-name="T833">ani </text:span><text:span text:style-name="T795">Spánok</text:span><text:span text:style-name="T802">, </text:span><text:span text:style-name="T474">ktorý </text:span><text:span text:style-name="T158">všetko </text:span><text:span text:style-name="T235">zdolá</text:span><text:span text:style-name="T685">, </text:span><text:span text:style-name="T235">nemôže premôcť</text:span><text:span text:style-name="T584">, </text:span><text:span text:style-name="T12">ani </text:span><text:span text:style-name="T85">bez </text:span><text:span text:style-name="T200">únavy </text:span><text:span text:style-name="T460">plynúce </text:span><text:span text:style-name="T421">mesiace</text:span><text:span text:style-name="T276">! </text:span><text:span text:style-name="T300">Ty</text:span><text:span text:style-name="T784">, </text:span><text:span text:style-name="T181">večný</text:span><text:span text:style-name="T37">, </text:span><text:span text:style-name="T369">nestarnúci</text:span><text:span text:style-name="T495">, </text:span><text:span text:style-name="T459">panuješ </text:span><text:span text:style-name="T214">na </text:span><text:span text:style-name="T387">Olympe</text:span><text:span text:style-name="T652">, </text:span><text:span text:style-name="T414">ktorý </text:span><text:span text:style-name="T30">zlatne </text:span><text:span text:style-name="T633">v </text:span><text:span text:style-name="T234">planúcom </text:span><text:span text:style-name="T427">svetle</text:span><text:span text:style-name="T731">. </text:span><text:span text:style-name="T37">A </text:span><text:span text:style-name="T10">tak </text:span><text:span text:style-name="T181">pre </text:span><text:span text:style-name="T389">budúci </text:span><text:span text:style-name="T369">čas </text:span><text:span text:style-name="T525">- </text:span><text:span text:style-name="T369">daleký </text:span><text:span text:style-name="T476">aj </text:span><text:span text:style-name="T403">blízky </text:span><text:span text:style-name="T658">-</text:span><text:span text:style-name="T128">- </text:span><text:span text:style-name="T95">budú </text:span><text:span text:style-name="T500">platné tie </text:span><text:span text:style-name="T208">isté </text:span><text:span text:style-name="T181">zákony</text:span><text:span text:style-name="T784">, </text:span><text:span text:style-name="T680">čo </text:span><text:span text:style-name="T162">pre </text:span><text:span text:style-name="T411">minulý</text:span><text:span text:style-name="T448">: </text:span><text:span text:style-name="T310">keď </text:span><text:span text:style-name="T22">dosiahla </text:span><text:span text:style-name="T75">sa </text:span><text:span text:style-name="T208">miera</text:span><text:span text:style-name="T749">, </text:span><text:span text:style-name="T377">neminuli </text:span><text:span text:style-name="T189">pohromy </text:span><text:span text:style-name="T365">nikoho</text:span><text:span text:style-name="T592">, </text:span><text:span text:style-name="T337">aj </text:span><text:span text:style-name="T12">keď </text:span><text:span text:style-name="T38">im </text:span><text:span text:style-name="T645">čelil </text:span><text:span text:style-name="T116">zdatne</text:span><text:span text:style-name="T527">. </text:span><text:span text:style-name="T453">Dúfat </text:span><text:span text:style-name="T63">je </text:span><text:span text:style-name="T397">neisté </text:span><text:span text:style-name="T658">— </text:span><text:span text:style-name="T711">a </text:span><text:span text:style-name="T208">predsa </text:span><text:span text:style-name="T349">to </text:span><text:span text:style-name="T144">je </text:span><text:span text:style-name="T22">útecha</text:span><text:span text:style-name="T757">, </text:span><text:span text:style-name="T453">ku </text:span><text:span text:style-name="T254">ktorej </text:span><text:span text:style-name="T500">sa </text:span><text:span text:style-name="T389">utiekajú </text:span><text:span text:style-name="T500">mnohí </text:span><text:span text:style-name="T199">a </text:span><text:span text:style-name="T162">za </text:span><text:span text:style-name="T199">skutočnost </text:span><text:span text:style-name="T95">vydávajú </text:span><text:span text:style-name="T31">svoje </text:span><text:span text:style-name="T199">Tahkomyseľné </text:span><text:span text:style-name="T244">túžby</text:span><text:span text:style-name="T749">. </text:span><text:span text:style-name="T271">A </text:span><text:span text:style-name="T633">kýin </text:span><text:span text:style-name="T234">nohy </text:span><text:span text:style-name="T37">im </text:span><text:span text:style-name="T641">oheň </text:span><text:span text:style-name="T271">nespáli</text:span><text:span text:style-name="T511">, </text:span><text:span text:style-name="T208">sa klamú </text:span><text:span text:style-name="T369">nádejami </text:span><text:span text:style-name="T633">a </text:span><text:span text:style-name="T144">netušia </text:span><text:span text:style-name="T152">nič </text:span><text:span text:style-name="T743">zlé</text:span><text:span text:style-name="T531">. </text:span><text:span text:style-name="T63">Hla</text:span><text:span text:style-name="T934">, </text:span><text:span text:style-name="T389">akú </text:span><text:span text:style-name="T641">gnómu </text:span><text:span text:style-name="T626">vyslovil </text:span><text:span text:style-name="T152">ktosi</text:span><text:span text:style-name="T286">, </text:span><text:span text:style-name="T208">učenosťou </text:span><text:span text:style-name="T152">známy</text:span><text:span text:style-name="T324">: </text:span><text:span text:style-name="T162">že </text:span><text:span text:style-name="T663">zlo </text:span><text:span text:style-name="T31">sa </text:span><text:span text:style-name="T208">ako </text:span><text:span text:style-name="T514">dobro </text:span><text:span text:style-name="T63">javí </text:span><text:span text:style-name="T460">tomu</text:span><text:span text:style-name="T910">, </text:span><text:span text:style-name="T153">koho chce </text:span><text:span text:style-name="T652">viest</text:span><text:span text:style-name="T549">' </text:span><text:span text:style-name="T245">na </text:span><text:span text:style-name="T85">pokraj </text:span><text:span text:style-name="T678">tragédie </text:span><text:span text:style-name="T46">sám </text:span><text:span text:style-name="T12">boh</text:span><text:span text:style-name="T886">, </text:span><text:span text:style-name="T70">ten </text:span><text:span text:style-name="T394">človek </text:span><text:span text:style-name="T370">iba krátko </text:span><text:span text:style-name="T200">žije </text:span><text:span text:style-name="T70">v </text:span><text:span text:style-name="T158">šťastí </text:span><text:span text:style-name="T124">— </text:span><text:span text:style-name="T642">a </text:span><text:span text:style-name="T97">vlastne </text:span><text:span text:style-name="T345">stále </text:span><text:span text:style-name="T245">čaká </text:span><text:span text:style-name="T345">na </text:span><text:span text:style-name="T12">pohromu</text:span><text:span text:style-name="T951">. </text:span></text:p>
      <text:p text:style-name="P2"><text:span text:style-name="T634">Prichádza </text:span><text:span text:style-name="T798">Haimón</text:span><text:span text:style-name="T879">. </text:span><text:span text:style-name="T242">NÁČELNÍK </text:span><text:span text:style-name="T8">ZBORU </text:span></text:p>
      <text:p text:style-name="P17"><text:span text:style-name="T629">Ide </text:span><text:span text:style-name="T265">Haimón</text:span><text:span text:style-name="T880">, </text:span><text:span text:style-name="T454">tvoj najmladší </text:span><text:span text:style-name="T795">syn</text:span><text:span text:style-name="T916">. </text:span><text:span text:style-name="T351">Čo </text:span><text:span text:style-name="T222">ho </text:span><text:span text:style-name="T413">sem </text:span><text:span text:style-name="T424">vedie</text:span><text:span text:style-name="T744">? </text:span></text:p>
      <text:p text:style-name="P19"><text:span text:style-name="T215">Trápi </text:span><text:span text:style-name="T369">ho </text:span><text:span text:style-name="T254">osud </text:span><text:span text:style-name="T421">nevesty </text:span><text:span text:style-name="T825">a </text:span><text:span text:style-name="T234">prekazený </text:span><text:span text:style-name="T244">sobáš</text:span><text:span text:style-name="T120">? </text:span><text:span text:style-name="T377">KREÓN </text:span></text:p>
      <text:p text:style-name="P7"><text:span text:style-name="T278">Dozvieme </text:span><text:span text:style-name="T698">sa </text:span><text:span text:style-name="T566">to</text:span><text:span text:style-name="T138">. </text:span><text:span text:style-name="T562">Lepšie </text:span><text:span text:style-name="T577">ako </text:span><text:span text:style-name="T98">veštci</text:span><text:span text:style-name="T435">. </text:span><text:span text:style-name="T622">Sy</text:span><text:span text:style-name="T625">n </text:span><text:span text:style-name="T114">môj</text:span><text:span text:style-name="T886">, </text:span><text:span text:style-name="T85">neznenávidel </text:span><text:span text:style-name="T158">si </text:span><text:span text:style-name="T394">hádam </text:span><text:span text:style-name="T153">otca</text:span><text:span text:style-name="T510">, </text:span><text:span text:style-name="T153">keď </text:span></text:p>
      <text:p text:style-name="P9"><text:span text:style-name="T439">si </text:span><text:span text:style-name="T49">počul rozsudok </text:span><text:span text:style-name="T184">nad </text:span><text:span text:style-name="T429">svojou </text:span><text:span text:style-name="T395">verenicou</text:span><text:span text:style-name="T627">? </text:span><text:span text:style-name="T291">Alebo </text:span><text:span text:style-name="T389">aj </text:span><text:span text:style-name="T22">tvoje </text:span><text:span text:style-name="T453">city </text:span><text:span text:style-name="T377">závisia </text:span></text:p>
      <text:p text:style-name="P7"><text:span text:style-name="T365">od </text:span><text:span text:style-name="T253">mojich </text:span><text:span text:style-name="T294">rozsudkov</text:span><text:span text:style-name="T637">? </text:span><text:span text:style-name="T476">HAIMÓN </text:span></text:p>
      <text:p text:style-name="P28"><text:span text:style-name="T677">Som</text:span><text:span text:style-name="T754">, </text:span><text:span text:style-name="T622">otče</text:span><text:span text:style-name="T326">, </text:span><text:span text:style-name="T577">tvoj</text:span><text:span text:style-name="T404">. </text:span><text:span text:style-name="T154">Máš </text:span><text:span text:style-name="T429">dobré </text:span><text:span text:style-name="T254">názory </text:span><text:span text:style-name="T152">a </text:span><text:span text:style-name="T120">nimi </text:span><text:span text:style-name="T75">riadiš </text:span><text:span text:style-name="T254">moje</text:span><text:span text:style-name="T223">, </text:span><text:span text:style-name="T47">ja </text:span><text:span text:style-name="T615">to </text:span><text:span text:style-name="T47">vítam</text:span><text:span text:style-name="T919">. </text:span><text:span text:style-name="T137">Viac </text:span><text:span text:style-name="T22">než </text:span><text:span text:style-name="T403">všetky </text:span><text:span text:style-name="T369">sobáše </text:span><text:span text:style-name="T63">si </text:span><text:span text:style-name="T162">cením </text:span></text:p>
      <text:p text:style-name="P7"><text:span text:style-name="T145">tvoju </text:span><text:span text:style-name="T394">radu</text:span><text:span text:style-name="T245">, </text:span><text:span text:style-name="T85">ktorej </text:span><text:span text:style-name="T23">dakujem </text:span><text:span text:style-name="T209">za </text:span><text:span text:style-name="T394">správny </text:span><text:span text:style-name="T170">smer</text:span><text:span text:style-name="T106">. </text:span><text:span text:style-name="T213">KREÓN </text:span></text:p>
      <text:p text:style-name="P26"><text:span text:style-name="T369">Tak </text:span><text:span text:style-name="T364">veru</text:span><text:span text:style-name="T215">, </text:span><text:span text:style-name="T514">syn </text:span><text:span text:style-name="T397">môj</text:span><text:span text:style-name="T162">, treba </text:span><text:span text:style-name="T10">rozmýšľať </text:span><text:span text:style-name="T397">a </text:span><text:span text:style-name="T104">nad </text:span><text:span text:style-name="T654">iné </text:span><text:span text:style-name="T172">si </text:span><text:span text:style-name="T254">vážiť </text:span><text:span text:style-name="T63">vôľu </text:span><text:span text:style-name="T75">otca</text:span><text:span text:style-name="T427">. </text:span><text:span text:style-name="T397">Prečo </text:span><text:span text:style-name="T152">ľudia </text:span><text:span text:style-name="T63">túžia po </text:span><text:span text:style-name="T199">deťoch? </text:span><text:span text:style-name="T10">A </text:span><text:span text:style-name="T120">čo </text:span><text:span text:style-name="T37">im </text:span><text:span text:style-name="T162">doma </text:span><text:span text:style-name="T10">vštepujú</text:span><text:span text:style-name="T208">? </text:span><text:span text:style-name="T47">Chcú</text:span><text:span text:style-name="T81">, </text:span><text:span text:style-name="T476">aby </text:span><text:span text:style-name="T172">sa </text:span><text:span text:style-name="T84">ich nepriateľom </text:span><text:span text:style-name="T152">odplácali </text:span><text:span text:style-name="T31">zlom</text:span><text:span text:style-name="T377">, </text:span><text:span text:style-name="T152">no </text:span><text:span text:style-name="T215">aby </text:span><text:span text:style-name="T723">na </text:span><text:span text:style-name="T53">otcovho </text:span><text:span text:style-name="T365">priateľa </text:span><text:span text:style-name="T274">sa </text:span><text:span text:style-name="T499">pozerali </text:span><text:span text:style-name="T139">s </text:span><text:span text:style-name="T145">takou </text:span><text:span text:style-name="T144">úctou </text:span><text:span text:style-name="T411">ako </text:span><text:span text:style-name="T607">na </text:span><text:span text:style-name="T120">otca</text:span><text:span text:style-name="T208">! </text:span><text:span text:style-name="T641">Co </text:span><text:span text:style-name="T172">povedať </text:span><text:span text:style-name="T541">však </text:span><text:span text:style-name="T591">o </text:span><text:span text:style-name="T174">takom</text:span><text:span text:style-name="T713">, </text:span><text:span text:style-name="T665">čo </text:span><text:span text:style-name="T429">poprivádzal </text:span><text:span text:style-name="T49">na </text:span><text:span text:style-name="T293">svet </text:span><text:span text:style-name="T207">nezdarené </text:span><text:span text:style-name="T466">deti</text:span><text:span text:style-name="T620">? </text:span><text:span text:style-name="T63">Ten </text:span><text:span text:style-name="T191">si </text:span><text:span text:style-name="T63">splodil </text:span><text:span text:style-name="T37">starosti </text:span><text:span text:style-name="T500">a škodoradost</text:span><text:span text:style-name="T473">' </text:span><text:span text:style-name="T95">v </text:span><text:span text:style-name="T104">očiach </text:span><text:span text:style-name="T152">nepriateľov</text:span><text:span text:style-name="T599">! </text:span><text:span text:style-name="T654">Preto</text:span><text:span text:style-name="T979">, </text:span><text:span text:style-name="T181">syn </text:span><text:span text:style-name="T678">môj</text:span><text:span text:style-name="T92">, </text:span><text:span text:style-name="T46">nikdy </text:span><text:span text:style-name="T116">nepodľahni </text:span><text:span text:style-name="T85">rozkoši </text:span><text:span text:style-name="T428">a </text:span><text:span text:style-name="T584">nestrat </text:span><text:span text:style-name="T522">hlavu </text:span><text:span text:style-name="T655">pre ženu</text:span><text:span text:style-name="T458">. </text:span><text:span text:style-name="T451">Zlá </text:span><text:span text:style-name="T61">žena </text:span><text:span text:style-name="T213">v </text:span><text:span text:style-name="T293">dome </text:span><text:span text:style-name="T529">– </text:span><text:span text:style-name="T198">aj </text:span><text:span text:style-name="T334">jej </text:span><text:span text:style-name="T377">objatie </text:span><text:span text:style-name="T191">ta </text:span><text:span text:style-name="T144">mrazí</text:span><text:span text:style-name="T761">. </text:span><text:span text:style-name="T234">Zlého </text:span><text:span text:style-name="T403">druha </text:span><text:span text:style-name="T349">mať </text:span><text:span text:style-name="T404">je </text:span><text:span text:style-name="T326">peklo</text:span><text:span text:style-name="T537">. </text:span><text:span text:style-name="T413">Preto </text:span><text:span text:style-name="T19">odvrhni </text:span><text:span text:style-name="T372">to </text:span><text:span text:style-name="T213">dievča </text:span><text:span text:style-name="T184">ako </text:span><text:span text:style-name="T271">nepriateľa</text:span><text:span text:style-name="T538">, </text:span><text:span text:style-name="T654">nech </text:span><text:span text:style-name="T152">si </text:span><text:span text:style-name="T389">hľadá </text:span><text:span text:style-name="T22">snúbenca </text:span><text:span text:style-name="T144">tam </text:span><text:span text:style-name="T525">— </text:span><text:span text:style-name="T953">v </text:span><text:span text:style-name="T349">podsvetí</text:span><text:span text:style-name="T548">! </text:span><text:span text:style-name="T22">Ju </text:span><text:span text:style-name="T389">jedinú </text:span><text:span text:style-name="T162">som pred </text:span><text:span text:style-name="T22">svedkami </text:span><text:span text:style-name="T372">pristihol </text:span><text:span text:style-name="T154">pri </text:span><text:span text:style-name="T61">porušení </text:span><text:span text:style-name="T118">môjho </text:span><text:span text:style-name="T95">rozkazu</text:span><text:span text:style-name="T784">. </text:span><text:span text:style-name="T466">A </text:span><text:span text:style-name="T403">aby </text:span><text:span text:style-name="T626">ľudia </text:span><text:span text:style-name="T215">nevraveli</text:span><text:span text:style-name="T63">, </text:span><text:span text:style-name="T620">že </text:span></text:p>
      <text:p text:style-name="P57"><text:span text:style-name="T218">3</text:span><text:span text:style-name="T220">0 </text:span></text:p>
      <text:p text:style-name="P2"><text:span text:style-name="T42">3</text:span><text:span text:style-name="T45">1 </text:span></text:p>
      <text:p text:style-name="P58"><text:span text:style-name="T10">som </text:span><text:span text:style-name="T327">luhár</text:span><text:span text:style-name="T695">, </text:span><text:span text:style-name="T476">usmrtím </text:span><text:span text:style-name="T327">ju</text:span><text:span text:style-name="T641">. </text:span><text:span text:style-name="T215">Môže</text:span><text:span text:style-name="T840">, </text:span><text:span text:style-name="T521">koľko </text:span><text:span text:style-name="T411">sa </text:span><text:span text:style-name="T183">jej </text:span><text:span text:style-name="T328">zachce</text:span><text:span text:style-name="T629">, </text:span><text:span text:style-name="T406">vzývat </text:span><text:span text:style-name="T696">Dia</text:span><text:span text:style-name="T314">, </text:span><text:span text:style-name="T406">spasiteľa </text:span><text:span text:style-name="T459">rodu</text:span><text:span text:style-name="T967">! </text:span><text:span text:style-name="T460">Keby </text:span><text:span text:style-name="T334">som </text:span><text:span text:style-name="T310">vo </text:span><text:span text:style-name="T234">vlastnom </text:span><text:span text:style-name="T37">dome </text:span><text:span text:style-name="T215">trpel </text:span><text:span text:style-name="T863">takú </text:span><text:span text:style-name="T372">neposlušnosť</text:span><text:span text:style-name="T154">, </text:span><text:span text:style-name="T335">čo </text:span><text:span text:style-name="T304">už </text:span><text:span text:style-name="T184">potom </text:span><text:span text:style-name="T154">môžem čakať </text:span><text:span text:style-name="T797">od </text:span><text:span text:style-name="T626">cudzích</text:span><text:span text:style-name="T711">? </text:span><text:span text:style-name="T377">No </text:span><text:span text:style-name="T199">kto </text:span><text:span text:style-name="T152">je </text:span><text:span text:style-name="T223">mužom </text:span><text:span text:style-name="T369">na </text:span><text:span text:style-name="T300">mieste </text:span><text:span text:style-name="T649">vo </text:span><text:span text:style-name="T310">vlastnom </text:span><text:span text:style-name="T460">dome</text:span><text:span text:style-name="T199">, </text:span><text:span text:style-name="T334">ten </text:span><text:span text:style-name="T377">aj </text:span><text:span text:style-name="T476">štátu </text:span><text:span text:style-name="T411">velí </text:span><text:span text:style-name="T314">spravodlivo</text:span><text:span text:style-name="T597">. </text:span><text:span text:style-name="T370">Preto </text:span><text:span text:style-name="T637">ten</text:span><text:span text:style-name="T520">, </text:span><text:span text:style-name="T387">čo </text:span><text:span text:style-name="T637">spupne </text:span><text:span text:style-name="T459">porušuje </text:span><text:span text:style-name="T476">zá</text:span><text:span text:style-name="T482">ko</text:span><text:span text:style-name="T476">n</text:span><text:span text:style-name="T749">, </text:span><text:span text:style-name="T521">ten</text:span><text:span text:style-name="T473">, </text:span><text:span text:style-name="T191">čo </text:span><text:span text:style-name="T599">by </text:span><text:span text:style-name="T276">chcel </text:span><text:span text:style-name="T421">rozkazovať </text:span><text:span text:style-name="T223">vládcovi</text:span><text:span text:style-name="T779">, </text:span><text:span text:style-name="T521">nech </text:span><text:span text:style-name="T234">veru </text:span><text:span text:style-name="T377">nečaká </text:span><text:span text:style-name="T244">na </text:span><text:span text:style-name="T120">moju </text:span><text:span text:style-name="T300">chválu</text:span><text:span text:style-name="T893">. </text:span><text:span text:style-name="T59">Koho </text:span><text:span text:style-name="T23">si </text:span><text:span text:style-name="T158">ľud </text:span><text:span text:style-name="T669">zvolí</text:span><text:span text:style-name="T516">, </text:span><text:span text:style-name="T38">toho </text:span><text:span text:style-name="T209">treba </text:span><text:span text:style-name="T328">poslúchať </text:span><text:span text:style-name="T406">tak </text:span><text:span text:style-name="T824">v </text:span><text:span text:style-name="T406">malých</text:span><text:span text:style-name="T642">, </text:span><text:span text:style-name="T310">ako </text:span><text:span text:style-name="T223">veľkých </text:span><text:span text:style-name="T411">veciach</text:span><text:span text:style-name="T761">, </text:span><text:span text:style-name="T985">v </text:span><text:span text:style-name="T276">zlých </text:span><text:span text:style-name="T389">tak </text:span><text:span text:style-name="T403">ako </text:span><text:span text:style-name="T411">v </text:span><text:span text:style-name="T254">dobrých</text:span><text:span text:style-name="T790">. </text:span><text:span text:style-name="T254">Poslušného </text:span><text:span text:style-name="T583">muža </text:span><text:span text:style-name="T137">si </text:span><text:span text:style-name="T252">viem </text:span><text:span text:style-name="T232">predstaviť </text:span><text:span text:style-name="T184">aj </text:span><text:span text:style-name="T595">na </text:span><text:span text:style-name="T49">tróne</text:span><text:span text:style-name="T174">, </text:span><text:span text:style-name="T184">na </text:span><text:span text:style-name="T335">takého </text:span><text:span text:style-name="T59">spoľahnem </text:span><text:span text:style-name="T158">sa </text:span><text:span text:style-name="T350">v </text:span><text:span text:style-name="T97">krutom </text:span><text:span text:style-name="T59">boji</text:span><text:span text:style-name="T70">. </text:span><text:span text:style-name="T664">Nič </text:span><text:span text:style-name="T30">však </text:span><text:span text:style-name="T253">nie </text:span><text:span text:style-name="T521">je </text:span><text:span text:style-name="T95">horšie </text:span><text:span text:style-name="T144">ako </text:span><text:span text:style-name="T389">neposlušnost</text:span><text:span text:style-name="T663">! </text:span><text:span text:style-name="T234">Ona </text:span><text:span text:style-name="T84">ničí </text:span><text:span text:style-name="T199">mestá</text:span><text:span text:style-name="T779">, </text:span><text:span text:style-name="T377">rúca </text:span><text:span text:style-name="T369">ľudské </text:span><text:span text:style-name="T223">príbytky </text:span><text:span text:style-name="T370">a </text:span><text:span text:style-name="T245">zoradené </text:span><text:span text:style-name="T406">šíky </text:span><text:span text:style-name="T459">obracia </text:span><text:span text:style-name="T645">na </text:span><text:span text:style-name="T277">pomätený </text:span><text:span text:style-name="T403">útek</text:span><text:span text:style-name="T575">. </text:span><text:span text:style-name="T521">Naopak </text:span><text:span text:style-name="T551">--- </text:span><text:span text:style-name="T215">z </text:span><text:span text:style-name="T63">tých</text:span><text:span text:style-name="T18">, </text:span><text:span text:style-name="T626">čo </text:span><text:span text:style-name="T75">si </text:span><text:span text:style-name="T191">dajú </text:span><text:span text:style-name="T369">povedat</text:span><text:span text:style-name="T775">, </text:span><text:span text:style-name="T223">sa </text:span><text:span text:style-name="T633">môžu </text:span><text:span text:style-name="T276">mnohí</text:span><text:span text:style-name="T507">, </text:span><text:span text:style-name="T633">vďaka </text:span><text:span text:style-name="T144">poslušnosti</text:span><text:span text:style-name="T883">, </text:span><text:span text:style-name="T214">zachránit</text:span><text:span text:style-name="T584">. </text:span><text:span text:style-name="T226">A </text:span><text:span text:style-name="T46">preto </text:span><text:span text:style-name="T158">treba </text:span><text:span text:style-name="T38">dodržiavať </text:span><text:span text:style-name="T8">rozkazy </text:span><text:span text:style-name="T118">a </text:span><text:span text:style-name="T154">nikdy </text:span><text:span text:style-name="T198">nepodľahnúť </text:span><text:span text:style-name="T643">žene</text:span><text:span text:style-name="T539">. </text:span><text:span text:style-name="T649">Ak </text:span><text:span text:style-name="T711">už </text:span><text:span text:style-name="T37">podľahnúť</text:span><text:span text:style-name="T120">, </text:span><text:span text:style-name="T421">tak </text:span><text:span text:style-name="T31">radšej </text:span><text:span text:style-name="T633">mužovi</text:span><text:span text:style-name="T411">. </text:span></text:p>
      <text:p text:style-name="P2"><text:soft-page-break/><text:span text:style-name="T626">Veď kto </text:span><text:span text:style-name="T649">by </text:span><text:span text:style-name="T223">túžil </text:span><text:span text:style-name="T460">počuť</text:span><text:span text:style-name="T794">, </text:span><text:span text:style-name="T37">že </text:span><text:span text:style-name="T654">je </text:span><text:span text:style-name="T63">slabší </text:span><text:span text:style-name="T633">ako </text:span><text:span text:style-name="T10">žena</text:span><text:span text:style-name="T476">? </text:span><text:span text:style-name="T424">NÁČELNÍK </text:span><text:span text:style-name="T242">ZBORU </text:span></text:p>
      <text:p text:style-name="P7"><text:span text:style-name="T807">Myslím</text:span><text:span text:style-name="T361">, </text:span><text:span text:style-name="T350">ak </text:span><text:span text:style-name="T378">ma </text:span><text:span text:style-name="T520">neklame </text:span><text:span text:style-name="T245">sluch </text:span></text:p>
      <text:p text:style-name="P15"><text:span text:style-name="T165">starca</text:span><text:span text:style-name="T530">, </text:span><text:span text:style-name="T375">že </text:span><text:span text:style-name="T87">čo </text:span><text:span text:style-name="T375">vravíš </text:span><text:span text:style-name="T555">- </text:span><text:span text:style-name="T218">dobre </text:span><text:span text:style-name="T42">vravíš</text:span><text:span text:style-name="T121">! </text:span><text:span text:style-name="T385">HAIMÓN </text:span></text:p>
      <text:p text:style-name="P27"><text:span text:style-name="T480">Bohovia</text:span><text:span text:style-name="T129">, </text:span><text:span text:style-name="T56">môj </text:span><text:span text:style-name="T154">otče</text:span><text:span text:style-name="T509">, </text:span><text:span text:style-name="T19">dali </text:span><text:span text:style-name="T293">ludom </text:span><text:span text:style-name="T272">rozum</text:span><text:span text:style-name="T694">, </text:span><text:span text:style-name="T635">najcennejšiu </text:span><text:span text:style-name="T583">vec</text:span><text:span text:style-name="T427">, </text:span><text:span text:style-name="T575">čo </text:span><text:span text:style-name="T276">máine</text:span><text:span text:style-name="T234">. </text:span><text:span text:style-name="T389">A </text:span><text:span text:style-name="T208">ja </text:span><text:span text:style-name="T104">nemôžem </text:span><text:span text:style-name="T476">a </text:span><text:span text:style-name="T75">nechcem </text:span><text:span text:style-name="T585">tvrdit</text:span><text:span text:style-name="T705">, </text:span><text:span text:style-name="T655">že </text:span><text:span text:style-name="T242">si </text:span><text:span text:style-name="T272">nehovoril </text:span><text:span text:style-name="T671">správne</text:span><text:span text:style-name="T293">. </text:span><text:span text:style-name="T187">Ale </text:span><text:span text:style-name="T208">dobrý </text:span><text:span text:style-name="T369">môže </text:span><text:span text:style-name="T10">byť </text:span><text:span text:style-name="T172">aj </text:span><text:span text:style-name="T10">názor </text:span><text:span text:style-name="T364">iného</text:span><text:span text:style-name="T521">! </text:span><text:span text:style-name="T575">Mám </text:span><text:span text:style-name="T75">väčšiu </text:span><text:span text:style-name="T47">možnost </text:span><text:span text:style-name="T162">než </text:span><text:span text:style-name="T223">ty </text:span><text:span text:style-name="T654">sledovať</text:span><text:span text:style-name="T473">, </text:span><text:span text:style-name="T63">čo </text:span><text:span text:style-name="T476">ľudia </text:span><text:span text:style-name="T245">hovoria</text:span><text:span text:style-name="T880">, </text:span><text:span text:style-name="T17">čo </text:span><text:span text:style-name="T97">robia</text:span><text:span text:style-name="T700">, </text:span><text:span text:style-name="T499">s </text:span><text:span text:style-name="T274">čím </text:span><text:span text:style-name="T277">sú </text:span><text:span text:style-name="T294">nespokojní</text:span><text:span text:style-name="T872">. </text:span><text:span text:style-name="T364">Ved </text:span><text:span text:style-name="T84">pred </text:span><text:span text:style-name="T349">tvojím </text:span><text:span text:style-name="T63">prísnym </text:span><text:span text:style-name="T120">okom </text:span><text:span text:style-name="T377">by </text:span><text:span text:style-name="T104">sa </text:span><text:span text:style-name="T389">prostý </text:span><text:span text:style-name="T199">človek </text:span><text:span text:style-name="T120">neodvážil </text:span><text:span text:style-name="T208">vraviet </text:span><text:span text:style-name="T397">veci</text:span><text:span text:style-name="T551">, </text:span><text:span text:style-name="T111">z </text:span><text:span text:style-name="T181">ktorých </text:span><text:span text:style-name="T453">by </text:span><text:span text:style-name="T291">si </text:span><text:span text:style-name="T181">nemal </text:span><text:span text:style-name="T10">radost</text:span><text:span text:style-name="T567">. </text:span><text:span text:style-name="T254">Ali </text:span><text:span text:style-name="T75">moje </text:span><text:span text:style-name="T181">ucho </text:span><text:span text:style-name="T191">tajne </text:span><text:span text:style-name="T369">vypočulo</text:span><text:span text:style-name="T822">, </text:span><text:span text:style-name="T10">ako </text:span><text:span text:style-name="T442">celé </text:span><text:span text:style-name="T162">mesto </text:span></text:p>
      <text:p text:style-name="P2"><text:span text:style-name="T474">ľutuje </text:span><text:span text:style-name="T70">to </text:span><text:span text:style-name="T85">dievča</text:span><text:span text:style-name="T597">! </text:span><text:span text:style-name="T145">Nikomu </text:span><text:span text:style-name="T621">sa </text:span><text:span text:style-name="T170">nepáči</text:span><text:span text:style-name="T394">, </text:span><text:span text:style-name="T226">že </text:span><text:span text:style-name="T200">ona</text:span><text:span text:style-name="T498">, </text:span><text:span text:style-name="T59">ktorá </text:span><text:span text:style-name="T621">si </text:span><text:span text:style-name="T158">to </text:span><text:span text:style-name="T370">zasluhuje </text:span><text:span text:style-name="T95">najmenej </text:span><text:span text:style-name="T427">zo </text:span><text:span text:style-name="T254">všetkých </text:span><text:span text:style-name="T95">žien</text:span><text:span text:style-name="T910">, </text:span><text:span text:style-name="T22">má </text:span><text:span text:style-name="T47">biedne </text:span><text:span text:style-name="T253">zhynúť </text:span><text:span text:style-name="T621">za </text:span><text:span text:style-name="T440">svoj </text:span><text:span text:style-name="T30">slávny </text:span><text:span text:style-name="T314">skutok</text:span><text:span text:style-name="T97">! </text:span><text:span text:style-name="T394">Vravia</text:span><text:span text:style-name="T540">, </text:span><text:span text:style-name="T170">že </text:span><text:span text:style-name="T610">ak </text:span><text:span text:style-name="T75">zabránila </text:span><text:span text:style-name="T144">mäsožravým </text:span><text:span text:style-name="T633">psom </text:span><text:span text:style-name="T31">a </text:span><text:span text:style-name="T22">dravým </text:span><text:span text:style-name="T245">vtákom </text:span><text:span text:style-name="T328">roztrhať </text:span><text:span text:style-name="T387">to pohodené </text:span><text:span text:style-name="T862">telo </text:span><text:span text:style-name="T46">svojho </text:span><text:span text:style-name="T406">brata</text:span><text:span text:style-name="T135">, </text:span><text:span text:style-name="T350">ktorý </text:span><text:span text:style-name="T153">padol </text:span><text:span text:style-name="T723">v </text:span><text:span text:style-name="T59">boji</text:span><text:span text:style-name="T12">, </text:span><text:span text:style-name="T59">patrili </text:span><text:span text:style-name="T642">by </text:span><text:span text:style-name="T652">jej </text:span><text:span text:style-name="T406">skôr </text:span><text:span text:style-name="T200">veľkolepé </text:span><text:span text:style-name="T59">pocty</text:span><text:span text:style-name="T189">. </text:span><text:span text:style-name="T158">To </text:span><text:span text:style-name="T23">je </text:span><text:span text:style-name="T365">názor</text:span><text:span text:style-name="T474">, </text:span><text:span text:style-name="T291">ktorý </text:span><text:span text:style-name="T215">šeptom </text:span><text:span text:style-name="T22">vyslovuje </text:span><text:span text:style-name="T152">celé mesto</text:span><text:span text:style-name="T590">. </text:span></text:p>
      <text:p text:style-name="P2"><text:span text:style-name="T200">Otče</text:span><text:span text:style-name="T139">! </text:span><text:span text:style-name="T97">Nieto </text:span><text:span text:style-name="T23">statku</text:span><text:span text:style-name="T781">, </text:span><text:span text:style-name="T323">čo </text:span><text:span text:style-name="T642">by </text:span><text:span text:style-name="T723">mi </text:span><text:span text:style-name="T345">bol </text:span><text:span text:style-name="T97">drahší ako </text:span><text:span text:style-name="T645">tvoje </text:span><text:span text:style-name="T85">šťastie</text:span><text:span text:style-name="T516">! </text:span><text:span text:style-name="T70">Ako </text:span><text:span text:style-name="T46">býva </text:span><text:span text:style-name="T158">pýchou </text:span><text:span text:style-name="T30">otca </text:span><text:span text:style-name="T183">dobrá </text:span><text:span text:style-name="T678">povesť </text:span><text:span text:style-name="T235">detí</text:span><text:span text:style-name="T361">, </text:span><text:span text:style-name="T38">pýchou </text:span><text:span text:style-name="T12">dieťata </text:span><text:span text:style-name="T527">- </text:span><text:span text:style-name="T30">tou </text:span><text:span text:style-name="T378">najväčšou </text:span><text:span text:style-name="T527">— </text:span><text:span text:style-name="T642">je </text:span><text:span text:style-name="T277">dobrá </text:span><text:span text:style-name="T467">povest </text:span><text:span text:style-name="T183">otca</text:span><text:span text:style-name="T549">. </text:span><text:span text:style-name="T350">Nebud</text:span><text:span text:style-name="T814">' </text:span><text:span text:style-name="T245">teda </text:span><text:span text:style-name="T200">dalej </text:span><text:span text:style-name="T85">presvedčený</text:span><text:span text:style-name="T260">, </text:span><text:span text:style-name="T394">že </text:span><text:span text:style-name="T807">je </text:span><text:span text:style-name="T153">správne </text:span><text:span text:style-name="T314">iba </text:span><text:span text:style-name="T80">to</text:span><text:span text:style-name="T884">, </text:span><text:span text:style-name="T886">čo </text:span><text:span text:style-name="T294">povieš </text:span><text:span text:style-name="T807">ty</text:span><text:span text:style-name="T153">, </text:span><text:span text:style-name="T428">a </text:span><text:span text:style-name="T97">iné </text:span><text:span text:style-name="T629">nič</text:span><text:span text:style-name="T516">! </text:span><text:span text:style-name="T38">Ten</text:span><text:span text:style-name="T758">, </text:span><text:span text:style-name="T106">kto </text:span><text:span text:style-name="T226">si </text:span><text:span text:style-name="T294">myslí</text:span><text:span text:style-name="T17">, </text:span><text:span text:style-name="T365">že </text:span><text:span text:style-name="T345">len </text:span><text:span text:style-name="T652">sám </text:span><text:span text:style-name="T758">je </text:span><text:span text:style-name="T277">rozumný</text:span><text:span text:style-name="T890">, </text:span><text:span text:style-name="T53">že </text:span><text:span text:style-name="T70">jedine </text:span><text:span text:style-name="T274">on </text:span><text:span text:style-name="T209">má </text:span><text:span text:style-name="T85">dar </text:span><text:span text:style-name="T12">jazyka </text:span><text:span text:style-name="T652">a </text:span><text:span text:style-name="T12">ducha</text:span><text:span text:style-name="T866">, </text:span><text:span text:style-name="T245">býva </text:span><text:span text:style-name="T274">obyčajne </text:span><text:span text:style-name="T183">prázdny</text:span><text:span text:style-name="T85">. </text:span><text:span text:style-name="T387">Ani </text:span><text:span text:style-name="T378">pre </text:span><text:span text:style-name="T597">takého </text:span><text:span text:style-name="T669">muža</text:span><text:span text:style-name="T532">, </text:span><text:span text:style-name="T116">ktorý </text:span><text:span text:style-name="T46">mnoho </text:span><text:span text:style-name="T12">pozná</text:span><text:span text:style-name="T792">, </text:span><text:span text:style-name="T621">nie </text:span><text:span text:style-name="T905">je </text:span><text:span text:style-name="T153">hanbou </text:span><text:span text:style-name="T592">ešte </text:span><text:span text:style-name="T499">mnohému </text:span><text:span text:style-name="T116">sa </text:span><text:span text:style-name="T350">priučiť </text:span><text:span text:style-name="T520">a </text:span><text:span text:style-name="T70">nebyť </text:span><text:span text:style-name="T214">tvrdohlavý</text:span><text:span text:style-name="T545">. </text:span><text:span text:style-name="T116">Či </text:span><text:span text:style-name="T85">si </text:span><text:span text:style-name="T467">stromy </text:span><text:span text:style-name="T116">v </text:span><text:span text:style-name="T59">rozvodnených </text:span><text:span text:style-name="T652">prúdoch </text:span><text:span text:style-name="T345">nechránia </text:span><text:span text:style-name="T516">svoj </text:span><text:span text:style-name="T345">kmeň </text:span><text:span text:style-name="T652">a </text:span><text:span text:style-name="T642">konáre </text:span><text:span text:style-name="T592">tým</text:span><text:span text:style-name="T135">, </text:span><text:span text:style-name="T145">že </text:span><text:span text:style-name="T394">sú </text:span><text:span text:style-name="T378">chybné</text:span><text:span text:style-name="T459">? </text:span><text:span text:style-name="T274">Tie</text:span><text:span text:style-name="T914">, </text:span><text:span text:style-name="T139">čo </text:span><text:span text:style-name="T80">sa </text:span><text:span text:style-name="T350">vzoprú</text:span><text:span text:style-name="T792">, </text:span><text:span text:style-name="T274">prúdy </text:span><text:span text:style-name="T440">od </text:span><text:span text:style-name="T46">koreňa </text:span><text:span text:style-name="T253">vyvrátia</text:span><text:span text:style-name="T85">. </text:span><text:span text:style-name="T583">A </text:span><text:span text:style-name="T162">takisto </text:span><text:span text:style-name="T208">sa </text:span><text:span text:style-name="T743">s </text:span><text:span text:style-name="T47">lod</text:span><text:span text:style-name="T654">'</text:span><text:span text:style-name="T172">ou </text:span><text:span text:style-name="T626">prevrhne </text:span><text:span text:style-name="T95">a </text:span><text:span text:style-name="T47">plaví </text:span><text:span text:style-name="T208">hore </text:span><text:span text:style-name="T397">dnom </text:span><text:span text:style-name="T575">ten </text:span><text:span text:style-name="T583">človek</text:span><text:span text:style-name="T349">, </text:span><text:span text:style-name="T75">ktorý </text:span><text:span text:style-name="T427">pevne </text:span><text:span text:style-name="T47">napne </text:span><text:span text:style-name="T23">laná </text:span><text:span text:style-name="T474">plachiet </text:span><text:span text:style-name="T378">vtedy</text:span><text:span text:style-name="T789">, </text:span><text:span text:style-name="T139">keď </text:span><text:span text:style-name="T294">má </text:span><text:span text:style-name="T23">povoliť</text:span><text:span text:style-name="T158">. </text:span><text:span text:style-name="T499">Nuž </text:span><text:span text:style-name="T59">povoľ </text:span><text:span text:style-name="T209">radšej</text:span><text:span text:style-name="T394">, </text:span><text:span text:style-name="T153">pozmeň </text:span><text:span text:style-name="T474">ten </text:span><text:span text:style-name="T12">svoj </text:span><text:span text:style-name="T350">krutý </text:span><text:span text:style-name="T23">rozsudok</text:span><text:span text:style-name="T337">! </text:span><text:span text:style-name="T30">Ak </text:span><text:span text:style-name="T116">môžem</text:span><text:span text:style-name="T527">, </text:span><text:span text:style-name="T189">napriek </text:span><text:span text:style-name="T314">tomu</text:span><text:span text:style-name="T361">, </text:span><text:span text:style-name="T323">že </text:span><text:span text:style-name="T621">som </text:span><text:span text:style-name="T38">mladší</text:span><text:span text:style-name="T935">, </text:span><text:span text:style-name="T181">povedať </text:span><text:span text:style-name="T63">svoj </text:span><text:span text:style-name="T75">názor</text:span><text:span text:style-name="T772">, </text:span><text:span text:style-name="T721">tak </text:span><text:span text:style-name="T334">si </text:span><text:span text:style-name="T181">myslím</text:span><text:span text:style-name="T915">, </text:span><text:span text:style-name="T514">že </text:span><text:span text:style-name="T209">niet </text:span><text:span text:style-name="T70">vari </text:span><text:span text:style-name="T365">lepšej </text:span><text:span text:style-name="T145">túžby</text:span><text:span text:style-name="T170">, </text:span><text:span text:style-name="T145">ako </text:span><text:span text:style-name="T59">túžba </text:span><text:span text:style-name="T350">stať </text:span><text:span text:style-name="T162">sa </text:span><text:span text:style-name="T427">mužom</text:span><text:span text:style-name="T924">, </text:span><text:span text:style-name="T234">čo </text:span><text:span text:style-name="T460">si </text:span><text:span text:style-name="T104">so </text:span><text:span text:style-name="T369">všetkým </text:span><text:span text:style-name="T460">dá </text:span><text:span text:style-name="T334">rady</text:span><text:span text:style-name="T794">. </text:span><text:span text:style-name="T199">Každý </text:span><text:span text:style-name="T75">sa </text:span><text:span text:style-name="T22">ním</text:span><text:span text:style-name="T704">, </text:span><text:span text:style-name="T327">pravda</text:span><text:span text:style-name="T871">, </text:span><text:span text:style-name="T514">nestane </text:span><text:span text:style-name="T525">- </text:span><text:span text:style-name="T199">veď </text:span><text:span text:style-name="T172">je </text:span><text:span text:style-name="T84">to </text:span><text:span text:style-name="T189">zriedkavosť </text:span><text:span text:style-name="T527">– </text:span><text:span text:style-name="T328">a </text:span><text:span text:style-name="T59">vtedy </text:span><text:span text:style-name="T253">treba </text:span><text:span text:style-name="T387">poslúchať </text:span><text:span text:style-name="T183">tých</text:span><text:span text:style-name="T766">, </text:span></text:p>
      <text:p text:style-name="P2"><text:span text:style-name="T278">ktorí </text:span><text:span text:style-name="T372">dobre </text:span><text:span text:style-name="T154">radia</text:span><text:span text:style-name="T82">. </text:span><text:span text:style-name="T458">NÁČELNÍK </text:span><text:span text:style-name="T351">ZBORU </text:span></text:p>
      <text:p text:style-name="P2"><text:span text:style-name="T197">Pan</text:span><text:span text:style-name="T189">e</text:span><text:span text:style-name="T890">, </text:span><text:span text:style-name="T370">ak </text:span><text:span text:style-name="T422">ti </text:span><text:span text:style-name="T637">radi </text:span><text:span text:style-name="T46">dobre</text:span><text:span text:style-name="T935">, </text:span><text:span text:style-name="T678">daj </text:span><text:span text:style-name="T610">sa </text:span><text:span text:style-name="T30">poučit</text:span><text:span text:style-name="T394">! </text:span><text:span text:style-name="T30">Aj </text:span><text:span text:style-name="T153">ty</text:span><text:span text:style-name="T902">! </text:span><text:span text:style-name="T158">Veď </text:span><text:span text:style-name="T328">múdro </text:span><text:span text:style-name="T350">hovoríte </text:span><text:span text:style-name="T474">obaja</text:span><text:span text:style-name="T549">. </text:span></text:p>
      <text:p text:style-name="P59"><text:span text:style-name="T521">KREÓN </text:span></text:p>
      <text:p text:style-name="P8"><text:span text:style-name="T460">Mám hádam </text:span><text:span text:style-name="T421">v </text:span><text:span text:style-name="T310">tomto </text:span><text:span text:style-name="T223">veku </text:span><text:span text:style-name="T10">chodiť </text:span></text:p>
      <text:p text:style-name="P2"><text:span text:style-name="T863">k </text:span><text:span text:style-name="T234">nezrelému </text:span><text:span text:style-name="T403">mladíkovi </text:span><text:span text:style-name="T334">po </text:span><text:span text:style-name="T411">rozum</text:span><text:span text:style-name="T199">? </text:span><text:span text:style-name="T213">HAIMÓN </text:span></text:p>
      <text:p text:style-name="P26"><text:span text:style-name="T395">Vždy </text:span><text:span text:style-name="T391">lepšie </text:span><text:span text:style-name="T627">ako </text:span><text:span text:style-name="T28">po </text:span><text:span text:style-name="T160">neprávost</text:span><text:span text:style-name="T429">! </text:span><text:span text:style-name="T311">Ak </text:span></text:p>
      <text:p text:style-name="P2"><text:span text:style-name="T59">som </text:span><text:span text:style-name="T807">mladý</text:span><text:span text:style-name="T30">, </text:span><text:span text:style-name="T235">nedívaj </text:span><text:span text:style-name="T189">sa </text:span><text:span text:style-name="T328">na </text:span><text:span text:style-name="T12">môj </text:span><text:span text:style-name="T170">vek</text:span><text:span text:style-name="T572">, </text:span><text:span text:style-name="T454">hľaď </text:span><text:span text:style-name="T183">na </text:span><text:span text:style-name="T265">vec</text:span><text:span text:style-name="T642">! </text:span><text:span text:style-name="T222">KREÓN </text:span></text:p>
      <text:p text:style-name="P9"><text:span text:style-name="T30">Na </text:span><text:span text:style-name="T38">akú </text:span><text:span text:style-name="T957">vec</text:span><text:span text:style-name="T59">? </text:span><text:span text:style-name="T459">Mám </text:span><text:span text:style-name="T637">sa </text:span><text:span text:style-name="T378">hádam </text:span><text:span text:style-name="T38">dívat </text:span><text:span text:style-name="T394">s </text:span><text:span text:style-name="T265">úctou </text:span></text:p>
      <text:p text:style-name="P2"><text:span text:style-name="T499">na </text:span><text:span text:style-name="T38">neposlušnost</text:span><text:span text:style-name="T200">? </text:span><text:span text:style-name="T523">HAIMÓN </text:span></text:p>
      <text:p text:style-name="P28"><text:span text:style-name="T689">O </text:span><text:span text:style-name="T597">úctu </text:span><text:span text:style-name="T520">k </text:span><text:span text:style-name="T824">mrzkej </text:span><text:span text:style-name="T30">veci </text:span></text:p>
      <text:p text:style-name="P2"><text:span text:style-name="T214">by </text:span><text:span text:style-name="T440">som </text:span><text:span text:style-name="T183">nikdy </text:span><text:span text:style-name="T499">nežiadal</text:span><text:span text:style-name="T532">! </text:span><text:span text:style-name="T226">KREÓN </text:span></text:p>
      <text:p text:style-name="P8"><text:span text:style-name="T63">No </text:span><text:span text:style-name="T191">práve </text:span><text:span text:style-name="T75">tento </text:span></text:p>
      <text:p text:style-name="P7"><text:span text:style-name="T291">neduh </text:span><text:span text:style-name="T377">mala </text:span><text:span text:style-name="T633">ona</text:span><text:span text:style-name="T181">! </text:span><text:span text:style-name="T244">HAIMÓN </text:span></text:p>
      <text:p text:style-name="P26"><text:span text:style-name="T37">Mienka </text:span><text:span text:style-name="T75">tébskych </text:span></text:p>
      <text:p text:style-name="P17"><text:span text:style-name="T30">občanov </text:span><text:span text:style-name="T652">je </text:span><text:span text:style-name="T302">iná</text:span><text:span text:style-name="T532">. </text:span><text:span text:style-name="T633">KREÓN </text:span></text:p>
      <text:p text:style-name="P7"><text:soft-page-break/><text:span text:style-name="T31">Občania </text:span><text:span text:style-name="T460">by </text:span><text:span text:style-name="T47">chceli </text:span></text:p>
      <text:p text:style-name="P9"><text:span text:style-name="T460">rozhodovať </text:span><text:span text:style-name="T152">o </text:span><text:span text:style-name="T254">tom</text:span><text:span text:style-name="T794">, </text:span><text:span text:style-name="T191">čo </text:span><text:span text:style-name="T63">mám </text:span><text:span text:style-name="T369">robit</text:span><text:span text:style-name="T641">? </text:span><text:span text:style-name="T379">HAIMÓN </text:span></text:p>
      <text:p text:style-name="P45"><text:span text:style-name="T332">Podľa </text:span><text:span text:style-name="T640">slov </text:span></text:p>
      <text:p text:style-name="P8"><text:span text:style-name="T334">si </text:span><text:span text:style-name="T711">ty </text:span><text:span text:style-name="T31">ten </text:span><text:span text:style-name="T291">nezrelý</text:span><text:span text:style-name="T797">. </text:span><text:span text:style-name="T635">KREÓN </text:span></text:p>
      <text:p text:style-name="P19"><text:span text:style-name="T199">Mám </text:span><text:span text:style-name="T47">vládnut </text:span><text:span text:style-name="T172">v </text:span><text:span text:style-name="T453">mene </text:span></text:p>
      <text:p text:style-name="P16"><text:span text:style-name="T621">iných</text:span><text:span text:style-name="T795">, </text:span><text:span text:style-name="T516">a </text:span><text:span text:style-name="T153">nie </text:span><text:span text:style-name="T763">vo </text:span><text:span text:style-name="T277">vlastnom</text:span><text:span text:style-name="T751">? </text:span><text:span text:style-name="T247">HAIMÓN </text:span></text:p>
      <text:p text:style-name="P60"><text:span text:style-name="T181">Ak </text:span><text:span text:style-name="T403">štát </text:span><text:span text:style-name="T724">si </text:span><text:span text:style-name="T310">niekto </text:span></text:p>
      <text:p text:style-name="P45"><text:span text:style-name="T85">prisvojí</text:span><text:span text:style-name="T328">, </text:span><text:span text:style-name="T245">je </text:span><text:span text:style-name="T428">po </text:span><text:span text:style-name="T200">štáte</text:span><text:span text:style-name="T499">. </text:span><text:span text:style-name="T419">KREÓN </text:span></text:p>
      <text:p text:style-name="P61"><text:span text:style-name="T389">Co </text:span><text:span text:style-name="T37">nepatrí </text:span><text:span text:style-name="T22">štát </text:span></text:p>
      <text:p text:style-name="P7"><text:span text:style-name="T254">tomu</text:span><text:span text:style-name="T493">, </text:span><text:span text:style-name="T403">kto </text:span><text:span text:style-name="T620">v </text:span><text:span text:style-name="T152">ňom </text:span><text:span text:style-name="T369">vládne</text:span><text:span text:style-name="T548">? </text:span><text:span text:style-name="T414">HAIMÓN </text:span></text:p>
      <text:p text:style-name="P19"><text:span text:style-name="T293">Musel </text:span><text:span text:style-name="T710">by </text:span><text:span text:style-name="T635">si </text:span><text:span text:style-name="T413">vládnuť </text:span></text:p>
      <text:p text:style-name="P17"><text:span text:style-name="T304">pustej </text:span><text:span text:style-name="T604">zemi</text:span><text:span text:style-name="T671">! </text:span><text:span text:style-name="T100">KREÓN </text:span></text:p>
      <text:p text:style-name="P13"><text:span text:style-name="T645">On </text:span><text:span text:style-name="T786">sa </text:span><text:span text:style-name="T158">tuším </text:span><text:span text:style-name="T664">nechce </text:span><text:span text:style-name="T106">vzdať </text:span><text:span text:style-name="T277">tej </text:span><text:span text:style-name="T153">ženy</text:span><text:span text:style-name="T438">! </text:span></text:p>
      <text:p text:style-name="P2"><text:span text:style-name="T626">HAIMÓN </text:span></text:p>
      <text:p text:style-name="P2"><text:span text:style-name="T326">Ak </text:span><text:span text:style-name="T379">si </text:span><text:span text:style-name="T242">ženou </text:span><text:span text:style-name="T127">— </text:span><text:span text:style-name="T28">áno</text:span><text:span text:style-name="T877">. </text:span><text:span text:style-name="T28">Pretože </text:span><text:span text:style-name="T424">mi </text:span><text:span text:style-name="T477">ide </text:span></text:p>
      <text:p text:style-name="P22"><text:span text:style-name="T594">o </text:span><text:span text:style-name="T72">teba</text:span><text:span text:style-name="T87">! </text:span><text:span text:style-name="T460">KREÓN </text:span></text:p>
      <text:p text:style-name="P7"><text:span text:style-name="T459">Lump</text:span><text:span text:style-name="T428">! </text:span><text:span text:style-name="T97">Tebe </text:span><text:span text:style-name="T378">ide </text:span><text:span text:style-name="T106">o </text:span><text:span text:style-name="T597">to </text:span></text:p>
      <text:p text:style-name="P9"><text:span text:style-name="T207">uprieť </text:span><text:span text:style-name="T413">pravdu </text:span><text:span text:style-name="T187">otcovi</text:span><text:span text:style-name="T982">! </text:span><text:span text:style-name="T118">HAIMÓN </text:span></text:p>
      <text:p text:style-name="P2"><text:span text:style-name="T655">Len </text:span><text:span text:style-name="T252">preto</text:span><text:span text:style-name="T351">, </text:span><text:span text:style-name="T8">že </text:span><text:span text:style-name="T147">sa </text:span></text:p>
      <text:p text:style-name="P9"><text:span text:style-name="T183">prehrešuješ </text:span><text:span text:style-name="T153">proti </text:span><text:span text:style-name="T629">pravde</text:span><text:span text:style-name="T905">. </text:span><text:span text:style-name="T30">KREÓN </text:span></text:p>
      <text:p text:style-name="P2"><text:span text:style-name="T786">Je </text:span><text:span text:style-name="T209">to </text:span><text:span text:style-name="T226">hriech</text:span><text:span text:style-name="T287">, </text:span><text:span text:style-name="T454">keď </text:span><text:span text:style-name="T30">chránim </text:span></text:p>
      <text:p text:style-name="P15"><text:soft-page-break/><text:span text:style-name="T170">svoju </text:span><text:span text:style-name="T70">dôstojnost</text:span><text:span text:style-name="T844">? </text:span><text:span text:style-name="T391">HAIMÓN </text:span></text:p>
      <text:p text:style-name="P9"><text:span text:style-name="T397">Tú </text:span><text:span text:style-name="T680">neuchrániš </text:span><text:span text:style-name="T607">tak</text:span><text:span text:style-name="T90">, </text:span></text:p>
      <text:p text:style-name="P15"><text:span text:style-name="T585">že </text:span><text:span text:style-name="T413">budeš </text:span><text:span text:style-name="T799">šliapat</text:span><text:span text:style-name="T359">' </text:span><text:span text:style-name="T595">na </text:span><text:span text:style-name="T465">dôstojnosť </text:span><text:span text:style-name="T8">bohov</text:span><text:span text:style-name="T326">! </text:span><text:span text:style-name="T649">KREÓN </text:span></text:p>
      <text:p text:style-name="P7"><text:span text:style-name="T184">Och</text:span><text:span text:style-name="T702">, </text:span><text:span text:style-name="T232">ty </text:span><text:span text:style-name="T61">nízky </text:span><text:span text:style-name="T502">duch</text:span><text:span text:style-name="T326">, </text:span><text:span text:style-name="T252">si </text:span><text:span text:style-name="T502">zotročený </text:span><text:span text:style-name="T585">ženou</text:span><text:span text:style-name="T595">! </text:span><text:span text:style-name="T334">HAIMÓN </text:span></text:p>
      <text:p text:style-name="P16"><text:span text:style-name="T107">Zato </text:span><text:span text:style-name="T671">aspoň </text:span><text:span text:style-name="T252">neotročím </text:span><text:span text:style-name="T242">zlu</text:span><text:span text:style-name="T272">! </text:span><text:span text:style-name="T398">KREÓN </text:span></text:p>
      <text:p text:style-name="P2"><text:span text:style-name="T458">A </text:span><text:span text:style-name="T522">každým </text:span><text:span text:style-name="T486">slovom </text:span><text:span text:style-name="T502">sa </text:span><text:span text:style-name="T49">jej </text:span><text:span text:style-name="T395">zastávaš</text:span><text:span text:style-name="T404">! </text:span><text:span text:style-name="T387">HAIMÓN </text:span></text:p>
      <text:p text:style-name="P2"><text:span text:style-name="T335">Nie </text:span><text:span text:style-name="T98">iba </text:span><text:span text:style-name="T187">jej </text:span><text:span text:style-name="T127">— </text:span><text:span text:style-name="T112">aj </text:span><text:span text:style-name="T585">teba</text:span><text:span text:style-name="T673">, </text:span></text:p>
      <text:p text:style-name="P2"><text:span text:style-name="T577">seba</text:span><text:span text:style-name="T744">, </text:span><text:span text:style-name="T198">bohov </text:span><text:span text:style-name="T160">podsvetia</text:span><text:span text:style-name="T429">! </text:span><text:span text:style-name="T97">KREÓN </text:span></text:p>
      <text:p text:style-name="P19"><text:span text:style-name="T414">Za </text:span><text:span text:style-name="T153">manželku </text:span></text:p>
      <text:p text:style-name="P9"><text:span text:style-name="T267">ju </text:span><text:span text:style-name="T429">živú </text:span><text:span text:style-name="T8">nedostaneš</text:span><text:span text:style-name="T372">! </text:span><text:span text:style-name="T37">HAIMÓN </text:span></text:p>
      <text:p text:style-name="P28"><text:span text:style-name="T152">Dobre</text:span><text:span text:style-name="T915">, </text:span><text:span text:style-name="T364">ale </text:span><text:span text:style-name="T152">potom </text:span></text:p>
      <text:p text:style-name="P9"><text:span text:style-name="T654">zomrie </text:span><text:span text:style-name="T137">ešte </text:span><text:span text:style-name="T310">ktosi </text:span><text:span text:style-name="T144">ďalší</text:span><text:span text:style-name="T690">! </text:span><text:span text:style-name="T521">KREÓN </text:span></text:p>
      <text:p text:style-name="P45"><text:span text:style-name="T38">Bezočivec</text:span><text:span text:style-name="T80">! </text:span></text:p>
      <text:p text:style-name="P9"><text:span text:style-name="T810">Ty </text:span><text:span text:style-name="T335">sa </text:span><text:span text:style-name="T585">ešte </text:span><text:span text:style-name="T118">vyhrážaš</text:span><text:span text:style-name="T86">? </text:span><text:span text:style-name="T351">HAIMÓN </text:span></text:p>
      <text:p text:style-name="P22"><text:span text:style-name="T191">Je </text:span><text:span text:style-name="T460">vyhrážaním</text:span><text:span text:style-name="T47">, </text:span></text:p>
      <text:p text:style-name="P22"><text:span text:style-name="T191">ak </text:span><text:span text:style-name="T181">ťa </text:span><text:span text:style-name="T641">odrádzam </text:span><text:span text:style-name="T84">od </text:span><text:span text:style-name="T389">nerozumnej </text:span><text:span text:style-name="T10">veci</text:span><text:span text:style-name="T47">? </text:span><text:span text:style-name="T627">KREÓN </text:span></text:p>
      <text:p text:style-name="P2"><text:span text:style-name="T629">Chceš </text:span><text:span text:style-name="T209">mi </text:span><text:span text:style-name="T729">s </text:span><text:span text:style-name="T59">plačom </text:span><text:span text:style-name="T294">nalievať </text:span><text:span text:style-name="T46">ten </text:span><text:span text:style-name="T350">rozum</text:span><text:span text:style-name="T361">, </text:span><text:span text:style-name="T265">ktorý </text:span><text:span text:style-name="T350">nemáš</text:span><text:span text:style-name="T763">? </text:span></text:p>
      <text:p text:style-name="P62"><text:span text:style-name="T402">3</text:span><text:span text:style-name="T399">4 </text:span></text:p>
      <text:p text:style-name="P63"><text:span text:style-name="T327">HAIMÓN </text:span></text:p>
      <text:p text:style-name="P13"><text:span text:style-name="T215">Keby </text:span><text:span text:style-name="T389">si </text:span><text:span text:style-name="T599">mi </text:span><text:span text:style-name="T84">nebol </text:span><text:span text:style-name="T31">otcom</text:span><text:span text:style-name="T790">, </text:span></text:p>
      <text:p text:style-name="P19"><text:span text:style-name="T277">povedal </text:span><text:span text:style-name="T428">by </text:span><text:span text:style-name="T214">som</text:span><text:span text:style-name="T862">, </text:span><text:span text:style-name="T30">že </text:span><text:span text:style-name="T46">si </text:span><text:span text:style-name="T189">sa </text:span><text:span text:style-name="T629">zbláznil</text:span><text:span text:style-name="T880">. </text:span><text:span text:style-name="T476">KREÓN </text:span></text:p>
      <text:p text:style-name="P8"><text:soft-page-break/><text:span text:style-name="T349">Otrok </text:span><text:span text:style-name="T291">ženy</text:span><text:span text:style-name="T561">! </text:span><text:span text:style-name="T310">Dosť </text:span><text:span text:style-name="T633">už </text:span><text:span text:style-name="T120">táranín</text:span><text:span text:style-name="T144">! </text:span><text:span text:style-name="T635">HAIMÓN </text:span></text:p>
      <text:p text:style-name="P19"><text:span text:style-name="T23">Chceš </text:span><text:span text:style-name="T328">urážat</text:span><text:span text:style-name="T361">, </text:span><text:span text:style-name="T642">no </text:span><text:span text:style-name="T189">urážky </text:span><text:span text:style-name="T807">ľa </text:span><text:span text:style-name="T97">dráždia</text:span><text:span text:style-name="T361">. </text:span><text:span text:style-name="T95">KREÓN </text:span></text:p>
      <text:p text:style-name="P13"><text:span text:style-name="T499">Vážne</text:span><text:span text:style-name="T235">? </text:span><text:span text:style-name="T370">Potom </text:span><text:span text:style-name="T597">teda </text:span><text:span text:style-name="T27">p</text:span><text:span text:style-name="T23">ri </text:span><text:span text:style-name="T158">Olympe </text:span><text:span text:style-name="T46">prisahám</text:span><text:span text:style-name="T925">, </text:span><text:span text:style-name="T905">že </text:span><text:span text:style-name="T669">tvoje </text:span><text:span text:style-name="T350">urážky </text:span><text:span text:style-name="T369">sa </text:span><text:span text:style-name="T389">neobídu </text:span><text:span text:style-name="T54">bez </text:span><text:span text:style-name="T738">trestu</text:span><text:span text:style-name="T711">! </text:span></text:p>
      <text:p text:style-name="P64"><text:span text:style-name="T155">Kreón </text:span><text:span text:style-name="T113">posiela </text:span><text:span text:style-name="T503">po </text:span><text:span text:style-name="T344">Antigonu</text:span><text:span text:style-name="T289">. </text:span><text:span text:style-name="T89">Hej</text:span><text:span text:style-name="T93">, </text:span><text:span text:style-name="T624">sem </text:span><text:span text:style-name="T487">s </text:span><text:span text:style-name="T35">tou </text:span><text:span text:style-name="T177">potvorou</text:span><text:span text:style-name="T123">, </text:span></text:p>
      <text:p text:style-name="P2"><text:span text:style-name="T111">nech </text:span><text:span text:style-name="T120">ihneď </text:span><text:span text:style-name="T442">zomrie</text:span><text:span text:style-name="T433">, </text:span><text:span text:style-name="T47">pred </text:span><text:span text:style-name="T561">očami </text:span><text:span text:style-name="T47">svojho </text:span><text:span text:style-name="T37">ženícha</text:span><text:span text:style-name="T448">! </text:span><text:span text:style-name="T474">HAIMÓN </text:span></text:p>
      <text:p text:style-name="P8"><text:span text:style-name="T583">To </text:span><text:span text:style-name="T199">vypust </text:span><text:span text:style-name="T649">z </text:span><text:span text:style-name="T310">hlavy</text:span><text:span text:style-name="T234">. </text:span><text:span text:style-name="T95">Pred </text:span><text:span text:style-name="T334">mojimi </text:span><text:span text:style-name="T53">očami </text:span><text:span text:style-name="T642">ju </text:span><text:span text:style-name="T516">nezabiješ</text:span><text:span text:style-name="T905">. </text:span><text:span text:style-name="T520">Ale </text:span><text:span text:style-name="T232">ani </text:span><text:span text:style-name="T366">tvoje </text:span><text:span text:style-name="T585">oči</text:span><text:span text:style-name="T502">, </text:span><text:span text:style-name="T591">otče</text:span><text:span text:style-name="T439">, </text:span><text:span text:style-name="T860">ma </text:span><text:span text:style-name="T413">už </text:span><text:span text:style-name="T147">neuvidia</text:span><text:span text:style-name="T127">. </text:span><text:span text:style-name="T516">Zlost </text:span><text:span text:style-name="T139">si </text:span><text:span text:style-name="T428">vylej </text:span><text:span text:style-name="T209">na </text:span><text:span text:style-name="T183">tých</text:span><text:span text:style-name="T294">, </text:span><text:span text:style-name="T540">čo </text:span><text:span text:style-name="T394">sú </text:span><text:span text:style-name="T499">ochotní </text:span><text:span text:style-name="T459">to </text:span><text:span text:style-name="T337">znášat</text:span><text:span text:style-name="T474">! </text:span></text:p>
      <text:p text:style-name="P65"><text:span text:style-name="T309">Haimon </text:span><text:span text:style-name="T11">odide</text:span><text:span text:style-name="T552">. </text:span><text:span text:style-name="T458">NÁČELNÍK </text:span><text:span text:style-name="T278">ZBORU </text:span></text:p>
      <text:p text:style-name="P15"><text:span text:style-name="T147">Pane </text:span><text:span text:style-name="T395">môj</text:span><text:span text:style-name="T138">, </text:span><text:span text:style-name="T413">ten </text:span><text:span text:style-name="T604">mladík </text:span><text:span text:style-name="T458">odišiel </text:span><text:span text:style-name="T654">preč </text:span><text:span text:style-name="T541">s </text:span><text:span text:style-name="T654">hnevom</text:span><text:span text:style-name="T928">. </text:span><text:span text:style-name="T427">Keď </text:span><text:span text:style-name="T502">sa </text:span><text:span text:style-name="T252">taká </text:span><text:span text:style-name="T49">mladá </text:span><text:span text:style-name="T278">mysel </text:span></text:p>
      <text:p text:style-name="P2"><text:span text:style-name="T499">rozruší </text:span><text:span text:style-name="T527">- </text:span><text:span text:style-name="T629">mám </text:span><text:span text:style-name="T621">obavy</text:span><text:span text:style-name="T438">. </text:span><text:span text:style-name="T31">KREÓN </text:span></text:p>
      <text:p text:style-name="P28"><text:span text:style-name="T678">Nech </text:span><text:span text:style-name="T158">ide</text:span><text:span text:style-name="T814">, </text:span><text:span text:style-name="T428">kam </text:span><text:span text:style-name="T520">len </text:span><text:span text:style-name="T226">chce</text:span><text:span text:style-name="T802">, </text:span><text:span text:style-name="T22">a </text:span><text:span text:style-name="T561">nech </text:span><text:span text:style-name="T63">sa </text:span><text:span text:style-name="T181">namáha </text:span><text:span text:style-name="T31">aj </text:span><text:span text:style-name="T403">nadľudsky </text:span><text:span text:style-name="T658">– </text:span><text:span text:style-name="T349">on </text:span></text:p>
      <text:p text:style-name="P2"><text:span text:style-name="T349">osud </text:span><text:span text:style-name="T47">tých </text:span><text:span text:style-name="T460">dvoch </text:span><text:span text:style-name="T364">dievčat </text:span><text:span text:style-name="T500">nezmení</text:span><text:span text:style-name="T871">! </text:span><text:span text:style-name="T38">NÁČELNÍK </text:span><text:span text:style-name="T597">ZBORU </text:span></text:p>
      <text:p text:style-name="P19"><text:span text:style-name="T214">Chceš </text:span><text:span text:style-name="T459">hádam </text:span></text:p>
      <text:p text:style-name="P18"><text:span text:style-name="T31">poslat </text:span><text:span text:style-name="T349">na </text:span><text:span text:style-name="T144">smrť </text:span><text:span text:style-name="T466">obe</text:span><text:span text:style-name="T191">? </text:span><text:span text:style-name="T411">KREÓN </text:span></text:p>
      <text:p text:style-name="P66"><text:span text:style-name="T59">Pravdu </text:span><text:span text:style-name="T459">máš</text:span><text:span text:style-name="T745">, </text:span><text:span text:style-name="T189">tú</text:span><text:span text:style-name="T700">, </text:span><text:span text:style-name="T484">čo </text:span><text:span text:style-name="T370">si </text:span></text:p>
      <text:p text:style-name="P19"><text:span text:style-name="T795">nepálila </text:span><text:span text:style-name="T145">prsty</text:span><text:span text:style-name="T712">, </text:span><text:span text:style-name="T97">ušetrím</text:span><text:span text:style-name="T584">. </text:span><text:span text:style-name="T337">NÁČELNÍK </text:span><text:span text:style-name="T422">ZBORU </text:span></text:p>
      <text:p text:style-name="P9"><text:span text:style-name="T710">A </text:span><text:span text:style-name="T741">akú </text:span><text:span text:style-name="T451">smrť </text:span><text:span text:style-name="T834">si </text:span><text:span text:style-name="T242">vybral </text:span><text:span text:style-name="T36">pre </text:span><text:span text:style-name="T98">tú </text:span><text:span text:style-name="T28">druhú</text:span><text:span text:style-name="T343">? </text:span></text:p>
      <text:p text:style-name="P2"><text:span text:style-name="T639">KREÓN </text:span></text:p>
      <text:p text:style-name="P7"><text:span text:style-name="T145">Vyvedú </text:span><text:span text:style-name="T23">ju </text:span><text:span text:style-name="T70">do </text:span><text:span text:style-name="T629">pustatiny </text:span><text:span text:style-name="T337">a </text:span><text:span text:style-name="T370">za </text:span><text:span text:style-name="T314">živa </text:span><text:span text:style-name="T70">ju </text:span><text:span text:style-name="T214">pochovajú </text:span><text:span text:style-name="T235">v </text:span><text:span text:style-name="T116">skalnej </text:span><text:span text:style-name="T158">hrobke</text:span><text:span text:style-name="T484">. </text:span><text:span text:style-name="T294">Bude </text:span><text:span text:style-name="T153">dostávať </text:span><text:span text:style-name="T314">len </text:span><text:span text:style-name="T209">toľko </text:span><text:span text:style-name="T200">jedla</text:span><text:span text:style-name="T645">, </text:span><text:span text:style-name="T414">koľko </text:span><text:span text:style-name="T59">kážu </text:span><text:span text:style-name="T170">bohovia </text:span><text:span text:style-name="T661">--- </text:span><text:span text:style-name="T645">tak </text:span><text:span text:style-name="T95">naše </text:span><text:span text:style-name="T215">mesto </text:span><text:span text:style-name="T37">nepoškvrní </text:span><text:span text:style-name="T342">hriech</text:span><text:span text:style-name="T891">. </text:span><text:span text:style-name="T500">Tam </text:span><text:span text:style-name="T649">môže </text:span><text:span text:style-name="T23">vzývat </text:span><text:span text:style-name="T59">Háda</text:span><text:span text:style-name="T467">, </text:span><text:span text:style-name="T70">jediného </text:span><text:span text:style-name="T274">z </text:span><text:span text:style-name="T370">bohov</text:span><text:span text:style-name="T685">, </text:span><text:span text:style-name="T414">ktorého </text:span><text:span text:style-name="T10">si </text:span><text:span text:style-name="T389">ctila</text:span><text:span text:style-name="T427">. </text:span><text:span text:style-name="T47">Možno </text:span><text:span text:style-name="T22">jej dá </text:span><text:span text:style-name="T620">ešte </text:span><text:span text:style-name="T291">chvíľu </text:span><text:span text:style-name="T259">p</text:span><text:span text:style-name="T254">ožiť</text:span><text:span text:style-name="T162">. </text:span><text:span text:style-name="T152">Potom </text:span><text:span text:style-name="T22">aspoň </text:span><text:span text:style-name="T427">zistí</text:span><text:span text:style-name="T538">, </text:span><text:span text:style-name="T199">aká </text:span><text:span text:style-name="T10">zbytočná </text:span><text:span text:style-name="T502">je úcta </text:span><text:span text:style-name="T522">k </text:span><text:span text:style-name="T86">tomu</text:span><text:span text:style-name="T198">, </text:span><text:span text:style-name="T760">čo </text:span><text:span text:style-name="T343">je </text:span><text:span text:style-name="T577">už </text:span><text:span text:style-name="T82">raz </text:span><text:span text:style-name="T765">v </text:span><text:span text:style-name="T477">podsvetí</text:span><text:span text:style-name="T471">. </text:span></text:p>
      <text:p text:style-name="P54"><text:span text:style-name="T425">Kreón </text:span><text:span text:style-name="T148">odíde </text:span><text:span text:style-name="T74">do </text:span><text:span text:style-name="T251">paláca</text:span><text:span text:style-name="T544">. </text:span><text:span text:style-name="T95">TRETIA </text:span><text:span text:style-name="T199">PIESEŇ </text:span><text:span text:style-name="T369">ZBORU </text:span><text:span text:style-name="T15">ZBOR </text:span></text:p>
      <text:p text:style-name="P20"><text:span text:style-name="T208">O</text:span><text:span text:style-name="T389">, </text:span><text:span text:style-name="T152">Eros</text:span><text:span text:style-name="T541">, </text:span><text:span text:style-name="T460">neporaziteľný </text:span><text:span text:style-name="T266">v </text:span><text:span text:style-name="T172">boji</text:span><text:span text:style-name="T752">, </text:span><text:span text:style-name="T234">ty</text:span><text:span text:style-name="T310">, </text:span><text:span text:style-name="T10">ktorý </text:span><text:span text:style-name="T31">všetko </text:span><text:span text:style-name="T421">na </text:span><text:span text:style-name="T47">svete </text:span><text:span text:style-name="T411">máš </text:span><text:span text:style-name="T310">v </text:span><text:span text:style-name="T22">moci</text:span><text:span text:style-name="T286">, </text:span><text:span text:style-name="T607">ty</text:span><text:span text:style-name="T347">, </text:span><text:span text:style-name="T181">pri </text:span><text:span text:style-name="T84">ktorom </text:span><text:span text:style-name="T172">sa </text:span><text:span text:style-name="T583">panna </text:span><text:span text:style-name="T654">upokojí</text:span><text:span text:style-name="T878">, </text:span><text:span text:style-name="T207">keď </text:span><text:span text:style-name="T622">po </text:span><text:span text:style-name="T73">jej hebkých </text:span><text:span text:style-name="T36">lícach pôvab </text:span><text:span text:style-name="T413">noci </text:span><text:span text:style-name="T120">rozlievaš</text:span><text:span text:style-name="T75">, </text:span><text:span text:style-name="T334">ty </text:span><text:span text:style-name="T649">aj </text:span><text:span text:style-name="T31">morské </text:span><text:span text:style-name="T10">nebezpečie </text:span><text:span text:style-name="T432">prekonáš</text:span><text:span text:style-name="T360">, </text:span><text:span text:style-name="T384">ty </text:span><text:span text:style-name="T519">aj </text:span><text:span text:style-name="T408">v </text:span><text:span text:style-name="T400">chajdách </text:span><text:span text:style-name="T469">spíš </text:span><text:span text:style-name="T691">a </text:span><text:span text:style-name="T83">hoci </text:span><text:span text:style-name="T636">by </text:span><text:span text:style-name="T217">ako </text:span><text:span text:style-name="T656">chcel</text:span><text:span text:style-name="T737">, </text:span><text:span text:style-name="T35">pred </text:span><text:span text:style-name="T238">tebou </text:span><text:span text:style-name="T115">neutečie </text:span><text:span text:style-name="T460">nijaký </text:span><text:span text:style-name="T466">z </text:span><text:span text:style-name="T63">krehkých </text:span><text:span text:style-name="T144">smrteľníkov</text:span><text:span text:style-name="T842">, </text:span><text:span text:style-name="T389">ani </text:span><text:span text:style-name="T47">z </text:span><text:span text:style-name="T63">bohov </text:span><text:span text:style-name="T642">a </text:span><text:span text:style-name="T786">koho </text:span><text:span text:style-name="T170">zmocníš </text:span><text:span text:style-name="T428">sa</text:span><text:span text:style-name="T520">, </text:span><text:span text:style-name="T214">ten </text:span><text:span text:style-name="T23">šalie </text:span><text:span text:style-name="T394">z </text:span><text:span text:style-name="T621">toho</text:span><text:span text:style-name="T652">. </text:span><text:span text:style-name="T377">Ty </text:span><text:span text:style-name="T349">si </text:span><text:span text:style-name="T369">aj </text:span><text:span text:style-name="T152">zbožne </text:span><text:span text:style-name="T31">zmýšľajúcich ľudí </text:span><text:span text:style-name="T291">priviedol </text:span><text:span text:style-name="T144">k </text:span><text:span text:style-name="T31">neodpustiteľným </text:span><text:span text:style-name="T342">činom </text:span><text:span text:style-name="T397">a </text:span><text:span text:style-name="T144">ty </text:span><text:span text:style-name="T397">si </text:span><text:span text:style-name="T172">to</text:span><text:span text:style-name="T254">, </text:span><text:span text:style-name="T63">kto </text:span><text:span text:style-name="T120">práve </text:span><text:span text:style-name="T181">teraz </text:span><text:span text:style-name="T276">budí </text:span><text:span text:style-name="T850">aj </text:span><text:span text:style-name="T282">nedorozumenie </text:span><text:span text:style-name="T602">medzi </text:span><text:span text:style-name="T167">synoin </text:span><text:span text:style-name="T97">a </text:span><text:span text:style-name="T516">otcom </text:span><text:span text:style-name="T527">- </text:span><text:span text:style-name="T209">a </text:span><text:span text:style-name="T499">zas </text:span><text:span text:style-name="T85">vítazstvo </text:span><text:span text:style-name="T189">sa </text:span><text:span text:style-name="T350">kloní </text:span><text:span text:style-name="T244">k </text:span><text:span text:style-name="T31">pôvabu</text:span><text:span text:style-name="T910">, </text:span><text:span text:style-name="T583">ktorý </text:span><text:span text:style-name="T31">planie </text:span><text:span text:style-name="T987">v </text:span><text:span text:style-name="T63">nevestinom </text:span><text:span text:style-name="T47">oku</text:span><text:span text:style-name="T743">, </text:span><text:span text:style-name="T466">veď </text:span><text:span text:style-name="T342">človek </text:span><text:span text:style-name="T575">vie </text:span><text:span text:style-name="T84">aj </text:span><text:span text:style-name="T342">nad </text:span><text:span text:style-name="T620">zákony </text:span><text:span text:style-name="T377">moci </text:span><text:span text:style-name="T521">dať </text:span><text:span text:style-name="T199">pôvab </text:span><text:span text:style-name="T658">- </text:span><text:span text:style-name="T63">a </text:span><text:span text:style-name="T276">tak </text:span><text:span text:style-name="T215">bez </text:span><text:span text:style-name="T31">boja </text:span><text:span text:style-name="T191">a </text:span><text:span text:style-name="T334">skrytá </text:span><text:span text:style-name="T199">napokon </text:span><text:span text:style-name="T403">zvíťazí </text:span><text:span text:style-name="T460">vždy </text:span><text:span text:style-name="T199">Afrodita</text:span><text:span text:style-name="T286">. </text:span></text:p>
      <text:p text:style-name="P67"><text:span text:style-name="T283">36 </text:span></text:p>
      <text:p text:style-name="P68"><text:soft-page-break/><text:span text:style-name="T989">ŠTVRTÉ </text:span><text:span text:style-name="T992">DE</text:span><text:span text:style-name="T993">JST</text:span><text:span text:style-name="T992">VO </text:span></text:p>
      <text:p text:style-name="P69"><text:span text:style-name="T257">NA </text:span></text:p>
      <text:p text:style-name="P2"><text:span text:style-name="T725">Sluhovia </text:span><text:span text:style-name="T192">privádzajú </text:span><text:span text:style-name="T243">z </text:span><text:span text:style-name="T64">paláca </text:span><text:span text:style-name="T224">A</text:span><text:span text:style-name="T230">ntigonu</text:span><text:span text:style-name="T141">. </text:span><text:span text:style-name="T200">NÁČELNÍK </text:span><text:span text:style-name="T454">ZBORU </text:span></text:p>
      <text:p text:style-name="P26"><text:span text:style-name="T386">P</text:span><text:span text:style-name="T377">ri </text:span><text:span text:style-name="T276">pohľade </text:span><text:span text:style-name="T84">na </text:span><text:span text:style-name="T377">toto </text:span><text:span text:style-name="T369">musím </text:span><text:span text:style-name="T724">už </text:span><text:span text:style-name="T607">i </text:span><text:span text:style-name="T254">ja </text:span><text:span text:style-name="T10">porušit </text:span><text:span text:style-name="T215">vladárove </text:span><text:span text:style-name="T22">rozkazy</text:span><text:span text:style-name="T254">. </text:span><text:span text:style-name="T95">Ako </text:span><text:span text:style-name="T327">mám </text:span><text:span text:style-name="T37">zadržať </text:span><text:span text:style-name="T31">slzy</text:span><text:span text:style-name="T950">, </text:span><text:span text:style-name="T181">keď </text:span><text:span text:style-name="T172">vidím </text:span><text:span text:style-name="T208">kráčat </text:span><text:span text:style-name="T31">Antigonu </text:span><text:span text:style-name="T499">do tej </text:span><text:span text:style-name="T106">svadobnej </text:span><text:span text:style-name="T70">komôrky</text:span><text:span text:style-name="T777">, </text:span></text:p>
      <text:p text:style-name="P19"><text:span text:style-name="T652">z </text:span><text:span text:style-name="T97">ktorej </text:span><text:span text:style-name="T214">už </text:span><text:span text:style-name="T253">nevyjde</text:span><text:span text:style-name="T337">? </text:span><text:span text:style-name="T460">ANTIGONA </text:span></text:p>
      <text:p text:style-name="P28"><text:span text:style-name="T158">Rodáci </text:span><text:span text:style-name="T59">moji</text:span><text:span text:style-name="T942">, </text:span><text:span text:style-name="T46">teraz </text:span><text:span text:style-name="T652">podte </text:span><text:span text:style-name="T170">sa </text:span><text:span text:style-name="T152">pozerať </text:span><text:span text:style-name="T63">na </text:span><text:span text:style-name="T254">mňa</text:span><text:span text:style-name="T473">, </text:span><text:span text:style-name="T276">v </text:span><text:span text:style-name="T291">akej </text:span><text:span text:style-name="T466">hroznej </text:span><text:span text:style-name="T575">biede </text:span><text:span text:style-name="T327">tu </text:span><text:span text:style-name="T95">kráčam</text:span><text:span text:style-name="T919">, </text:span><text:span text:style-name="T191">ako </text:span><text:span text:style-name="T120">celé </text:span><text:span text:style-name="T377">nebesá </text:span><text:span text:style-name="T70">a </text:span><text:span text:style-name="T153">slnko </text:span><text:span text:style-name="T576">objíma </text:span><text:span text:style-name="T214">môj </text:span><text:span text:style-name="T642">zrak </text:span><text:span text:style-name="T549">- </text:span><text:span text:style-name="T484">Ó</text:span><text:span text:style-name="T592">, </text:span><text:span text:style-name="T370">veď </text:span><text:span text:style-name="T345">je </text:span><text:span text:style-name="T213">to </text:span><text:span text:style-name="T49">naposledy</text:span><text:span text:style-name="T112">! Lebo </text:span><text:span text:style-name="T187">mňa </text:span><text:span text:style-name="T744">už </text:span><text:span text:style-name="T147">vedie </text:span><text:span text:style-name="T152">nám </text:span><text:span text:style-name="T442">všetkým </text:span><text:span text:style-name="T120">spoločný </text:span><text:span text:style-name="T152">boh </text:span><text:span text:style-name="T514">Hádes </text:span><text:span text:style-name="T699">k </text:span><text:span text:style-name="T75">breliu </text:span><text:span text:style-name="T152">Acheronu </text:span><text:span text:style-name="T500">a </text:span><text:span text:style-name="T514">musím </text:span><text:span text:style-name="T104">ta </text:span><text:span text:style-name="T120">íst </text:span><text:span text:style-name="T172">živá </text:span><text:span text:style-name="T521">ja</text:span><text:span text:style-name="T704">, </text:span><text:span text:style-name="T84">čo </text:span><text:span text:style-name="T254">som </text:span><text:span text:style-name="T364">nepoznala </text:span><text:span text:style-name="T654">ešte </text:span><text:span text:style-name="T460">nehu </text:span><text:span text:style-name="T47">manžela</text:span><text:span text:style-name="T887">, </text:span><text:span text:style-name="T291">ktorej </text:span><text:span text:style-name="T162">nikto nepozýva </text:span><text:span text:style-name="T63">svadobných </text:span><text:span text:style-name="T181">hostí</text:span><text:span text:style-name="T84">, </text:span><text:span text:style-name="T162">ktorej </text:span><text:span text:style-name="T626">nezazvučí </text:span><text:span text:style-name="T389">tón </text:span></text:p>
      <text:p text:style-name="P7"><text:span text:style-name="T158">svadobných </text:span><text:span text:style-name="T153">piesní</text:span><text:span text:style-name="T584">! </text:span><text:span text:style-name="T394">Môj </text:span><text:span text:style-name="T183">muž </text:span><text:span text:style-name="T527">-</text:span><text:span text:style-name="T661">--- </text:span><text:span text:style-name="T139">Acheron</text:span><text:span text:style-name="T370">! </text:span><text:span text:style-name="T31">NÁČELNÍK </text:span><text:span text:style-name="T234">ZBORU </text:span></text:p>
      <text:p text:style-name="P12"><text:span text:style-name="T153">No </text:span><text:span text:style-name="T30">vstupuješ </text:span><text:span text:style-name="T189">do </text:span><text:span text:style-name="T294">temnej </text:span><text:span text:style-name="T378">skıýše </text:span><text:span text:style-name="T294">hrobu </text:span><text:span text:style-name="T671">s </text:span><text:span text:style-name="T154">vavrínom </text:span><text:span text:style-name="T395">slávy</text:span><text:span text:style-name="T372">! </text:span><text:span text:style-name="T622">Chváloreč </text:span><text:span text:style-name="T389">ta </text:span><text:span text:style-name="T427">sprevádza</text:span><text:span text:style-name="T254">! </text:span><text:span text:style-name="T521">Ty </text:span><text:span text:style-name="T364">ani </text:span><text:span text:style-name="T291">na </text:span><text:span text:style-name="T208">chorobu </text:span><text:span text:style-name="T145">nezomrieš</text:span><text:span text:style-name="T862">, </text:span><text:span text:style-name="T183">ani </text:span><text:span text:style-name="T46">ostrý </text:span><text:span text:style-name="T23">meč </text:span><text:span text:style-name="T32">ti </text:span><text:span text:style-name="T354">život </text:span><text:span text:style-name="T102">nevezme</text:span><text:span text:style-name="T759">! </text:span><text:span text:style-name="T269">Ty </text:span><text:span text:style-name="T25">z </text:span><text:span text:style-name="T384">vlastnej </text:span><text:span text:style-name="T640">vôle </text:span></text:p>
      <text:p text:style-name="P20"><text:span text:style-name="T152">za </text:span><text:span text:style-name="T10">živa </text:span><text:span text:style-name="T658">---- </text:span><text:span text:style-name="T95">ako </text:span><text:span text:style-name="T199">nikto </text:span><text:span text:style-name="T364">z </text:span><text:span text:style-name="T10">ľudí </text:span><text:span text:style-name="T658">- </text:span><text:span text:style-name="T191">kráčaš </text:span><text:span text:style-name="T181">dole</text:span><text:span text:style-name="T680">! </text:span><text:span text:style-name="T389">ANTIGONA </text:span></text:p>
      <text:p text:style-name="P45"><text:span text:style-name="T23">Rozprávali </text:span><text:span text:style-name="T12">mi</text:span><text:span text:style-name="T302">, </text:span><text:span text:style-name="T30">aký </text:span><text:span text:style-name="T200">zúfalý </text:span><text:span text:style-name="T37">bol </text:span><text:span text:style-name="T47">osud</text:span><text:span text:style-name="T491">, </text:span><text:span text:style-name="T369">ktorý mala </text:span><text:span text:style-name="T172">Tantalova </text:span><text:span text:style-name="T118">dcéra</text:span><text:span text:style-name="T773">, </text:span><text:span text:style-name="T351">keď </text:span><text:span text:style-name="T391">zrazu </text:span><text:span text:style-name="T73">vrástla </text:span><text:span text:style-name="T184">do </text:span><text:span text:style-name="T107">skaly </text:span><text:span text:style-name="T583">v </text:span><text:span text:style-name="T152">podobe </text:span><text:span text:style-name="T181">brečtanu </text:span><text:span text:style-name="T191">a z </text:span><text:span text:style-name="T75">jeho </text:span><text:span text:style-name="T291">krovia </text:span><text:span text:style-name="T252">tam </text:span><text:span text:style-name="T451">na </text:span><text:span text:style-name="T198">sipylských </text:span><text:span text:style-name="T635">výšinách </text:span><text:span text:style-name="T36">sa </text:span><text:span text:style-name="T379">znova </text:span><text:span text:style-name="T576">a </text:span><text:span text:style-name="T200">znova </text:span><text:span text:style-name="T387">nesie </text:span><text:span text:style-name="T516">nárek</text:span><text:span text:style-name="T584">! </text:span><text:span text:style-name="T642">O </text:span><text:span text:style-name="T652">bezbrehom </text:span><text:span text:style-name="T595">žiali </text:span><text:span text:style-name="T8">tej </text:span><text:span text:style-name="T267">ženy </text:span><text:span text:style-name="T36">rozšíril </text:span><text:span text:style-name="T808">sa </text:span><text:span text:style-name="T311">ludom </text:span></text:p>
      <text:p text:style-name="P2"><text:span text:style-name="T19">chýr</text:span><text:span text:style-name="T994">, </text:span><text:span text:style-name="T198">že </text:span><text:span text:style-name="T515">z </text:span><text:span text:style-name="T252">jej </text:span><text:span text:style-name="T343">očí</text:span><text:span text:style-name="T917">, </text:span><text:span text:style-name="T304">daždami </text:span><text:span text:style-name="T995">a </text:span><text:span text:style-name="T451">snehom </text:span><text:span text:style-name="T637">umývaných</text:span><text:span text:style-name="T158">, </text:span><text:span text:style-name="T576">sa </text:span><text:span text:style-name="T652">stále </text:span><text:span text:style-name="T294">valia </text:span><text:span text:style-name="T428">prúdom </text:span><text:span text:style-name="T404">na </text:span><text:span text:style-name="T174">jej </text:span><text:span text:style-name="T595">hruď </text:span><text:span text:style-name="T477">slzy</text:span><text:span text:style-name="T107">! </text:span><text:span text:style-name="T36">Nuž </text:span><text:span text:style-name="T107">či </text:span><text:span text:style-name="T351">nie </text:span><text:span text:style-name="T585">je </text:span><text:span text:style-name="T379">ako </text:span><text:span text:style-name="T19">ja</text:span><text:span text:style-name="T98">? </text:span></text:p>
      <text:p text:style-name="P2"><text:span text:style-name="T647">Skala mi </text:span><text:span text:style-name="T808">má </text:span><text:span text:style-name="T232">byť </text:span><text:span text:style-name="T28">miestom </text:span><text:span text:style-name="T413">pokoja</text:span><text:span text:style-name="T278">! </text:span><text:span text:style-name="T145">NÁČELNÍK </text:span><text:span text:style-name="T378">ZBORU </text:span></text:p>
      <text:p text:style-name="P19"><text:span text:style-name="T293">Ona </text:span><text:span text:style-name="T335">však </text:span><text:span text:style-name="T198">mala </text:span><text:span text:style-name="T174">božský </text:span><text:span text:style-name="T655">pôvod</text:span><text:span text:style-name="T702">, </text:span><text:span text:style-name="T199">a </text:span><text:span text:style-name="T626">ty </text:span><text:span text:style-name="T152">len </text:span><text:span text:style-name="T75">ľudský</text:span><text:span text:style-name="T924">. </text:span><text:span text:style-name="T514">To </text:span><text:span text:style-name="T271">je </text:span><text:span text:style-name="T575">dôvod </text:span><text:span text:style-name="T208">tešit </text:span><text:span text:style-name="T291">sa</text:span><text:span text:style-name="T111">, </text:span><text:span text:style-name="T500">že ta </text:span><text:span text:style-name="T120">teraz </text:span><text:span text:style-name="T199">pochová </text:span></text:p>
      <text:p text:style-name="P15"><text:span text:style-name="T49">hrob</text:span><text:span text:style-name="T901">, </text:span><text:span text:style-name="T335">aký </text:span><text:span text:style-name="T293">dostávajú </text:span><text:span text:style-name="T207">bohovia</text:span><text:span text:style-name="T684">! </text:span><text:span text:style-name="T215">ANTIGONA </text:span></text:p>
      <text:p text:style-name="P2"><text:span text:style-name="T754">Ó</text:span><text:span text:style-name="T529">, </text:span><text:span text:style-name="T451">beda</text:span><text:span text:style-name="T877">, </text:span><text:span text:style-name="T647">som </text:span><text:span text:style-name="T627">ti ešte </text:span><text:span text:style-name="T36">na </text:span><text:span text:style-name="T61">posmech </text:span><text:span text:style-name="T208">a </text:span><text:span text:style-name="T254">za </text:span><text:span text:style-name="T31">živa </text:span><text:span text:style-name="T377">ma </text:span><text:span text:style-name="T291">haníš</text:span><text:span text:style-name="T81">! </text:span><text:span text:style-name="T389">Aká </text:span><text:span text:style-name="T397">to </text:span><text:span text:style-name="T663">je </text:span><text:span text:style-name="T389">náhlivost</text:span><text:span text:style-name="T22">? </text:span><text:span text:style-name="T63">Prečo </text:span><text:span text:style-name="T199">nedovolíš</text:span><text:span text:style-name="T928">, </text:span><text:span text:style-name="T22">nech </text:span><text:span text:style-name="T271">pokojne </text:span><text:span text:style-name="T641">zomriem</text:span><text:span text:style-name="T37">? </text:span><text:span text:style-name="T473">O</text:span><text:span text:style-name="T915">, </text:span><text:span text:style-name="T749">ty </text:span><text:span text:style-name="T641">mesto </text:span><text:span text:style-name="T244">moje</text:span><text:span text:style-name="T946">, </text:span><text:span text:style-name="T85">ktoré </text:span><text:span text:style-name="T46">mi </text:span><text:span text:style-name="T428">nevykročíš </text:span><text:span text:style-name="T158">na </text:span><text:span text:style-name="T394">pohreb</text:span><text:span text:style-name="T689">, </text:span><text:span text:style-name="T514">Ó</text:span><text:span text:style-name="T893">, </text:span><text:span text:style-name="T626">Dirké</text:span><text:span text:style-name="T956">, </text:span><text:span text:style-name="T215">prameniaca </text:span><text:span text:style-name="T453">v </text:span><text:span text:style-name="T47">tejto </text:span><text:span text:style-name="T95">zemi</text:span><text:span text:style-name="T607">, </text:span><text:span text:style-name="T768">ó</text:span><text:span text:style-name="T342">, </text:span><text:span text:style-name="T349">sväté </text:span><text:span text:style-name="T234">háje </text:span><text:span text:style-name="T334">na okraji </text:span><text:span text:style-name="T84">Téb</text:span><text:span text:style-name="T364">, </text:span><text:span text:style-name="T46">keď </text:span><text:span text:style-name="T474">iné </text:span><text:span text:style-name="T637">nič</text:span><text:span text:style-name="T474">, </text:span><text:span text:style-name="T314">tak </text:span><text:span text:style-name="T158">aspoň </text:span><text:span text:style-name="T23">dosvedčte </text:span><text:span text:style-name="T97">mi</text:span><text:span text:style-name="T422">, </text:span><text:span text:style-name="T641">že </text:span><text:span text:style-name="T476">nikým </text:span><text:span text:style-name="T144">neoplakaná </text:span><text:span text:style-name="T427">a </text:span><text:span text:style-name="T403">krutým </text:span><text:span text:style-name="T276">rozkazom </text:span><text:span text:style-name="T476">pohnaná </text:span><text:span text:style-name="T152">sa </text:span><text:span text:style-name="T599">živá </text:span><text:span text:style-name="T310">rútim </text:span><text:span text:style-name="T741">do </text:span><text:span text:style-name="T326">hrobu</text:span><text:span text:style-name="T515">! </text:span><text:span text:style-name="T827">Chcú </text:span><text:span text:style-name="T741">ma </text:span><text:span text:style-name="T304">držat </text:span><text:span text:style-name="T19">ukrytú </text:span><text:span text:style-name="T172">pred </text:span><text:span text:style-name="T521">živými </text:span><text:span text:style-name="T291">aj </text:span><text:span text:style-name="T22">mítıymi</text:span><text:span text:style-name="T670">! </text:span><text:span text:style-name="T10">Ó</text:span><text:span text:style-name="T929">, </text:span><text:span text:style-name="T427">čo </text:span><text:span text:style-name="T75">ma </text:span><text:span text:style-name="T153">viac </text:span><text:span text:style-name="T23">môže </text:span><text:span text:style-name="T70">boliet</text:span><text:span text:style-name="T23">? </text:span><text:span text:style-name="T200">Ja </text:span><text:span text:style-name="T153">nesmiem </text:span><text:span text:style-name="T294">byť </text:span><text:span text:style-name="T428">doma </text:span></text:p>
      <text:p text:style-name="P19"><text:span text:style-name="T764">ani </text:span><text:span text:style-name="T430">tam</text:span><text:span text:style-name="T881">, </text:span><text:span text:style-name="T564">v </text:span><text:span text:style-name="T837">ríši </text:span><text:span text:style-name="T15">tieňov</text:span><text:span text:style-name="T526">, </text:span><text:span text:style-name="T315">ani </text:span><text:span text:style-name="T297">tu</text:span><text:span text:style-name="T874">! </text:span><text:span text:style-name="T145">NÁČELNÍK </text:span><text:span text:style-name="T723">ZBORU </text:span></text:p>
      <text:p text:style-name="P26"><text:span text:style-name="T104">Na </text:span><text:span text:style-name="T500">vrchol </text:span><text:span text:style-name="T514">odvahy </text:span><text:span text:style-name="T427">ta </text:span><text:span text:style-name="T575">sila </text:span><text:span text:style-name="T377">vyniesla</text:span><text:span text:style-name="T37">, </text:span><text:span text:style-name="T421">no </text:span><text:span text:style-name="T244">tam </text:span><text:span text:style-name="T403">narazila </text:span><text:span text:style-name="T174">na </text:span><text:span text:style-name="T138">vysoký </text:span><text:span text:style-name="T741">trón </text:span><text:span text:style-name="T429">Práva</text:span><text:span text:style-name="T232">! </text:span><text:span text:style-name="T665">Lebo </text:span><text:span text:style-name="T160">máš</text:span><text:span text:style-name="T754">, </text:span></text:p>
      <text:p text:style-name="P19"><text:span text:style-name="T369">dievčatko</text:span><text:span text:style-name="T883">, </text:span><text:span text:style-name="T95">hriechy </text:span><text:span text:style-name="T144">predkov </text:span><text:span text:style-name="T37">na </text:span><text:span text:style-name="T411">príťaž</text:span><text:span text:style-name="T752">. </text:span><text:span text:style-name="T194">ANTIGON</text:span><text:span text:style-name="T195">A </text:span></text:p>
      <text:p text:style-name="P70"><text:span text:style-name="T389">Hovoríš</text:span><text:span text:style-name="T718">, </text:span><text:span text:style-name="T37">aby </text:span><text:span text:style-name="T223">si ma </text:span><text:span text:style-name="T144">zasiahol </text:span><text:span text:style-name="T107">v </text:span><text:span text:style-name="T49">pamäti </text:span><text:span text:style-name="T8">na </text:span><text:span text:style-name="T252">najcitlivejšie </text:span><text:span text:style-name="T429">miesto</text:span><text:span text:style-name="T622">, </text:span><text:span text:style-name="T85">kde </text:span><text:span text:style-name="T370">skrývam </text:span><text:span text:style-name="T584">nekonečne </text:span><text:span text:style-name="T209">ťažký </text:span><text:span text:style-name="T394">bôr </text:span><text:span text:style-name="T199">nad </text:span><text:span text:style-name="T152">osudom</text:span><text:span text:style-name="T137">, </text:span><text:span text:style-name="T590">čo </text:span><text:span text:style-name="T199">stihol </text:span><text:span text:style-name="T120">naše </text:span><text:span text:style-name="T144">mesto </text:span><text:span text:style-name="T73">a </text:span><text:span text:style-name="T107">môjio </text:span><text:span text:style-name="T198">otca </text:span><text:span text:style-name="T574">– </text:span><text:span text:style-name="T160">lebo </text:span><text:span text:style-name="T98">nepriazeň </text:span><text:span text:style-name="T476">je </text:span><text:span text:style-name="T191">stále </text:span><text:span text:style-name="T514">v </text:span><text:span text:style-name="T476">pätách </text:span><text:span text:style-name="T276">slávnym </text:span><text:span text:style-name="T334">Labdakovcom</text:span><text:span text:style-name="T437">! </text:span></text:p>
      <text:p text:style-name="P17"><text:span text:style-name="T563">Ó</text:span><text:span text:style-name="T830">, </text:span><text:span text:style-name="T97">hriešne </text:span><text:span text:style-name="T406">lôžko </text:span><text:span text:style-name="T226">matkino </text:span><text:span text:style-name="T38">a </text:span><text:span text:style-name="T70">ten </text:span><text:span text:style-name="T138">jej </text:span><text:span text:style-name="T562">krv </text:span><text:span text:style-name="T439">ismilný </text:span><text:span text:style-name="T395">sobáš </text:span><text:span text:style-name="T677">s </text:span><text:span text:style-name="T622">mojím </text:span><text:span text:style-name="T665">otcom</text:span><text:span text:style-name="T574">, </text:span><text:span text:style-name="T677">ktorého </text:span><text:span text:style-name="T655">som </text:span><text:span text:style-name="T515">ja</text:span><text:span text:style-name="T439">, </text:span><text:span text:style-name="T643">nešťastnica</text:span><text:span text:style-name="T785">, </text:span><text:span text:style-name="T395">plodom </text:span></text:p>
      <text:p text:style-name="P63"><text:span text:style-name="T199">a </text:span><text:span text:style-name="T460">nevydatá</text:span><text:span text:style-name="T54">, </text:span><text:span text:style-name="T389">prekliata </text:span><text:span text:style-name="T377">mám </text:span><text:span text:style-name="T369">vchodom </text:span><text:span text:style-name="T213">hrobu </text:span><text:span text:style-name="T49">ísť </text:span><text:span text:style-name="T207">teraz za </text:span><text:span text:style-name="T710">nimi</text:span><text:span text:style-name="T848">! </text:span><text:span text:style-name="T261">A </text:span><text:span text:style-name="T326">tiež </text:span><text:span text:style-name="T310">tá </text:span><text:span text:style-name="T223">tvoja </text:span><text:span text:style-name="T215">svadba</text:span><text:span text:style-name="T701">, </text:span><text:span text:style-name="T152">braček</text:span><text:span text:style-name="T840">, </text:span><text:span text:style-name="T254">bola </text:span><text:span text:style-name="T215">kliatbou </text:span><text:span text:style-name="T421">postihnutá </text:span><text:span text:style-name="T128">— </text:span><text:span text:style-name="T300">veď </text:span><text:span text:style-name="T223">vedel </text:span><text:span text:style-name="T111">si </text:span><text:span text:style-name="T583">tou </text:span><text:span text:style-name="T805">svadbou </text:span></text:p>
      <text:p text:style-name="P15"><text:soft-page-break/><text:span text:style-name="T302">zničiť </text:span><text:span text:style-name="T844">mňa </text:span><text:span text:style-name="T440">živú</text:span><text:span text:style-name="T902">, </text:span><text:span text:style-name="T474">hoci </text:span><text:span text:style-name="T337">nežiješ</text:span><text:span text:style-name="T345">! </text:span><text:span text:style-name="T97">NÁČELNÍK </text:span><text:span text:style-name="T645">ZBORU </text:span></text:p>
      <text:p text:style-name="P18"><text:span text:style-name="T106">Uctit</text:span><text:span text:style-name="T92">' </text:span><text:span text:style-name="T158">si </text:span><text:span text:style-name="T70">mítvych </text:span><text:span text:style-name="T549">- </text:span><text:span text:style-name="T170">to </text:span><text:span text:style-name="T745">je </text:span><text:span text:style-name="T563">zbožné</text:span><text:span text:style-name="T771">. </text:span><text:span text:style-name="T63">No </text:span><text:span text:style-name="T191">považujem </text:span><text:span text:style-name="T215">za </text:span><text:span text:style-name="T37">nemožné </text:span><text:span text:style-name="T63">vzdorovat </text:span><text:span text:style-name="T152">mocným</text:span><text:span text:style-name="T286">. </text:span><text:span text:style-name="T271">Už </text:span><text:span text:style-name="T397">vás </text:span><text:span text:style-name="T442">veru </text:span><text:span text:style-name="T607">dost </text:span></text:p>
      <text:p text:style-name="P7"><text:span text:style-name="T253">zabila </text:span><text:span text:style-name="T38">takto </text:span><text:span text:style-name="T189">vlastná </text:span><text:span text:style-name="T59">horlivosť</text:span><text:span text:style-name="T703">. </text:span><text:span text:style-name="T218">ANTIGONA </text:span></text:p>
      <text:p text:style-name="P20"><text:span text:style-name="T652">Bez </text:span><text:span text:style-name="T114">slz </text:span><text:span text:style-name="T642">a </text:span><text:span text:style-name="T406">priateľov </text:span><text:span text:style-name="T277">a </text:span><text:span text:style-name="T387">svadobných </text:span><text:span text:style-name="T200">piesní </text:span><text:span text:style-name="T414">ma </text:span><text:span text:style-name="T516">odvádzajú </text:span><text:span text:style-name="T116">do </text:span><text:span text:style-name="T302">jamy </text:span><text:span text:style-name="T53">hrobu </text:span><text:span text:style-name="T467">a </text:span><text:span text:style-name="T158">neľutuje nikto </text:span><text:span text:style-name="T576">z </text:span><text:span text:style-name="T59">nich </text:span><text:span text:style-name="T459">mňa</text:span><text:span text:style-name="T394">, </text:span><text:span text:style-name="T23">úbohú</text:span><text:span text:style-name="T200">, </text:span><text:span text:style-name="T678">že </text:span><text:span text:style-name="T274">svetlo </text:span><text:span text:style-name="T97">slnka </text:span><text:span text:style-name="T474">mi </text:span><text:span text:style-name="T59">vytrhnúť </text:span><text:span text:style-name="T30">idú </text:span><text:span text:style-name="T145">navždy </text:span><text:span text:style-name="T584">z </text:span><text:span text:style-name="T499">očí </text:span><text:span text:style-name="T637">v </text:span><text:span text:style-name="T428">tejto </text:span><text:span text:style-name="T145">hroznej </text:span><text:span text:style-name="T807">chvíli</text:span><text:span text:style-name="T830">! </text:span><text:span text:style-name="T152">Niet </text:span><text:span text:style-name="T144">toho</text:span><text:span text:style-name="T557">, </text:span><text:span text:style-name="T403">kto </text:span><text:span text:style-name="T649">by </text:span><text:span text:style-name="T95">vypustil </text:span><text:span text:style-name="T599">z </text:span><text:span text:style-name="T63">úst </text:span><text:span text:style-name="T234">vzdych</text:span><text:span text:style-name="T389">! </text:span><text:span text:style-name="T214">Nad </text:span><text:span text:style-name="T46">mojou </text:span><text:span text:style-name="T106">smrťou </text:span><text:span text:style-name="T97">nikto </text:span><text:span text:style-name="T584">nezakvíli</text:span><text:span text:style-name="T689">! </text:span></text:p>
      <text:p text:style-name="P38"><text:span text:style-name="T336">Kreón </text:span><text:span text:style-name="T49">v</text:span><text:span text:style-name="T50">ychádza </text:span><text:span text:style-name="T447">z </text:span><text:span text:style-name="T312">paláca</text:span><text:span text:style-name="T947">. </text:span><text:span text:style-name="T213">KREÓN </text:span></text:p>
      <text:p text:style-name="P22"><text:span text:style-name="T502">Čo </text:span><text:span text:style-name="T710">neviete</text:span><text:span text:style-name="T978">, </text:span><text:span text:style-name="T458">že </text:span><text:span text:style-name="T808">pred </text:span><text:span text:style-name="T379">smrťou </text:span><text:span text:style-name="T458">nik </text:span><text:span text:style-name="T311">dobrovoľne </text:span><text:span text:style-name="T63">neprestane </text:span><text:span text:style-name="T254">nariekat</text:span><text:span text:style-name="T822">, </text:span><text:span text:style-name="T761">aj </text:span><text:span text:style-name="T670">keď </text:span><text:span text:style-name="T784">si </text:span><text:span text:style-name="T633">plačom </text:span><text:span text:style-name="T73">málo </text:span><text:span text:style-name="T429">pomôže</text:span><text:span text:style-name="T98">? </text:span><text:span text:style-name="T429">Už </text:span><text:span text:style-name="T404">konečne </text:span><text:span text:style-name="T726">ju </text:span><text:span text:style-name="T575">odved</text:span><text:span text:style-name="T215">'</text:span><text:span text:style-name="T561">te </text:span><text:span text:style-name="T22">a </text:span><text:span text:style-name="T369">zatvorte </text:span><text:span text:style-name="T699">ju </text:span><text:span text:style-name="T514">do </text:span><text:span text:style-name="T254">kamennej </text:span><text:span text:style-name="T272">hrobky</text:span><text:span text:style-name="T903">, ako </text:span><text:span text:style-name="T671">som </text:span><text:span text:style-name="T118">vám </text:span><text:span text:style-name="T160">kázal</text:span><text:span text:style-name="T98">! </text:span><text:span text:style-name="T49">Potom </text:span><text:span text:style-name="T28">odídte</text:span><text:span text:style-name="T671">, </text:span><text:span text:style-name="T47">nech </text:span><text:span text:style-name="T389">sama </text:span><text:span text:style-name="T84">si </text:span><text:span text:style-name="T22">už </text:span><text:span text:style-name="T620">rozhodne</text:span><text:span text:style-name="T525">, </text:span><text:span text:style-name="T887">či </text:span><text:span text:style-name="T334">zomrie </text:span><text:span text:style-name="T32">a </text:span><text:span text:style-name="T375">či </text:span><text:span text:style-name="T284">bude </text:span><text:span text:style-name="T102">radšej </text:span><text:span text:style-name="T258">pochovaná </text:span><text:span text:style-name="T108">za </text:span><text:span text:style-name="T368">živa</text:span><text:span text:style-name="T657">! </text:span><text:span text:style-name="T637">My</text:span><text:span text:style-name="T294">, </text:span><text:span text:style-name="T274">čo </text:span><text:span text:style-name="T214">sa </text:span><text:span text:style-name="T394">toho </text:span><text:span text:style-name="T245">týka</text:span><text:span text:style-name="T80">, </text:span><text:span text:style-name="T183">ostávame </text:span></text:p>
      <text:p text:style-name="P9"><text:span text:style-name="T199">čistí</text:span><text:span text:style-name="T534">. </text:span><text:span text:style-name="T575">Zbavujeme </text:span><text:span text:style-name="T276">ju </text:span><text:span text:style-name="T120">len </text:span><text:span text:style-name="T797">styku </text:span><text:span text:style-name="T244">s </text:span><text:span text:style-name="T349">ľuďmi</text:span><text:span text:style-name="T324">. </text:span><text:span text:style-name="T474">ANTIGONA </text:span></text:p>
      <text:p text:style-name="P17"><text:span text:style-name="T921">Ó</text:span><text:span text:style-name="T882">, </text:span><text:span text:style-name="T112">ty </text:span><text:span text:style-name="T8">hrobka</text:span><text:span text:style-name="T435">, </text:span><text:span text:style-name="T343">svadobná </text:span><text:span text:style-name="T154">sieň moja</text:span><text:span text:style-name="T429">, </text:span><text:span text:style-name="T187">moje </text:span><text:span text:style-name="T12">večné </text:span><text:span text:style-name="T414">väzenie! </text:span><text:span text:style-name="T158">Tak </text:span><text:span text:style-name="T394">teda </text:span><text:span text:style-name="T80">idem </text:span><text:span text:style-name="T824">k </text:span><text:span text:style-name="T12">svojim </text:span><text:span text:style-name="T276">mítvym</text:span><text:span text:style-name="T663">! </text:span><text:span text:style-name="T397">Veľa </text:span><text:span text:style-name="T84">už </text:span><text:span text:style-name="T369">ich </text:span><text:span text:style-name="T172">je </text:span><text:span text:style-name="T721">u </text:span><text:span text:style-name="T583">Persefony </text:span><text:span text:style-name="T716">v </text:span><text:span text:style-name="T36">podsvetí </text:span><text:span text:style-name="T604">a </text:span><text:span text:style-name="T28">dnes </text:span><text:span text:style-name="T395">tan</text:span><text:span text:style-name="T869">. </text:span><text:span text:style-name="T429">zostúpim </text:span><text:span text:style-name="T232">ja </text:span><text:span text:style-name="T8">posledná </text:span><text:span text:style-name="T184">a najbiednejšia </text:span><text:span text:style-name="T515">z </text:span><text:span text:style-name="T379">nich</text:span><text:span text:style-name="T734">, </text:span><text:span text:style-name="T413">skôr </text:span><text:span text:style-name="T19">než </text:span><text:span text:style-name="T174">som </text:span><text:span text:style-name="T22">vyčerpala </text:span><text:span text:style-name="T291">mieru </text:span><text:span text:style-name="T500">svojich </text:span><text:span text:style-name="T514">dní</text:span><text:span text:style-name="T990">! </text:span><text:span text:style-name="T95">Mám </text:span><text:span text:style-name="T120">iba </text:span><text:span text:style-name="T663">jednu </text:span><text:span text:style-name="T8">nádej </text:span><text:span text:style-name="T553">— </text:span><text:span text:style-name="T86">že </text:span><text:span text:style-name="T19">tam </text:span><text:span text:style-name="T655">budem </text:span><text:span text:style-name="T293">milá </text:span><text:span text:style-name="T326">otcovi </text:span><text:span text:style-name="T424">aj </text:span><text:span text:style-name="T147">matke</text:span><text:span text:style-name="T659">, </text:span></text:p>
      <text:p text:style-name="P2"><text:span text:style-name="T222">milá </text:span><text:span text:style-name="T160">tebe</text:span><text:span text:style-name="T948">, </text:span><text:span text:style-name="T955">drahý </text:span><text:span text:style-name="T424">brat</text:span><text:span text:style-name="T996">! </text:span><text:span text:style-name="T424">Ved </text:span><text:span text:style-name="T451">som </text:span><text:span text:style-name="T834">vás </text:span><text:span text:style-name="T391">mítvych </text:span><text:span text:style-name="T232">vlastnoručne </text:span><text:span text:style-name="T647">umyla </text:span><text:span text:style-name="T799">aj </text:span><text:span text:style-name="T854">obliekla</text:span><text:span text:style-name="T529">, </text:span><text:span text:style-name="T377">aj </text:span><text:span text:style-name="T31">obet </text:span><text:span text:style-name="T784">som </text:span><text:span text:style-name="T904">vám </text:span><text:span text:style-name="T120">vykonala </text:span><text:span text:style-name="T181">na </text:span><text:span text:style-name="T369">hrobe</text:span><text:span text:style-name="T334">! </text:span><text:span text:style-name="T327">Hľa</text:span><text:span text:style-name="T887">, </text:span><text:span text:style-name="T377">Polyneikes</text:span><text:span text:style-name="T460">! </text:span><text:span text:style-name="T599">Za </text:span><text:span text:style-name="T31">to</text:span><text:span text:style-name="T784">, </text:span><text:span text:style-name="T152">že </text:span><text:span text:style-name="T22">som </text:span><text:span text:style-name="T377">pochovala </text:span><text:span text:style-name="T209">tvoje </text:span><text:span text:style-name="T274">telo </text:span><text:span text:style-name="T661">— </text:span><text:span text:style-name="T12">táto </text:span><text:span text:style-name="T214">odmena</text:span><text:span text:style-name="T406">! </text:span><text:span text:style-name="T459">Môj </text:span><text:span text:style-name="T454">drahý </text:span><text:span text:style-name="T291">braček</text:span><text:span text:style-name="T878">, </text:span><text:span text:style-name="T291">Kreontovi </text:span><text:span text:style-name="T120">sa </text:span><text:span text:style-name="T63">to </text:span><text:span text:style-name="T234">zdá </text:span><text:span text:style-name="T711">byť </text:span><text:span text:style-name="T120">zločinom </text:span><text:span text:style-name="T95">a </text:span><text:span text:style-name="T144">bezočivostou</text:span><text:span text:style-name="T411">! </text:span><text:span text:style-name="T37">A </text:span><text:span text:style-name="T805">tak </text:span><text:span text:style-name="T711">ma </text:span><text:span text:style-name="T116">dáva </text:span><text:span text:style-name="T38">odvliecť </text:span><text:span text:style-name="T277">násilím</text:span><text:span text:style-name="T720">! </text:span><text:span text:style-name="T12">Ja</text:span><text:span text:style-name="T942">, </text:span><text:span text:style-name="T520">panna</text:span><text:span text:style-name="T277">, </text:span><text:span text:style-name="T226">ktorá </text:span><text:span text:style-name="T395">ešte </text:span><text:span text:style-name="T138">nevie</text:span><text:span text:style-name="T901">, </text:span><text:span text:style-name="T465">čo </text:span><text:span text:style-name="T655">je </text:span><text:span text:style-name="T8">svadobný </text:span><text:span text:style-name="T391">spev</text:span><text:span text:style-name="T972">, </text:span><text:span text:style-name="T351">čo </text:span><text:span text:style-name="T458">je </text:span><text:span text:style-name="T37">manželstvo</text:span><text:span text:style-name="T18">, </text:span><text:span text:style-name="T369">čo </text:span><text:span text:style-name="T500">deti</text:span><text:span text:style-name="T575">, </text:span><text:span text:style-name="T411">musím </text:span><text:span text:style-name="T607">odísť</text:span><text:span text:style-name="T752">, </text:span><text:span text:style-name="T349">opustená </text:span><text:span text:style-name="T427">priateľmi </text:span><text:span text:style-name="T525">- </text:span><text:span text:style-name="T162">a </text:span><text:span text:style-name="T453">za </text:span><text:span text:style-name="T191">živa</text:span><text:span text:style-name="T271">! </text:span><text:span text:style-name="T551">-- </text:span><text:span text:style-name="T111">do </text:span><text:span text:style-name="T172">ríše </text:span><text:span text:style-name="T162">mítvych</text:span><text:span text:style-name="T633">! </text:span><text:span text:style-name="T232">Aký </text:span><text:span text:style-name="T627">boží </text:span><text:span text:style-name="T391">zákon </text:span><text:span text:style-name="T118">som </text:span><text:span text:style-name="T49">to </text:span><text:span text:style-name="T242">porušila</text:span><text:span text:style-name="T187">? </text:span><text:span text:style-name="T189">Oplatí </text:span><text:span text:style-name="T209">sa </text:span><text:span text:style-name="T106">ešte </text:span><text:span text:style-name="T387">pozdvihnút</text:span><text:span text:style-name="T116">, </text:span><text:span text:style-name="T328">mne </text:span><text:span text:style-name="T162">nešťastnej</text:span><text:span text:style-name="T891">, </text:span><text:span text:style-name="T191">tvár </text:span><text:span text:style-name="T327">k </text:span><text:span text:style-name="T427">bohom? </text:span><text:span text:style-name="T459">Kde </text:span><text:span text:style-name="T597">mám </text:span><text:span text:style-name="T277">hľadať </text:span><text:span text:style-name="T139">pomoc</text:span><text:span text:style-name="T597">? </text:span><text:span text:style-name="T808">Zbožný </text:span><text:span text:style-name="T278">čin </text:span><text:span text:style-name="T827">mi </text:span><text:span text:style-name="T112">vyčitujú </text:span><text:span text:style-name="T73">ako </text:span><text:span text:style-name="T242">bezbožnosť</text:span><text:span text:style-name="T730">! </text:span><text:span text:style-name="T95">Ak </text:span><text:span text:style-name="T162">sa </text:span><text:span text:style-name="T199">aj </text:span><text:span text:style-name="T95">bohom </text:span><text:span text:style-name="T607">vidí </text:span><text:span text:style-name="T327">správnym </text:span><text:span text:style-name="T244">moje </text:span><text:span text:style-name="T741">potrestanie</text:span><text:span text:style-name="T359">, </text:span><text:span text:style-name="T379">možno </text:span><text:span text:style-name="T991">v </text:span><text:span text:style-name="T424">Háde </text:span><text:span text:style-name="T799">prídem </text:span><text:span text:style-name="T351">na </text:span><text:span text:style-name="T404">to</text:span><text:span text:style-name="T222">, </text:span><text:span text:style-name="T958">v </text:span><text:span text:style-name="T311">čom </text:span><text:span text:style-name="T181">som </text:span><text:span text:style-name="T234">chybila</text:span><text:span text:style-name="T84">! </text:span><text:span text:style-name="T266">Ak </text:span><text:span text:style-name="T37">ale </text:span><text:span text:style-name="T310">urobili </text:span><text:span text:style-name="T132">. </text:span><text:span text:style-name="T226">chybu </text:span><text:span text:style-name="T378">pozemšťania</text:span><text:span text:style-name="T880">, </text:span><text:span text:style-name="T387">nežičím </text:span><text:span text:style-name="T545">im </text:span><text:span text:style-name="T616">väčšie </text:span><text:span text:style-name="T629">zlo</text:span><text:span text:style-name="T549">, </text:span></text:p>
      <text:p text:style-name="P15"><text:span text:style-name="T30">než </text:span><text:span text:style-name="T314">akého </text:span><text:span text:style-name="T712">sa </text:span><text:span text:style-name="T428">dopúšťajú </text:span><text:span text:style-name="T294">voči </text:span><text:span text:style-name="T145">mne</text:span><text:span text:style-name="T406">! </text:span><text:span text:style-name="T10">NÁČELNÍK </text:span><text:span text:style-name="T377">ZBORU </text:span></text:p>
      <text:p text:style-name="P7"><text:span text:style-name="T459">Stále </text:span><text:span text:style-name="T158">ju </text:span><text:span text:style-name="T97">to </text:span><text:span text:style-name="T209">drží</text:span><text:span text:style-name="T763">. </text:span><text:span text:style-name="T191">KREÓN </text:span></text:p>
      <text:p text:style-name="P17"><text:span text:style-name="T158">Veď </text:span><text:span text:style-name="T378">sluhovia</text:span><text:span text:style-name="T884">, </text:span><text:span text:style-name="T546">čo </text:span><text:span text:style-name="T46">ju </text:span><text:span text:style-name="T277">majú </text:span><text:span text:style-name="T350">odviesť</text:span><text:span text:style-name="T361">, </text:span><text:span text:style-name="T314">budú </text:span></text:p>
      <text:p text:style-name="P2"><text:span text:style-name="T763">s </text:span><text:span text:style-name="T85">plačom </text:span><text:span text:style-name="T70">pykať </text:span><text:span text:style-name="T153">za </text:span><text:span text:style-name="T467">svoju </text:span><text:span text:style-name="T337">lenivosť</text:span><text:span text:style-name="T642">! </text:span><text:span text:style-name="T12">ANTIGONA </text:span></text:p>
      <text:p text:style-name="P2"><text:span text:style-name="T232">Beda</text:span><text:span text:style-name="T877">, </text:span><text:span text:style-name="T98">z </text:span><text:span text:style-name="T311">tých </text:span><text:span text:style-name="T458">slov </text:span><text:span text:style-name="T465">som </text:span><text:span text:style-name="T585">vyrozumela</text:span><text:span text:style-name="T477">, </text:span></text:p>
      <text:p text:style-name="P17"><text:span text:style-name="T438">že </text:span><text:span text:style-name="T394">moja </text:span><text:span text:style-name="T664">smrť </text:span><text:span text:style-name="T209">sa </text:span><text:span text:style-name="T12">blíži</text:span><text:span text:style-name="T922">. </text:span><text:span text:style-name="T378">NÁČELNÍK </text:span><text:span text:style-name="T189">ZBORU </text:span></text:p>
      <text:p text:style-name="P28"><text:span text:style-name="T342">Nebudem </text:span><text:span text:style-name="T291">ťa </text:span><text:span text:style-name="T349">utešovať nádejou</text:span><text:span text:style-name="T437">, </text:span></text:p>
      <text:p text:style-name="P28"><text:span text:style-name="T548">že </text:span><text:span text:style-name="T641">je </text:span><text:span text:style-name="T276">to </text:span><text:span text:style-name="T234">ináč </text:span><text:span text:style-name="T128">-- </text:span><text:span text:style-name="T349">je </text:span><text:span text:style-name="T421">to </text:span><text:span text:style-name="T476">tak</text:span><text:span text:style-name="T541">. </text:span><text:span text:style-name="T12">ANTIGONA </text:span></text:p>
      <text:p text:style-name="P9"><text:span text:style-name="T875">O</text:span><text:span text:style-name="T127">, </text:span><text:span text:style-name="T242">moje </text:span><text:span text:style-name="T198">rodné </text:span><text:span text:style-name="T395">Téby</text:span><text:span text:style-name="T875">, </text:span><text:span text:style-name="T366">moja </text:span><text:span text:style-name="T232">vlast</text:span><text:span text:style-name="T293">! </text:span><text:span text:style-name="T183">Bohovia</text:span><text:span text:style-name="T46">, </text:span><text:span text:style-name="T30">uctievaní </text:span><text:span text:style-name="T428">predkami</text:span><text:span text:style-name="T689">! </text:span><text:span text:style-name="T746">Už </text:span><text:span text:style-name="T682">idem </text:span><text:span text:style-name="T668">na </text:span><text:span text:style-name="T211">smrt</text:span><text:span text:style-name="T436">! </text:span><text:span text:style-name="T203">A </text:span><text:span text:style-name="T657">vás </text:span><text:span text:style-name="T672">o </text:span><text:span text:style-name="T586">ličast </text:span></text:p>
      <text:p text:style-name="P20"><text:span text:style-name="T466">žiadam</text:span><text:span text:style-name="T551">, </text:span><text:span text:style-name="T538">ó</text:span><text:span text:style-name="T357">, </text:span><text:span text:style-name="T397">l</text:span><text:span text:style-name="T670">'</text:span><text:span text:style-name="T191">udia</text:span><text:span text:style-name="T979">, </text:span><text:span text:style-name="T349">budte </text:span><text:span text:style-name="T37">svedkami, </text:span><text:span text:style-name="T235">ako </text:span><text:span text:style-name="T226">mne</text:span><text:span text:style-name="T124">, </text:span><text:span text:style-name="T214">poslednému </text:span><text:span text:style-name="T394">kvetu </text:span><text:span text:style-name="T474">kráľovského rodu</text:span><text:span text:style-name="T124">, </text:span><text:span text:style-name="T745">za </text:span><text:span text:style-name="T664">zbožný </text:span><text:span text:style-name="T12">skutok </text:span><text:span text:style-name="T274">spôsobujú </text:span><text:span text:style-name="T678">strasť </text:span></text:p>
      <text:p text:style-name="P71"><text:span text:style-name="T180">40 </text:span></text:p>
      <text:p text:style-name="P2"><text:span text:style-name="T959">4</text:span><text:span text:style-name="T960">1 </text:span></text:p>
      <text:p text:style-name="P35"><text:soft-page-break/><text:span text:style-name="T997">P</text:span><text:span text:style-name="T998">IATE </text:span><text:span text:style-name="T983">DEJSTVO </text:span></text:p>
      <text:p text:style-name="P2"><text:span text:style-name="T118">tí</text:span><text:span text:style-name="T512">, </text:span><text:span text:style-name="T591">čo </text:span><text:span text:style-name="T222">ma </text:span><text:span text:style-name="T326">vedú </text:span><text:span text:style-name="T311">k </text:span><text:span text:style-name="T326">hrobovému </text:span><text:span text:style-name="T458">vchodu</text:span><text:span text:style-name="T335">! </text:span></text:p>
      <text:p text:style-name="P72"><text:span text:style-name="T596">Sluhovia </text:span><text:span text:style-name="T605">odvedú </text:span><text:span text:style-name="T305">Antigonu</text:span><text:span text:style-name="T889">. </text:span><text:span text:style-name="T73">ŠTVRTÁ </text:span><text:span text:style-name="T187">PIESEŇ </text:span><text:span text:style-name="T477">ZBORU </text:span><text:span text:style-name="T463">ZBOR </text:span></text:p>
      <text:p text:style-name="P27"><text:span text:style-name="T213">Aj </text:span><text:span text:style-name="T174">osud </text:span><text:span text:style-name="T160">Danae </text:span><text:span text:style-name="T372">mal </text:span><text:span text:style-name="T98">svoje </text:span><text:span text:style-name="T429">premeny</text:span><text:span text:style-name="T160">: </text:span><text:span text:style-name="T476">zriekla </text:span><text:span text:style-name="T403">sa </text:span><text:span text:style-name="T521">svetla </text:span><text:span text:style-name="T244">nebies </text:span><text:span text:style-name="T607">y </text:span><text:span text:style-name="T234">sieni </text:span><text:span text:style-name="T244">z </text:span><text:span text:style-name="T37">kovu</text:span><text:span text:style-name="T551">, </text:span><text:span text:style-name="T364">do </text:span><text:span text:style-name="T63">skrýše</text:span><text:span text:style-name="T403">, </text:span><text:span text:style-name="T144">podobajúcej sa </text:span><text:span text:style-name="T199">rovu</text:span><text:span text:style-name="T342">, </text:span><text:span text:style-name="T200">ju </text:span><text:span text:style-name="T139">dali</text:span><text:span text:style-name="T489">, </text:span><text:span text:style-name="T253">ako </text:span><text:span text:style-name="T114">keby </text:span><text:span text:style-name="T652">nebol vznešený </text:span><text:span text:style-name="T172">jej </text:span><text:span text:style-name="T162">rod </text:span><text:span text:style-name="T389">a </text:span><text:span text:style-name="T369">ako </text:span><text:span text:style-name="T10">keby </text:span><text:span text:style-name="T22">nenosila </text:span><text:span text:style-name="T626">Diov </text:span><text:span text:style-name="T349">plod</text:span><text:span text:style-name="T670">, </text:span><text:span text:style-name="T75">čo </text:span><text:span text:style-name="T364">jej </text:span><text:span text:style-name="T181">zasial </text:span><text:span text:style-name="T208">do </text:span><text:span text:style-name="T427">lona </text:span><text:span text:style-name="T349">zlatý </text:span><text:span text:style-name="T144">dážď </text:span><text:span text:style-name="T525">- </text:span><text:span text:style-name="T377">taká </text:span><text:span text:style-name="T334">ukrutná </text:span><text:span text:style-name="T137">je </text:span><text:span text:style-name="T144">sila </text:span><text:span text:style-name="T499">osudu</text:span><text:span text:style-name="T807">! </text:span><text:span text:style-name="T387">Áno</text:span><text:span text:style-name="T474">, </text:span><text:span text:style-name="T85">pred </text:span><text:span text:style-name="T12">ňou </text:span><text:span text:style-name="T116">poklonia </text:span><text:span text:style-name="T184">sa </text:span><text:span text:style-name="T272">všetky </text:span><text:span text:style-name="T198">statky</text:span><text:span text:style-name="T888">, </text:span><text:span text:style-name="T86">všetky </text:span><text:span text:style-name="T429">zbrane</text:span><text:span text:style-name="T82">, </text:span><text:span text:style-name="T465">všetky </text:span><text:span text:style-name="T458">valy </text:span><text:span text:style-name="T63">a </text:span><text:span text:style-name="T104">všetky </text:span><text:span text:style-name="T191">koráby</text:span><text:span text:style-name="T22">, </text:span><text:span text:style-name="T111">čo </text:span><text:span text:style-name="T37">na </text:span><text:span text:style-name="T215">horizont </text:span><text:span text:style-name="T349">vyplávali</text:span><text:span text:style-name="T575">! </text:span><text:span text:style-name="T84">Aj </text:span><text:span text:style-name="T95">Lykurgovi</text:span><text:span text:style-name="T897">, </text:span><text:span text:style-name="T411">vladárovi </text:span><text:span text:style-name="T84">Edonov</text:span><text:span text:style-name="T90">, </text:span><text:span text:style-name="T654">nasadil </text:span><text:span text:style-name="T181">Dionýzos </text:span><text:span text:style-name="T95">putá</text:span><text:span text:style-name="T466">, </text:span><text:span text:style-name="T47">lebo </text:span><text:span text:style-name="T223">mal </text:span><text:span text:style-name="T342">reči</text:span><text:span text:style-name="T548">, </text:span><text:span text:style-name="T31">ktoré </text:span><text:span text:style-name="T10">urážali </text:span><text:span text:style-name="T31">nebo </text:span><text:span text:style-name="T761">a </text:span><text:span text:style-name="T583">žalár </text:span><text:span text:style-name="T521">v </text:span><text:span text:style-name="T514">lone </text:span><text:span text:style-name="T500">skál </text:span><text:span text:style-name="T460">mu </text:span><text:span text:style-name="T63">vybral </text:span><text:span text:style-name="T500">za </text:span><text:span text:style-name="T904">domov</text:span><text:span text:style-name="T389">! </text:span><text:span text:style-name="T364">Ten </text:span><text:span text:style-name="T514">trest </text:span><text:span text:style-name="T460">na </text:span><text:span text:style-name="T427">jeho </text:span><text:span text:style-name="T10">rozbúrenú </text:span><text:span text:style-name="T63">myseľ </text:span><text:span text:style-name="T642">a </text:span><text:span text:style-name="T253">vzdor </text:span><text:span text:style-name="T145">mal </text:span><text:span text:style-name="T23">zapôsobiť </text:span><text:span text:style-name="T106">ako </text:span><text:span text:style-name="T337">liek</text:span><text:span text:style-name="T905">. </text:span><text:span text:style-name="T621">On </text:span><text:span text:style-name="T70">iste </text:span><text:span text:style-name="T678">pochopil</text:span><text:span text:style-name="T886">, </text:span><text:span text:style-name="T274">čo </text:span><text:span text:style-name="T235">za </text:span><text:span text:style-name="T642">nezmysel </text:span><text:span text:style-name="T209">boi </text:span><text:span text:style-name="T245">dráždiť </text:span><text:span text:style-name="T226">boha </text:span><text:span text:style-name="T824">v </text:span><text:span text:style-name="T277">kruhu </text:span><text:span text:style-name="T183">bakchantiek</text:span><text:span text:style-name="T59">! </text:span><text:span text:style-name="T397">Veď </text:span><text:span text:style-name="T199">vyrušoval </text:span><text:span text:style-name="T144">rozjasaný </text:span><text:span text:style-name="T84">sprievod </text:span><text:span text:style-name="T31">fakli</text:span><text:span text:style-name="T300">! </text:span><text:span text:style-name="T8">Veď </text:span><text:span text:style-name="T635">všetky </text:span><text:span text:style-name="T404">múzy</text:span><text:span text:style-name="T913">, </text:span><text:span text:style-name="T404">milovníčky </text:span><text:span text:style-name="T242">hudby</text:span><text:span text:style-name="T553">, </text:span><text:span text:style-name="T848">sa </text:span><text:span text:style-name="T242">ho </text:span><text:span text:style-name="T278">zľakli</text:span><text:span text:style-name="T988">! </text:span></text:p>
      <text:p text:style-name="P2"><text:span text:style-name="T455">Prichádza </text:span><text:span text:style-name="T246">Teiresias </text:span><text:span text:style-name="T796">vedený </text:span><text:span text:style-name="T105">chlapcom</text:span><text:span text:style-name="T415">. </text:span></text:p>
      <text:p text:style-name="P73"><text:span text:style-name="T238">TEIRESIAS </text:span></text:p>
      <text:p text:style-name="P15"><text:span text:style-name="T337">Otcovia </text:span><text:span text:style-name="T226">Téb</text:span><text:span text:style-name="T802">, </text:span><text:span text:style-name="T786">nás </text:span><text:span text:style-name="T394">dvoch </text:span><text:span text:style-name="T467">sem </text:span><text:span text:style-name="T30">po </text:span><text:span text:style-name="T183">spoločnej </text:span><text:span text:style-name="T200">ceste </text:span><text:span text:style-name="T38">viedol </text:span><text:span text:style-name="T474">jeden </text:span><text:span text:style-name="T428">zrak </text:span><text:span text:style-name="T527">— </text:span><text:span text:style-name="T637">tak </text:span><text:span text:style-name="T158">chodia </text:span><text:span text:style-name="T209">slepci</text:span><text:span text:style-name="T629">, </text:span></text:p>
      <text:p text:style-name="P9"><text:span text:style-name="T253">potrebujú </text:span><text:span text:style-name="T106">sprievodcu</text:span><text:span text:style-name="T520">. </text:span><text:span text:style-name="T391">KREÓN </text:span></text:p>
      <text:p text:style-name="P2"><text:span text:style-name="T70">Čo </text:span><text:span text:style-name="T669">nového </text:span><text:span text:style-name="T235">nám </text:span></text:p>
      <text:p text:style-name="P15"><text:span text:style-name="T466">nesieš</text:span><text:span text:style-name="T965">, </text:span><text:span text:style-name="T162">starec </text:span><text:span text:style-name="T181">Teiresias</text:span><text:span text:style-name="T276">? </text:span><text:span text:style-name="T147">TEIRESIAS </text:span></text:p>
      <text:p text:style-name="P9"><text:span text:style-name="T518">Poviem </text:span><text:span text:style-name="T385">ti </text:span><text:span text:style-name="T109">to</text:span><text:span text:style-name="T362">, </text:span><text:span text:style-name="T100">sľúb </text:span></text:p>
      <text:p text:style-name="P2"><text:span text:style-name="T795">však</text:span><text:span text:style-name="T592">, </text:span><text:span text:style-name="T209">že </text:span><text:span text:style-name="T116">sa </text:span><text:span text:style-name="T576">veštbe </text:span><text:span text:style-name="T106">podrobíš</text:span><text:span text:style-name="T277">. </text:span><text:span text:style-name="T387">KREÓN </text:span></text:p>
      <text:p text:style-name="P19"><text:span text:style-name="T152">Vždy </text:span><text:span text:style-name="T620">doteraz </text:span></text:p>
      <text:p text:style-name="P17"><text:span text:style-name="T370">som </text:span><text:span text:style-name="T70">dal </text:span><text:span text:style-name="T454">na </text:span><text:span text:style-name="T116">tvoju </text:span><text:span text:style-name="T85">radu</text:span><text:span text:style-name="T489">. </text:span><text:span text:style-name="T37">TEIRESIAS </text:span></text:p>
      <text:p text:style-name="P26"><text:span text:style-name="T657">Preto </text:span><text:span text:style-name="T211">aj </text:span><text:span text:style-name="T672">si </text:span><text:span text:style-name="T32">šťastne </text:span></text:p>
      <text:p text:style-name="P7"><text:span text:style-name="T95">viedol </text:span><text:span text:style-name="T120">koráb </text:span><text:span text:style-name="T654">mesta</text:span><text:span text:style-name="T590">. </text:span><text:span text:style-name="T37">KREÓN </text:span></text:p>
      <text:p text:style-name="P9"><text:span text:style-name="T200">Môžem </text:span><text:span text:style-name="T46">potvrdit</text:span><text:span text:style-name="T745">, </text:span></text:p>
      <text:p text:style-name="P2"><text:span text:style-name="T502">že </text:span><text:span text:style-name="T585">tvoje </text:span><text:span text:style-name="T515">rady </text:span><text:span text:style-name="T366">boli </text:span><text:span text:style-name="T643">prospešné</text:span><text:span text:style-name="T674">. </text:span><text:span text:style-name="T411">TEIRESIAS </text:span></text:p>
      <text:p text:style-name="P17"><text:span text:style-name="T43">Nuž </text:span><text:span text:style-name="T747">vedz</text:span><text:span text:style-name="T129">, </text:span></text:p>
      <text:p text:style-name="P15"><text:span text:style-name="T712">že </text:span><text:span text:style-name="T516">práve </text:span><text:span text:style-name="T387">si </text:span><text:span text:style-name="T350">na </text:span><text:span text:style-name="T97">ostrí </text:span><text:span text:style-name="T621">osudu</text:span><text:span text:style-name="T387">! </text:span><text:span text:style-name="T28">KREÓN </text:span></text:p>
      <text:p text:style-name="P2"><text:span text:style-name="T158">Čo </text:span><text:span text:style-name="T153">pod </text:span><text:span text:style-name="T70">tým </text:span></text:p>
      <text:p text:style-name="P2"><text:soft-page-break/><text:span text:style-name="T414">myslíš</text:span><text:span text:style-name="T106">? </text:span><text:span text:style-name="T328">Tvoje </text:span><text:span text:style-name="T337">slová </text:span><text:span text:style-name="T414">mrazia</text:span><text:span text:style-name="T321">. </text:span><text:span text:style-name="T144">TEIRESIAS </text:span></text:p>
      <text:p text:style-name="P2"><text:span text:style-name="T343">Vypočuj </text:span><text:span text:style-name="T379">si </text:span><text:span text:style-name="T61">ma </text:span><text:span text:style-name="T351">a </text:span><text:span text:style-name="T73">všetko </text:span><text:span text:style-name="T311">budeš </text:span><text:span text:style-name="T28">vedieť</text:span><text:span text:style-name="T529">. </text:span><text:span text:style-name="T278">Keď </text:span><text:span text:style-name="T595">som </text:span><text:span text:style-name="T333">, </text:span><text:span text:style-name="T213">zasadol </text:span><text:span text:style-name="T242">dnes </text:span><text:span text:style-name="T4">v </text:span><text:span text:style-name="T372">starom </text:span><text:span text:style-name="T577">sídle </text:span><text:span text:style-name="T56">veštcov</text:span><text:span text:style-name="T978">, </text:span><text:span text:style-name="T198">kde </text:span><text:span text:style-name="T207">sa </text:span><text:span text:style-name="T474">zhromažd</text:span><text:span text:style-name="T637">'</text:span><text:span text:style-name="T350">uje </text:span><text:span text:style-name="T328">všetko </text:span><text:span text:style-name="T414">vtáctvo</text:span><text:span text:style-name="T802">, </text:span><text:span text:style-name="T474">začul </text:span><text:span text:style-name="T414">som </text:span><text:span text:style-name="T46">vo </text:span><text:span text:style-name="T214">vtáčích </text:span><text:span text:style-name="T30">hlasoch </text:span><text:span text:style-name="T158">čosi </text:span><text:span text:style-name="T209">nezvyčajné</text:span><text:span text:style-name="T592">; </text:span><text:span text:style-name="T516">divoký </text:span><text:span text:style-name="T372">a </text:span><text:span text:style-name="T147">zlostný škrekot</text:span><text:span text:style-name="T821">. </text:span><text:span text:style-name="T118">Pochopil </text:span><text:span text:style-name="T154">som</text:span><text:span text:style-name="T875">, </text:span><text:span text:style-name="T49">že </text:span><text:span text:style-name="T671">sa </text:span><text:span text:style-name="T293">bijú </text:span><text:span text:style-name="T553">— </text:span><text:span text:style-name="T629">veď </text:span><text:span text:style-name="T209">som </text:span><text:span text:style-name="T170">dobre </text:span><text:span text:style-name="T621">počul </text:span><text:span text:style-name="T516">údery </text:span><text:span text:style-name="T545">ich </text:span><text:span text:style-name="T23">krídel</text:span><text:span text:style-name="T328">. </text:span><text:span text:style-name="T183">Zľakol </text:span><text:span text:style-name="T23">som </text:span><text:span text:style-name="T145">sa</text:span><text:span text:style-name="T527">, </text:span><text:span text:style-name="T414">rýchle </text:span><text:span text:style-name="T46">som </text:span><text:span text:style-name="T38">chcel </text:span><text:span text:style-name="T652">na </text:span><text:span text:style-name="T337">oltárnom </text:span><text:span text:style-name="T370">obetisku </text:span><text:span text:style-name="T59">spáliť </text:span><text:span text:style-name="T200">obet</text:span><text:span text:style-name="T549">, </text:span><text:span text:style-name="T85">ale </text:span></text:p>
      <text:p text:style-name="P74"><text:span text:style-name="T464">42 </text:span></text:p>
      <text:p text:style-name="P50"><text:span text:style-name="T277">obeť </text:span><text:span text:style-name="T706">nevzbíkla </text:span><text:span text:style-name="T422">a </text:span><text:span text:style-name="T30">z </text:span><text:span text:style-name="T629">mäsa </text:span><text:span text:style-name="T328">tiekol </text:span><text:span text:style-name="T467">do </text:span><text:span text:style-name="T584">popola </text:span><text:span text:style-name="T327">iba </text:span><text:span text:style-name="T421">rozpustený </text:span><text:span text:style-name="T181">loj</text:span><text:span text:style-name="T152">. </text:span><text:span text:style-name="T95">Ten </text:span><text:span text:style-name="T223">škvrčal</text:span><text:span text:style-name="T891">, </text:span><text:span text:style-name="T389">dymil </text:span><text:span text:style-name="T476">a </text:span><text:span text:style-name="T300">len </text:span><text:span text:style-name="T377">žlč </text:span><text:span text:style-name="T234">sa </text:span><text:span text:style-name="T476">rozprskla </text:span><text:span text:style-name="T300">na </text:span><text:span text:style-name="T599">všetky </text:span><text:span text:style-name="T633">strany</text:span><text:span text:style-name="T686">, </text:span><text:span text:style-name="T310">kyty </text:span><text:span text:style-name="T104">ležali </text:span><text:span text:style-name="T427">však </text:span><text:span text:style-name="T711">na </text:span><text:span text:style-name="T421">ohnisku </text:span><text:span text:style-name="T714">holé</text:span><text:span text:style-name="T551">, </text:span><text:span text:style-name="T583">iba </text:span><text:span text:style-name="T836">trochu </text:span><text:span text:style-name="T181">oškvíknuté</text:span><text:span text:style-name="T695">. </text:span><text:span text:style-name="T31">A </text:span><text:span text:style-name="T22">môj </text:span><text:span text:style-name="T276">chlapec </text:span><text:span text:style-name="T191">vravel</text:span><text:span text:style-name="T104">, </text:span><text:span text:style-name="T31">že </text:span><text:span text:style-name="T37">sa </text:span><text:span text:style-name="T334">obeť </text:span><text:span text:style-name="T75">nedarí </text:span><text:span text:style-name="T761">a </text:span><text:span text:style-name="T364">všetky </text:span><text:span text:style-name="T428">znamenia </text:span><text:span text:style-name="T345">sú </text:span><text:span text:style-name="T337">zlovestné</text:span><text:span text:style-name="T516">. </text:span><text:span text:style-name="T46">Ten </text:span><text:span text:style-name="T294">chlapec </text:span><text:span text:style-name="T145">je </text:span><text:span text:style-name="T706">mi </text:span><text:span text:style-name="T378">totiž </text:span><text:span text:style-name="T414">vodcom</text:span><text:span text:style-name="T361">, </text:span><text:span text:style-name="T715">ako </text:span><text:span text:style-name="T337">ja </text:span><text:span text:style-name="T516">som </text:span><text:span text:style-name="T200">vodcom </text:span><text:span text:style-name="T467">iných</text:span><text:span text:style-name="T792">. </text:span></text:p>
      <text:p text:style-name="P2"><text:span text:style-name="T261">Ty </text:span><text:span text:style-name="T147">si </text:span><text:span text:style-name="T28">to</text:span><text:span text:style-name="T966">, </text:span><text:span text:style-name="T351">kto </text:span><text:span text:style-name="T293">vrhá </text:span><text:span text:style-name="T808">našu </text:span><text:span text:style-name="T311">obec </text:span><text:span text:style-name="T106">do </text:span><text:span text:style-name="T145">nepriazne</text:span><text:span text:style-name="T723">! </text:span><text:span text:style-name="T499">Lebo </text:span><text:span text:style-name="T584">na </text:span><text:span text:style-name="T274">oltáre </text:span><text:span text:style-name="T669">a </text:span><text:span text:style-name="T235">na </text:span><text:span text:style-name="T265">sväté </text:span><text:span text:style-name="T198">kozuby </text:span><text:span text:style-name="T326">nám </text:span><text:span text:style-name="T187">psy </text:span><text:span text:style-name="T8">a </text:span><text:span text:style-name="T451">vtáky </text:span><text:span text:style-name="T147">trúsia </text:span><text:span text:style-name="T49">mäso</text:span><text:span text:style-name="T952">, </text:span><text:span text:style-name="T8">ktoré </text:span><text:span text:style-name="T252">driapu </text:span><text:span text:style-name="T622">z </text:span><text:span text:style-name="T446">tela </text:span><text:span text:style-name="T242">nešťastného </text:span><text:span text:style-name="T158">Oidipovho </text:span><text:span text:style-name="T428">syna</text:span><text:span text:style-name="T669">! </text:span><text:span text:style-name="T302">Preto </text:span><text:span text:style-name="T520">bohovia </text:span><text:span text:style-name="T422">už </text:span><text:span text:style-name="T183">nechcú </text:span><text:span text:style-name="T85">od </text:span><text:span text:style-name="T46">nás </text:span><text:span text:style-name="T23">prijímat</text:span><text:span text:style-name="T964">' </text:span><text:span text:style-name="T183">dym </text:span><text:span text:style-name="T235">obetí </text:span><text:span text:style-name="T422">a </text:span><text:span text:style-name="T277">prosby</text:span><text:span text:style-name="T513">, </text:span><text:span text:style-name="T107">preto </text:span><text:span text:style-name="T118">nepočujem </text:span><text:span text:style-name="T395">dobrú </text:span><text:span text:style-name="T82">správu </text:span><text:span text:style-name="T734">z </text:span><text:span text:style-name="T710">hlasu </text:span><text:span text:style-name="T181">vtákov </text:span><text:span text:style-name="T525">- </text:span><text:span text:style-name="T22">veď </text:span><text:span text:style-name="T442">ich </text:span><text:span text:style-name="T460">sýti </text:span><text:span text:style-name="T836">krv </text:span><text:span text:style-name="T364">a </text:span><text:span text:style-name="T654">mäso </text:span><text:span text:style-name="T47">zabitého </text:span><text:span text:style-name="T300">muža</text:span><text:span text:style-name="T724">. </text:span><text:span text:style-name="T84">Rozváž </text:span><text:span text:style-name="T120">si </text:span><text:span text:style-name="T427">to</text:span><text:span text:style-name="T649">, </text:span><text:span text:style-name="T334">synu</text:span><text:span text:style-name="T448">! </text:span><text:span text:style-name="T199">Všetci </text:span><text:span text:style-name="T795">ľudia </text:span><text:span text:style-name="T986">sú </text:span><text:span text:style-name="T46">si </text:span><text:span text:style-name="T59">rovní </text:span><text:span text:style-name="T440">v </text:span><text:span text:style-name="T516">tom</text:span><text:span text:style-name="T558">, </text:span><text:span text:style-name="T114">že </text:span><text:span text:style-name="T116">robia </text:span><text:span text:style-name="T114">chyby</text:span><text:span text:style-name="T922">, </text:span><text:span text:style-name="T500">preto </text:span><text:span text:style-name="T215">nenazývam </text:span><text:span text:style-name="T172">nerozvážnym </text:span><text:span text:style-name="T364">muža</text:span><text:span text:style-name="T950">, </text:span><text:span text:style-name="T276">ktorý </text:span><text:span text:style-name="T244">pochybil </text:span><text:span text:style-name="T47">a </text:span><text:span text:style-name="T215">padol </text:span><text:span text:style-name="T75">do </text:span><text:span text:style-name="T670">nešťastia</text:span><text:span text:style-name="T878">, </text:span><text:span text:style-name="T170">ak </text:span><text:span text:style-name="T183">má </text:span><text:span text:style-name="T370">vôľu </text:span><text:span text:style-name="T158">ustúpit </text:span><text:span text:style-name="T365">a </text:span><text:span text:style-name="T59">chybu </text:span><text:span text:style-name="T111">napravit</text:span><text:span text:style-name="T548">. </text:span><text:span text:style-name="T95">No </text:span><text:span text:style-name="T199">tvrdohlavost </text:span><text:span text:style-name="T95">je </text:span><text:span text:style-name="T460">znak </text:span><text:span text:style-name="T334">bláznovstva! </text:span><text:span text:style-name="T144">Nuž </text:span><text:span text:style-name="T215">ustúp </text:span><text:span text:style-name="T144">tomu </text:span><text:span text:style-name="T334">mítvemu </text:span><text:span text:style-name="T191">a </text:span><text:span text:style-name="T342">dožič </text:span><text:span text:style-name="T757">jeho </text:span><text:span text:style-name="T120">telu </text:span><text:span text:style-name="T22">pokoja</text:span><text:span text:style-name="T172">. </text:span><text:span text:style-name="T364">Co </text:span><text:span text:style-name="T583">je </text:span><text:span text:style-name="T427">to </text:span><text:span text:style-name="T84">za </text:span><text:span text:style-name="T191">hrdinstvo </text:span><text:span text:style-name="T365">po </text:span><text:span text:style-name="T38">druhý </text:span><text:span text:style-name="T106">raz </text:span><text:span text:style-name="T428">zabil </text:span><text:span text:style-name="T365">mítvolu</text:span><text:span text:style-name="T778">? </text:span><text:span text:style-name="T484">Ver</text:span><text:span text:style-name="T908">, </text:span><text:span text:style-name="T449">dobre </text:span><text:span text:style-name="T144">radím</text:span><text:span text:style-name="T521">, </text:span><text:span text:style-name="T561">s </text:span><text:span text:style-name="T199">dobrým </text:span><text:span text:style-name="T144">úmyslom </text:span><text:span text:style-name="T342">a </text:span><text:span text:style-name="T75">prijat </text:span></text:p>
      <text:p text:style-name="P17"><text:span text:style-name="T104">dobrú </text:span><text:span text:style-name="T152">radu</text:span><text:span text:style-name="T878">, </text:span><text:span text:style-name="T84">z </text:span><text:span text:style-name="T291">ktorej </text:span><text:span text:style-name="T369">plynie </text:span><text:span text:style-name="T271">osoh</text:span><text:span text:style-name="T690">, </text:span><text:span text:style-name="T84">nie </text:span><text:span text:style-name="T541">je </text:span><text:span text:style-name="T411">hanba</text:span><text:span text:style-name="T701">. </text:span><text:span text:style-name="T38">KREÓN </text:span></text:p>
      <text:p text:style-name="P20"><text:span text:style-name="T75">Starče</text:span><text:span text:style-name="T427">, </text:span><text:span text:style-name="T369">všetci </text:span><text:span text:style-name="T626">na </text:span><text:span text:style-name="T84">mňa </text:span><text:span text:style-name="T162">mierite </text:span><text:span text:style-name="T63">tak </text:span><text:span text:style-name="T120">ako </text:span><text:span text:style-name="T95">lukostrelci </text:span><text:span text:style-name="T120">do </text:span><text:span text:style-name="T291">terča</text:span><text:span text:style-name="T714">, </text:span><text:span text:style-name="T276">aj </text:span><text:span text:style-name="T349">tvoje </text:span><text:span text:style-name="T418">jasnovidné </text:span><text:span text:style-name="T237">umenie </text:span><text:span text:style-name="T180">je </text:span><text:span text:style-name="T354">proti </text:span><text:span text:style-name="T72">mne</text:span><text:span text:style-name="T102">! </text:span><text:span text:style-name="T580">No </text:span><text:span text:style-name="T37">veštecký </text:span><text:span text:style-name="T191">cech </text:span><text:span text:style-name="T310">ma </text:span><text:span text:style-name="T63">už </text:span><text:span text:style-name="T633">dávno </text:span><text:span text:style-name="T208">zapredal </text:span><text:span text:style-name="T427">a </text:span><text:span text:style-name="T476">zradil</text:span><text:span text:style-name="T473">! </text:span><text:span text:style-name="T394">Len </text:span><text:span text:style-name="T467">si </text:span><text:span text:style-name="T46">úžerníčte</text:span><text:span text:style-name="T597">, </text:span><text:span text:style-name="T12">nakupujte </text:span><text:span text:style-name="T277">kov </text:span><text:span text:style-name="T30">zo </text:span><text:span text:style-name="T545">Sárd </text:span><text:span text:style-name="T277">a </text:span><text:span text:style-name="T422">zlato </text:span><text:span text:style-name="T80">z </text:span><text:span text:style-name="T365">Indie</text:span><text:span text:style-name="T890">, </text:span><text:span text:style-name="T139">no </text:span><text:span text:style-name="T158">Polyneika </text:span><text:span text:style-name="T271">nepochováte</text:span><text:span text:style-name="T476">! </text:span><text:span text:style-name="T342">Nech </text:span><text:span text:style-name="T364">chvátia </text:span><text:span text:style-name="T442">ho </text:span><text:span text:style-name="T271">orly </text:span><text:span text:style-name="T70">samotného </text:span><text:span text:style-name="T414">Dia </text:span><text:span text:style-name="T545">a </text:span><text:span text:style-name="T763">nech </text:span><text:span text:style-name="T652">vzlietnu </text:span><text:span text:style-name="T492">s </text:span><text:span text:style-name="T242">pokrmom </text:span><text:span text:style-name="T665">až </text:span><text:span text:style-name="T562">k </text:span><text:span text:style-name="T36">jeho </text:span><text:span text:style-name="T8">trónu </text:span><text:span text:style-name="T127">— </text:span><text:span text:style-name="T28">nedostanem </text:span><text:span text:style-name="T19">strach </text:span><text:span text:style-name="T906">z </text:span><text:span text:style-name="T500">tej </text:span><text:span text:style-name="T427">poškvrny </text:span><text:span text:style-name="T254">a </text:span><text:span text:style-name="T291">neciovolím </text:span><text:span text:style-name="T215">pohreb</text:span><text:span text:style-name="T460">! </text:span><text:span text:style-name="T378">Poškvrnenie </text:span><text:span text:style-name="T46">bohov </text:span><text:span text:style-name="T183">človekom </text:span><text:span text:style-name="T106">je </text:span><text:span text:style-name="T584">predsa </text:span></text:p>
      <text:p text:style-name="P2"><text:span text:style-name="T642">vylúčené</text:span><text:span text:style-name="T428">! </text:span><text:span text:style-name="T23">Zato </text:span><text:span text:style-name="T30">tebe</text:span><text:span text:style-name="T637">, </text:span><text:span text:style-name="T116">Teiresias</text:span><text:span text:style-name="T844">, </text:span><text:span text:style-name="T153">vravím</text:span><text:span text:style-name="T494">, </text:span><text:span text:style-name="T200">že </text:span><text:span text:style-name="T17">i </text:span><text:span text:style-name="T158">najmúdrejší </text:span><text:span text:style-name="T833">môže </text:span><text:span text:style-name="T740">padnúť </text:span></text:p>
      <text:p text:style-name="P19"><text:span text:style-name="T633">do hanby</text:span><text:span text:style-name="T842">, </text:span><text:span text:style-name="T334">ak </text:span><text:span text:style-name="T421">slovom </text:span><text:span text:style-name="T300">krášli </text:span><text:span text:style-name="T836">hnusné </text:span><text:span text:style-name="T31">myšlienky</text:span><text:span text:style-name="T473">. </text:span><text:span text:style-name="T411">TEIRESIAS </text:span></text:p>
      <text:p text:style-name="P18"><text:span text:style-name="T463">Ach</text:span><text:span text:style-name="T450">! </text:span></text:p>
      <text:p text:style-name="P9"><text:span text:style-name="T213">Je </text:span><text:span text:style-name="T326">vôbec </text:span><text:span text:style-name="T643">ešte </text:span><text:span text:style-name="T154">človek</text:span><text:span text:style-name="T865">, </text:span><text:span text:style-name="T643">ktorý </text:span><text:span text:style-name="T252">vie </text:span><text:span text:style-name="T553">- </text:span><text:span text:style-name="T370">KREÓN </text:span></text:p>
      <text:p text:style-name="P19"><text:span text:style-name="T158">Čo </text:span><text:span text:style-name="T824">také</text:span><text:span text:style-name="T209">? </text:span></text:p>
      <text:p text:style-name="P9"><text:span text:style-name="T351">Akú </text:span><text:span text:style-name="T278">všeobecnosť </text:span><text:span text:style-name="T643">ideš </text:span><text:span text:style-name="T213">zasa </text:span><text:span text:style-name="T595">vyhlásit</text:span><text:span text:style-name="T613">? </text:span><text:span text:style-name="T37">TEIRESIAS </text:span></text:p>
      <text:p text:style-name="P2"><text:span text:style-name="T242">že </text:span><text:span text:style-name="T351">najlepšie </text:span><text:span text:style-name="T36">zo </text:span><text:span text:style-name="T635">všetkých </text:span><text:span text:style-name="T36">imaní </text:span><text:span text:style-name="T213">je </text:span><text:span text:style-name="T278">rozvaha</text:span><text:span text:style-name="T174">? </text:span><text:span text:style-name="T120">KREÓN </text:span></text:p>
      <text:p text:style-name="P2"><text:span text:style-name="T36">Tak </text:span><text:span text:style-name="T429">ako </text:span><text:span text:style-name="T379">hlúposť </text:span><text:span text:style-name="T404">z </text:span><text:span text:style-name="T429">chorôb </text:span><text:span text:style-name="T379">najhoršia</text:span><text:span text:style-name="T391">! </text:span><text:span text:style-name="T204">TEIRESIAS </text:span></text:p>
      <text:p text:style-name="P7"><text:span text:style-name="T295">Tou </text:span><text:span text:style-name="T517">chorobou </text:span><text:span text:style-name="T67">však </text:span><text:span text:style-name="T374">trpíš </text:span><text:span text:style-name="T51">práve </text:span><text:span text:style-name="T249">ty</text:span><text:span text:style-name="T791">! </text:span><text:span text:style-name="T76">KREÓN </text:span></text:p>
      <text:p text:style-name="P17"><text:span text:style-name="T779">Si </text:span><text:span text:style-name="T377">veštec</text:span><text:span text:style-name="T357">. </text:span><text:span text:style-name="T120">Túto urážku </text:span><text:span text:style-name="T714">ti </text:span><text:span text:style-name="T31">nevrátim</text:span><text:span text:style-name="T81">. </text:span><text:span text:style-name="T95">TEIRESIAS </text:span></text:p>
      <text:p text:style-name="P15"><text:span text:style-name="T23">Už </text:span><text:span text:style-name="T337">si </text:span><text:span text:style-name="T669">to </text:span><text:span text:style-name="T629">urobil</text:span><text:span text:style-name="T536">, </text:span><text:span text:style-name="T975">ak </text:span><text:span text:style-name="T116">tvrdíš</text:span><text:span text:style-name="T729">, </text:span><text:span text:style-name="T563">že </text:span><text:span text:style-name="T85">je </text:span><text:span text:style-name="T209">moja </text:span></text:p>
      <text:p text:style-name="P26"><text:span text:style-name="T102">veštba </text:span><text:span text:style-name="T668">lživá</text:span><text:span text:style-name="T130">. </text:span><text:span text:style-name="T334">KREÓN </text:span></text:p>
      <text:p text:style-name="P2"><text:span text:style-name="T370">Každý </text:span><text:span text:style-name="T114">veštec </text:span><text:span text:style-name="T414">myslí </text:span><text:span text:style-name="T652">iba </text:span><text:span text:style-name="T428">na </text:span><text:span text:style-name="T365">striebro</text:span><text:span text:style-name="T434">. </text:span><text:span text:style-name="T355">TEIRESIAS </text:span></text:p>
      <text:p text:style-name="P2"><text:span text:style-name="T713">Ba </text:span><text:span text:style-name="T154">práve </text:span><text:span text:style-name="T647">tyran </text:span><text:span text:style-name="T36">má </text:span><text:span text:style-name="T184">rád </text:span><text:span text:style-name="T343">hnusný </text:span><text:span text:style-name="T8">zisk</text:span><text:span text:style-name="T705">! </text:span><text:span text:style-name="T183">KREÓN </text:span></text:p>
      <text:p text:style-name="P2"><text:soft-page-break/><text:span text:style-name="T54">Vie</text:span><text:span text:style-name="T58">š</text:span><text:span text:style-name="T90">, </text:span><text:span text:style-name="T731">že </text:span><text:span text:style-name="T442">čo </text:span><text:span text:style-name="T654">vravíš</text:span><text:span text:style-name="T511">, </text:span><text:span text:style-name="T31">vravíš </text:span><text:span text:style-name="T327">kráľovi</text:span><text:span text:style-name="T75">? </text:span><text:span text:style-name="T107">TEIRESIAS </text:span></text:p>
      <text:p text:style-name="P2"><text:span text:style-name="T23">Čoby </text:span><text:span text:style-name="T158">som </text:span><text:span text:style-name="T422">nevedel</text:span><text:span text:style-name="T536">, </text:span><text:span text:style-name="T520">veď </text:span><text:span text:style-name="T387">za </text:span><text:span text:style-name="T459">trón </text:span><text:span text:style-name="T209">vdačíš </text:span><text:span text:style-name="T226">mne</text:span><text:span text:style-name="T669">! </text:span><text:span text:style-name="T215">KREÓN </text:span></text:p>
      <text:p text:style-name="P2"><text:span text:style-name="T158">Si </text:span><text:span text:style-name="T387">múdry </text:span><text:span text:style-name="T85">veštec</text:span><text:span text:style-name="T361">, </text:span><text:span text:style-name="T97">no </text:span><text:span text:style-name="T337">rád </text:span><text:span text:style-name="T245">krivdíš</text:span><text:span text:style-name="T361">. </text:span><text:span text:style-name="T97">TEIRESIAS </text:span></text:p>
      <text:p text:style-name="P9"><text:span text:style-name="T522">Ty </text:span><text:span text:style-name="T198">ma </text:span><text:span text:style-name="T112">dráždiš</text:span><text:span text:style-name="T547">, </text:span></text:p>
      <text:p text:style-name="P2"><text:span text:style-name="T30">aby </text:span><text:span text:style-name="T200">som </text:span><text:span text:style-name="T520">ti </text:span><text:span text:style-name="T97">povedal</text:span><text:span text:style-name="T786">, </text:span><text:span text:style-name="T80">čo </text:span><text:span text:style-name="T158">skrývam </text:span><text:span text:style-name="T145">v </text:span><text:span text:style-name="T664">srdci</text:span><text:span text:style-name="T558">. </text:span><text:span text:style-name="T8">KREÓN </text:span></text:p>
      <text:p text:style-name="P2"><text:span text:style-name="T122">Len </text:span><text:span text:style-name="T505">to </text:span><text:span text:style-name="T470">povedz </text:span><text:span text:style-name="T131">— </text:span><text:span text:style-name="T470">ale </text:span><text:span text:style-name="T441">pusti </text:span><text:span text:style-name="T330">pri </text:span><text:span text:style-name="T236">tom </text:span><text:span text:style-name="T306">z </text:span><text:span text:style-name="T479">hlavy </text:span><text:span text:style-name="T150">zisk</text:span><text:span text:style-name="T196">! </text:span><text:span text:style-name="T349">TEIRESIAS </text:span></text:p>
      <text:p text:style-name="P2"><text:span text:style-name="T86">Ten </text:span><text:span text:style-name="T677">tvoj </text:span><text:span text:style-name="T343">by </text:span><text:span text:style-name="T174">som </text:span><text:span text:style-name="T335">už </text:span><text:span text:style-name="T222">darmo </text:span><text:span text:style-name="T827">držal </text:span><text:span text:style-name="T267">v </text:span><text:span text:style-name="T627">hlave</text:span><text:span text:style-name="T877">. </text:span><text:span text:style-name="T63">KREÓN </text:span></text:p>
      <text:p text:style-name="P26"><text:span text:style-name="T116">Ja </text:span><text:span text:style-name="T145">ti </text:span><text:span text:style-name="T387">nenaletím</text:span><text:span text:style-name="T841">, </text:span><text:span text:style-name="T235">na </text:span><text:span text:style-name="T516">to </text:span><text:span text:style-name="T499">vezmi </text:span><text:span text:style-name="T153">jed</text:span><text:span text:style-name="T183">! </text:span></text:p>
      <text:p text:style-name="P29"><text:span text:style-name="T88">44 </text:span></text:p>
      <text:p text:style-name="P75"><text:span text:style-name="T851">TEIRESIAS </text:span></text:p>
      <text:p text:style-name="P45"><text:span text:style-name="T477">Nuž </text:span><text:span text:style-name="T391">dobre</text:span><text:span text:style-name="T213">, </text:span><text:span text:style-name="T49">teda </text:span><text:span text:style-name="T395">vedz</text:span><text:span text:style-name="T343">, </text:span><text:span text:style-name="T677">že </text:span><text:span text:style-name="T502">slnko </text:span><text:span text:style-name="T647">neopíše </text:span><text:span text:style-name="T633">na </text:span><text:span text:style-name="T411">nebesiach </text:span><text:span text:style-name="T389">mnoho </text:span><text:span text:style-name="T37">kruhov</text:span><text:span text:style-name="T357">, </text:span><text:span text:style-name="T47">a </text:span><text:span text:style-name="T514">už </text:span><text:span text:style-name="T825">budeš </text:span><text:span text:style-name="T387">musieť </text:span><text:span text:style-name="T696">za </text:span><text:span text:style-name="T260">tých </text:span><text:span text:style-name="T786">mítvych </text:span><text:span text:style-name="T214">platiť jedným </text:span><text:span text:style-name="T116">mítvym </text:span><text:span text:style-name="T209">z </text:span><text:span text:style-name="T38">vlastnej </text:span><text:span text:style-name="T824">krvi</text:span><text:span text:style-name="T807">. </text:span><text:span text:style-name="T294">Lebo </text:span><text:span text:style-name="T253">ty </text:span><text:span text:style-name="T370">si </text:span><text:span text:style-name="T214">pod </text:span><text:span text:style-name="T23">zem </text:span><text:span text:style-name="T645">uvrhol</text:span><text:span text:style-name="T675">, </text:span><text:span text:style-name="T736">čo </text:span><text:span text:style-name="T637">bolo </text:span><text:span text:style-name="T153">na </text:span><text:span text:style-name="T387">zemi</text:span><text:span text:style-name="T964">, </text:span><text:span text:style-name="T30">a </text:span><text:span text:style-name="T200">život </text:span><text:span text:style-name="T637">nehanebne </text:span><text:span text:style-name="T576">zavrel </text:span><text:span text:style-name="T387">do </text:span><text:span text:style-name="T807">hrobu </text:span><text:span text:style-name="T226">a </text:span><text:span text:style-name="T350">naopak</text:span><text:span text:style-name="T97">, </text:span><text:span text:style-name="T244">zas </text:span><text:span text:style-name="T403">mítvemu </text:span><text:span text:style-name="T334">si </text:span><text:span text:style-name="T181">uprel </text:span><text:span text:style-name="T120">obrad </text:span><text:span text:style-name="T397">pohrebu </text:span><text:span text:style-name="T378">a brániš </text:span><text:span text:style-name="T723">mu </text:span><text:span text:style-name="T807">tak </text:span><text:span text:style-name="T145">odísť </text:span><text:span text:style-name="T265">do </text:span><text:span text:style-name="T245">podsvetia </text:span><text:span text:style-name="T713">k </text:span><text:span text:style-name="T293">bohom</text:span><text:span text:style-name="T222">. Ani </text:span><text:span text:style-name="T86">božstvá </text:span><text:span text:style-name="T404">nebies </text:span><text:span text:style-name="T424">nemajú </text:span><text:span text:style-name="T711">na </text:span><text:span text:style-name="T599">také </text:span><text:span text:style-name="T181">čosi </text:span><text:span text:style-name="T421">právo</text:span><text:span text:style-name="T84">, </text:span><text:span text:style-name="T476">a </text:span><text:span text:style-name="T962">ty </text:span><text:span text:style-name="T805">im </text:span><text:span text:style-name="T300">ho </text:span><text:span text:style-name="T500">vnucuješ</text:span><text:span text:style-name="T403">! </text:span><text:span text:style-name="T345">A </text:span><text:span text:style-name="T70">preto </text:span><text:span text:style-name="T97">Fúrie</text:span><text:span text:style-name="T811">, </text:span><text:span text:style-name="T350">tie </text:span><text:span text:style-name="T474">pomstiteľky </text:span><text:span text:style-name="T389">podsvetia </text:span><text:span text:style-name="T191">i </text:span><text:span text:style-name="T300">bohov</text:span><text:span text:style-name="T897">, </text:span><text:span text:style-name="T349">číhajú </text:span><text:span text:style-name="T181">už </text:span><text:span text:style-name="T938">na </text:span><text:span text:style-name="T334">teba </text:span><text:span text:style-name="T116">a </text:span><text:span text:style-name="T406">chystajú </text:span><text:span text:style-name="T12">ti </text:span><text:span text:style-name="T200">rovnocenný </text:span><text:span text:style-name="T189">trest</text:span><text:span text:style-name="T422">! </text:span><text:span text:style-name="T23">No</text:span><text:span text:style-name="T80">? </text:span><text:span text:style-name="T334">Hovoril </text:span><text:span text:style-name="T47">som </text:span><text:span text:style-name="T22">pre </text:span><text:span text:style-name="T364">zisk</text:span><text:span text:style-name="T300">? </text:span><text:span text:style-name="T349">Presvedčíš </text:span><text:span text:style-name="T369">sa </text:span><text:span text:style-name="T199">o </text:span><text:span text:style-name="T626">tom </text:span><text:span text:style-name="T460">zakrátko</text:span><text:span text:style-name="T411">, </text:span><text:span text:style-name="T191">keď </text:span><text:span text:style-name="T199">v tvojom </text:span><text:span text:style-name="T162">dome </text:span><text:span text:style-name="T670">zaznie </text:span><text:span text:style-name="T377">nárek </text:span><text:span text:style-name="T453">žien </text:span><text:span text:style-name="T409">i </text:span><text:span text:style-name="T217">mužov</text:span><text:span text:style-name="T636">! </text:span><text:span text:style-name="T204">Urážal </text:span><text:span text:style-name="T186">si </text:span><text:span text:style-name="T480">ma </text:span><text:span text:style-name="T340">a </text:span><text:span text:style-name="T43">ja som </text:span><text:span text:style-name="T742">ti </text:span><text:span text:style-name="T976">to </text:span><text:span text:style-name="T199">v </text:span><text:span text:style-name="T291">hneve </text:span><text:span text:style-name="T349">vrátil </text:span><text:span text:style-name="T152">ako </text:span><text:span text:style-name="T389">lukostrelec </text:span><text:span text:style-name="T128">- </text:span><text:span text:style-name="T276">v </text:span><text:span text:style-name="T626">tvojom </text:span><text:span text:style-name="T277">srdci </text:span><text:span text:style-name="T226">väzia </text:span><text:span text:style-name="T314">strely</text:span><text:span text:style-name="T669">, </text:span><text:span text:style-name="T302">ktorých </text:span><text:span text:style-name="T629">pálčivosti </text:span><text:span text:style-name="T178">sa </text:span><text:span text:style-name="T229">už </text:span><text:span text:style-name="T87">nezbavíš</text:span><text:span text:style-name="T332">! </text:span><text:span text:style-name="T351">Pod</text:span><text:span text:style-name="T107">, </text:span><text:span text:style-name="T147">chlapče</text:span><text:span text:style-name="T694">, </text:span><text:span text:style-name="T154">veď </text:span><text:span text:style-name="T848">ma domov</text:span><text:span text:style-name="T813">, </text:span><text:span text:style-name="T47">nech </text:span><text:span text:style-name="T95">si </text:span><text:span text:style-name="T327">tamten </text:span><text:span text:style-name="T377">môže </text:span><text:span text:style-name="T411">vyliať </text:span><text:span text:style-name="T626">zlobu </text:span><text:span text:style-name="T23">na </text:span><text:span text:style-name="T12">inladších </text:span><text:span text:style-name="T183">a </text:span><text:span text:style-name="T116">nech </text:span><text:span text:style-name="T214">sa </text:span><text:span text:style-name="T59">naučí </text:span><text:span text:style-name="T200">mať </text:span><text:span text:style-name="T294">rozvážnejší </text:span><text:span text:style-name="T187">um </text:span><text:span text:style-name="T267">a </text:span><text:span text:style-name="T118">pokojnejší </text:span><text:span text:style-name="T351">jazyk</text:span><text:span text:style-name="T604">, </text:span><text:span text:style-name="T366">než </text:span><text:span text:style-name="T577">mal </text:span><text:span text:style-name="T154">dnes</text:span><text:span text:style-name="T760">. </text:span></text:p>
      <text:p text:style-name="P33"><text:span text:style-name="T173">Teiresias </text:span><text:span text:style-name="T762">s </text:span><text:span text:style-name="T501">chlapcom </text:span><text:span text:style-name="T182">odchádza</text:span><text:span text:style-name="T255">. </text:span><text:span text:style-name="T413">NÁČELNÍK </text:span><text:span text:style-name="T424">ZBORU </text:span></text:p>
      <text:p text:style-name="P26"><text:span text:style-name="T86">Pane</text:span><text:span text:style-name="T716">, </text:span><text:span text:style-name="T391">ten </text:span><text:span text:style-name="T278">muž </text:span><text:span text:style-name="T184">sa </text:span><text:span text:style-name="T86">vzdialil </text:span><text:span text:style-name="T643">s </text:span><text:span text:style-name="T107">hrozným </text:span><text:span text:style-name="T351">proroctvom</text:span><text:span text:style-name="T232">! </text:span><text:span text:style-name="T22">A </text:span><text:span text:style-name="T63">nepamätám</text:span><text:span text:style-name="T54">, </text:span><text:span text:style-name="T191">hoci </text:span><text:span text:style-name="T144">na </text:span><text:span text:style-name="T411">hlave </text:span><text:span text:style-name="T84">mi </text:span><text:span text:style-name="T47">čierne </text:span><text:span text:style-name="T778">vlasy </text:span><text:span text:style-name="T499">dávno </text:span><text:span text:style-name="T23">vystriedali </text:span><text:span text:style-name="T253">šediny</text:span><text:span text:style-name="T30">, </text:span></text:p>
      <text:p text:style-name="P9"><text:span text:style-name="T85">že </text:span><text:span text:style-name="T370">by </text:span><text:span text:style-name="T200">sa </text:span><text:span text:style-name="T245">v </text:span><text:span text:style-name="T516">jeho </text:span><text:span text:style-name="T467">veštbách </text:span><text:span text:style-name="T189">mestu </text:span><text:span text:style-name="T153">našla </text:span><text:span text:style-name="T629">lož</text:span><text:span text:style-name="T474">! </text:span><text:span text:style-name="T8">KREÓN </text:span></text:p>
      <text:p text:style-name="P18"><text:span text:style-name="T414">I </text:span><text:span text:style-name="T170">ja </text:span><text:span text:style-name="T114">to </text:span><text:span text:style-name="T200">viem </text:span><text:span text:style-name="T428">a </text:span><text:span text:style-name="T145">znepokojuje </text:span><text:span text:style-name="T97">ma </text:span><text:span text:style-name="T253">to</text:span><text:span text:style-name="T499">. </text:span><text:span text:style-name="T515">Je </text:span><text:span text:style-name="T19">hrozné </text:span><text:span text:style-name="T213">ustúpil</text:span><text:span text:style-name="T705">, </text:span><text:span text:style-name="T207">no </text:span><text:span text:style-name="T366">ešte </text:span><text:span text:style-name="T671">hroznejšie </text:span></text:p>
      <text:p text:style-name="P17"><text:span text:style-name="T369">je </text:span><text:span text:style-name="T181">vzdorovať </text:span><text:span text:style-name="T342">a </text:span><text:span text:style-name="T172">na </text:span><text:span text:style-name="T254">hlavu </text:span><text:span text:style-name="T561">si </text:span><text:span text:style-name="T349">strhnúť </text:span><text:span text:style-name="T421">skazu</text:span><text:span text:style-name="T144">! </text:span><text:span text:style-name="T30">NÁČELNÍK </text:span><text:span text:style-name="T387">ZBORU </text:span></text:p>
      <text:p text:style-name="P18"><text:span text:style-name="T711">Synu </text:span><text:span text:style-name="T191">Menoikov</text:span><text:span text:style-name="T557">, </text:span><text:span text:style-name="T389">tu </text:span><text:span text:style-name="T349">treba </text:span><text:span text:style-name="T327">rozvahu</text:span><text:span text:style-name="T215">! </text:span><text:span text:style-name="T189">KREÓN </text:span></text:p>
      <text:p text:style-name="P22"><text:span text:style-name="T202">A </text:span><text:span text:style-name="T623">čo </text:span><text:span text:style-name="T367">mám </text:span><text:span text:style-name="T441">spravit</text:span><text:span text:style-name="T110">? </text:span><text:span text:style-name="T140">Povedz</text:span><text:span text:style-name="T748">, </text:span><text:span text:style-name="T462">poslúchnem</text:span><text:span text:style-name="T949">. </text:span></text:p>
      <text:p text:style-name="P2"><text:span text:style-name="T327">NÁČELNÍK </text:span><text:span text:style-name="T223">ZBORU </text:span></text:p>
      <text:p text:style-name="P8"><text:span text:style-name="T377">Chod</text:span><text:span text:style-name="T801">, </text:span><text:span text:style-name="T711">vypusť </text:span><text:span text:style-name="T607">dievča </text:span><text:span text:style-name="T836">z </text:span><text:span text:style-name="T521">podzemného </text:span><text:span text:style-name="T421">väzenia </text:span><text:span text:style-name="T476">a </text:span></text:p>
      <text:p text:style-name="P26"><text:span text:style-name="T70">pochovaj </text:span><text:span text:style-name="T139">tú </text:span><text:span text:style-name="T116">pohodenú </text:span><text:span text:style-name="T183">mítvolu</text:span><text:span text:style-name="T378">! </text:span><text:span text:style-name="T191">KREÓN </text:span></text:p>
      <text:p text:style-name="P15"><text:soft-page-break/><text:span text:style-name="T627">Ty teda </text:span><text:span text:style-name="T222">radíš </text:span><text:span text:style-name="T304">ústup</text:span><text:span text:style-name="T366">? </text:span><text:span text:style-name="T28">NÁČELNÍK </text:span><text:span text:style-name="T379">ZBORU </text:span></text:p>
      <text:p text:style-name="P27"><text:span text:style-name="T208">Áno</text:span><text:span text:style-name="T22">, </text:span><text:span text:style-name="T162">a </text:span><text:span text:style-name="T84">to </text:span><text:span text:style-name="T10">rýchly</text:span><text:span text:style-name="T411">, </text:span><text:span text:style-name="T61">pane</text:span><text:span text:style-name="T834">, </text:span><text:span text:style-name="T655">lebo </text:span><text:span text:style-name="T395">bystronohý </text:span><text:span text:style-name="T147">boží </text:span><text:span text:style-name="T372">trest </text:span><text:span text:style-name="T261">je </text:span></text:p>
      <text:p text:style-name="P2"><text:span text:style-name="T361">" </text:span><text:span text:style-name="T428">hriechu </text:span><text:span text:style-name="T23">stále v </text:span><text:span text:style-name="T30">pätách</text:span><text:span text:style-name="T652">. </text:span><text:span text:style-name="T351">KREÓN </text:span></text:p>
      <text:p text:style-name="P17"><text:span text:style-name="T145">Ach</text:span><text:span text:style-name="T621">, </text:span><text:span text:style-name="T350">len </text:span><text:span text:style-name="T38">ťažko </text:span><text:span text:style-name="T30">mením </text:span><text:span text:style-name="T234">svoje </text:span><text:span text:style-name="T37">rozhodnutie</text:span><text:span text:style-name="T626">. </text:span><text:span text:style-name="T152">Ale </text:span><text:span text:style-name="T271">s </text:span><text:span text:style-name="T47">osudom </text:span><text:span text:style-name="T75">sa </text:span></text:p>
      <text:p text:style-name="P7"><text:span text:style-name="T170">nedá </text:span><text:span text:style-name="T116">bojovat</text:span><text:span text:style-name="T563">. </text:span><text:span text:style-name="T162">NÁČELNÍK </text:span><text:span text:style-name="T191">ZBORU </text:span></text:p>
      <text:p text:style-name="P2"><text:span text:style-name="T198">Len </text:span><text:span text:style-name="T465">choď </text:span><text:span text:style-name="T974">a </text:span><text:span text:style-name="T643">nenechaj </text:span><text:span text:style-name="T760">nič </text:span></text:p>
      <text:p text:style-name="P17"><text:span text:style-name="T397">na </text:span><text:span text:style-name="T63">iných</text:span><text:span text:style-name="T711">, </text:span><text:span text:style-name="T411">sprav </text:span><text:span text:style-name="T75">všetko </text:span><text:span text:style-name="T22">sám</text:span><text:span text:style-name="T10">! </text:span><text:span text:style-name="T234">KREÓN </text:span></text:p>
      <text:p text:style-name="P28"><text:span text:style-name="T22">Nuž </text:span><text:span text:style-name="T460">idem</text:span><text:span text:style-name="T704">, </text:span><text:span text:style-name="T476">rovno </text:span><text:span text:style-name="T477">odtiaľto</text:span><text:span text:style-name="T543">. </text:span><text:span text:style-name="T222">Hej</text:span><text:span text:style-name="T694">, </text:span><text:span text:style-name="T61">sluhovia! </text:span><text:span text:style-name="T232">Hej</text:span><text:span text:style-name="T174">, </text:span><text:span text:style-name="T477">kde </text:span><text:span text:style-name="T36">ste </text:span><text:span text:style-name="T458">ktorý</text:span><text:span text:style-name="T28">? </text:span><text:span text:style-name="T181">Sem </text:span><text:span text:style-name="T84">sa </text:span><text:span text:style-name="T162">všetci</text:span><text:span text:style-name="T731">! </text:span><text:span text:style-name="T47">Berte </text:span><text:span text:style-name="T22">sekery </text:span><text:span text:style-name="T254">a </text:span><text:span text:style-name="T95">rýchlo </text:span><text:span text:style-name="T808">na </text:span><text:span text:style-name="T604">tú </text:span><text:span text:style-name="T252">lúku </text:span><text:span text:style-name="T56">za </text:span><text:span text:style-name="T429">mestom</text:span><text:span text:style-name="T671">! </text:span><text:span text:style-name="T19">A </text:span><text:span text:style-name="T73">potom</text:span><text:span text:style-name="T655">, </text:span><text:span text:style-name="T61">keď </text:span><text:span text:style-name="T28">už </text:span><text:span text:style-name="T397">inením </text:span><text:span text:style-name="T364">svoje </text:span><text:span text:style-name="T199">rozhodnutia</text:span><text:span text:style-name="T904">, </text:span><text:span text:style-name="T377">vypustím </text:span><text:span text:style-name="T244">aj </text:span><text:span text:style-name="T635">dievča</text:span><text:span text:style-name="T877">; </text:span><text:span text:style-name="T198">sám</text:span><text:span text:style-name="T892">, </text:span><text:span text:style-name="T716">tak </text:span><text:span text:style-name="T36">ako </text:span><text:span text:style-name="T174">sám </text:span><text:span text:style-name="T439">som </text:span><text:span text:style-name="T252">ju </text:span><text:span text:style-name="T429">dal </text:span><text:span text:style-name="T28">uväzniť</text:span><text:span text:style-name="T429">. </text:span><text:span text:style-name="T413">Mám </text:span><text:span text:style-name="T184">dojem</text:span><text:span text:style-name="T560">, </text:span><text:span text:style-name="T635">že </text:span><text:span text:style-name="T311">vie </text:span><text:span text:style-name="T222">dobre </text:span><text:span text:style-name="T854">žiť </text:span><text:span text:style-name="T184">len </text:span><text:span text:style-name="T451">ten</text:span><text:span text:style-name="T734">, </text:span><text:span text:style-name="T335">kto </text:span><text:span text:style-name="T10">každodenne </text:span><text:span text:style-name="T181">dodržuje </text:span><text:span text:style-name="T633">platné </text:span><text:span text:style-name="T234">zákony</text:span><text:span text:style-name="T770">. </text:span></text:p>
      <text:p text:style-name="P33"><text:span text:style-name="T390">Kreón </text:span><text:span text:style-name="T826">odíde</text:span><text:span text:style-name="T552">. </text:span><text:span text:style-name="T458">PIATA </text:span><text:span text:style-name="T372">PIESEŇ </text:span><text:span text:style-name="T595">ZBORU </text:span><text:span text:style-name="T229">ZBOR </text:span></text:p>
      <text:p text:style-name="P2"><text:span text:style-name="T198">Ó</text:span><text:span text:style-name="T127">, </text:span><text:span text:style-name="T458">Bakchus</text:span><text:span text:style-name="T553">, </text:span><text:span text:style-name="T293">ty </text:span><text:span text:style-name="T8">dieťa </text:span><text:span text:style-name="T184">Dia </text:span><text:span text:style-name="T670">a </text:span><text:span text:style-name="T144">Tébanky </text:span><text:span text:style-name="T199">Semely</text:span><text:span text:style-name="T981">, </text:span><text:span text:style-name="T191">teba </text:span><text:span text:style-name="T37">pozná </text:span><text:span text:style-name="T369">Ikária </text:span><text:span text:style-name="T345">a </text:span><text:span text:style-name="T46">rady </text:span><text:span text:style-name="T387">ťa </text:span><text:span text:style-name="T97">videli </text:span><text:span text:style-name="T641">aj </text:span><text:span text:style-name="T411">Eleusinské </text:span><text:span text:style-name="T805">pláne</text:span><text:span text:style-name="T626">, </text:span><text:span text:style-name="T104">kde </text:span><text:span text:style-name="T162">1</text:span><text:span text:style-name="T364">. </text:span><text:span text:style-name="T215">emetra </text:span><text:span text:style-name="T460">má </text:span><text:span text:style-name="T181">svoj </text:span><text:span text:style-name="T334">raj</text:span><text:span text:style-name="T495">, </text:span><text:span text:style-name="T680">ale </text:span><text:span text:style-name="T521">vždy </text:span><text:span text:style-name="T599">ti </text:span><text:span text:style-name="T521">srdce </text:span><text:span text:style-name="T310">vzplanie</text:span><text:span text:style-name="T987">, </text:span><text:span text:style-name="T460">keď </text:span><text:span text:style-name="T10">ta </text:span><text:span text:style-name="T427">volá </text:span><text:span text:style-name="T191">rodný </text:span><text:span text:style-name="T389">kraj</text:span><text:span text:style-name="T466">, </text:span><text:span text:style-name="T645">kde </text:span><text:span text:style-name="T302">lancujú </text:span><text:span text:style-name="T70">v </text:span><text:span text:style-name="T116">tôni </text:span><text:span text:style-name="T85">dubov </text:span><text:span text:style-name="T160">bakchantky</text:span><text:span text:style-name="T888">, </text:span><text:span text:style-name="T160">kde </text:span><text:span text:style-name="T118">tečie </text:span><text:span text:style-name="T379">prúd </text:span></text:p>
      <text:p text:style-name="P76"><text:span text:style-name="T95">4</text:span><text:span text:style-name="T96">6 </text:span></text:p>
      <text:p text:style-name="P2"><text:span text:style-name="T587">4</text:span><text:span text:style-name="T589">7 </text:span></text:p>
      <text:p text:style-name="P48"><text:span text:style-name="T999">EPILO</text:span><text:span text:style-name="T1000">G </text:span></text:p>
      <text:p text:style-name="P27"><text:span text:style-name="T276">Ismenu</text:span><text:span text:style-name="T626">, </text:span><text:span text:style-name="T521">kde </text:span><text:span text:style-name="T797">z </text:span><text:span text:style-name="T276">dračích </text:span><text:span text:style-name="T31">zubov </text:span><text:span text:style-name="T345">vzišiel </text:span><text:span text:style-name="T158">v </text:span><text:span text:style-name="T365">poli </text:span><text:span text:style-name="T350">tébsky </text:span><text:span text:style-name="T170">ľud</text:span><text:span text:style-name="T558">. </text:span><text:span text:style-name="T387">Teba </text:span><text:span text:style-name="T116">často </text:span><text:span text:style-name="T414">vítal </text:span><text:span text:style-name="T214">dymom </text:span><text:span text:style-name="T378">Parnas</text:span><text:span text:style-name="T226">! </text:span><text:span text:style-name="T189">Nie </text:span><text:span text:style-name="T245">si </text:span><text:span text:style-name="T637">neznámy </text:span><text:span text:style-name="T302">kastalskému </text:span><text:span text:style-name="T183">žriedlu </text:span><text:span text:style-name="T802">— </text:span><text:span text:style-name="T387">pri </text:span><text:span text:style-name="T153">ňom </text:span><text:span text:style-name="T432">s </text:span><text:span text:style-name="T408">koryckými </text:span><text:span text:style-name="T481">nymfami </text:span><text:span text:style-name="T223">rád </text:span><text:span text:style-name="T234">pobudneš </text:span><text:span text:style-name="T721">v </text:span><text:span text:style-name="T244">tanci</text:span><text:span text:style-name="T152">! </text:span><text:span text:style-name="T349">Teba </text:span><text:span text:style-name="T629">pozná </text:span><text:span text:style-name="T454">nyské </text:span><text:span text:style-name="T189">pohorie</text:span><text:span text:style-name="T145">, </text:span><text:span text:style-name="T654">čo </text:span><text:span text:style-name="T37">ovíja </text:span><text:span text:style-name="T377">okraj </text:span><text:span text:style-name="T234">neba </text:span><text:span text:style-name="T350">brečtanom</text:span><text:span text:style-name="T265">! </text:span><text:span text:style-name="T277">Aj </text:span><text:span text:style-name="T370">prímorie</text:span><text:span text:style-name="T406">, </text:span><text:span text:style-name="T59">kde </text:span><text:span text:style-name="T678">sa </text:span><text:span text:style-name="T139">rodí </text:span><text:span text:style-name="T158">bujná réva</text:span><text:span text:style-name="T59">! </text:span><text:span text:style-name="T227">A </text:span><text:span text:style-name="T189">všade </text:span><text:span text:style-name="T629">znie </text:span><text:span text:style-name="T235">jeden </text:span><text:span text:style-name="T328">hlas </text:span><text:span text:style-name="T527">— </text:span><text:span text:style-name="T403">nymfy</text:span><text:span text:style-name="T95">, </text:span><text:span text:style-name="T31">brečtan</text:span><text:span text:style-name="T342">, </text:span><text:span text:style-name="T607">réva </text:span><text:span text:style-name="T191">spieva</text:span><text:span text:style-name="T181">: </text:span><text:span text:style-name="T534">„</text:span><text:span text:style-name="T191">Do </text:span><text:span text:style-name="T152">rodných </text:span><text:span text:style-name="T104">Téb </text:span><text:span text:style-name="T973">vráť </text:span><text:span text:style-name="T244">sa </text:span><text:span text:style-name="T485">zas</text:span><text:span text:style-name="T349">!</text:span><text:span text:style-name="T733">" </text:span><text:span text:style-name="T389">Toto </text:span><text:span text:style-name="T199">mesto </text:span><text:span text:style-name="T389">miluješ </text:span><text:span text:style-name="T551">— </text:span><text:span text:style-name="T215">veď </text:span><text:span text:style-name="T476">než </text:span><text:span text:style-name="T31">boh </text:span><text:span text:style-name="T453">ju </text:span><text:span text:style-name="T411">bleskom </text:span><text:span text:style-name="T37">zrazil</text:span><text:span text:style-name="T924">, </text:span><text:span text:style-name="T520">milovala </text:span><text:span text:style-name="T387">Téby </text:span><text:span text:style-name="T652">tiež </text:span><text:span text:style-name="T37">tvoja </text:span><text:span text:style-name="T310">matka</text:span><text:span text:style-name="T271">. </text:span><text:span text:style-name="T31">Preto </text:span><text:span text:style-name="T599">azyl </text:span><text:span text:style-name="T714">v </text:span><text:span text:style-name="T334">tebe </text:span><text:span text:style-name="T476">hľadáme</text:span><text:span text:style-name="T770">. </text:span><text:span text:style-name="T909">Ó</text:span><text:span text:style-name="T551">, </text:span><text:span text:style-name="T137">kie</text:span><text:span text:style-name="T142">ž </text:span><text:span text:style-name="T276">cez </text:span><text:span text:style-name="T453">búrlivý </text:span><text:span text:style-name="T37">morský </text:span><text:span text:style-name="T369">prieliv </text:span><text:span text:style-name="T162">a </text:span><text:span text:style-name="T342">či </text:span><text:span text:style-name="T327">z </text:span><text:span text:style-name="T276">Parnasu </text:span><text:span text:style-name="T120">nám </text:span><text:span text:style-name="T349">prídeš </text:span><text:span text:style-name="T369">pomôcť</text:span><text:span text:style-name="T676">, </text:span><text:span text:style-name="T300">keď </text:span><text:span text:style-name="T633">nás </text:span><text:span text:style-name="T31">osud </text:span><text:span text:style-name="T291">tlačí</text:span><text:span text:style-name="T453">! </text:span></text:p>
      <text:p text:style-name="P2"><text:span text:style-name="T61">Ó</text:span><text:span text:style-name="T903">, </text:span><text:span text:style-name="T562">ly </text:span><text:span text:style-name="T56">vodca </text:span><text:span text:style-name="T311">zboru </text:span><text:span text:style-name="T834">hviezd</text:span><text:span text:style-name="T912">, </text:span><text:span text:style-name="T95">nech </text:span><text:span text:style-name="T389">ťa </text:span><text:span text:style-name="T63">svetlo </text:span><text:span text:style-name="T95">obkolesi</text:span><text:span text:style-name="T215">! </text:span><text:span text:style-name="T745">Ó</text:span><text:span text:style-name="T905">, </text:span><text:span text:style-name="T200">Diov </text:span><text:span text:style-name="T139">syn</text:span><text:span text:style-name="T830">, </text:span><text:span text:style-name="T38">na </text:span><text:span text:style-name="T664">počesť </text:span><text:span text:style-name="T189">ktorého </text:span><text:span text:style-name="T153">sú </text:span><text:span text:style-name="T158">nočné </text:span><text:span text:style-name="T345">plesy</text:span><text:span text:style-name="T17">, </text:span><text:span text:style-name="T274">kiež </text:span><text:span text:style-name="T454">ta </text:span><text:span text:style-name="T520">uvidíme </text:span><text:span text:style-name="T226">viesť </text:span><text:span text:style-name="T394">naším </text:span><text:span text:style-name="T428">mestom </text:span><text:span text:style-name="T23">do </text:span><text:span text:style-name="T153">samého </text:span><text:span text:style-name="T277">rána </text:span><text:span text:style-name="T377">bakchantky</text:span><text:span text:style-name="T812">, </text:span><text:span text:style-name="T10">čo </text:span><text:span text:style-name="T500">tancom </text:span><text:span text:style-name="T654">chvália </text:span><text:span text:style-name="T345">lakc</text:span><text:span text:style-name="T348">h</text:span><text:span text:style-name="T345">a</text:span><text:span text:style-name="T963">, </text:span><text:span text:style-name="T584">svojho </text:span><text:span text:style-name="T12">pána</text:span><text:span text:style-name="T872">! </text:span></text:p>
      <text:p text:style-name="P2"><text:span text:style-name="T425">Prichádza </text:span><text:span text:style-name="T614">Pr</text:span><text:span text:style-name="T613">vý </text:span><text:span text:style-name="T155">posol</text:span><text:span text:style-name="T268">. </text:span><text:span text:style-name="T483">PRV</text:span><text:span text:style-name="T474">Ý </text:span><text:span text:style-name="T370">POSOL </text:span></text:p>
      <text:p text:style-name="P15"><text:span text:style-name="T350">Ctihodní </text:span><text:span text:style-name="T422">muži </text:span><text:span text:style-name="T226">staroslávnych </text:span><text:span text:style-name="T715">Téb</text:span><text:span text:style-name="T277">! </text:span><text:span text:style-name="T111">Nech </text:span><text:span text:style-name="T137">vezmem </text:span><text:span text:style-name="T293">ktorýkoľvek ľudský </text:span><text:span text:style-name="T465">život</text:span><text:span text:style-name="T622">, </text:span><text:span text:style-name="T107">nemôžem </text:span><text:span text:style-name="T95">ho </text:span><text:span text:style-name="T181">ani </text:span><text:span text:style-name="T476">chválit </text:span><text:span text:style-name="T95">ani </text:span><text:span text:style-name="T411">hanit</text:span><text:span text:style-name="T900">, </text:span><text:span text:style-name="T31">lebo </text:span><text:span text:style-name="T253">osud </text:span><text:span text:style-name="T85">l</text:span><text:span text:style-name="T642">'</text:span><text:span text:style-name="T106">udí </text:span><text:span text:style-name="T274">povznáša </text:span><text:span text:style-name="T394">i </text:span><text:span text:style-name="T183">zráža </text:span><text:span text:style-name="T153">bez </text:span><text:span text:style-name="T467">ohľadu </text:span><text:span text:style-name="T395">na </text:span><text:span text:style-name="T272">to</text:span><text:span text:style-name="T643">, či </text:span><text:span text:style-name="T147">sú </text:span><text:span text:style-name="T585">práve </text:span><text:span text:style-name="T326">štastní </text:span><text:span text:style-name="T465">a </text:span><text:span text:style-name="T56">či </text:span><text:span text:style-name="T253">nešťastní</text:span><text:span text:style-name="T545">, </text:span><text:span text:style-name="T114">a </text:span><text:span text:style-name="T70">nikto </text:span><text:span text:style-name="T449">nevie</text:span><text:span text:style-name="T886">, </text:span><text:span text:style-name="T576">čo </text:span><text:span text:style-name="T46">má </text:span><text:span text:style-name="T85">pred </text:span><text:span text:style-name="T274">sebou</text:span><text:span text:style-name="T153">. </text:span><text:span text:style-name="T271">Kreónov </text:span><text:span text:style-name="T442">osud </text:span><text:span text:style-name="T254">napríklad </text:span><text:span text:style-name="T162">bol </text:span><text:span text:style-name="T63">závideniahodný</text:span><text:span text:style-name="T514">. </text:span><text:span text:style-name="T467">Vyhnal </text:span><text:span text:style-name="T669">z </text:span><text:span text:style-name="T253">vlasti </text:span><text:span text:style-name="T440">nepriateľov</text:span><text:span text:style-name="T838">, </text:span><text:span text:style-name="T85">získal </text:span><text:span text:style-name="T334">zvrchovanú </text:span><text:span text:style-name="T514">moc </text:span><text:span text:style-name="T271">a </text:span><text:span text:style-name="T10">vládol</text:span><text:span text:style-name="T950">, </text:span><text:span text:style-name="T37">obkvitaný </text:span><text:span text:style-name="T476">ušľachtilým </text:span><text:span text:style-name="T152">potomstvom</text:span><text:span text:style-name="T215">. </text:span><text:span text:style-name="T427">A </text:span><text:span text:style-name="T215">teraz </text:span><text:span text:style-name="T397">všetko </text:span><text:span text:style-name="T584">stráca</text:span><text:span text:style-name="T70">. </text:span><text:span text:style-name="T170">Lebo </text:span><text:span text:style-name="T499">ten</text:span><text:span text:style-name="T422">, </text:span><text:span text:style-name="T183">kto </text:span><text:span text:style-name="T294">príde </text:span><text:span text:style-name="T209">o </text:span><text:span text:style-name="T106">radost</text:span><text:span text:style-name="T294">, </text:span><text:span text:style-name="T641">uiž </text:span><text:span text:style-name="T466">nežije </text:span><text:span text:style-name="T887">a </text:span><text:span text:style-name="T364">podľa </text:span><text:span text:style-name="T442">môjho </text:span><text:span text:style-name="T411">názoru </text:span><text:span text:style-name="T583">je </text:span><text:span text:style-name="T172">vlastne </text:span><text:span text:style-name="T680">živou </text:span><text:span text:style-name="T162">mítvolou</text:span><text:span text:style-name="T794">. </text:span><text:span text:style-name="T342">Keď </text:span><text:span text:style-name="T427">bude </text:span><text:span text:style-name="T234">tvoj </text:span><text:span text:style-name="T787">dom </text:span><text:span text:style-name="T153">prekypovat </text:span><text:span text:style-name="T209">bohatstvom </text:span><text:span text:style-name="T253">a </text:span><text:span text:style-name="T394">budeš </text:span><text:span text:style-name="T428">bývať </text:span><text:span text:style-name="T349">vo </text:span><text:span text:style-name="T84">vladárskej </text:span><text:span text:style-name="T47">nádhere</text:span><text:span text:style-name="T342">, </text:span><text:span text:style-name="T199">no </text:span><text:span text:style-name="T680">radost </text:span><text:span text:style-name="T162">z </text:span><text:span text:style-name="T670">toho </text:span><text:span text:style-name="T152">všetkého </text:span><text:span text:style-name="T244">ti </text:span><text:span text:style-name="T342">bude </text:span><text:span text:style-name="T254">chýbat </text:span><text:span text:style-name="T525">— </text:span><text:span text:style-name="T47">ani </text:span><text:span text:style-name="T95">za </text:span><text:span text:style-name="T654">tieň </text:span><text:span text:style-name="T10">dymu </text:span></text:p>
      <text:p text:style-name="P15"><text:span text:style-name="T63">neodkúpim </text:span><text:span text:style-name="T466">od </text:span><text:span text:style-name="T271">teba </text:span><text:span text:style-name="T199">to </text:span><text:span text:style-name="T476">smutné </text:span><text:span text:style-name="T254">postavenie</text:span><text:span text:style-name="T54">. </text:span><text:span text:style-name="T118">NÁČELNÍK </text:span><text:span text:style-name="T147">ZBORU </text:span></text:p>
      <text:p text:style-name="P2"><text:span text:style-name="T337">Akú </text:span><text:span text:style-name="T370">mrcha </text:span><text:span text:style-name="T795">zvesť </text:span><text:span text:style-name="T253">zas </text:span><text:span text:style-name="T669">nesieš </text:span></text:p>
      <text:p text:style-name="P7"><text:span text:style-name="T47">kráľovskému </text:span><text:span text:style-name="T144">palácu</text:span><text:span text:style-name="T349">? </text:span><text:span text:style-name="T635">PRVÝ </text:span><text:span text:style-name="T138">POSOL </text:span></text:p>
      <text:p text:style-name="P17"><text:span text:style-name="T120">Sú mítvi</text:span><text:span text:style-name="T790">. </text:span><text:span text:style-name="T575">Príčinou </text:span></text:p>
      <text:p text:style-name="P15"><text:soft-page-break/><text:span text:style-name="T389">ich </text:span><text:span text:style-name="T460">smrti </text:span><text:span text:style-name="T466">sú </text:span><text:span text:style-name="T575">však </text:span><text:span text:style-name="T561">živí</text:span><text:span text:style-name="T493">. </text:span><text:span text:style-name="T12">NÁČELNÍK </text:span><text:span text:style-name="T629">ZBORU </text:span></text:p>
      <text:p text:style-name="P19"><text:span text:style-name="T153">Kto </text:span><text:span text:style-name="T652">je </text:span><text:span text:style-name="T200">mŕtvy</text:span><text:span text:style-name="T645">? </text:span><text:span text:style-name="T642">A </text:span></text:p>
      <text:p text:style-name="P15"><text:span text:style-name="T476">kto </text:span><text:span text:style-name="T22">zabil</text:span><text:span text:style-name="T541">? </text:span><text:span text:style-name="T172">Hovor</text:span><text:span text:style-name="T923">! </text:span><text:span text:style-name="T98">PRVÝ </text:span><text:span text:style-name="T8">POSOL </text:span></text:p>
      <text:p text:style-name="P19"><text:span text:style-name="T205">Z</text:span><text:span text:style-name="T204">omrel </text:span><text:span text:style-name="T177">Haimón</text:span><text:span text:style-name="T556">, </text:span></text:p>
      <text:p text:style-name="P27"><text:span text:style-name="T215">jeho </text:span><text:span text:style-name="T22">krv </text:span><text:span text:style-name="T81">je </text:span><text:span text:style-name="T152">preliata</text:span><text:span text:style-name="T10">. </text:span><text:span text:style-name="T209">NÁČELNÍK </text:span><text:span text:style-name="T337">ZBORU </text:span></text:p>
      <text:p text:style-name="P2"><text:span text:style-name="T23">Čou </text:span><text:span text:style-name="T294">rukou</text:span><text:span text:style-name="T484">? </text:span><text:span text:style-name="T214">Otcovou </text:span><text:span text:style-name="T558">či </text:span><text:span text:style-name="T209">jeho </text:span><text:span text:style-name="T584">vlastnou</text:span><text:span text:style-name="T563">? </text:span></text:p>
      <text:p text:style-name="P77"><text:span text:style-name="T206">48 </text:span></text:p>
      <text:p text:style-name="P78"><text:span text:style-name="T860">PRVÝ </text:span><text:span text:style-name="T184">POSOL </text:span></text:p>
      <text:p text:style-name="P15"><text:span text:style-name="T85">Sám </text:span><text:span text:style-name="T235">sa </text:span><text:span text:style-name="T807">zabil</text:span><text:span text:style-name="T880">, </text:span><text:span text:style-name="T422">v lineve</text:span><text:span text:style-name="T549">, </text:span><text:span text:style-name="T807">pokladajúc </text:span></text:p>
      <text:p text:style-name="P27"><text:span text:style-name="T144">svojho </text:span><text:span text:style-name="T181">otca </text:span><text:span text:style-name="T152">za </text:span><text:span text:style-name="T63">vraha</text:span><text:span text:style-name="T569">. </text:span><text:span text:style-name="T311">NÁČELNÍK </text:span><text:span text:style-name="T635">ZBORU </text:span></text:p>
      <text:p text:style-name="P22"><text:span text:style-name="T770">Ó</text:span><text:span text:style-name="T934">, </text:span><text:span text:style-name="T84">veštec</text:span><text:span text:style-name="T772">, </text:span><text:span text:style-name="T31">tak </text:span></text:p>
      <text:p text:style-name="P2"><text:span text:style-name="T145">sa </text:span><text:span text:style-name="T387">plnia </text:span><text:span text:style-name="T664">tvoje </text:span><text:span text:style-name="T406">hrozné </text:span><text:span text:style-name="T378">slová</text:span><text:span text:style-name="T584">! </text:span><text:span text:style-name="T304">PRVÝ </text:span><text:span text:style-name="T372">POSOL </text:span></text:p>
      <text:p text:style-name="P2"><text:span text:style-name="T429">Veru</text:span><text:span text:style-name="T343">. </text:span><text:span text:style-name="T267">A </text:span><text:span text:style-name="T154">my </text:span><text:span text:style-name="T335">uvážme</text:span><text:span text:style-name="T882">, </text:span><text:span text:style-name="T404">čo </text:span><text:span text:style-name="T213">teraz</text:span><text:span text:style-name="T877">. </text:span></text:p>
      <text:p text:style-name="P51"><text:span text:style-name="T40">Z </text:span><text:span text:style-name="T524">paláca </text:span><text:span text:style-name="T728">vychádza </text:span><text:span text:style-name="T410">Eurydika</text:span><text:span text:style-name="T843">. </text:span><text:span text:style-name="T244">NÁČELNÍK </text:span><text:span text:style-name="T276">ZBORU </text:span></text:p>
      <text:p text:style-name="P24"><text:span text:style-name="T63">Pozri </text:span><text:span text:style-name="T525">-</text:span><text:span text:style-name="T128">- </text:span><text:span text:style-name="T334">práve </text:span><text:span text:style-name="T162">vyšla </text:span><text:span text:style-name="T389">z </text:span><text:span text:style-name="T349">brány </text:span><text:span text:style-name="T389">Kreontova </text:span><text:span text:style-name="T162">žena </text:span><text:span text:style-name="T181">Eurydika</text:span><text:span text:style-name="T271">. </text:span><text:span text:style-name="T583">Ubohá</text:span><text:span text:style-name="T663">! </text:span><text:span text:style-name="T654">To </text:span><text:span text:style-name="T575">vyšla </text:span><text:span text:style-name="T342">náhodou</text:span><text:span text:style-name="T349">? </text:span><text:span text:style-name="T310">A </text:span><text:span text:style-name="T485">či </text:span></text:p>
      <text:p text:style-name="P26"><text:span text:style-name="T629">ju </text:span><text:span text:style-name="T294">privolala </text:span><text:span text:style-name="T365">správa </text:span><text:span text:style-name="T778">o </text:span><text:span text:style-name="T85">synovi</text:span><text:span text:style-name="T226">? </text:span><text:span text:style-name="T481">EURYDIKA </text:span></text:p>
      <text:p text:style-name="P12"><text:span text:style-name="T37">Začula </text:span><text:span text:style-name="T223">som </text:span><text:span text:style-name="T291">čosi</text:span><text:span text:style-name="T965">, </text:span><text:span text:style-name="T244">občania</text:span><text:span text:style-name="T923">, </text:span><text:span text:style-name="T389">keď </text:span><text:span text:style-name="T276">som </text:span><text:span text:style-name="T234">sa </text:span><text:span text:style-name="T369">práve </text:span><text:span text:style-name="T626">chystala </text:span><text:span text:style-name="T31">vyjsť </text:span><text:span text:style-name="T223">z </text:span><text:span text:style-name="T144">domu</text:span><text:span text:style-name="T654">, </text:span><text:span text:style-name="T199">aby </text:span><text:span text:style-name="T181">som </text:span><text:span text:style-name="T120">sa </text:span><text:span text:style-name="T244">pomodlila </text:span><text:span text:style-name="T254">k </text:span><text:span text:style-name="T144">Palas </text:span><text:span text:style-name="T633">Aténe</text:span><text:span text:style-name="T319">. </text:span><text:span text:style-name="T397">V </text:span><text:span text:style-name="T599">tej </text:span><text:span text:style-name="T181">chvíli</text:span><text:span text:style-name="T357">, </text:span><text:span text:style-name="T649">keď </text:span><text:span text:style-name="T70">som </text:span><text:span text:style-name="T85">odsúvala </text:span><text:span text:style-name="T499">závoru</text:span><text:span text:style-name="T652">, </text:span><text:span text:style-name="T235">mi </text:span><text:span text:style-name="T106">doletela </text:span><text:span text:style-name="T738">k </text:span><text:span text:style-name="T63">sluchu </text:span><text:span text:style-name="T500">zvesť</text:span><text:span text:style-name="T871">, </text:span><text:span text:style-name="T448">že </text:span><text:span text:style-name="T104">našu </text:span><text:span text:style-name="T144">rodinu </text:span><text:span text:style-name="T342">zas </text:span><text:span text:style-name="T291">stihlo </text:span><text:span text:style-name="T208">nešťastie</text:span><text:span text:style-name="T90">. </text:span><text:span text:style-name="T254">Od </text:span><text:span text:style-name="T120">úlaku </text:span><text:span text:style-name="T575">som </text:span><text:span text:style-name="T137">omdlela </text:span><text:span text:style-name="T500">a </text:span><text:span text:style-name="T181">padla </text:span><text:span text:style-name="T291">do </text:span><text:span text:style-name="T63">náručia </text:span><text:span text:style-name="T369">slúžok</text:span><text:span text:style-name="T349">. </text:span><text:span text:style-name="T181">Teraz </text:span><text:span text:style-name="T199">však </text:span><text:span text:style-name="T116">chcem </text:span><text:span text:style-name="T59">znova </text:span><text:span text:style-name="T70">počuť</text:span><text:span text:style-name="T328">, </text:span><text:span text:style-name="T170">čo </text:span><text:span text:style-name="T59">sa </text:span><text:span text:style-name="T70">stalo</text:span><text:span text:style-name="T30">. </text:span><text:span text:style-name="T102">Viem </text:span><text:span text:style-name="T42">už</text:span><text:span text:style-name="T94">, </text:span><text:span text:style-name="T32">že </text:span><text:span text:style-name="T640">sa </text:span><text:span text:style-name="T481">stalo </text:span><text:span text:style-name="T258">čosi </text:span><text:span text:style-name="T203">zlé</text:span><text:span text:style-name="T687">, </text:span></text:p>
      <text:p text:style-name="P12"><text:span text:style-name="T199">a </text:span><text:span text:style-name="T144">som </text:span><text:span text:style-name="T191">už </text:span><text:span text:style-name="T805">na </text:span><text:span text:style-name="T654">to </text:span><text:span text:style-name="T191">pripravená</text:span><text:span text:style-name="T120">. </text:span><text:span text:style-name="T326">PRVÝ </text:span><text:span text:style-name="T335">POSOL </text:span></text:p>
      <text:p text:style-name="P26"><text:span text:style-name="T63">Milá </text:span><text:span text:style-name="T31">pani</text:span><text:span text:style-name="T924">, </text:span><text:span text:style-name="T31">bol </text:span><text:span text:style-name="T47">som pri </text:span><text:span text:style-name="T181">všetkom </text:span><text:span text:style-name="T276">a </text:span><text:span text:style-name="T825">nezainlčím </text:span><text:span text:style-name="T805">ani </text:span><text:span text:style-name="T369">slovo</text:span><text:span text:style-name="T654">. </text:span><text:span text:style-name="T334">Načo </text:span><text:span text:style-name="T476">by </text:span><text:span text:style-name="T335">aj </text:span><text:span text:style-name="T372">boli </text:span><text:span text:style-name="T207">pekné </text:span><text:span text:style-name="T107">reči</text:span><text:span text:style-name="T533">, </text:span><text:span text:style-name="T343">keby </text:span><text:span text:style-name="T429">sa </text:span><text:span text:style-name="T252">už </text:span><text:span text:style-name="T633">o </text:span><text:span text:style-name="T649">chvíľočku </text:span><text:span text:style-name="T223">ukázalo</text:span><text:span text:style-name="T822">, </text:span><text:span text:style-name="T95">že </text:span><text:span text:style-name="T349">sú </text:span><text:span text:style-name="T421">lživé</text:span><text:span text:style-name="T743">? </text:span><text:span text:style-name="T655">Pravda </text:span><text:span text:style-name="T577">vyjde </text:span><text:span text:style-name="T138">najavo</text:span><text:span text:style-name="T705">. </text:span><text:span text:style-name="T439">Nuž </text:span><text:span text:style-name="T529">— </text:span><text:span text:style-name="T671">sprevádzal </text:span><text:span text:style-name="T112">som </text:span><text:span text:style-name="T37">tvojho </text:span><text:span text:style-name="T234">muža na </text:span><text:span text:style-name="T805">lúku</text:span><text:span text:style-name="T495">, </text:span><text:span text:style-name="T47">kde </text:span><text:span text:style-name="T31">ležalo </text:span><text:span text:style-name="T152">to </text:span><text:span text:style-name="T454">mítve </text:span><text:span text:style-name="T642">telo </text:span><text:span text:style-name="T807">úbohého </text:span><text:span text:style-name="T294">Polyneika</text:span><text:span text:style-name="T321">, </text:span><text:span text:style-name="T187">roztrhané </text:span><text:span text:style-name="T741">psami</text:span><text:span text:style-name="T821">. </text:span><text:span text:style-name="T278">Vzývali </text:span><text:span text:style-name="T604">sme Hekatu </text:span><text:span text:style-name="T622">i </text:span><text:span text:style-name="T252">Háda, </text:span><text:span text:style-name="T19">aby </text:span><text:span text:style-name="T174">milostivo </text:span><text:span text:style-name="T73">zadržali </text:span><text:span text:style-name="T12">hnev</text:span><text:span text:style-name="T872">, </text:span><text:span text:style-name="T365">a </text:span><text:span text:style-name="T274">umyli </text:span><text:span text:style-name="T106">sme </text:span><text:span text:style-name="T12">telo </text:span><text:span text:style-name="T189">svätým </text:span><text:span text:style-name="T276">kúpeľom </text:span><text:span text:style-name="T825">a </text:span><text:span text:style-name="T476">v </text:span><text:span text:style-name="T460">ohni </text:span><text:span text:style-name="T797">z </text:span><text:span text:style-name="T334">čerstvých </text:span><text:span text:style-name="T37">konárov </text:span><text:span text:style-name="T411">sme </text:span><text:span text:style-name="T198">spopolnili </text:span><text:span text:style-name="T118">jeho </text:span><text:span text:style-name="T213">zvyšky</text:span><text:span text:style-name="T486">. </text:span><text:span text:style-name="T49">Potom </text:span><text:span text:style-name="T86">sme </text:span><text:span text:style-name="T502">mu </text:span></text:p>
      <text:p text:style-name="P2"><text:span text:style-name="T183">nasypali </text:span><text:span text:style-name="T459">vysoký </text:span><text:span text:style-name="T97">hrob </text:span><text:span text:style-name="T440">z </text:span><text:span text:style-name="T226">prstí </text:span><text:span text:style-name="T314">jeho </text:span><text:span text:style-name="T337">otčiny </text:span><text:span text:style-name="T183">a </text:span><text:span text:style-name="T30">ponáhľali </text:span><text:span text:style-name="T474">sme </text:span><text:span text:style-name="T302">sa </text:span><text:span text:style-name="T967">k </text:span><text:span text:style-name="T85">hrobke</text:span><text:span text:style-name="T545">, </text:span><text:span text:style-name="T394">vyhlbenej </text:span><text:span text:style-name="T406">do </text:span><text:span text:style-name="T253">skál</text:span><text:span text:style-name="T830">, </text:span><text:span text:style-name="T459">ktorú </text:span><text:span text:style-name="T378">dostalo </text:span><text:span text:style-name="T652">to </text:span><text:span text:style-name="T245">dievča </text:span><text:span text:style-name="T474">za </text:span><text:span text:style-name="T597">svadobnú </text:span><text:span text:style-name="T245">sieň</text:span><text:span text:style-name="T135">. </text:span><text:span text:style-name="T723">Už </text:span><text:span text:style-name="T59">z </text:span><text:span text:style-name="T520">diaľky </text:span><text:span text:style-name="T645">zistil </text:span><text:span text:style-name="T378">ktosi </text:span><text:span text:style-name="T265">z </text:span><text:span text:style-name="T350">nás</text:span><text:span text:style-name="T145">, že </text:span><text:span text:style-name="T652">z </text:span><text:span text:style-name="T189">toho neposväteného </text:span><text:span text:style-name="T183">miesta </text:span><text:span text:style-name="T170">počuť </text:span><text:span text:style-name="T253">prenikavý </text:span><text:span text:style-name="T294">plač</text:span><text:span text:style-name="T866">, </text:span><text:span text:style-name="T378">a </text:span><text:span text:style-name="T70">oznámil </text:span><text:span text:style-name="T75">to </text:span><text:span text:style-name="T84">vládcovi</text:span><text:span text:style-name="T768">. </text:span><text:span text:style-name="T181">Ten </text:span><text:span text:style-name="T460">pridá </text:span><text:span text:style-name="T162">do </text:span><text:span text:style-name="T10">kroku </text:span><text:span text:style-name="T128">-- </text:span><text:span text:style-name="T172">kým </text:span><text:span text:style-name="T422">nedoľahne </text:span><text:span text:style-name="T350">kvílenie </text:span><text:span text:style-name="T253">aj </text:span><text:span text:style-name="T189">k </text:span><text:span text:style-name="T46">jeho </text:span><text:span text:style-name="T145">ušiam</text:span><text:span text:style-name="T214">. </text:span><text:span text:style-name="T454">Kreón </text:span><text:span text:style-name="T807">zastoná </text:span><text:span text:style-name="T610">a </text:span><text:span text:style-name="T565">s </text:span><text:span text:style-name="T645">bôľom </text:span><text:span text:style-name="T723">v </text:span><text:span text:style-name="T807">hlase </text:span><text:span text:style-name="T723">zvolá</text:span><text:span text:style-name="T935">: </text:span><text:span text:style-name="T802">„</text:span><text:span text:style-name="T23">Ó</text:span><text:span text:style-name="T880">, </text:span><text:span text:style-name="T252">ja </text:span><text:span text:style-name="T198">nešťastný</text:span><text:span text:style-name="T118">, </text:span><text:span text:style-name="T8">nie </text:span><text:span text:style-name="T391">je </text:span><text:span text:style-name="T98">to </text:span><text:span text:style-name="T213">sen</text:span><text:span text:style-name="T372">? </text:span><text:span text:style-name="T278">Je </text:span><text:span text:style-name="T372">táto </text:span><text:span text:style-name="T158">cesta </text:span><text:span text:style-name="T153">ozaj </text:span><text:span text:style-name="T70">najstrašnejšou </text:span><text:span text:style-name="T414">zo </text:span><text:span text:style-name="T459">všetkých </text:span><text:span text:style-name="T370">ciest </text:span><text:span text:style-name="T31">po </text:span><text:span text:style-name="T22">ktorých </text:span><text:span text:style-name="T583">som </text:span><text:span text:style-name="T411">dosiaľ </text:span><text:span text:style-name="T181">kráčal</text:span><text:span text:style-name="T364">? </text:span><text:span text:style-name="T22">Počujem </text:span><text:span text:style-name="T172">hlas </text:span><text:span text:style-name="T334">syna</text:span><text:span text:style-name="T181">! </text:span><text:span text:style-name="T626">Chytro</text:span><text:span text:style-name="T324">, </text:span><text:span text:style-name="T460">sluhovia</text:span><text:span text:style-name="T437">, </text:span><text:span text:style-name="T364">sem </text:span><text:span text:style-name="T2">k </text:span><text:span text:style-name="T22">hrobu</text:span><text:span text:style-name="T641">! </text:span><text:span text:style-name="T234">Odvaste </text:span><text:span text:style-name="T337">ten </text:span><text:span text:style-name="T645">balvan </text:span><text:span text:style-name="T895">z </text:span><text:span text:style-name="T499">otvoru </text:span><text:span text:style-name="T209">a </text:span><text:span text:style-name="T200">presvedčte </text:span><text:span text:style-name="T209">sa</text:span><text:span text:style-name="T3">, </text:span><text:span text:style-name="T170">či </text:span><text:span text:style-name="T626">tam </text:span><text:span text:style-name="T291">naozaj </text:span><text:span text:style-name="T779">je </text:span><text:span text:style-name="T334">Haimón</text:span><text:span text:style-name="T534">, </text:span><text:span text:style-name="T460">alebo </text:span><text:span text:style-name="T172">ma </text:span><text:span text:style-name="T152">klamú </text:span><text:span text:style-name="T516">bohovia</text:span><text:span text:style-name="T467">!</text:span><text:span text:style-name="T484">” </text:span><text:span text:style-name="T642">My</text:span><text:span text:style-name="T474">, </text:span><text:span text:style-name="T214">plniac </text:span><text:span text:style-name="T235">rozkaz </text:span><text:span text:style-name="T46">zdeseného </text:span></text:p>
      <text:p text:style-name="P19"><text:span text:style-name="T208">vladára</text:span><text:span text:style-name="T676">, </text:span><text:span text:style-name="T111">sme </text:span><text:span text:style-name="T75">nazerali </text:span><text:span text:style-name="T369">dnu </text:span><text:span text:style-name="T427">a </text:span><text:span text:style-name="T459">zazreli </text:span><text:span text:style-name="T328">sme </text:span><text:span text:style-name="T449">v </text:span><text:span text:style-name="T245">hrobke</text:span><text:span text:style-name="T549">, </text:span><text:span text:style-name="T454">celkom </text:span><text:span text:style-name="T696">vzadu</text:span><text:span text:style-name="T527">, </text:span><text:span text:style-name="T302">chúďa </text:span><text:span text:style-name="T654">dievča</text:span><text:span text:style-name="T133">, </text:span><text:span text:style-name="T144">ako </text:span><text:span text:style-name="T47">visí</text:span><text:span text:style-name="T794">, </text:span><text:span text:style-name="T37">uškrtená </text:span><text:span text:style-name="T234">vlastným </text:span><text:span text:style-name="T779">závojom</text:span><text:span text:style-name="T801">, </text:span><text:span text:style-name="T583">a </text:span><text:span text:style-name="T75">Haimón </text:span><text:span text:style-name="T334">objíma </text:span><text:span text:style-name="T47">jej </text:span><text:span text:style-name="T626">trup </text:span><text:span text:style-name="T162">a </text:span><text:span text:style-name="T209">vzlyká </text:span><text:span text:style-name="T499">nad </text:span><text:span text:style-name="T153">svojou </text:span><text:span text:style-name="T145">už </text:span><text:span text:style-name="T12">mítvou </text:span><text:span text:style-name="T428">nevestou </text:span><text:span text:style-name="T277">a </text:span><text:span text:style-name="T411">nad </text:span><text:span text:style-name="T887">otcovým </text:span><text:span text:style-name="T137">činom</text:span><text:span text:style-name="T561">. </text:span><text:span text:style-name="T654">Uzrel </text:span><text:span text:style-name="T466">to </text:span><text:span text:style-name="T575">aj </text:span><text:span text:style-name="T84">Kreón</text:span><text:span text:style-name="T244">, </text:span><text:span text:style-name="T75">horko </text:span><text:span text:style-name="T411">zabedákal</text:span><text:span text:style-name="T571">, </text:span><text:span text:style-name="T460">vstúpil </text:span><text:span text:style-name="T411">do </text:span><text:span text:style-name="T10">hrobky </text:span><text:span text:style-name="T95">a </text:span><text:span text:style-name="T474">zarmútene </text:span><text:span text:style-name="T200">zvolal</text:span><text:span text:style-name="T394">: </text:span><text:span text:style-name="T546">„</text:span><text:span text:style-name="T214">Nešťastník</text:span><text:span text:style-name="T294">, </text:span><text:span text:style-name="T516">čo </text:span><text:span text:style-name="T378">ly </text:span><text:span text:style-name="T629">tu </text:span><text:span text:style-name="T199">hľadáš</text:span><text:span text:style-name="T120">? </text:span><text:span text:style-name="T31">Kam si </text:span><text:span text:style-name="T37">podel </text:span><text:span text:style-name="T223">rozum</text:span><text:span text:style-name="T234">? </text:span><text:span text:style-name="T403">Aký </text:span><text:span text:style-name="T10">úder </text:span><text:span text:style-name="T663">osudu </text:span><text:span text:style-name="T620">to </text:span><text:span text:style-name="T342">bol</text:span><text:span text:style-name="T929">, </text:span><text:span text:style-name="T152">čo </text:span><text:span text:style-name="T377">ťa </text:span><text:span text:style-name="T291">ho </text:span><text:span text:style-name="T411">zbavil</text:span><text:span text:style-name="T120">? </text:span><text:span text:style-name="T310">Vyjdi</text:span><text:span text:style-name="T104">, </text:span><text:span text:style-name="T215">syn </text:span><text:span text:style-name="T22">môj</text:span><text:span text:style-name="T541">, </text:span><text:span text:style-name="T75">vidíš</text:span><text:span text:style-name="T731">, </text:span><text:span text:style-name="T271">že </text:span><text:span text:style-name="T327">ta </text:span><text:span text:style-name="T234">prosím</text:span><text:span text:style-name="T433">!</text:span><text:span text:style-name="T924">” </text:span><text:span text:style-name="T599">Syn </text:span><text:span text:style-name="T234">však </text:span><text:span text:style-name="T654">naňho </text:span><text:span text:style-name="T655">vrhol </text:span><text:span text:style-name="T73">divý </text:span><text:span text:style-name="T213">pohľad</text:span><text:span text:style-name="T267">, </text:span><text:span text:style-name="T213">plný </text:span><text:span text:style-name="T174">pohŕdania</text:span><text:span text:style-name="T854">, </text:span><text:span text:style-name="T31">nepovedal </text:span><text:span text:style-name="T300">slova</text:span><text:span text:style-name="T137">, </text:span><text:span text:style-name="T377">iba </text:span><text:span text:style-name="T244">vytasil </text:span><text:span text:style-name="T310">na </text:span><text:span text:style-name="T599">otca </text:span><text:span text:style-name="T516">ostrý </text:span><text:span text:style-name="T145">meč</text:span><text:span text:style-name="T886">, </text:span><text:span text:style-name="T763">no </text:span><text:span text:style-name="T145">nezasiahol</text:span><text:span text:style-name="T925">, </text:span><text:span text:style-name="T378">lebo </text:span><text:span text:style-name="T422">Kreón </text:span><text:span text:style-name="T183">sa </text:span><text:span text:style-name="T158">dal </text:span><text:span text:style-name="T621">na </text:span><text:span text:style-name="T370">útek</text:span><text:span text:style-name="T637">. </text:span><text:span text:style-name="T629">A vtedy </text:span><text:span text:style-name="T97">nešťastný </text:span><text:span text:style-name="T678">syn</text:span><text:span text:style-name="T53">, </text:span><text:span text:style-name="T387">nahnevaný </text:span><text:span text:style-name="T414">na </text:span><text:span text:style-name="T153">samého </text:span><text:span text:style-name="T621">seba</text:span><text:span text:style-name="T807">, </text:span><text:span text:style-name="T160">obrátil </text:span><text:span text:style-name="T198">svoj </text:span><text:span text:style-name="T627">meč </text:span><text:span text:style-name="T222">a </text:span><text:span text:style-name="T424">vrazil </text:span><text:span text:style-name="T19">si </text:span><text:span text:style-name="T465">ho </text:span><text:span text:style-name="T304">do </text:span><text:span text:style-name="T665">přs </text:span><text:span text:style-name="T547">a </text:span><text:span text:style-name="T394">kým </text:span><text:span text:style-name="T253">ešte </text:span><text:span text:style-name="T597">dýchal</text:span><text:span text:style-name="T459">, </text:span><text:span text:style-name="T387">privinul </text:span><text:span text:style-name="T365">sa </text:span><text:span text:style-name="T351">oťažie </text:span><text:span text:style-name="T372">rajúcou </text:span><text:span text:style-name="T98">rukou </text:span><text:span text:style-name="T710">k </text:span><text:span text:style-name="T213">svojej </text:span><text:span text:style-name="T451">dievčine </text:span><text:span text:style-name="T516">a </text:span><text:span text:style-name="T70">chrčal</text:span><text:span text:style-name="T572">, </text:span><text:span text:style-name="T235">chrliac </text:span><text:span text:style-name="T345">gejzír </text:span><text:span text:style-name="T200">krvi </text:span><text:span text:style-name="T85">na </text:span><text:span text:style-name="T664">jej </text:span><text:span text:style-name="T12">bledú </text:span><text:span text:style-name="T763">tvár</text:span><text:span text:style-name="T85">. </text:span><text:span text:style-name="T633">A </text:span><text:span text:style-name="T244">leží </text:span><text:span text:style-name="T234">tam </text:span><text:span text:style-name="T599">i </text:span><text:span text:style-name="T327">teraz</text:span><text:span text:style-name="T152">, </text:span><text:span text:style-name="T403">mítvy </text:span><text:span text:style-name="T300">pri </text:span><text:span text:style-name="T266">mítvej</text:span><text:span text:style-name="T599">. </text:span><text:span text:style-name="T98">Až </text:span><text:span text:style-name="T968">v </text:span><text:span text:style-name="T744">i </text:span><text:span text:style-name="T351">láde </text:span><text:span text:style-name="T515">dostal </text:span><text:span text:style-name="T49">požehnanie</text:span><text:span text:style-name="T107">, </text:span><text:span text:style-name="T413">neborák</text:span><text:span text:style-name="T710">, </text:span><text:span text:style-name="T516">pre </text:span><text:span text:style-name="T253">svoju </text:span><text:span text:style-name="T116">lásku</text:span><text:span text:style-name="T786">, </text:span><text:span text:style-name="T46">zato </text:span><text:span text:style-name="T235">l</text:span><text:span text:style-name="T183">'</text:span><text:span text:style-name="T597">udom </text:span><text:span text:style-name="T145">podal </text:span><text:span text:style-name="T294">dôkaz</text:span><text:span text:style-name="T513">, </text:span></text:p>
      <text:p text:style-name="P6"><text:soft-page-break/><text:span text:style-name="T852">50 </text:span></text:p>
      <text:p text:style-name="P35"><text:span text:style-name="T829">že </text:span><text:span text:style-name="T505">za </text:span><text:span text:style-name="T33">pochabosť </text:span><text:span text:style-name="T281">sa </text:span><text:span text:style-name="T846">platí </text:span><text:span text:style-name="T708">najkrutejšia </text:span><text:span text:style-name="T864">daň</text:span><text:span text:style-name="T662">. </text:span></text:p>
      <text:p text:style-name="P70"><text:span text:style-name="T603">Eurydika </text:span><text:span text:style-name="T34">sa </text:span><text:span text:style-name="T631">vráti </text:span><text:span text:style-name="T250">do </text:span><text:span text:style-name="T618">paláca</text:span><text:span text:style-name="T709">. </text:span><text:span text:style-name="T379">NÁČELNÍK </text:span><text:span text:style-name="T451">ZBORU </text:span></text:p>
      <text:p text:style-name="P2"><text:span text:style-name="T516">Čo </text:span><text:span text:style-name="T449">o </text:span><text:span text:style-name="T459">tom </text:span><text:span text:style-name="T328">súdiš</text:span><text:span text:style-name="T712">? Pani </text:span><text:span text:style-name="T422">odišla </text:span></text:p>
      <text:p text:style-name="P2"><text:span text:style-name="T36">bez </text:span><text:span text:style-name="T174">toho</text:span><text:span text:style-name="T574">, </text:span><text:span text:style-name="T213">aby </text:span><text:span text:style-name="T677">čosi </text:span><text:span text:style-name="T28">povedala</text:span><text:span text:style-name="T543">. </text:span><text:span text:style-name="T457">PRV</text:span><text:span text:style-name="T454">Ý </text:span><text:span text:style-name="T422">POSOL </text:span></text:p>
      <text:p text:style-name="P8"><text:span text:style-name="T291">Cudné</text:span><text:span text:style-name="T324">. </text:span><text:span text:style-name="T477">Urobila </text:span><text:span text:style-name="T834">to </text:span><text:span text:style-name="T635">však</text:span><text:span text:style-name="T877">, </text:span><text:span text:style-name="T351">dúfam</text:span><text:span text:style-name="T512">, </text:span><text:span text:style-name="T522">iba </text:span><text:span text:style-name="T73">preto</text:span><text:span text:style-name="T869">, </text:span><text:span text:style-name="T477">lebo </text:span><text:span text:style-name="T56">nechce </text:span><text:span text:style-name="T207">syna </text:span><text:span text:style-name="T8">oplakávať </text:span><text:span text:style-name="T584">verejne </text:span><text:span text:style-name="T786">a </text:span><text:span text:style-name="T97">šla </text:span><text:span text:style-name="T328">dať </text:span><text:span text:style-name="T46">služobníctvu </text:span><text:span text:style-name="T370">príkaz </text:span><text:span text:style-name="T706">na </text:span><text:span text:style-name="T370">domáci </text:span><text:span text:style-name="T277">smútok</text:span><text:span text:style-name="T789">. </text:span><text:span text:style-name="T337">Ved</text:span><text:span text:style-name="T532">' </text:span><text:span text:style-name="T200">je </text:span><text:span text:style-name="T678">rozumná</text:span><text:span text:style-name="T918">. </text:span><text:span text:style-name="T59">Nič </text:span></text:p>
      <text:p text:style-name="P7"><text:span text:style-name="T389">hádam </text:span><text:span text:style-name="T199">nevykoná</text:span><text:span text:style-name="T680">. </text:span><text:span text:style-name="T189">NÁČELNÍK </text:span><text:span text:style-name="T328">ZBORU </text:span></text:p>
      <text:p text:style-name="P7"><text:span text:style-name="T827">Ach</text:span><text:span text:style-name="T446">, </text:span><text:span text:style-name="T585">len </text:span><text:span text:style-name="T232">aby</text:span><text:span text:style-name="T451">. </text:span><text:span text:style-name="T28">Podľa </text:span><text:span text:style-name="T49">mňa </text:span><text:span text:style-name="T327">tak </text:span><text:span text:style-name="T120">ako </text:span><text:span text:style-name="T22">veľký </text:span><text:span text:style-name="T575">nárek </text:span><text:span text:style-name="T181">ani </text:span><text:span text:style-name="T500">veľké </text:span></text:p>
      <text:p text:style-name="P15"><text:span text:style-name="T187">mlčanie </text:span><text:span text:style-name="T73">nič </text:span><text:span text:style-name="T49">dobré </text:span><text:span text:style-name="T213">neveští</text:span><text:span text:style-name="T898">. </text:span><text:span text:style-name="T604">PRVÝ </text:span><text:span text:style-name="T379">POSOL </text:span></text:p>
      <text:p text:style-name="P17"><text:span text:style-name="T460">Tak </text:span><text:span text:style-name="T181">podme </text:span><text:span text:style-name="T476">dnu </text:span><text:span text:style-name="T31">a </text:span><text:span text:style-name="T626">pozrime </text:span><text:span text:style-name="T575">sa</text:span><text:span text:style-name="T733">, </text:span><text:span text:style-name="T191">či </text:span><text:span text:style-name="T334">tam </text:span><text:span text:style-name="T291">zo </text:span><text:span text:style-name="T172">zúfalstva </text:span><text:span text:style-name="T500">niečo </text:span><text:span text:style-name="T10">nevymýšľa</text:span><text:span text:style-name="T22">! </text:span><text:span text:style-name="T152">Vravíš </text:span><text:span text:style-name="T104">dobre </text:span><text:span text:style-name="T658">— </text:span><text:span text:style-name="T10">veľké </text:span></text:p>
      <text:p text:style-name="P2"><text:span text:style-name="T387">mlčanie</text:span><text:span text:style-name="T235">, </text:span><text:span text:style-name="T153">to </text:span><text:span text:style-name="T145">býva </text:span><text:span text:style-name="T12">zakaždým </text:span><text:span text:style-name="T153">zlé </text:span><text:span text:style-name="T12">znamenie</text:span><text:span text:style-name="T414">. </text:span><text:span text:style-name="T653">Pr</text:span><text:span text:style-name="T652">vý </text:span><text:span text:style-name="T105">posol </text:span><text:span text:style-name="T146">vojde </text:span><text:span text:style-name="T71">do </text:span><text:span text:style-name="T407">paláca</text:span><text:span text:style-name="T945">. </text:span><text:span text:style-name="T646">Prichádza </text:span><text:span text:style-name="T39">Kreón</text:span><text:span text:style-name="T550">, </text:span><text:span text:style-name="T190">v </text:span><text:span text:style-name="T407">náručí </text:span><text:span text:style-name="T301">nesie </text:span><text:span text:style-name="T638">Haimónovu </text:span></text:p>
      <text:p text:style-name="P15"><text:span text:style-name="T412">mŕtvolu</text:span><text:span text:style-name="T55">. </text:span><text:span text:style-name="T458">NÁČELNÍK </text:span><text:span text:style-name="T379">ZBORU </text:span></text:p>
      <text:p text:style-name="P2"><text:span text:style-name="T154">No </text:span><text:span text:style-name="T8">hľa </text:span><text:span text:style-name="T553">— </text:span><text:span text:style-name="T278">tu </text:span><text:span text:style-name="T242">prichádza </text:span><text:span text:style-name="T391">sám </text:span><text:span text:style-name="T86">náš </text:span><text:span text:style-name="T28">vládca </text:span><text:span text:style-name="T294">a </text:span><text:span text:style-name="T387">v </text:span><text:span text:style-name="T370">náručí </text:span><text:span text:style-name="T935">- </text:span><text:span text:style-name="T260">ak </text:span><text:span text:style-name="T824">to </text:span><text:span text:style-name="T414">tak </text:span><text:span text:style-name="T158">môžem </text:span><text:span text:style-name="T414">povedat </text:span><text:span text:style-name="T661">— </text:span><text:span text:style-name="T30">má </text:span></text:p>
      <text:p text:style-name="P2"><text:span text:style-name="T187">jasný </text:span><text:span text:style-name="T726">dôkaz </text:span><text:span text:style-name="T968">viny</text:span><text:span text:style-name="T869">. </text:span><text:span text:style-name="T147">Nie </text:span><text:span text:style-name="T207">cudzej </text:span><text:span text:style-name="T127">-</text:span><text:span text:style-name="T553">- </text:span><text:span text:style-name="T73">svojej </text:span><text:span text:style-name="T154">vlastnej</text:span><text:span text:style-name="T869">. </text:span><text:span text:style-name="T635">KREÓN </text:span></text:p>
      <text:p text:style-name="P22"><text:span text:style-name="T294">Beda</text:span><text:span text:style-name="T274">, </text:span><text:span text:style-name="T153">ó</text:span><text:span text:style-name="T833">, </text:span><text:span text:style-name="T214">beda</text:span><text:span text:style-name="T370">! </text:span><text:span text:style-name="T780">Tých</text:span><text:span text:style-name="T705">, </text:span><text:span text:style-name="T118">ktorým </text:span><text:span text:style-name="T61">nieto </text:span><text:span text:style-name="T242">rady</text:span><text:span text:style-name="T465">, </text:span><text:span text:style-name="T23">ich </text:span><text:span text:style-name="T467">činy </text:span><text:span text:style-name="T12">do </text:span><text:span text:style-name="T387">záhuby </text:span><text:span text:style-name="T226">strhnúť </text:span><text:span text:style-name="T328">vedia</text:span><text:span text:style-name="T933">! </text:span><text:span text:style-name="T63">Pozrite </text:span><text:span text:style-name="T460">na </text:span><text:span text:style-name="T327">vraha</text:span><text:span text:style-name="T950">, </text:span><text:span text:style-name="T22">čo </text:span><text:span text:style-name="T626">o </text:span><text:span text:style-name="T575">život </text:span><text:span text:style-name="T215">pripravil </text:span><text:span text:style-name="T327">svoju </text:span><text:span text:style-name="T10">krv</text:span><text:span text:style-name="T531">, </text:span><text:span text:style-name="T63">svoj </text:span><text:span text:style-name="T453">vlastný </text:span><text:span text:style-name="T191">plod</text:span><text:span text:style-name="T162">! </text:span><text:span text:style-name="T334">Nešťastné </text:span><text:span text:style-name="T95">bolo </text:span><text:span text:style-name="T460">moje </text:span><text:span text:style-name="T411">rozhodnutie</text:span><text:span text:style-name="T291">, </text:span><text:span text:style-name="T460">synu</text:span><text:span text:style-name="T31">, </text:span><text:span text:style-name="T311">veď </text:span><text:span text:style-name="T647">si </text:span><text:span text:style-name="T222">bol </text:span><text:span text:style-name="T351">taký </text:span><text:span text:style-name="T458">mladý</text:span><text:span text:style-name="T404">, </text:span><text:span text:style-name="T326">taký </text:span><text:span text:style-name="T335">mladý</text:span><text:span text:style-name="T107">! </text:span><text:span text:style-name="T267">Skaza</text:span><text:span text:style-name="T684">, </text:span><text:span text:style-name="T688">ó</text:span><text:span text:style-name="T832">, </text:span><text:span text:style-name="T622">skaza</text:span><text:span text:style-name="T395">, </text:span><text:span text:style-name="T97">že </text:span><text:span text:style-name="T153">si </text:span><text:span text:style-name="T597">tak </text:span><text:span text:style-name="T30">skoro </text:span><text:span text:style-name="T370">umrel</text:span><text:span text:style-name="T474">! </text:span><text:span text:style-name="T629">Na </text:span><text:span text:style-name="T253">tom </text:span><text:span text:style-name="T302">vinu </text:span></text:p>
      <text:p text:style-name="P2"><text:span text:style-name="T647">mám </text:span><text:span text:style-name="T808">ja</text:span><text:span text:style-name="T4">, </text:span><text:span text:style-name="T232">nie mladosť</text:span><text:span text:style-name="T785">, </text:span><text:span text:style-name="T335">ktorá </text:span><text:span text:style-name="T808">na </text:span><text:span text:style-name="T827">pochabosť </text:span></text:p>
      <text:p text:style-name="P10"><text:span text:style-name="T581">zvádza</text:span><text:span text:style-name="T362">. </text:span><text:span text:style-name="T304">NÁČELNÍK </text:span><text:span text:style-name="T613">ZBORU </text:span></text:p>
      <text:p text:style-name="P16"><text:span text:style-name="T795">Pochopil </text:span><text:span text:style-name="T824">si </text:span><text:span text:style-name="T277">to</text:span><text:span text:style-name="T361">, </text:span><text:span text:style-name="T712">bohužiaľ</text:span><text:span text:style-name="T361">, </text:span><text:span text:style-name="T302">už </text:span><text:span text:style-name="T422">neskoro</text:span><text:span text:style-name="T736">. </text:span><text:span text:style-name="T645">KREÓN </text:span></text:p>
      <text:p text:style-name="P18"><text:span text:style-name="T189">Ó</text:span><text:span text:style-name="T139">, </text:span><text:span text:style-name="T715">aký </text:span><text:span text:style-name="T807">bôl</text:span><text:span text:style-name="T158">! </text:span><text:span text:style-name="T328">Áno </text:span><text:span text:style-name="T880">— </text:span><text:span text:style-name="T116">už </text:span><text:span text:style-name="T253">všetko </text:span><text:span text:style-name="T454">chápem</text:span><text:span text:style-name="T260">! </text:span><text:span text:style-name="T597">Predtým </text:span><text:span text:style-name="T802">- </text:span><text:span text:style-name="T59">to </text:span><text:span text:style-name="T370">bol </text:span><text:span text:style-name="T253">ošiaľ </text:span><text:span text:style-name="T847">poraneného </text:span><text:span text:style-name="T300">mozgu</text:span><text:span text:style-name="T607">! </text:span><text:span text:style-name="T943">To </text:span><text:span text:style-name="T327">ma </text:span><text:span text:style-name="T276">pomiatol </text:span><text:span text:style-name="T38">zlý </text:span><text:span text:style-name="T459">boh </text:span><text:span text:style-name="T712">a </text:span><text:span text:style-name="T314">hnal </text:span><text:span text:style-name="T189">ma </text:span><text:span text:style-name="T597">cestou </text:span><text:span text:style-name="T549">— </text:span><text:span text:style-name="T584">necestou </text:span><text:span text:style-name="T139">až </text:span><text:span text:style-name="T833">po </text:span><text:span text:style-name="T116">žiaľ </text:span><text:span text:style-name="T291">a </text:span><text:span text:style-name="T453">ja </text:span><text:span text:style-name="T215">som </text:span><text:span text:style-name="T476">zadupával </text:span><text:span text:style-name="T310">vlastnú </text:span><text:span text:style-name="T421">radosť </text:span><text:span text:style-name="T310">v </text:span><text:span text:style-name="T223">prach</text:span><text:span text:style-name="T626">! </text:span><text:span text:style-name="T440">Ach</text:span><text:span text:style-name="T46">, </text:span><text:span text:style-name="T145">nieto </text:span><text:span text:style-name="T226">miery </text:span><text:span text:style-name="T637">v </text:span><text:span text:style-name="T807">ľudských </text:span><text:span text:style-name="T294">príkoriach</text:span><text:span text:style-name="T428">! </text:span></text:p>
      <text:p text:style-name="P79"><text:span text:style-name="T717">Druhý </text:span><text:span text:style-name="T312">posol </text:span><text:span text:style-name="T336">vyjde </text:span><text:span text:style-name="T755">z </text:span><text:span text:style-name="T849">paláca</text:span><text:span text:style-name="T660">. </text:span><text:span text:style-name="T597">DRUHÝ </text:span><text:span text:style-name="T422">POSOL </text:span></text:p>
      <text:p text:style-name="P20"><text:span text:style-name="T38">Pane </text:span><text:span text:style-name="T46">môj</text:span><text:span text:style-name="T114">, </text:span><text:span text:style-name="T214">na </text:span><text:span text:style-name="T70">teba </text:span><text:span text:style-name="T516">sa </text:span><text:span text:style-name="T428">tuším </text:span><text:span text:style-name="T795">valia </text:span><text:span text:style-name="T36">nešťastia </text:span><text:span text:style-name="T359">- </text:span><text:span text:style-name="T972">veď </text:span><text:span text:style-name="T604">jedno </text:span><text:span text:style-name="T351">nešťastie </text:span><text:span text:style-name="T713">si </text:span><text:span text:style-name="T827">nesieš </text:span></text:p>
      <text:p text:style-name="P22"><text:soft-page-break/><text:span text:style-name="T31">v </text:span><text:span text:style-name="T421">náručí </text:span><text:span text:style-name="T633">a druhé </text:span><text:span text:style-name="T377">ťa </text:span><text:span text:style-name="T144">už </text:span><text:span text:style-name="T364">čaká </text:span><text:span text:style-name="T271">doma</text:span><text:span text:style-name="T822">. </text:span><text:span text:style-name="T314">KREÓN </text:span></text:p>
      <text:p text:style-name="P26"><text:span text:style-name="T154">Aké</text:span><text:span text:style-name="T566">? </text:span><text:span text:style-name="T184">Je </text:span><text:span text:style-name="T627">na </text:span><text:span text:style-name="T184">svete </text:span><text:span text:style-name="T19">vari </text:span><text:span text:style-name="T395">horšie </text:span><text:span text:style-name="T765">zlo</text:span><text:span text:style-name="T966">, </text:span><text:span text:style-name="T56">než </text:span><text:span text:style-name="T710">toto</text:span><text:span text:style-name="T566">? </text:span><text:span text:style-name="T422">DRUHÝ </text:span><text:span text:style-name="T414">POSOL </text:span></text:p>
      <text:p text:style-name="P18"><text:span text:style-name="T277">Jeho </text:span><text:span text:style-name="T226">matka </text:span><text:span text:style-name="T661">— </text:span><text:span text:style-name="T97">tvoja </text:span><text:span text:style-name="T145">manželka </text:span><text:span text:style-name="T253">sa </text:span></text:p>
      <text:p text:style-name="P2"><text:span text:style-name="T808">zavraždila</text:span><text:span text:style-name="T443">. </text:span><text:span text:style-name="T213">Leží </text:span><text:span text:style-name="T1001">v </text:span><text:span text:style-name="T61">mláke </text:span><text:span text:style-name="T458">krvi</text:span><text:span text:style-name="T694">, </text:span><text:span text:style-name="T184">úbohá. </text:span><text:span text:style-name="T377">KREÓN </text:span></text:p>
      <text:p text:style-name="P18"><text:span text:style-name="T599">Beda</text:span><text:span text:style-name="T878">, </text:span><text:span text:style-name="T254">ó</text:span><text:span text:style-name="T551">, </text:span><text:span text:style-name="T738">beda</text:span><text:span text:style-name="T31">! </text:span><text:span text:style-name="T379">Smrť</text:span><text:span text:style-name="T147">, </text:span><text:span text:style-name="T379">aká </text:span><text:span text:style-name="T726">si </text:span><text:span text:style-name="T647">len </text:span><text:span text:style-name="T184">temná</text:span><text:span text:style-name="T213">! </text:span><text:span text:style-name="T232">Pád </text:span><text:span text:style-name="T278">do </text:span><text:span text:style-name="T716">tej </text:span><text:span text:style-name="T36">temnoty </text:span><text:span text:style-name="T595">sa </text:span><text:span text:style-name="T73">prežiť </text:span><text:span text:style-name="T808">nedá</text:span><text:span text:style-name="T207">! </text:span><text:span text:style-name="T244">Zlý </text:span><text:span text:style-name="T199">posol</text:span><text:span text:style-name="T104">, </text:span><text:span text:style-name="T144">čo </text:span><text:span text:style-name="T181">mi </text:span><text:span text:style-name="T95">to </text:span><text:span text:style-name="T162">len </text:span><text:span text:style-name="T95">za </text:span><text:span text:style-name="T254">bolesť </text:span><text:span text:style-name="T460">pôsobíš</text:span><text:span text:style-name="T37">? </text:span><text:span text:style-name="T364">Čo </text:span><text:span text:style-name="T10">to </text:span><text:span text:style-name="T403">vravíš</text:span><text:span text:style-name="T291">? </text:span><text:span text:style-name="T223">Tvoja </text:span><text:span text:style-name="T349">zvesť</text:span><text:span text:style-name="T909">, </text:span><text:span text:style-name="T59">hoci </text:span><text:span text:style-name="T370">už </text:span><text:span text:style-name="T314">nie </text:span><text:span text:style-name="T97">som </text:span><text:span text:style-name="T422">nažive</text:span><text:span text:style-name="T1003">, </text:span><text:span text:style-name="T795">ma </text:span><text:span text:style-name="T302">znova </text:span><text:span text:style-name="T38">vraždí</text:span><text:span text:style-name="T536">! </text:span><text:span text:style-name="T179">S </text:span><text:span text:style-name="T8">čím </text:span><text:span text:style-name="T734">si </text:span><text:span text:style-name="T198">to </text:span><text:span text:style-name="T351">prišiel</text:span><text:span text:style-name="T529">, </text:span><text:span text:style-name="T477">chlapče</text:span><text:span text:style-name="T207">? </text:span><text:span text:style-name="T49">Je </text:span><text:span text:style-name="T404">to </text:span><text:span text:style-name="T379">pre </text:span><text:span text:style-name="T808">mňa</text:span><text:span text:style-name="T477">? </text:span><text:span text:style-name="T453">Skaza</text:span><text:span text:style-name="T18">, </text:span><text:span text:style-name="T633">ó</text:span><text:span text:style-name="T485">, </text:span><text:span text:style-name="T215">skaza</text:span><text:span text:style-name="T654">! </text:span><text:span text:style-name="T97">Nestačí</text:span><text:span text:style-name="T980">, </text:span><text:span text:style-name="T235">že </text:span><text:span text:style-name="T46">ja </text:span><text:span text:style-name="T597">sám </text:span><text:span text:style-name="T629">som </text:span><text:span text:style-name="T277">mítvy </text:span><text:span text:style-name="T645">navždy </text:span><text:span text:style-name="T661">— </text:span><text:span text:style-name="T95">ešte </text:span><text:span text:style-name="T10">aj </text:span><text:span text:style-name="T95">ona</text:span><text:span text:style-name="T215">, </text:span><text:span text:style-name="T199">úbohá</text:span><text:span text:style-name="T152">, </text:span><text:span text:style-name="T120">zo </text:span><text:span text:style-name="T626">sveta </text:span><text:span text:style-name="T104">schádza</text:span><text:span text:style-name="T654">? </text:span></text:p>
      <text:p text:style-name="P33"><text:span text:style-name="T352">Otvorí </text:span><text:span text:style-name="T835">sa </text:span><text:span text:style-name="T425">brána </text:span><text:span text:style-name="T828">paláca</text:span><text:span text:style-name="T876">, </text:span><text:span text:style-name="T262">vidieť mŕtvu </text:span><text:span text:style-name="T380">Eurydiku</text:span><text:span text:style-name="T735">. </text:span><text:span text:style-name="T316">NÁČELNÍK </text:span><text:span text:style-name="T479">ZBORU </text:span></text:p>
      <text:p text:style-name="P19"><text:span text:style-name="T372">Môžeš </text:span><text:span text:style-name="T36">sa </text:span><text:span text:style-name="T242">na </text:span><text:span text:style-name="T522">ňu </text:span><text:span text:style-name="T187">pozrieť </text:span><text:span text:style-name="T659">– </text:span><text:span text:style-name="T562">tu </text:span><text:span text:style-name="T643">je </text:span><text:span text:style-name="T677">vystretá</text:span><text:span text:style-name="T458">! </text:span></text:p>
      <text:p text:style-name="P80"><text:span text:style-name="T604">KREÓN </text:span></text:p>
      <text:p text:style-name="P2"><text:span text:style-name="T734">Ó</text:span><text:span text:style-name="T865">, </text:span><text:span text:style-name="T940">aký </text:span><text:span text:style-name="T635">žiaľ</text:span><text:span text:style-name="T877">, </text:span><text:span text:style-name="T310">keď </text:span><text:span text:style-name="T276">po </text:span><text:span text:style-name="T377">prvom </text:span><text:span text:style-name="T215">hneď </text:span><text:span text:style-name="T633">druhý </text:span><text:span text:style-name="T75">úder </text:span><text:span text:style-name="T607">zasiahne </text:span><text:span text:style-name="T266">ta</text:span><text:span text:style-name="T718">! </text:span><text:span text:style-name="T454">Čo </text:span><text:span text:style-name="T200">ešte </text:span><text:span text:style-name="T189">príde</text:span><text:span text:style-name="T489">, </text:span><text:span text:style-name="T183">aby </text:span><text:span text:style-name="T696">som </text:span><text:span text:style-name="T584">to </text:span><text:span text:style-name="T12">vydržal</text:span><text:span text:style-name="T833">? </text:span><text:span text:style-name="T920">. </text:span><text:span text:style-name="T75">Len </text:span><text:span text:style-name="T104">teraz </text:span><text:span text:style-name="T84">som </text:span><text:span text:style-name="T254">vzal </text:span><text:span text:style-name="T364">do </text:span><text:span text:style-name="T104">náručia </text:span><text:span text:style-name="T152">mítve </text:span><text:span text:style-name="T403">dieťa</text:span><text:span text:style-name="T525">, </text:span><text:span text:style-name="T629">a </text:span><text:span text:style-name="T370">už </text:span><text:span text:style-name="T387">mi </text:span><text:span text:style-name="T824">mítvu </text:span><text:span text:style-name="T422">ženu </text:span><text:span text:style-name="T145">kladú </text:span><text:span text:style-name="T70">pred </text:span><text:span text:style-name="T277">nohy</text:span><text:span text:style-name="T274">! </text:span></text:p>
      <text:p text:style-name="P2"><text:span text:style-name="T520">Nešťastná </text:span><text:span text:style-name="T844">matka</text:span><text:span text:style-name="T763">! </text:span><text:span text:style-name="T459">Syn môj </text:span><text:span text:style-name="T97">úbohý</text:span><text:span text:style-name="T642">! </text:span><text:span text:style-name="T244">DRUHÝ </text:span><text:span text:style-name="T421">POSOL </text:span></text:p>
      <text:p text:style-name="P2"><text:span text:style-name="T844">Šla </text:span><text:span text:style-name="T277">pred </text:span><text:span text:style-name="T328">oltár </text:span><text:span text:style-name="T664">a </text:span><text:span text:style-name="T629">prebodla </text:span><text:span text:style-name="T576">sa </text:span><text:span text:style-name="T253">mečom</text:span><text:span text:style-name="T449">. </text:span><text:span text:style-name="T516">No </text:span><text:span text:style-name="T460">jej </text:span><text:span text:style-name="T626">oči </text:span><text:span text:style-name="T453">vyhasli </text:span><text:span text:style-name="T95">až </text:span><text:span text:style-name="T460">po </text:span><text:span text:style-name="T805">chvíli</text:span><text:span text:style-name="T500">, </text:span><text:span text:style-name="T403">keď </text:span><text:span text:style-name="T183">najprv </text:span><text:span text:style-name="T387">oplakala </text:span><text:span text:style-name="T209">Megara</text:span><text:span text:style-name="T789">, </text:span><text:span text:style-name="T80">čo </text:span><text:span text:style-name="T314">skočil </text:span><text:span text:style-name="T583">z </text:span><text:span text:style-name="T37">hradieb</text:span><text:span text:style-name="T847">, </text:span><text:span text:style-name="T191">potom </text:span><text:span text:style-name="T633">Haimóna</text:span><text:span text:style-name="T334">. </text:span><text:span text:style-name="T718">Aj </text:span><text:span text:style-name="T120">teba ešte </text:span></text:p>
      <text:p text:style-name="P2"><text:span text:style-name="T38">stihla </text:span><text:span text:style-name="T474">prekliat </text:span><text:span text:style-name="T153">ako </text:span><text:span text:style-name="T387">vraha </text:span><text:span text:style-name="T59">svojho </text:span><text:span text:style-name="T97">potomstva</text:span><text:span text:style-name="T294">. </text:span><text:span text:style-name="T454">KREÓN </text:span></text:p>
      <text:p text:style-name="P2"><text:span text:style-name="T454">Strast</text:span><text:span text:style-name="T513">, </text:span><text:span text:style-name="T59">ó</text:span><text:span text:style-name="T549">, </text:span><text:span text:style-name="T597">strast</text:span><text:span text:style-name="T1004">! </text:span><text:span text:style-name="T184">Desivý </text:span><text:span text:style-name="T439">je </text:span><text:span text:style-name="T458">môj </text:span><text:span text:style-name="T222">údel</text:span><text:span text:style-name="T112">! </text:span><text:span text:style-name="T351">Neviem prečo </text:span><text:span text:style-name="T584">mi </text:span><text:span text:style-name="T652">neprebodne </text:span><text:span text:style-name="T584">srdce </text:span><text:span text:style-name="T153">jeden </text:span><text:span text:style-name="T745">z </text:span><text:span text:style-name="T428">vašich </text:span><text:span text:style-name="T678">mečov</text:span><text:span text:style-name="T59">? </text:span><text:span text:style-name="T827">Strast</text:span><text:span text:style-name="T974">, </text:span><text:span text:style-name="T56">ó</text:span><text:span text:style-name="T91">, </text:span><text:span text:style-name="T808">strast</text:span><text:span text:style-name="T562">! </text:span></text:p>
      <text:p text:style-name="P2"><text:span text:style-name="T294">Ta</text:span><text:span text:style-name="T298">ká</text:span><text:span text:style-name="T885">, </text:span><text:span text:style-name="T751">že </text:span><text:span text:style-name="T350">nemôže </text:span><text:span text:style-name="T440">už </text:span><text:span text:style-name="T23">vzrást</text:span><text:span text:style-name="T545">! </text:span><text:span text:style-name="T276">DRUHÝ </text:span><text:span text:style-name="T599">POSOL </text:span></text:p>
      <text:p text:style-name="P2"><text:span text:style-name="T615">Áno</text:span><text:span text:style-name="T357">, </text:span><text:span text:style-name="T342">keď </text:span><text:span text:style-name="T254">umierala </text:span><text:span text:style-name="T551">- </text:span><text:span text:style-name="T254">pripisovala </text:span></text:p>
      <text:p text:style-name="P2"><text:span text:style-name="T807">ti </text:span><text:span text:style-name="T696">na </text:span><text:span text:style-name="T277">účet </text:span><text:span text:style-name="T158">smrt </text:span><text:span text:style-name="T294">oboch </text:span><text:span text:style-name="T23">synov</text:span><text:span text:style-name="T38">. </text:span><text:span text:style-name="T314">KREÓN </text:span></text:p>
      <text:p text:style-name="P7"><text:span text:style-name="T636">Hovor </text:span><text:span text:style-name="T419">znova </text:span></text:p>
      <text:p text:style-name="P2"><text:span text:style-name="T522">všetko</text:span><text:span text:style-name="T793">, </text:span><text:span text:style-name="T278">ako </text:span><text:span text:style-name="T391">sa </text:span><text:span text:style-name="T147">to </text:span><text:span text:style-name="T49">stalo</text:span><text:span text:style-name="T272">! </text:span><text:span text:style-name="T626">DRUHÝ </text:span><text:span text:style-name="T403">POSOL </text:span></text:p>
      <text:p text:style-name="P2"><text:span text:style-name="T162">Ako </text:span><text:span text:style-name="T663">vravím </text:span><text:span text:style-name="T551">- </text:span><text:span text:style-name="T265">prebodla </text:span><text:span text:style-name="T153">si </text:span><text:span text:style-name="T406">srdce </text:span><text:span text:style-name="T302">vlastnou </text:span><text:span text:style-name="T226">rukou </text:span></text:p>
      <text:p text:style-name="P2"><text:span text:style-name="T853">od </text:span><text:span text:style-name="T370">zármutku </text:span><text:span text:style-name="T183">nad </text:span><text:span text:style-name="T294">správou</text:span><text:span text:style-name="T135">, </text:span><text:span text:style-name="T467">že </text:span><text:span text:style-name="T576">Haimón </text:span><text:span text:style-name="T440">nežije</text:span><text:span text:style-name="T576">. </text:span><text:span text:style-name="T413">KREÓN </text:span></text:p>
      <text:p text:style-name="P2"><text:span text:style-name="T222">Ó</text:span><text:span text:style-name="T936">, </text:span><text:span text:style-name="T326">keby </text:span><text:span text:style-name="T311">som </text:span><text:span text:style-name="T242">tak </text:span><text:span text:style-name="T808">mohol </text:span><text:span text:style-name="T458">za </text:span><text:span text:style-name="T604">príčinu </text:span><text:span text:style-name="T844">jej </text:span><text:span text:style-name="T459">smrti </text:span><text:span text:style-name="T183">iných </text:span><text:span text:style-name="T245">vyhlásit</text:span><text:span text:style-name="T200">! </text:span><text:span text:style-name="T527">— </text:span><text:span text:style-name="T563">No</text:span><text:span text:style-name="T830">, </text:span><text:span text:style-name="T145">úbohá</text:span><text:span text:style-name="T890">, </text:span><text:span text:style-name="T85">ja </text:span><text:span text:style-name="T394">som </text:span><text:span text:style-name="T97">to</text:span><text:span text:style-name="T774">, </text:span><text:span text:style-name="T70">kto </text:span><text:span text:style-name="T158">ťa </text:span><text:span text:style-name="T38">zabil</text:span><text:span text:style-name="T592">, </text:span><text:span text:style-name="T116">nesiem </text:span><text:span text:style-name="T85">vinu </text:span><text:span text:style-name="T97">ja </text:span><text:span text:style-name="T153">jediný</text:span><text:span text:style-name="T287">, </text:span><text:span text:style-name="T209">ó</text:span><text:span text:style-name="T778">, </text:span><text:span text:style-name="T209">áno</text:span><text:span text:style-name="T789">, </text:span><text:span text:style-name="T337">ja</text:span><text:span text:style-name="T209">! </text:span><text:span text:style-name="T116">Sem</text:span><text:span text:style-name="T675">, </text:span><text:span text:style-name="T23">sluhovia</text:span><text:span text:style-name="T872">, </text:span><text:span text:style-name="T294">chopte </text:span><text:span text:style-name="T350">sa </text:span><text:span text:style-name="T158">ma </text:span><text:span text:style-name="T253">a </text:span><text:span text:style-name="T302">z </text:span><text:span text:style-name="T474">tohto </text:span><text:span text:style-name="T337">miesta </text:span><text:span text:style-name="T576">odved</text:span><text:span text:style-name="T967">'</text:span><text:span text:style-name="T669">te </text:span><text:span text:style-name="T85">ma</text:span><text:span text:style-name="T902">! </text:span></text:p>
      <text:p text:style-name="P2"><text:soft-page-break/><text:span text:style-name="T265">Som </text:span><text:span text:style-name="T214">nič! </text:span><text:span text:style-name="T378">Som </text:span><text:span text:style-name="T209">hrozné </text:span><text:span text:style-name="T106">nič</text:span><text:span text:style-name="T345">, </text:span><text:span text:style-name="T294">čo </text:span><text:span text:style-name="T116">seba </text:span><text:span text:style-name="T387">nemá</text:span><text:span text:style-name="T183">! </text:span><text:span text:style-name="T351">NÁČELNÍK </text:span><text:span text:style-name="T451">ZBORU </text:span></text:p>
      <text:p text:style-name="P2"><text:span text:style-name="T406">Hovoríš </text:span><text:span text:style-name="T328">dobre </text:span><text:span text:style-name="T527">– </text:span><text:span text:style-name="T70">ak </text:span><text:span text:style-name="T46">je </text:span><text:span text:style-name="T971">tu </text:span><text:span text:style-name="T153">dnes </text:span><text:span text:style-name="T365">vôbec </text:span><text:span text:style-name="T414">niečo </text:span><text:span text:style-name="T575">dobré </text:span><text:span text:style-name="T525">— </text:span><text:span text:style-name="T369">od </text:span><text:span text:style-name="T172">hrôzy </text:span><text:span text:style-name="T234">sa </text:span><text:span text:style-name="T633">treba </text:span><text:span text:style-name="T349">odvrátiť</text:span><text:span text:style-name="T768">. </text:span></text:p>
      <text:p text:style-name="P2"><text:span text:style-name="T421">KREÓN </text:span></text:p>
      <text:p text:style-name="P28"><text:span text:style-name="T604">Prid</text:span><text:span text:style-name="T533">, </text:span><text:span text:style-name="T311">Ó</text:span><text:span text:style-name="T492">, </text:span><text:span text:style-name="T391">príd</text:span><text:span text:style-name="T865">, </text:span><text:span text:style-name="T607">privolávam </text:span><text:span text:style-name="T724">ťa</text:span><text:span text:style-name="T801">, </text:span><text:span text:style-name="T37">osud</text:span><text:span text:style-name="T133">, </text:span><text:span text:style-name="T403">príď </text:span><text:span text:style-name="T969">a </text:span><text:span text:style-name="T266">privoď </text:span><text:span text:style-name="T522">ten </text:span><text:span text:style-name="T326">úder</text:span><text:span text:style-name="T252">, </text:span><text:span text:style-name="T326">ktorý </text:span><text:span text:style-name="T267">naraz </text:span><text:span text:style-name="T799">ukončí </text:span><text:span text:style-name="T19">môj </text:span><text:span text:style-name="T98">život</text:span><text:span text:style-name="T860">! </text:span><text:span text:style-name="T10">Príd</text:span><text:span text:style-name="T790">, </text:span><text:span text:style-name="T500">ó</text:span><text:span text:style-name="T649">, </text:span><text:span text:style-name="T476">príd</text:span><text:span text:style-name="T389">, </text:span></text:p>
      <text:p text:style-name="P9"><text:span text:style-name="T326">lebo </text:span><text:span text:style-name="T28">už </text:span><text:span text:style-name="T834">nemám </text:span><text:span text:style-name="T716">prečo </text:span><text:span text:style-name="T860">žiť</text:span><text:span text:style-name="T372">! </text:span><text:span text:style-name="T226">NÁČELNÍK </text:span><text:span text:style-name="T807">ZBORU </text:span></text:p>
      <text:p text:style-name="P18"><text:span text:style-name="T183">To nechaj </text:span><text:span text:style-name="T214">na </text:span><text:span text:style-name="T387">budúcnosť</text:span><text:span text:style-name="T484">, </text:span><text:span text:style-name="T499">nech </text:span><text:span text:style-name="T715">sa </text:span><text:span text:style-name="T370">o </text:span><text:span text:style-name="T422">to </text:span></text:p>
      <text:p text:style-name="P9"><text:span text:style-name="T174">postarajú </text:span><text:span text:style-name="T86">bohovia</text:span><text:span text:style-name="T894">! </text:span><text:span text:style-name="T366">My </text:span><text:span text:style-name="T760">máme </text:span><text:span text:style-name="T719">na </text:span><text:span text:style-name="T799">starosti </text:span><text:span text:style-name="T451">prítomnosť</text:span><text:span text:style-name="T553">. </text:span><text:span text:style-name="T799">KREÓN </text:span></text:p>
      <text:p text:style-name="P19"><text:span text:style-name="T429">Veď </text:span><text:span text:style-name="T272">bohov </text:span><text:span text:style-name="T138">prosím </text:span><text:span text:style-name="T730">o </text:span><text:span text:style-name="T726">to</text:span><text:span text:style-name="T913">, </text:span><text:span text:style-name="T232">po </text:span><text:span text:style-name="T741">čom </text:span><text:span text:style-name="T860">túžim</text:span><text:span text:style-name="T184">! </text:span><text:span text:style-name="T28">NÁČELNÍK </text:span><text:span text:style-name="T635">ZBORU </text:span></text:p>
      <text:p text:style-name="P26"><text:span text:style-name="T548">O </text:span><text:span text:style-name="T95">nič </text:span><text:span text:style-name="T397">nepros</text:span><text:span text:style-name="T54">, </text:span><text:span text:style-name="T663">lebo </text:span><text:span text:style-name="T654">každý </text:span><text:span text:style-name="T743">človek </text:span></text:p>
      <text:p text:style-name="P17"><text:span text:style-name="T795">má </text:span><text:span text:style-name="T394">svoj </text:span><text:span text:style-name="T621">osud</text:span><text:span text:style-name="T899">, </text:span><text:span text:style-name="T214">ktorému </text:span><text:span text:style-name="T106">sa </text:span><text:span text:style-name="T474">nevyhne</text:span><text:span text:style-name="T1002">. </text:span><text:span text:style-name="T350">KREÓN </text:span></text:p>
      <text:p text:style-name="P7"><text:span text:style-name="T8">Odveďte </text:span><text:span text:style-name="T726">ma</text:span><text:span text:style-name="T112">. </text:span><text:span text:style-name="T118">Už </text:span><text:span text:style-name="T799">šaliem </text:span><text:span text:style-name="T604">od </text:span><text:span text:style-name="T522">súženia</text:span><text:span text:style-name="T782">. </text:span><text:span text:style-name="T187">Veď</text:span><text:span text:style-name="T604">, </text:span><text:span text:style-name="T198">hoci </text:span><text:span text:style-name="T232">som to </text:span><text:span text:style-name="T213">nechcel</text:span><text:span text:style-name="T515">, </text:span><text:span text:style-name="T671">mojou </text:span><text:span text:style-name="T343">vinou </text:span><text:span text:style-name="T888">si </text:span><text:span text:style-name="T577">zomrel</text:span><text:span text:style-name="T827">, </text:span><text:span text:style-name="T293">syn </text:span><text:span text:style-name="T252">môj</text:span><text:span text:style-name="T343">! </text:span><text:span text:style-name="T98">Aj </text:span><text:span text:style-name="T184">ty</text:span><text:span text:style-name="T1005">, </text:span><text:span text:style-name="T118">moja </text:span><text:span text:style-name="T372">žena</text:span><text:span text:style-name="T799">! </text:span><text:span text:style-name="T385">Kam </text:span><text:span text:style-name="T376">sa </text:span><text:span text:style-name="T26">mám </text:span><text:span text:style-name="T77">teraz </text:span><text:span text:style-name="T256">podiet</text:span><text:span text:style-name="T401">? </text:span><text:span text:style-name="T123">Zrúcaninou </text:span><text:span text:style-name="T10">je </text:span><text:span text:style-name="T144">všetko </text:span><text:span text:style-name="T411">vôkol </text:span><text:span text:style-name="T476">mňa</text:span><text:span text:style-name="T104">! </text:span><text:span text:style-name="T162">Ó</text:span><text:span text:style-name="T690">, </text:span><text:span text:style-name="T633">strašné </text:span><text:span text:style-name="T476">rany </text:span></text:p>
      <text:p text:style-name="P17"><text:span text:style-name="T49">osudu</text:span><text:span text:style-name="T522">, </text:span><text:span text:style-name="T252">pred </text:span><text:span text:style-name="T372">vami </text:span><text:span text:style-name="T174">sme </text:span><text:span text:style-name="T73">bez </text:span><text:span text:style-name="T643">ochrany</text:span><text:span text:style-name="T888">! </text:span><text:span text:style-name="T189">NÁČELNÍK </text:span><text:span text:style-name="T414">ZBORU </text:span></text:p>
      <text:p text:style-name="P19"><text:span text:style-name="T170">Iba </text:span><text:span text:style-name="T621">rozvážni </text:span><text:span text:style-name="T328">ľudia </text:span><text:span text:style-name="T302">vedia </text:span><text:span text:style-name="T597">byť </text:span><text:span text:style-name="T370">šťastní</text:span><text:span text:style-name="T944">. </text:span><text:span text:style-name="T397">Nehrešte</text:span><text:span text:style-name="T491">, </text:span><text:span text:style-name="T152">uráža </text:span><text:span text:style-name="T75">to </text:span><text:span text:style-name="T152">bohov</text:span><text:span text:style-name="T507">. </text:span><text:span text:style-name="T47">Človeka</text:span><text:span text:style-name="T934">, </text:span><text:span text:style-name="T337">ktorý </text:span><text:span text:style-name="T30">si </text:span><text:span text:style-name="T183">mnoho </text:span><text:span text:style-name="T428">o </text:span><text:span text:style-name="T170">sebe </text:span><text:span text:style-name="T153">myslí </text:span><text:span text:style-name="T584">a </text:span><text:span text:style-name="T85">používa </text:span><text:span text:style-name="T584">veľké </text:span><text:span text:style-name="T669">slová</text:span><text:span text:style-name="T781">, </text:span><text:span text:style-name="T37">neminie </text:span><text:span text:style-name="T215">veľký </text:span><text:span text:style-name="T199">trest </text:span><text:span text:style-name="T389">a </text:span><text:span text:style-name="T191">konat </text:span><text:span text:style-name="T10">s </text:span><text:span text:style-name="T626">rozvahou </text:span><text:span text:style-name="T389">sa </text:span><text:span text:style-name="T215">naučí </text:span><text:span text:style-name="T172">až </text:span><text:span text:style-name="T377">na </text:span><text:span text:style-name="T47">staré </text:span><text:span text:style-name="T120">kolená</text:span><text:span text:style-name="T433">. </text:span></text:p>
      <text:p text:style-name="P81"><text:span text:style-name="T855">S </text:span><text:span text:style-name="T1006">s </text:span></text:p>
      <text:p text:style-name="P67"><text:span text:style-name="T561">54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9" meta:paragraph-count="602" meta:word-count="9190" meta:character-count="52020" meta:non-whitespace-character-count="42764"/>
    <meta:generator>LibreOfficeDev/6.0.5.2$Linux_X86_64 LibreOffice_project/</meta:generator>
  </office:meta>
</office:document-meta>
</file>